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B720000009B428C9716555D8079.png" manifest:media-type="image/png"/>
  <manifest:file-entry manifest:full-path="Pictures/10000201000000390000001E89DDC89C2F1EAD69.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3111in"/>
    </style:style>
    <style:style style:name="Table1.B" style:family="table-column">
      <style:table-column-properties style:column-width="5.616in"/>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fo:background-color="transparent" fo:padding="0.0382in" fo:border-left="0.5pt solid #000000" fo:border-right="none" fo:border-top="none" fo:border-bottom="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5.5646in"/>
    </style:style>
    <style:style style:name="Table2.B" style:family="table-column">
      <style:table-column-properties style:column-width="1.3625in"/>
    </style:style>
    <style:style style:name="Table2.A1" style:family="table-cell">
      <style:table-cell-properties fo:background-color="transparent" fo:padding="0.0382in" fo:border="none" style:writing-mode="page">
        <style:background-image/>
      </style:table-cell-properties>
    </style:style>
    <style:style style:name="Table2.B1" style:family="table-cell">
      <style:table-cell-properties fo:background-color="transparent" fo:padding="0.0382in" fo:border-left="0.05pt solid #000000" fo:border-right="none" fo:border-top="none" fo:border-bottom="none" style:writing-mode="page">
        <style:background-image/>
      </style:table-cell-properties>
    </style:style>
    <style:style style:name="P1" style:family="paragraph" style:parent-style-name="Standard">
      <style:text-properties fo:language="ru" fo:country="RU" officeooo:rsid="0019f43d" officeooo:paragraph-rsid="0f8f2783"/>
    </style:style>
    <style:style style:name="P2" style:family="paragraph" style:parent-style-name="Standard">
      <style:text-properties fo:language="ru" fo:country="RU" officeooo:rsid="0019f43d" officeooo:paragraph-rsid="05e7cc16"/>
    </style:style>
    <style:style style:name="P3" style:family="paragraph" style:parent-style-name="Standard">
      <style:text-properties fo:language="ru" fo:country="RU" fo:font-style="normal" style:text-underline-style="none" fo:font-weight="normal" officeooo:rsid="0019f43d" officeooo:paragraph-rsid="0e82411c" style:font-style-asian="normal" style:font-weight-asian="normal" style:font-style-complex="normal" style:font-weight-complex="normal"/>
    </style:style>
    <style:style style:name="P4" style:family="paragraph" style:parent-style-name="Standard">
      <style:text-properties fo:language="ru" fo:country="RU" fo:font-style="normal" style:text-underline-style="none" fo:font-weight="normal" officeooo:rsid="0019f43d" officeooo:paragraph-rsid="0e892b1f" style:font-style-asian="normal" style:font-weight-asian="normal" style:font-style-complex="normal" style:font-weight-complex="normal"/>
    </style:style>
    <style:style style:name="P5" style:family="paragraph" style:parent-style-name="Standard">
      <style:text-properties fo:language="ru" fo:country="RU" fo:font-style="normal" style:text-underline-style="none" fo:font-weight="normal" officeooo:rsid="0019f43d" officeooo:paragraph-rsid="0e8f1d8c" style:font-style-asian="normal" style:font-weight-asian="normal" style:font-style-complex="normal" style:font-weight-complex="normal"/>
    </style:style>
    <style:style style:name="P6" style:family="paragraph" style:parent-style-name="Standard">
      <style:text-properties fo:language="ru" fo:country="RU" fo:font-style="normal" style:text-underline-style="none" fo:font-weight="normal" officeooo:rsid="0019f43d" officeooo:paragraph-rsid="0e9035e0" style:font-style-asian="normal" style:font-weight-asian="normal" style:font-style-complex="normal" style:font-weight-complex="normal"/>
    </style:style>
    <style:style style:name="P7" style:family="paragraph" style:parent-style-name="Standard">
      <style:text-properties fo:language="ru" fo:country="RU" fo:font-style="normal" style:text-underline-style="none" fo:font-weight="normal" officeooo:rsid="0019f43d" officeooo:paragraph-rsid="0e92aabe" style:font-style-asian="normal" style:font-weight-asian="normal" style:font-style-complex="normal" style:font-weight-complex="normal"/>
    </style:style>
    <style:style style:name="P8" style:family="paragraph" style:parent-style-name="Standard">
      <style:text-properties fo:language="ru" fo:country="RU" fo:font-style="normal" style:text-underline-style="none" fo:font-weight="normal" officeooo:rsid="0019f43d" officeooo:paragraph-rsid="0e93ae87" style:font-style-asian="normal" style:font-weight-asian="normal" style:font-style-complex="normal" style:font-weight-complex="normal"/>
    </style:style>
    <style:style style:name="P9" style:family="paragraph" style:parent-style-name="Standard">
      <style:text-properties fo:language="ru" fo:country="RU" fo:font-style="normal" style:text-underline-style="none" fo:font-weight="normal" officeooo:rsid="0019f43d" officeooo:paragraph-rsid="0e95669f" style:font-style-asian="normal" style:font-weight-asian="normal" style:font-style-complex="normal" style:font-weight-complex="normal"/>
    </style:style>
    <style:style style:name="P10" style:family="paragraph" style:parent-style-name="Standard">
      <style:text-properties fo:language="ru" fo:country="RU" fo:font-style="normal" style:text-underline-style="none" fo:font-weight="normal" officeooo:rsid="0019f43d" officeooo:paragraph-rsid="0e9d4edf" style:font-style-asian="normal" style:font-weight-asian="normal" style:font-style-complex="normal" style:font-weight-complex="normal"/>
    </style:style>
    <style:style style:name="P11" style:family="paragraph" style:parent-style-name="Standard">
      <style:text-properties fo:language="ru" fo:country="RU" fo:font-style="normal" style:text-underline-style="none" fo:font-weight="normal" officeooo:rsid="0019f43d" officeooo:paragraph-rsid="0e9e2115" style:font-style-asian="normal" style:font-weight-asian="normal" style:font-style-complex="normal" style:font-weight-complex="normal"/>
    </style:style>
    <style:style style:name="P12" style:family="paragraph" style:parent-style-name="Standard">
      <style:text-properties fo:language="ru" fo:country="RU" fo:font-style="normal" style:text-underline-style="none" fo:font-weight="normal" officeooo:rsid="0019f43d" officeooo:paragraph-rsid="0ea0a5f3" style:font-style-asian="normal" style:font-weight-asian="normal" style:font-style-complex="normal" style:font-weight-complex="normal"/>
    </style:style>
    <style:style style:name="P13" style:family="paragraph" style:parent-style-name="Standard">
      <style:text-properties fo:language="ru" fo:country="RU" fo:font-style="normal" style:text-underline-style="none" fo:font-weight="normal" officeooo:rsid="0019f43d" officeooo:paragraph-rsid="0eb5b29b" style:font-style-asian="normal" style:font-weight-asian="normal" style:font-style-complex="normal" style:font-weight-complex="normal"/>
    </style:style>
    <style:style style:name="P14" style:family="paragraph" style:parent-style-name="Standard">
      <style:text-properties fo:language="ru" fo:country="RU" fo:font-style="normal" style:text-underline-style="none" fo:font-weight="normal" officeooo:rsid="0019f43d" officeooo:paragraph-rsid="0eb5bd09" style:font-style-asian="normal" style:font-weight-asian="normal" style:font-style-complex="normal" style:font-weight-complex="normal"/>
    </style:style>
    <style:style style:name="P15" style:family="paragraph" style:parent-style-name="Standard">
      <style:text-properties fo:language="ru" fo:country="RU" fo:font-style="normal" style:text-underline-style="none" fo:font-weight="normal" officeooo:rsid="0019f43d" officeooo:paragraph-rsid="0eb6bb58" style:font-style-asian="normal" style:font-weight-asian="normal" style:font-style-complex="normal" style:font-weight-complex="normal"/>
    </style:style>
    <style:style style:name="P16" style:family="paragraph" style:parent-style-name="Standard">
      <style:text-properties fo:language="ru" fo:country="RU" fo:font-style="normal" style:text-underline-style="none" fo:font-weight="normal" officeooo:rsid="0019f43d" officeooo:paragraph-rsid="0eb7ec65" style:font-style-asian="normal" style:font-weight-asian="normal" style:font-style-complex="normal" style:font-weight-complex="normal"/>
    </style:style>
    <style:style style:name="P17" style:family="paragraph" style:parent-style-name="Standard">
      <style:text-properties fo:language="ru" fo:country="RU" fo:font-style="normal" style:text-underline-style="none" fo:font-weight="normal" officeooo:rsid="0019f43d" officeooo:paragraph-rsid="0eb99a95" style:font-style-asian="normal" style:font-weight-asian="normal" style:font-style-complex="normal" style:font-weight-complex="normal"/>
    </style:style>
    <style:style style:name="P18" style:family="paragraph" style:parent-style-name="Standard">
      <style:text-properties fo:language="ru" fo:country="RU" fo:font-style="normal" style:text-underline-style="none" fo:font-weight="normal" officeooo:rsid="0019f43d" officeooo:paragraph-rsid="0ebaeb78" style:font-style-asian="normal" style:font-weight-asian="normal" style:font-style-complex="normal" style:font-weight-complex="normal"/>
    </style:style>
    <style:style style:name="P19" style:family="paragraph" style:parent-style-name="Standard">
      <style:text-properties fo:language="ru" fo:country="RU" fo:font-style="normal" style:text-underline-style="none" fo:font-weight="normal" officeooo:rsid="0019f43d" officeooo:paragraph-rsid="0ebba800" style:font-style-asian="normal" style:font-weight-asian="normal" style:font-style-complex="normal" style:font-weight-complex="normal"/>
    </style:style>
    <style:style style:name="P20" style:family="paragraph" style:parent-style-name="Standard">
      <style:text-properties fo:language="ru" fo:country="RU" fo:font-style="normal" style:text-underline-style="none" fo:font-weight="normal" officeooo:rsid="0019f43d" officeooo:paragraph-rsid="0ec0c799" style:font-style-asian="normal" style:font-weight-asian="normal" style:font-style-complex="normal" style:font-weight-complex="normal"/>
    </style:style>
    <style:style style:name="P21" style:family="paragraph" style:parent-style-name="Standard">
      <style:text-properties fo:language="ru" fo:country="RU" fo:font-style="normal" style:text-underline-style="none" fo:font-weight="normal" officeooo:rsid="0019f43d" officeooo:paragraph-rsid="0ec3525f" style:font-style-asian="normal" style:font-weight-asian="normal" style:font-style-complex="normal" style:font-weight-complex="normal"/>
    </style:style>
    <style:style style:name="P22" style:family="paragraph" style:parent-style-name="Standard">
      <style:text-properties fo:language="ru" fo:country="RU" fo:font-style="normal" style:text-underline-style="none" fo:font-weight="normal" officeooo:rsid="0019f43d" officeooo:paragraph-rsid="0ec5c7af" style:font-style-asian="normal" style:font-weight-asian="normal" style:font-style-complex="normal" style:font-weight-complex="normal"/>
    </style:style>
    <style:style style:name="P23" style:family="paragraph" style:parent-style-name="Standard">
      <style:text-properties fo:language="ru" fo:country="RU" fo:font-style="normal" style:text-underline-style="none" fo:font-weight="normal" officeooo:rsid="0019f43d" officeooo:paragraph-rsid="0ec7644c" style:font-style-asian="normal" style:font-weight-asian="normal" style:font-style-complex="normal" style:font-weight-complex="normal"/>
    </style:style>
    <style:style style:name="P24" style:family="paragraph" style:parent-style-name="Standard">
      <style:text-properties fo:language="ru" fo:country="RU" fo:font-style="normal" style:text-underline-style="none" fo:font-weight="normal" officeooo:rsid="0019f43d" officeooo:paragraph-rsid="0ed06862" style:font-style-asian="normal" style:font-weight-asian="normal" style:font-style-complex="normal" style:font-weight-complex="normal"/>
    </style:style>
    <style:style style:name="P25" style:family="paragraph" style:parent-style-name="Standard">
      <style:text-properties fo:language="ru" fo:country="RU" fo:font-style="normal" style:text-underline-style="none" fo:font-weight="normal" officeooo:rsid="0019f43d" officeooo:paragraph-rsid="0ed2b947" style:font-style-asian="normal" style:font-weight-asian="normal" style:font-style-complex="normal" style:font-weight-complex="normal"/>
    </style:style>
    <style:style style:name="P26" style:family="paragraph" style:parent-style-name="Standard">
      <style:text-properties fo:language="ru" fo:country="RU" fo:font-style="normal" style:text-underline-style="none" fo:font-weight="normal" officeooo:rsid="0019f43d" officeooo:paragraph-rsid="0ed42e56" style:font-style-asian="normal" style:font-weight-asian="normal" style:font-style-complex="normal" style:font-weight-complex="normal"/>
    </style:style>
    <style:style style:name="P27" style:family="paragraph" style:parent-style-name="Standard">
      <style:text-properties fo:language="ru" fo:country="RU" fo:font-style="normal" style:text-underline-style="none" fo:font-weight="normal" officeooo:rsid="0019f43d" officeooo:paragraph-rsid="0f026fa5" style:font-style-asian="normal" style:font-weight-asian="normal" style:font-style-complex="normal" style:font-weight-complex="normal"/>
    </style:style>
    <style:style style:name="P28" style:family="paragraph" style:parent-style-name="Standard">
      <style:text-properties fo:language="ru" fo:country="RU" fo:font-style="normal" style:text-underline-style="none" fo:font-weight="normal" officeooo:rsid="0019f43d" officeooo:paragraph-rsid="0f0d369b" style:font-style-asian="normal" style:font-weight-asian="normal" style:font-style-complex="normal" style:font-weight-complex="normal"/>
    </style:style>
    <style:style style:name="P29" style:family="paragraph" style:parent-style-name="Standard">
      <style:text-properties fo:language="ru" fo:country="RU" fo:font-style="normal" style:text-underline-style="none" fo:font-weight="normal" officeooo:rsid="0019f43d" officeooo:paragraph-rsid="0f2fdcb0" style:font-style-asian="normal" style:font-weight-asian="normal" style:font-style-complex="normal" style:font-weight-complex="normal"/>
    </style:style>
    <style:style style:name="P30" style:family="paragraph" style:parent-style-name="Standard">
      <style:text-properties fo:language="ru" fo:country="RU" fo:font-style="normal" style:text-underline-style="none" fo:font-weight="normal" officeooo:rsid="0019f43d" officeooo:paragraph-rsid="0f4296a5" style:font-style-asian="normal" style:font-weight-asian="normal" style:font-style-complex="normal" style:font-weight-complex="normal"/>
    </style:style>
    <style:style style:name="P31" style:family="paragraph" style:parent-style-name="Standard">
      <style:text-properties fo:language="ru" fo:country="RU" fo:font-style="normal" style:text-underline-style="none" fo:font-weight="normal" officeooo:rsid="0019f43d" officeooo:paragraph-rsid="0f48e0ab" style:font-style-asian="normal" style:font-weight-asian="normal" style:font-style-complex="normal" style:font-weight-complex="normal"/>
    </style:style>
    <style:style style:name="P32" style:family="paragraph" style:parent-style-name="Standard">
      <style:text-properties fo:language="ru" fo:country="RU" fo:font-style="normal" style:text-underline-style="none" fo:font-weight="normal" officeooo:rsid="0019f43d" officeooo:paragraph-rsid="0f4d6d69" style:font-style-asian="normal" style:font-weight-asian="normal" style:font-style-complex="normal" style:font-weight-complex="normal"/>
    </style:style>
    <style:style style:name="P33" style:family="paragraph" style:parent-style-name="Standard">
      <style:text-properties fo:language="ru" fo:country="RU" fo:font-style="normal" style:text-underline-style="none" fo:font-weight="normal" officeooo:rsid="0019f43d" officeooo:paragraph-rsid="0f4d891d" style:font-style-asian="normal" style:font-weight-asian="normal" style:font-style-complex="normal" style:font-weight-complex="normal"/>
    </style:style>
    <style:style style:name="P34" style:family="paragraph" style:parent-style-name="Standard">
      <style:text-properties fo:language="ru" fo:country="RU" fo:font-style="normal" style:text-underline-style="none" fo:font-weight="normal" officeooo:rsid="0019f43d" officeooo:paragraph-rsid="0f5557f2" style:font-style-asian="normal" style:font-weight-asian="normal" style:font-style-complex="normal" style:font-weight-complex="normal"/>
    </style:style>
    <style:style style:name="P35" style:family="paragraph" style:parent-style-name="Standard">
      <style:text-properties fo:language="ru" fo:country="RU" fo:font-style="normal" style:text-underline-style="none" fo:font-weight="normal" officeooo:rsid="0019f43d" officeooo:paragraph-rsid="0f57c665" style:font-style-asian="normal" style:font-weight-asian="normal" style:font-style-complex="normal" style:font-weight-complex="normal"/>
    </style:style>
    <style:style style:name="P36" style:family="paragraph" style:parent-style-name="Standard">
      <style:text-properties fo:language="ru" fo:country="RU" fo:font-style="normal" style:text-underline-style="none" fo:font-weight="normal" officeooo:rsid="0019f43d" officeooo:paragraph-rsid="0f5bd22f" style:font-style-asian="normal" style:font-weight-asian="normal" style:font-style-complex="normal" style:font-weight-complex="normal"/>
    </style:style>
    <style:style style:name="P37" style:family="paragraph" style:parent-style-name="Standard">
      <style:text-properties fo:language="ru" fo:country="RU" fo:font-style="normal" style:text-underline-style="none" fo:font-weight="normal" officeooo:rsid="0019f43d" officeooo:paragraph-rsid="0f5dbd52" style:font-style-asian="normal" style:font-weight-asian="normal" style:font-style-complex="normal" style:font-weight-complex="normal"/>
    </style:style>
    <style:style style:name="P38" style:family="paragraph" style:parent-style-name="Standard">
      <style:text-properties fo:language="ru" fo:country="RU" fo:font-style="normal" style:text-underline-style="none" fo:font-weight="normal" officeooo:rsid="0019f43d" officeooo:paragraph-rsid="0f609040" style:font-style-asian="normal" style:font-weight-asian="normal" style:font-style-complex="normal" style:font-weight-complex="normal"/>
    </style:style>
    <style:style style:name="P39" style:family="paragraph" style:parent-style-name="Standard">
      <style:text-properties fo:language="ru" fo:country="RU" fo:font-style="normal" style:text-underline-style="none" fo:font-weight="normal" officeooo:rsid="0019f43d" officeooo:paragraph-rsid="0f644f9b" style:font-style-asian="normal" style:font-weight-asian="normal" style:font-style-complex="normal" style:font-weight-complex="normal"/>
    </style:style>
    <style:style style:name="P40" style:family="paragraph" style:parent-style-name="Standard">
      <style:text-properties fo:language="ru" fo:country="RU" fo:font-style="normal" style:text-underline-style="none" fo:font-weight="normal" officeooo:rsid="0019f43d" officeooo:paragraph-rsid="0f6578d1" style:font-style-asian="normal" style:font-weight-asian="normal" style:font-style-complex="normal" style:font-weight-complex="normal"/>
    </style:style>
    <style:style style:name="P41" style:family="paragraph" style:parent-style-name="Standard">
      <style:text-properties fo:language="ru" fo:country="RU" fo:font-style="normal" style:text-underline-style="none" fo:font-weight="normal" officeooo:rsid="0019f43d" officeooo:paragraph-rsid="0f66a1e2" style:font-style-asian="normal" style:font-weight-asian="normal" style:font-style-complex="normal" style:font-weight-complex="normal"/>
    </style:style>
    <style:style style:name="P42" style:family="paragraph" style:parent-style-name="Standard">
      <style:text-properties fo:language="ru" fo:country="RU" fo:font-style="normal" style:text-underline-style="none" fo:font-weight="normal" officeooo:rsid="0019f43d" officeooo:paragraph-rsid="0f67b135" style:font-style-asian="normal" style:font-weight-asian="normal" style:font-style-complex="normal" style:font-weight-complex="normal"/>
    </style:style>
    <style:style style:name="P43" style:family="paragraph" style:parent-style-name="Standard">
      <style:text-properties fo:language="ru" fo:country="RU" fo:font-style="normal" style:text-underline-style="none" fo:font-weight="normal" officeooo:rsid="0019f43d" officeooo:paragraph-rsid="0f68d027" style:font-style-asian="normal" style:font-weight-asian="normal" style:font-style-complex="normal" style:font-weight-complex="normal"/>
    </style:style>
    <style:style style:name="P44" style:family="paragraph" style:parent-style-name="Standard">
      <style:text-properties fo:language="ru" fo:country="RU" fo:font-style="normal" style:text-underline-style="none" fo:font-weight="normal" officeooo:rsid="0019f43d" officeooo:paragraph-rsid="0f8f2783" style:font-style-asian="normal" style:font-weight-asian="normal" style:font-style-complex="normal" style:font-weight-complex="normal"/>
    </style:style>
    <style:style style:name="P45" style:family="paragraph" style:parent-style-name="Standard">
      <style:text-properties fo:language="ru" fo:country="RU" fo:font-style="normal" style:text-underline-style="none" fo:font-weight="normal" officeooo:rsid="0019f43d" officeooo:paragraph-rsid="0f8ff995" style:font-style-asian="normal" style:font-weight-asian="normal" style:font-style-complex="normal" style:font-weight-complex="normal"/>
    </style:style>
    <style:style style:name="P46" style:family="paragraph" style:parent-style-name="Standard">
      <style:text-properties fo:language="ru" fo:country="RU" fo:font-style="normal" style:text-underline-style="none" fo:font-weight="normal" officeooo:rsid="0019f43d" officeooo:paragraph-rsid="0fc8dbdb" style:font-style-asian="normal" style:font-weight-asian="normal" style:font-style-complex="normal" style:font-weight-complex="normal"/>
    </style:style>
    <style:style style:name="P47" style:family="paragraph" style:parent-style-name="Standard">
      <style:text-properties fo:language="ru" fo:country="RU" fo:font-style="normal" style:text-underline-style="none" fo:font-weight="normal" officeooo:rsid="0019f43d" officeooo:paragraph-rsid="0ff1c76f" style:font-style-asian="normal" style:font-weight-asian="normal" style:font-style-complex="normal" style:font-weight-complex="normal"/>
    </style:style>
    <style:style style:name="P48" style:family="paragraph" style:parent-style-name="Standard">
      <style:text-properties fo:language="ru" fo:country="RU" fo:font-style="normal" style:text-underline-style="none" fo:font-weight="normal" officeooo:rsid="0019f43d" officeooo:paragraph-rsid="0ff2e205" style:font-style-asian="normal" style:font-weight-asian="normal" style:font-style-complex="normal" style:font-weight-complex="normal"/>
    </style:style>
    <style:style style:name="P49" style:family="paragraph" style:parent-style-name="Standard">
      <style:text-properties fo:language="ru" fo:country="RU" fo:font-style="normal" style:text-underline-style="none" fo:font-weight="normal" officeooo:rsid="0019f43d" officeooo:paragraph-rsid="0ff70779" style:font-style-asian="normal" style:font-weight-asian="normal" style:font-style-complex="normal" style:font-weight-complex="normal"/>
    </style:style>
    <style:style style:name="P50" style:family="paragraph" style:parent-style-name="Standard">
      <style:text-properties fo:language="ru" fo:country="RU" fo:font-style="normal" style:text-underline-style="none" fo:font-weight="normal" officeooo:rsid="0019f43d" officeooo:paragraph-rsid="0ffd77a6" style:font-style-asian="normal" style:font-weight-asian="normal" style:font-style-complex="normal" style:font-weight-complex="normal"/>
    </style:style>
    <style:style style:name="P51" style:family="paragraph" style:parent-style-name="Standard">
      <style:text-properties fo:language="ru" fo:country="RU" fo:font-style="normal" style:text-underline-style="none" fo:font-weight="normal" officeooo:rsid="0019f43d" officeooo:paragraph-rsid="0fff5acf" style:font-style-asian="normal" style:font-weight-asian="normal" style:font-style-complex="normal" style:font-weight-complex="normal"/>
    </style:style>
    <style:style style:name="P52" style:family="paragraph" style:parent-style-name="Standard">
      <style:text-properties fo:language="ru" fo:country="RU" fo:font-style="normal" style:text-underline-style="none" fo:font-weight="normal" officeooo:rsid="0019f43d" officeooo:paragraph-rsid="1001531d" style:font-style-asian="normal" style:font-weight-asian="normal" style:font-style-complex="normal" style:font-weight-complex="normal"/>
    </style:style>
    <style:style style:name="P53" style:family="paragraph" style:parent-style-name="Standard">
      <style:text-properties fo:language="ru" fo:country="RU" fo:font-style="normal" style:text-underline-style="none" fo:font-weight="normal" officeooo:rsid="0019f43d" officeooo:paragraph-rsid="10046e02" style:font-style-asian="normal" style:font-weight-asian="normal" style:font-style-complex="normal" style:font-weight-complex="normal"/>
    </style:style>
    <style:style style:name="P54" style:family="paragraph" style:parent-style-name="Standard">
      <style:text-properties fo:language="ru" fo:country="RU" fo:font-style="normal" style:text-underline-style="none" fo:font-weight="normal" officeooo:rsid="0019f43d" officeooo:paragraph-rsid="10107a31" style:font-style-asian="normal" style:font-weight-asian="normal" style:font-style-complex="normal" style:font-weight-complex="normal"/>
    </style:style>
    <style:style style:name="P55" style:family="paragraph" style:parent-style-name="Standard">
      <style:text-properties fo:language="ru" fo:country="RU" fo:font-style="normal" style:text-underline-style="none" fo:font-weight="normal" officeooo:rsid="0019f43d" officeooo:paragraph-rsid="101112a4" style:font-style-asian="normal" style:font-weight-asian="normal" style:font-style-complex="normal" style:font-weight-complex="normal"/>
    </style:style>
    <style:style style:name="P56" style:family="paragraph" style:parent-style-name="Standard">
      <style:text-properties fo:language="ru" fo:country="RU" fo:font-style="normal" style:text-underline-style="none" fo:font-weight="normal" officeooo:rsid="0019f43d" officeooo:paragraph-rsid="101d3661" style:font-style-asian="normal" style:font-weight-asian="normal" style:font-style-complex="normal" style:font-weight-complex="normal"/>
    </style:style>
    <style:style style:name="P57" style:family="paragraph" style:parent-style-name="Standard">
      <style:text-properties fo:language="ru" fo:country="RU" fo:font-style="normal" style:text-underline-style="none" fo:font-weight="normal" officeooo:rsid="0019f43d" officeooo:paragraph-rsid="101f2f26" style:font-style-asian="normal" style:font-weight-asian="normal" style:font-style-complex="normal" style:font-weight-complex="normal"/>
    </style:style>
    <style:style style:name="P58" style:family="paragraph" style:parent-style-name="Standard">
      <style:text-properties fo:language="ru" fo:country="RU" fo:font-style="normal" style:text-underline-style="none" fo:font-weight="normal" officeooo:rsid="0019f43d" officeooo:paragraph-rsid="10257e0e" style:font-style-asian="normal" style:font-weight-asian="normal" style:font-style-complex="normal" style:font-weight-complex="normal"/>
    </style:style>
    <style:style style:name="P59" style:family="paragraph" style:parent-style-name="Standard">
      <style:text-properties fo:language="ru" fo:country="RU" fo:font-style="normal" style:text-underline-style="none" fo:font-weight="normal" officeooo:rsid="0019f43d" officeooo:paragraph-rsid="1025f857" style:font-style-asian="normal" style:font-weight-asian="normal" style:font-style-complex="normal" style:font-weight-complex="normal"/>
    </style:style>
    <style:style style:name="P60" style:family="paragraph" style:parent-style-name="Standard">
      <style:text-properties fo:language="ru" fo:country="RU" fo:font-style="normal" style:text-underline-style="none" fo:font-weight="normal" officeooo:rsid="0019f43d" officeooo:paragraph-rsid="102a56d7" style:font-style-asian="normal" style:font-weight-asian="normal" style:font-style-complex="normal" style:font-weight-complex="normal"/>
    </style:style>
    <style:style style:name="P61" style:family="paragraph" style:parent-style-name="Standard">
      <style:text-properties fo:language="ru" fo:country="RU" fo:font-style="normal" style:text-underline-style="none" fo:font-weight="normal" officeooo:rsid="0019f43d" officeooo:paragraph-rsid="102b87b0" style:font-style-asian="normal" style:font-weight-asian="normal" style:font-style-complex="normal" style:font-weight-complex="normal"/>
    </style:style>
    <style:style style:name="P62" style:family="paragraph" style:parent-style-name="Standard">
      <style:text-properties fo:language="ru" fo:country="RU" fo:font-style="normal" style:text-underline-style="none" fo:font-weight="normal" officeooo:rsid="0019f43d" officeooo:paragraph-rsid="1031bc84" style:font-style-asian="normal" style:font-weight-asian="normal" style:font-style-complex="normal" style:font-weight-complex="normal"/>
    </style:style>
    <style:style style:name="P63" style:family="paragraph" style:parent-style-name="Standard">
      <style:text-properties fo:language="ru" fo:country="RU" fo:font-style="normal" style:text-underline-style="none" fo:font-weight="normal" officeooo:rsid="0019f43d" officeooo:paragraph-rsid="1037cb07" style:font-style-asian="normal" style:font-weight-asian="normal" style:font-style-complex="normal" style:font-weight-complex="normal"/>
    </style:style>
    <style:style style:name="P64" style:family="paragraph" style:parent-style-name="Standard">
      <style:text-properties fo:language="ru" fo:country="RU" fo:font-style="normal" style:text-underline-style="none" fo:font-weight="normal" officeooo:rsid="0019f43d" officeooo:paragraph-rsid="103c9a0e" style:font-style-asian="normal" style:font-weight-asian="normal" style:font-style-complex="normal" style:font-weight-complex="normal"/>
    </style:style>
    <style:style style:name="P65" style:family="paragraph" style:parent-style-name="Standard">
      <style:text-properties fo:language="ru" fo:country="RU" fo:font-style="normal" style:text-underline-style="none" fo:font-weight="normal" officeooo:rsid="0019f43d" officeooo:paragraph-rsid="103e06d8" style:font-style-asian="normal" style:font-weight-asian="normal" style:font-style-complex="normal" style:font-weight-complex="normal"/>
    </style:style>
    <style:style style:name="P66" style:family="paragraph" style:parent-style-name="Standard">
      <style:text-properties fo:language="ru" fo:country="RU" fo:font-style="normal" style:text-underline-style="none" fo:font-weight="normal" officeooo:rsid="0019f43d" officeooo:paragraph-rsid="10432e63" style:font-style-asian="normal" style:font-weight-asian="normal" style:font-style-complex="normal" style:font-weight-complex="normal"/>
    </style:style>
    <style:style style:name="P67" style:family="paragraph" style:parent-style-name="Standard">
      <style:text-properties fo:language="ru" fo:country="RU" fo:font-style="normal" style:text-underline-style="none" fo:font-weight="normal" officeooo:rsid="0019f43d" officeooo:paragraph-rsid="10447d0a" style:font-style-asian="normal" style:font-weight-asian="normal" style:font-style-complex="normal" style:font-weight-complex="normal"/>
    </style:style>
    <style:style style:name="P68" style:family="paragraph" style:parent-style-name="Standard">
      <style:text-properties fo:language="ru" fo:country="RU" fo:font-style="normal" style:text-underline-style="none" fo:font-weight="normal" officeooo:rsid="0019f43d" officeooo:paragraph-rsid="104ea95d" style:font-style-asian="normal" style:font-weight-asian="normal" style:font-style-complex="normal" style:font-weight-complex="normal"/>
    </style:style>
    <style:style style:name="P69" style:family="paragraph" style:parent-style-name="Standard">
      <style:text-properties fo:language="ru" fo:country="RU" fo:font-style="normal" style:text-underline-style="none" fo:font-weight="normal" officeooo:rsid="0019f43d" officeooo:paragraph-rsid="10506f4a" style:font-style-asian="normal" style:font-weight-asian="normal" style:font-style-complex="normal" style:font-weight-complex="normal"/>
    </style:style>
    <style:style style:name="P70" style:family="paragraph" style:parent-style-name="Standard">
      <style:text-properties fo:language="ru" fo:country="RU" fo:font-style="normal" style:text-underline-style="none" fo:font-weight="normal" officeooo:rsid="0019f43d" officeooo:paragraph-rsid="1056818c" style:font-style-asian="normal" style:font-weight-asian="normal" style:font-style-complex="normal" style:font-weight-complex="normal"/>
    </style:style>
    <style:style style:name="P71" style:family="paragraph" style:parent-style-name="Standard">
      <style:text-properties fo:language="ru" fo:country="RU" fo:font-style="normal" style:text-underline-style="none" fo:font-weight="normal" officeooo:rsid="0019f43d" officeooo:paragraph-rsid="108c390d" style:font-style-asian="normal" style:font-weight-asian="normal" style:font-style-complex="normal" style:font-weight-complex="normal"/>
    </style:style>
    <style:style style:name="P72" style:family="paragraph" style:parent-style-name="Standard">
      <style:text-properties fo:language="ru" fo:country="RU" fo:font-style="normal" style:text-underline-style="none" fo:font-weight="normal" officeooo:rsid="0019f43d" officeooo:paragraph-rsid="108ca726" style:font-style-asian="normal" style:font-weight-asian="normal" style:font-style-complex="normal" style:font-weight-complex="normal"/>
    </style:style>
    <style:style style:name="P73" style:family="paragraph" style:parent-style-name="Standard">
      <style:text-properties fo:language="ru" fo:country="RU" fo:font-style="normal" style:text-underline-style="none" fo:font-weight="normal" officeooo:rsid="0019f43d" officeooo:paragraph-rsid="1092c034" style:font-style-asian="normal" style:font-weight-asian="normal" style:font-style-complex="normal" style:font-weight-complex="normal"/>
    </style:style>
    <style:style style:name="P74" style:family="paragraph" style:parent-style-name="Standard">
      <style:text-properties fo:language="ru" fo:country="RU" fo:font-style="normal" style:text-underline-style="none" fo:font-weight="normal" officeooo:rsid="0019f43d" officeooo:paragraph-rsid="109bf72b" style:font-style-asian="normal" style:font-weight-asian="normal" style:font-style-complex="normal" style:font-weight-complex="normal"/>
    </style:style>
    <style:style style:name="P75" style:family="paragraph" style:parent-style-name="Standard">
      <style:text-properties fo:language="ru" fo:country="RU" fo:font-style="normal" style:text-underline-style="none" fo:font-weight="normal" officeooo:rsid="0019f43d" officeooo:paragraph-rsid="109d0ca6" style:font-style-asian="normal" style:font-weight-asian="normal" style:font-style-complex="normal" style:font-weight-complex="normal"/>
    </style:style>
    <style:style style:name="P76" style:family="paragraph" style:parent-style-name="Standard">
      <style:text-properties fo:language="ru" fo:country="RU" fo:font-style="normal" style:text-underline-style="none" fo:font-weight="normal" officeooo:rsid="0019f43d" officeooo:paragraph-rsid="109d9a24" style:font-style-asian="normal" style:font-weight-asian="normal" style:font-style-complex="normal" style:font-weight-complex="normal"/>
    </style:style>
    <style:style style:name="P77" style:family="paragraph" style:parent-style-name="Standard">
      <style:text-properties fo:language="ru" fo:country="RU" fo:font-style="normal" style:text-underline-style="none" fo:font-weight="normal" officeooo:rsid="0019f43d" officeooo:paragraph-rsid="10a08974" style:font-style-asian="normal" style:font-weight-asian="normal" style:font-style-complex="normal" style:font-weight-complex="normal"/>
    </style:style>
    <style:style style:name="P78" style:family="paragraph" style:parent-style-name="Standard">
      <style:text-properties fo:language="ru" fo:country="RU" fo:font-style="normal" style:text-underline-style="none" fo:font-weight="normal" officeooo:rsid="0019f43d" officeooo:paragraph-rsid="10a3adcc" style:font-style-asian="normal" style:font-weight-asian="normal" style:font-style-complex="normal" style:font-weight-complex="normal"/>
    </style:style>
    <style:style style:name="P79" style:family="paragraph" style:parent-style-name="Standard">
      <style:text-properties fo:language="ru" fo:country="RU" fo:font-style="normal" style:text-underline-style="none" fo:font-weight="normal" officeooo:rsid="0019f43d" officeooo:paragraph-rsid="10a59203" style:font-style-asian="normal" style:font-weight-asian="normal" style:font-style-complex="normal" style:font-weight-complex="normal"/>
    </style:style>
    <style:style style:name="P80" style:family="paragraph" style:parent-style-name="Standard">
      <style:text-properties fo:language="ru" fo:country="RU" fo:font-style="normal" style:text-underline-style="none" fo:font-weight="normal" officeooo:rsid="0019f43d" officeooo:paragraph-rsid="10b29f48" style:font-style-asian="normal" style:font-weight-asian="normal" style:font-style-complex="normal" style:font-weight-complex="normal"/>
    </style:style>
    <style:style style:name="P81" style:family="paragraph" style:parent-style-name="Standard">
      <style:text-properties fo:language="ru" fo:country="RU" fo:font-style="normal" style:text-underline-style="none" fo:font-weight="normal" officeooo:rsid="0019f43d" officeooo:paragraph-rsid="10b6771d" style:font-style-asian="normal" style:font-weight-asian="normal" style:font-style-complex="normal" style:font-weight-complex="normal"/>
    </style:style>
    <style:style style:name="P82" style:family="paragraph" style:parent-style-name="Standard">
      <style:text-properties fo:language="ru" fo:country="RU" fo:font-style="normal" style:text-underline-style="none" fo:font-weight="normal" officeooo:rsid="0019f43d" officeooo:paragraph-rsid="10bb03e6" style:font-style-asian="normal" style:font-weight-asian="normal" style:font-style-complex="normal" style:font-weight-complex="normal"/>
    </style:style>
    <style:style style:name="P83" style:family="paragraph" style:parent-style-name="Standard">
      <style:text-properties fo:language="ru" fo:country="RU" fo:font-style="normal" style:text-underline-style="none" fo:font-weight="normal" officeooo:rsid="0019f43d" officeooo:paragraph-rsid="115b6e42" style:font-style-asian="normal" style:font-weight-asian="normal" style:font-style-complex="normal" style:font-weight-complex="normal"/>
    </style:style>
    <style:style style:name="P84" style:family="paragraph" style:parent-style-name="Standard">
      <style:text-properties fo:language="ru" fo:country="RU" fo:font-style="normal" style:text-underline-style="none" fo:font-weight="normal" officeooo:rsid="0019f43d" officeooo:paragraph-rsid="106d6547" style:font-style-asian="normal" style:font-weight-asian="normal" style:font-style-complex="normal" style:font-weight-complex="normal"/>
    </style:style>
    <style:style style:name="P85" style:family="paragraph" style:parent-style-name="Standard">
      <style:text-properties fo:language="ru" fo:country="RU" fo:font-style="normal" style:text-underline-style="none" fo:font-weight="normal" officeooo:rsid="0019f43d" officeooo:paragraph-rsid="106eb95b" style:font-style-asian="normal" style:font-weight-asian="normal" style:font-style-complex="normal" style:font-weight-complex="normal"/>
    </style:style>
    <style:style style:name="P86" style:family="paragraph" style:parent-style-name="Standard">
      <style:text-properties fo:language="ru" fo:country="RU" fo:font-style="normal" style:text-underline-style="none" fo:font-weight="normal" officeooo:rsid="0019f43d" officeooo:paragraph-rsid="10777134" style:font-style-asian="normal" style:font-weight-asian="normal" style:font-style-complex="normal" style:font-weight-complex="normal"/>
    </style:style>
    <style:style style:name="P87" style:family="paragraph" style:parent-style-name="Standard">
      <style:text-properties fo:language="ru" fo:country="RU" fo:font-style="normal" style:text-underline-style="none" fo:font-weight="normal" officeooo:rsid="0019f43d" officeooo:paragraph-rsid="10872d20" style:font-style-asian="normal" style:font-weight-asian="normal" style:font-style-complex="normal" style:font-weight-complex="normal"/>
    </style:style>
    <style:style style:name="P88" style:family="paragraph" style:parent-style-name="Standard">
      <style:text-properties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89" style:family="paragraph" style:parent-style-name="Standard">
      <style:text-properties fo:language="ru" fo:country="RU" fo:font-style="normal" style:text-underline-style="none" fo:font-weight="normal" officeooo:rsid="0e2f8b87" officeooo:paragraph-rsid="0e2ffce4" style:font-style-asian="normal" style:font-weight-asian="normal" style:font-style-complex="normal" style:font-weight-complex="normal"/>
    </style:style>
    <style:style style:name="P90" style:family="paragraph" style:parent-style-name="Standard">
      <style:text-properties fo:language="ru" fo:country="RU" fo:font-style="normal" style:text-underline-style="none" fo:font-weight="normal" officeooo:rsid="0e40d71a" officeooo:paragraph-rsid="0e548345" style:font-style-asian="normal" style:font-weight-asian="normal" style:font-style-complex="normal" style:font-weight-complex="normal"/>
    </style:style>
    <style:style style:name="P91" style:family="paragraph" style:parent-style-name="Standard">
      <style:text-properties fo:language="ru" fo:country="RU" fo:font-style="normal" style:text-underline-style="none" fo:font-weight="normal" officeooo:rsid="0e553ac8" officeooo:paragraph-rsid="0e56c1d3" style:font-style-asian="normal" style:font-weight-asian="normal" style:font-style-complex="normal" style:font-weight-complex="normal"/>
    </style:style>
    <style:style style:name="P92" style:family="paragraph" style:parent-style-name="Standard">
      <style:text-properties fo:language="ru" fo:country="RU" fo:font-style="normal" style:text-underline-style="none" fo:font-weight="normal" officeooo:rsid="0e5d16fa" officeooo:paragraph-rsid="0e69749e" style:font-style-asian="normal" style:font-weight-asian="normal" style:font-style-complex="normal" style:font-weight-complex="normal"/>
    </style:style>
    <style:style style:name="P93" style:family="paragraph" style:parent-style-name="Standard">
      <style:text-properties fo:language="ru" fo:country="RU" fo:font-style="normal" style:text-underline-style="none" fo:font-weight="normal" officeooo:rsid="0e72dee9" officeooo:paragraph-rsid="0e72dee9" style:font-style-asian="normal" style:font-weight-asian="normal" style:font-style-complex="normal" style:font-weight-complex="normal"/>
    </style:style>
    <style:style style:name="P94" style:family="paragraph" style:parent-style-name="Standard">
      <style:text-properties fo:language="ru" fo:country="RU" fo:font-style="normal" style:text-underline-style="none" fo:font-weight="normal" officeooo:rsid="0e78f047" officeooo:paragraph-rsid="0e801151" style:font-style-asian="normal" style:font-weight-asian="normal" style:font-style-complex="normal" style:font-weight-complex="normal"/>
    </style:style>
    <style:style style:name="P95" style:family="paragraph" style:parent-style-name="Standard">
      <style:text-properties fo:language="ru" fo:country="RU" fo:font-style="normal" style:text-underline-style="none" fo:font-weight="normal" officeooo:rsid="0e82f389" officeooo:paragraph-rsid="0e869332" style:font-style-asian="normal" style:font-weight-asian="normal" style:font-style-complex="normal" style:font-weight-complex="normal"/>
    </style:style>
    <style:style style:name="P96" style:family="paragraph" style:parent-style-name="Standard">
      <style:text-properties fo:language="ru" fo:country="RU" fo:font-style="normal" style:text-underline-style="none" fo:font-weight="normal" officeooo:rsid="0e972d47" officeooo:paragraph-rsid="0e972d47" style:font-style-asian="normal" style:font-weight-asian="normal" style:font-style-complex="normal" style:font-weight-complex="normal"/>
    </style:style>
    <style:style style:name="P97" style:family="paragraph" style:parent-style-name="Standard">
      <style:text-properties fo:language="ru" fo:country="RU" fo:font-style="normal" style:text-underline-style="none" fo:font-weight="normal" officeooo:rsid="0ea0ee0d" officeooo:paragraph-rsid="0eaec838" style:font-style-asian="normal" style:font-weight-asian="normal" style:font-style-complex="normal" style:font-weight-complex="normal"/>
    </style:style>
    <style:style style:name="P98" style:family="paragraph" style:parent-style-name="Standard">
      <style:text-properties fo:language="ru" fo:country="RU" fo:font-style="normal" style:text-underline-style="none" fo:font-weight="normal" officeooo:rsid="0eb5bd09" officeooo:paragraph-rsid="0eb5bd09" style:font-style-asian="normal" style:font-weight-asian="normal" style:font-style-complex="normal" style:font-weight-complex="normal"/>
    </style:style>
    <style:style style:name="P99" style:family="paragraph" style:parent-style-name="Standard">
      <style:text-properties fo:language="ru" fo:country="RU" fo:font-style="normal" style:text-underline-style="none" fo:font-weight="normal" officeooo:rsid="0ebc4311" officeooo:paragraph-rsid="0ebc4311" style:font-style-asian="normal" style:font-weight-asian="normal" style:font-style-complex="normal" style:font-weight-complex="normal"/>
    </style:style>
    <style:style style:name="P100" style:family="paragraph" style:parent-style-name="Standard">
      <style:text-properties fo:language="ru" fo:country="RU" fo:font-style="normal" style:text-underline-style="none" fo:font-weight="normal" officeooo:rsid="0ec7ad8d" officeooo:paragraph-rsid="0ec86a0d" style:font-style-asian="normal" style:font-weight-asian="normal" style:font-style-complex="normal" style:font-weight-complex="normal"/>
    </style:style>
    <style:style style:name="P101" style:family="paragraph" style:parent-style-name="Standard">
      <style:text-properties fo:language="ru" fo:country="RU" fo:font-style="normal" style:text-underline-style="none" fo:font-weight="normal" officeooo:rsid="0ec8e59f" officeooo:paragraph-rsid="0ec8e59f" style:font-style-asian="normal" style:font-weight-asian="normal" style:font-style-complex="normal" style:font-weight-complex="normal"/>
    </style:style>
    <style:style style:name="P102" style:family="paragraph" style:parent-style-name="Standard">
      <style:text-properties fo:language="ru" fo:country="RU" fo:font-style="normal" style:text-underline-style="none" fo:font-weight="normal" officeooo:rsid="0ee9d2dd" officeooo:paragraph-rsid="0ef19c5d" style:font-style-asian="normal" style:font-weight-asian="normal" style:font-style-complex="normal" style:font-weight-complex="normal"/>
    </style:style>
    <style:style style:name="P103" style:family="paragraph" style:parent-style-name="Standard">
      <style:text-properties fo:language="ru" fo:country="RU" fo:font-style="normal" style:text-underline-style="none" fo:font-weight="normal" officeooo:rsid="0f053073" officeooo:paragraph-rsid="0f053073" style:font-style-asian="normal" style:font-weight-asian="normal" style:font-style-complex="normal" style:font-weight-complex="normal"/>
    </style:style>
    <style:style style:name="P104" style:family="paragraph" style:parent-style-name="Standard">
      <style:text-properties fo:language="ru" fo:country="RU" fo:font-style="normal" style:text-underline-style="none" fo:font-weight="normal" officeooo:rsid="0f11cec1" officeooo:paragraph-rsid="0f193c4b" style:font-style-asian="normal" style:font-weight-asian="normal" style:font-style-complex="normal" style:font-weight-complex="normal"/>
    </style:style>
    <style:style style:name="P105" style:family="paragraph" style:parent-style-name="Standard">
      <style:text-properties fo:language="ru" fo:country="RU" fo:font-style="normal" style:text-underline-style="none" fo:font-weight="normal" officeooo:rsid="0f1985a1" officeooo:paragraph-rsid="0f207465" style:font-style-asian="normal" style:font-weight-asian="normal" style:font-style-complex="normal" style:font-weight-complex="normal"/>
    </style:style>
    <style:style style:name="P106" style:family="paragraph" style:parent-style-name="Standard">
      <style:text-properties fo:language="ru" fo:country="RU" fo:font-style="normal" style:text-underline-style="none" fo:font-weight="normal" officeooo:rsid="0f29c7c7" officeooo:paragraph-rsid="0f2db324" style:font-style-asian="normal" style:font-weight-asian="normal" style:font-style-complex="normal" style:font-weight-complex="normal"/>
    </style:style>
    <style:style style:name="P107" style:family="paragraph" style:parent-style-name="Standard">
      <style:text-properties fo:language="ru" fo:country="RU" fo:font-style="normal" style:text-underline-style="none" fo:font-weight="normal" officeooo:rsid="0f3096ae" officeooo:paragraph-rsid="0f417470" style:font-style-asian="normal" style:font-weight-asian="normal" style:font-style-complex="normal" style:font-weight-complex="normal"/>
    </style:style>
    <style:style style:name="P108" style:family="paragraph" style:parent-style-name="Standard">
      <style:text-properties fo:language="ru" fo:country="RU" fo:font-style="normal" style:text-underline-style="none" fo:font-weight="normal" officeooo:rsid="0ef19c5d" officeooo:paragraph-rsid="0ef19c5d" style:font-style-asian="normal" style:font-weight-asian="normal" style:font-style-complex="normal" style:font-weight-complex="normal"/>
    </style:style>
    <style:style style:name="P109" style:family="paragraph" style:parent-style-name="Standard">
      <style:text-properties fo:language="ru" fo:country="RU" fo:font-style="normal" style:text-underline-style="none" fo:font-weight="normal" officeooo:rsid="0f68d027" officeooo:paragraph-rsid="0f68d027" style:font-style-asian="normal" style:font-weight-asian="normal" style:font-style-complex="normal" style:font-weight-complex="normal"/>
    </style:style>
    <style:style style:name="P110" style:family="paragraph" style:parent-style-name="Standard">
      <style:text-properties fo:language="ru" fo:country="RU" fo:font-style="normal" style:text-underline-style="none" fo:font-weight="normal" officeooo:rsid="0f729cb5" officeooo:paragraph-rsid="0f729cb5" style:font-style-asian="normal" style:font-weight-asian="normal" style:font-style-complex="normal" style:font-weight-complex="normal"/>
    </style:style>
    <style:style style:name="P111" style:family="paragraph" style:parent-style-name="Standard">
      <style:text-properties fo:language="ru" fo:country="RU" fo:font-style="normal" style:text-underline-style="none" fo:font-weight="normal" officeooo:rsid="0f7547d4" officeooo:paragraph-rsid="0f7547d4" style:font-style-asian="normal" style:font-weight-asian="normal" style:font-style-complex="normal" style:font-weight-complex="normal"/>
    </style:style>
    <style:style style:name="P112" style:family="paragraph" style:parent-style-name="Standard">
      <style:text-properties fo:language="ru" fo:country="RU" fo:font-style="normal" style:text-underline-style="none" fo:font-weight="normal" officeooo:rsid="0f7a9147" officeooo:paragraph-rsid="0f7a9147" style:font-style-asian="normal" style:font-weight-asian="normal" style:font-style-complex="normal" style:font-weight-complex="normal"/>
    </style:style>
    <style:style style:name="P113" style:family="paragraph" style:parent-style-name="Standard">
      <style:text-properties fo:language="ru" fo:country="RU" fo:font-style="normal" style:text-underline-style="none" fo:font-weight="normal" officeooo:rsid="0f80ab82" officeooo:paragraph-rsid="0f813660" style:font-style-asian="normal" style:font-weight-asian="normal" style:font-style-complex="normal" style:font-weight-complex="normal"/>
    </style:style>
    <style:style style:name="P114" style:family="paragraph" style:parent-style-name="Standard">
      <style:text-properties fo:language="ru" fo:country="RU" fo:font-style="normal" style:text-underline-style="none" fo:font-weight="normal" officeooo:rsid="0f80ab82" officeooo:paragraph-rsid="0f8d31da" style:font-style-asian="normal" style:font-weight-asian="normal" style:font-style-complex="normal" style:font-weight-complex="normal"/>
    </style:style>
    <style:style style:name="P115" style:family="paragraph" style:parent-style-name="Standard">
      <style:text-properties fo:language="ru" fo:country="RU" fo:font-style="normal" style:text-underline-style="none" fo:font-weight="normal" officeooo:rsid="0f90bad1" officeooo:paragraph-rsid="0fa7467c" style:font-style-asian="normal" style:font-weight-asian="normal" style:font-style-complex="normal" style:font-weight-complex="normal"/>
    </style:style>
    <style:style style:name="P116" style:family="paragraph" style:parent-style-name="Standard">
      <style:text-properties fo:language="ru" fo:country="RU" fo:font-style="normal" style:text-underline-style="none" fo:font-weight="normal" officeooo:rsid="0fa8b9b8" officeooo:paragraph-rsid="0fb7ccc8" style:font-style-asian="normal" style:font-weight-asian="normal" style:font-style-complex="normal" style:font-weight-complex="normal"/>
    </style:style>
    <style:style style:name="P117" style:family="paragraph" style:parent-style-name="Standard">
      <style:text-properties fo:language="ru" fo:country="RU" fo:font-style="normal" style:text-underline-style="none" fo:font-weight="normal" officeooo:rsid="0fbde0c6" officeooo:paragraph-rsid="0fc506f3" style:font-style-asian="normal" style:font-weight-asian="normal" style:font-style-complex="normal" style:font-weight-complex="normal"/>
    </style:style>
    <style:style style:name="P118" style:family="paragraph" style:parent-style-name="Standard">
      <style:text-properties fo:language="ru" fo:country="RU" fo:font-style="normal" style:text-underline-style="none" fo:font-weight="normal" officeooo:rsid="0fc506f3" officeooo:paragraph-rsid="0fc506f3" style:font-style-asian="normal" style:font-weight-asian="normal" style:font-style-complex="normal" style:font-weight-complex="normal"/>
    </style:style>
    <style:style style:name="P119" style:family="paragraph" style:parent-style-name="Standard">
      <style:text-properties fo:language="ru" fo:country="RU" fo:font-style="normal" style:text-underline-style="none" fo:font-weight="normal" officeooo:rsid="0fcc47f3" officeooo:paragraph-rsid="0fd81846" style:font-style-asian="normal" style:font-weight-asian="normal" style:font-style-complex="normal" style:font-weight-complex="normal"/>
    </style:style>
    <style:style style:name="P120" style:family="paragraph" style:parent-style-name="Standard">
      <style:text-properties fo:language="ru" fo:country="RU" fo:font-style="normal" style:text-underline-style="none" fo:font-weight="normal" officeooo:rsid="0fe08808" officeooo:paragraph-rsid="0feb1356" style:font-style-asian="normal" style:font-weight-asian="normal" style:font-style-complex="normal" style:font-weight-complex="normal"/>
    </style:style>
    <style:style style:name="P121" style:family="paragraph" style:parent-style-name="Standard">
      <style:text-properties fo:language="ru" fo:country="RU" fo:font-style="normal" style:text-underline-style="none" fo:font-weight="normal" officeooo:rsid="0fecfd37" officeooo:paragraph-rsid="0fecfd37" style:font-style-asian="normal" style:font-weight-asian="normal" style:font-style-complex="normal" style:font-weight-complex="normal"/>
    </style:style>
    <style:style style:name="P122" style:family="paragraph" style:parent-style-name="Standard">
      <style:text-properties fo:language="ru" fo:country="RU" fo:font-style="normal" style:text-underline-style="none" fo:font-weight="normal" officeooo:rsid="100223f2" officeooo:paragraph-rsid="1004506e" style:font-style-asian="normal" style:font-weight-asian="normal" style:font-style-complex="normal" style:font-weight-complex="normal"/>
    </style:style>
    <style:style style:name="P123" style:family="paragraph" style:parent-style-name="Standard">
      <style:text-properties fo:language="ru" fo:country="RU" fo:font-style="normal" style:text-underline-style="none" fo:font-weight="normal" officeooo:rsid="10202cfe" officeooo:paragraph-rsid="10202cfe" style:font-style-asian="normal" style:font-weight-asian="normal" style:font-style-complex="normal" style:font-weight-complex="normal"/>
    </style:style>
    <style:style style:name="P124" style:family="paragraph" style:parent-style-name="Standard">
      <style:text-properties fo:language="ru" fo:country="RU" fo:font-style="normal" style:text-underline-style="none" fo:font-weight="normal" officeooo:rsid="10202cfe" officeooo:paragraph-rsid="1024b0a5" style:font-style-asian="normal" style:font-weight-asian="normal" style:font-style-complex="normal" style:font-weight-complex="normal"/>
    </style:style>
    <style:style style:name="P125" style:family="paragraph" style:parent-style-name="Standard">
      <style:text-properties fo:language="ru" fo:country="RU" fo:font-style="normal" style:text-underline-style="none" fo:font-weight="normal" officeooo:rsid="1024b0a5" officeooo:paragraph-rsid="1024b0a5" style:font-style-asian="normal" style:font-weight-asian="normal" style:font-style-complex="normal" style:font-weight-complex="normal"/>
    </style:style>
    <style:style style:name="P126" style:family="paragraph" style:parent-style-name="Standard">
      <style:text-properties fo:language="ru" fo:country="RU" fo:font-style="normal" style:text-underline-style="none" fo:font-weight="normal" officeooo:rsid="10324947" officeooo:paragraph-rsid="10324947" style:font-style-asian="normal" style:font-weight-asian="normal" style:font-style-complex="normal" style:font-weight-complex="normal"/>
    </style:style>
    <style:style style:name="P127" style:family="paragraph" style:parent-style-name="Standard">
      <style:text-properties fo:language="ru" fo:country="RU" fo:font-style="normal" style:text-underline-style="none" fo:font-weight="normal" officeooo:rsid="103ec16f" officeooo:paragraph-rsid="103ec16f" style:font-style-asian="normal" style:font-weight-asian="normal" style:font-style-complex="normal" style:font-weight-complex="normal"/>
    </style:style>
    <style:style style:name="P128" style:family="paragraph" style:parent-style-name="Standard">
      <style:text-properties fo:language="ru" fo:country="RU" fo:font-style="normal" style:text-underline-style="none" fo:font-weight="normal" officeooo:rsid="103ec16f" officeooo:paragraph-rsid="10432e63" style:font-style-asian="normal" style:font-weight-asian="normal" style:font-style-complex="normal" style:font-weight-complex="normal"/>
    </style:style>
    <style:style style:name="P129" style:family="paragraph" style:parent-style-name="Standard">
      <style:text-properties fo:language="ru" fo:country="RU" fo:font-style="normal" style:text-underline-style="none" fo:font-weight="normal" officeooo:rsid="0fd90017" officeooo:paragraph-rsid="0fd81846" style:font-style-asian="normal" style:font-weight-asian="normal" style:font-style-complex="normal" style:font-weight-complex="normal"/>
    </style:style>
    <style:style style:name="P130" style:family="paragraph" style:parent-style-name="Standard">
      <style:text-properties fo:language="ru" fo:country="RU" fo:font-style="normal" style:text-underline-style="none" fo:font-weight="normal" officeooo:rsid="10506f4a" officeooo:paragraph-rsid="10506f4a" style:font-style-asian="normal" style:font-weight-asian="normal" style:font-style-complex="normal" style:font-weight-complex="normal"/>
    </style:style>
    <style:style style:name="P131" style:family="paragraph" style:parent-style-name="Standard">
      <style:text-properties fo:language="ru" fo:country="RU" fo:font-style="normal" style:text-underline-style="none" fo:font-weight="normal" officeooo:rsid="10569ff8" officeooo:paragraph-rsid="10569ff8" style:font-style-asian="normal" style:font-weight-asian="normal" style:font-style-complex="normal" style:font-weight-complex="normal"/>
    </style:style>
    <style:style style:name="P132" style:family="paragraph" style:parent-style-name="Standard">
      <style:text-properties fo:language="ru" fo:country="RU" fo:font-style="normal" style:text-underline-style="none" fo:font-weight="normal" officeooo:rsid="106796fc" officeooo:paragraph-rsid="106d3d67" style:font-style-asian="normal" style:font-weight-asian="normal" style:font-style-complex="normal" style:font-weight-complex="normal"/>
    </style:style>
    <style:style style:name="P133" style:family="paragraph" style:parent-style-name="Standard">
      <style:text-properties fo:language="ru" fo:country="RU" fo:font-style="normal" style:text-underline-style="none" fo:font-weight="normal" officeooo:rsid="1070b8ce" officeooo:paragraph-rsid="10729c34" style:font-style-asian="normal" style:font-weight-asian="normal" style:font-style-complex="normal" style:font-weight-complex="normal"/>
    </style:style>
    <style:style style:name="P134" style:family="paragraph" style:parent-style-name="Standard">
      <style:text-properties fo:language="ru" fo:country="RU" fo:font-style="normal" style:text-underline-style="none" fo:font-weight="normal" officeooo:rsid="10742944" officeooo:paragraph-rsid="10742944" style:font-style-asian="normal" style:font-weight-asian="normal" style:font-style-complex="normal" style:font-weight-complex="normal"/>
    </style:style>
    <style:style style:name="P135" style:family="paragraph" style:parent-style-name="Standard">
      <style:text-properties fo:language="ru" fo:country="RU" fo:font-style="normal" style:text-underline-style="none" fo:font-weight="normal" officeooo:rsid="1079eb2a" officeooo:paragraph-rsid="1079eb2a" style:font-style-asian="normal" style:font-weight-asian="normal" style:font-style-complex="normal" style:font-weight-complex="normal"/>
    </style:style>
    <style:style style:name="P136" style:family="paragraph" style:parent-style-name="Standard">
      <style:text-properties fo:language="ru" fo:country="RU" fo:font-style="normal" style:text-underline-style="none" fo:font-weight="normal" officeooo:rsid="10882ebc" officeooo:paragraph-rsid="10882ebc" style:font-style-asian="normal" style:font-weight-asian="normal" style:font-style-complex="normal" style:font-weight-complex="normal"/>
    </style:style>
    <style:style style:name="P137" style:family="paragraph" style:parent-style-name="Standard">
      <style:text-properties fo:language="ru" fo:country="RU" fo:font-style="normal" style:text-underline-style="none" fo:font-weight="normal" officeooo:rsid="108d1c52" officeooo:paragraph-rsid="108d32d6" style:font-style-asian="normal" style:font-weight-asian="normal" style:font-style-complex="normal" style:font-weight-complex="normal"/>
    </style:style>
    <style:style style:name="P138" style:family="paragraph" style:parent-style-name="Standard">
      <style:text-properties fo:language="ru" fo:country="RU" fo:font-style="normal" style:text-underline-style="none" fo:font-weight="normal" officeooo:rsid="1096acbf" officeooo:paragraph-rsid="109bf72b" style:font-style-asian="normal" style:font-weight-asian="normal" style:font-style-complex="normal" style:font-weight-complex="normal"/>
    </style:style>
    <style:style style:name="P139" style:family="paragraph" style:parent-style-name="Standard">
      <style:text-properties fo:language="ru" fo:country="RU" fo:font-style="normal" style:text-underline-style="none" fo:font-weight="normal" officeooo:rsid="10a495ae" officeooo:paragraph-rsid="10a495ae" style:font-style-asian="normal" style:font-weight-asian="normal" style:font-style-complex="normal" style:font-weight-complex="normal"/>
    </style:style>
    <style:style style:name="P140" style:family="paragraph" style:parent-style-name="Standard">
      <style:text-properties fo:language="ru" fo:country="RU" fo:font-style="normal" style:text-underline-style="none" fo:font-weight="normal" officeooo:rsid="10a70936" officeooo:paragraph-rsid="10ab2216" style:font-style-asian="normal" style:font-weight-asian="normal" style:font-style-complex="normal" style:font-weight-complex="normal"/>
    </style:style>
    <style:style style:name="P141" style:family="paragraph" style:parent-style-name="Standard">
      <style:text-properties fo:language="ru" fo:country="RU" fo:font-style="normal" style:text-underline-style="none" fo:font-weight="normal" officeooo:rsid="10bb1505" officeooo:paragraph-rsid="10cc39f8" style:font-style-asian="normal" style:font-weight-asian="normal" style:font-style-complex="normal" style:font-weight-complex="normal"/>
    </style:style>
    <style:style style:name="P142" style:family="paragraph" style:parent-style-name="Standard">
      <style:text-properties fo:language="ru" fo:country="RU" fo:font-style="normal" style:text-underline-style="none" fo:font-weight="normal" officeooo:rsid="10bb1505" officeooo:paragraph-rsid="10e10959" style:font-style-asian="normal" style:font-weight-asian="normal" style:font-style-complex="normal" style:font-weight-complex="normal"/>
    </style:style>
    <style:style style:name="P143" style:family="paragraph" style:parent-style-name="Standard">
      <style:text-properties fo:language="ru" fo:country="RU" fo:font-style="normal" style:text-underline-style="none" fo:font-weight="normal" officeooo:rsid="10e18737" officeooo:paragraph-rsid="10e18737" style:font-style-asian="normal" style:font-weight-asian="normal" style:font-style-complex="normal" style:font-weight-complex="normal"/>
    </style:style>
    <style:style style:name="P144" style:family="paragraph" style:parent-style-name="Standard">
      <style:text-properties fo:language="ru" fo:country="RU" fo:font-style="normal" style:text-underline-style="none" fo:font-weight="normal" officeooo:rsid="10ee62c5" officeooo:paragraph-rsid="10fb1384" style:font-style-asian="normal" style:font-weight-asian="normal" style:font-style-complex="normal" style:font-weight-complex="normal"/>
    </style:style>
    <style:style style:name="P145" style:family="paragraph" style:parent-style-name="Standard">
      <style:text-properties fo:language="ru" fo:country="RU" fo:font-style="normal" style:text-underline-style="none" fo:font-weight="normal" officeooo:rsid="10ffd00a" officeooo:paragraph-rsid="10ffd00a" style:font-style-asian="normal" style:font-weight-asian="normal" style:font-style-complex="normal" style:font-weight-complex="normal"/>
    </style:style>
    <style:style style:name="P146" style:family="paragraph" style:parent-style-name="Standard">
      <style:text-properties fo:language="ru" fo:country="RU" fo:font-style="normal" style:text-underline-style="none" fo:font-weight="normal" officeooo:rsid="110193c4" officeooo:paragraph-rsid="11243920" style:font-style-asian="normal" style:font-weight-asian="normal" style:font-style-complex="normal" style:font-weight-complex="normal"/>
    </style:style>
    <style:style style:name="P147" style:family="paragraph" style:parent-style-name="Standard">
      <style:text-properties fo:language="ru" fo:country="RU" fo:font-style="normal" style:text-underline-style="none" fo:font-weight="normal" officeooo:rsid="1151752f" officeooo:paragraph-rsid="1151752f" style:font-style-asian="normal" style:font-weight-asian="normal" style:font-style-complex="normal" style:font-weight-complex="normal"/>
    </style:style>
    <style:style style:name="P148" style:family="paragraph" style:parent-style-name="Standard">
      <style:text-properties fo:language="ru" fo:country="RU" fo:font-style="normal" style:text-underline-style="none" fo:font-weight="normal" officeooo:rsid="115d3fe4" officeooo:paragraph-rsid="115d3fe4" style:font-style-asian="normal" style:font-weight-asian="normal" style:font-style-complex="normal" style:font-weight-complex="normal"/>
    </style:style>
    <style:style style:name="P149" style:family="paragraph" style:parent-style-name="Standard">
      <style:text-properties fo:language="ru" fo:country="RU" fo:font-style="normal" style:text-underline-style="none" fo:font-weight="normal" officeooo:rsid="115f8795" officeooo:paragraph-rsid="1160dbcb" style:font-style-asian="normal" style:font-weight-asian="normal" style:font-style-complex="normal" style:font-weight-complex="normal"/>
    </style:style>
    <style:style style:name="P150" style:family="paragraph" style:parent-style-name="Standard">
      <style:text-properties fo:language="ru" fo:country="RU" officeooo:rsid="1327ae62" officeooo:paragraph-rsid="16da3a64"/>
    </style:style>
    <style:style style:name="P151" style:family="paragraph" style:parent-style-name="Standard">
      <style:text-properties style:text-position="0% 100%" fo:language="ru" fo:country="RU" fo:font-style="normal" style:text-underline-style="none" fo:font-weight="normal" officeooo:rsid="115b6e42" officeooo:paragraph-rsid="115b6e42" style:font-style-asian="normal" style:font-weight-asian="normal" style:font-style-complex="normal" style:font-weight-complex="normal"/>
    </style:style>
    <style:style style:name="P152" style:family="paragraph" style:parent-style-name="Standard">
      <style:text-properties style:text-position="0% 100%" fo:language="ru" fo:country="RU" fo:font-style="normal" style:text-underline-style="none" fo:font-weight="normal" officeooo:rsid="1167a95a" officeooo:paragraph-rsid="1160dbcb" style:font-style-asian="normal" style:font-weight-asian="normal" style:font-style-complex="normal" style:font-weight-complex="normal"/>
    </style:style>
    <style:style style:name="P153" style:family="paragraph" style:parent-style-name="Standard">
      <style:text-properties style:text-position="0% 100%" fo:language="ru" fo:country="RU" fo:font-style="normal" style:text-underline-style="none" fo:font-weight="normal" officeooo:rsid="1169b6d6" officeooo:paragraph-rsid="116effda" style:font-style-asian="normal" style:font-weight-asian="normal" style:font-style-complex="normal" style:font-weight-complex="normal"/>
    </style:style>
    <style:style style:name="P154" style:family="paragraph" style:parent-style-name="Standard">
      <style:text-properties style:text-position="0% 100%" fo:language="ru" fo:country="RU" fo:font-style="normal" style:text-underline-style="none" fo:font-weight="normal" officeooo:rsid="0019f43d" officeooo:paragraph-rsid="11746d2d" style:font-style-asian="normal" style:font-weight-asian="normal" style:font-style-complex="normal" style:font-weight-complex="normal"/>
    </style:style>
    <style:style style:name="P155" style:family="paragraph" style:parent-style-name="Standard">
      <style:text-properties style:text-position="0% 100%" fo:language="ru" fo:country="RU" fo:font-style="normal" style:text-underline-style="none" fo:font-weight="normal" officeooo:rsid="0019f43d" officeooo:paragraph-rsid="117583d5" style:font-style-asian="normal" style:font-weight-asian="normal" style:font-style-complex="normal" style:font-weight-complex="normal"/>
    </style:style>
    <style:style style:name="P156" style:family="paragraph" style:parent-style-name="Standard">
      <style:text-properties style:text-position="0% 100%" fo:language="ru" fo:country="RU" fo:font-style="normal" style:text-underline-style="none" fo:font-weight="normal" officeooo:rsid="0019f43d" officeooo:paragraph-rsid="11770f6d" style:font-style-asian="normal" style:font-weight-asian="normal" style:font-style-complex="normal" style:font-weight-complex="normal"/>
    </style:style>
    <style:style style:name="P157" style:family="paragraph" style:parent-style-name="Standard">
      <style:text-properties style:text-position="0% 100%" fo:language="ru" fo:country="RU" fo:font-style="normal" style:text-underline-style="none" fo:font-weight="normal" officeooo:rsid="0019f43d" officeooo:paragraph-rsid="117d9623" style:font-style-asian="normal" style:font-weight-asian="normal" style:font-style-complex="normal" style:font-weight-complex="normal"/>
    </style:style>
    <style:style style:name="P158" style:family="paragraph" style:parent-style-name="Standard">
      <style:text-properties style:text-position="0% 100%" fo:language="ru" fo:country="RU" fo:font-style="normal" style:text-underline-style="none" fo:font-weight="normal" officeooo:rsid="0019f43d" officeooo:paragraph-rsid="117e8ca2" style:font-style-asian="normal" style:font-weight-asian="normal" style:font-style-complex="normal" style:font-weight-complex="normal"/>
    </style:style>
    <style:style style:name="P159" style:family="paragraph" style:parent-style-name="Standard">
      <style:text-properties style:text-position="0% 100%" fo:language="ru" fo:country="RU" fo:font-style="normal" style:text-underline-style="none" fo:font-weight="normal" officeooo:rsid="0019f43d" officeooo:paragraph-rsid="124134e1" style:font-style-asian="normal" style:font-weight-asian="normal" style:font-style-complex="normal" style:font-weight-complex="normal"/>
    </style:style>
    <style:style style:name="P160" style:family="paragraph" style:parent-style-name="Standard">
      <style:text-properties style:text-position="0% 100%" fo:language="ru" fo:country="RU" fo:font-style="normal" style:text-underline-style="none" fo:font-weight="normal" officeooo:rsid="0019f43d" officeooo:paragraph-rsid="12cff5b4" style:font-style-asian="normal" style:font-weight-asian="normal" style:font-style-complex="normal" style:font-weight-complex="normal"/>
    </style:style>
    <style:style style:name="P161" style:family="paragraph" style:parent-style-name="Standard">
      <style:text-properties style:text-position="0% 100%" fo:language="ru" fo:country="RU" fo:font-style="normal" style:text-underline-style="none" fo:font-weight="normal" officeooo:rsid="0019f43d" officeooo:paragraph-rsid="12d3aeb6" style:font-style-asian="normal" style:font-weight-asian="normal" style:font-style-complex="normal" style:font-weight-complex="normal"/>
    </style:style>
    <style:style style:name="P162" style:family="paragraph" style:parent-style-name="Standard">
      <style:text-properties style:text-position="0% 100%" fo:language="ru" fo:country="RU" fo:font-style="normal" style:text-underline-style="none" fo:font-weight="normal" officeooo:rsid="0019f43d" officeooo:paragraph-rsid="12e2f6a9" style:font-style-asian="normal" style:font-weight-asian="normal" style:font-style-complex="normal" style:font-weight-complex="normal"/>
    </style:style>
    <style:style style:name="P163" style:family="paragraph" style:parent-style-name="Standard">
      <style:text-properties style:text-position="0% 100%" fo:language="ru" fo:country="RU" fo:font-style="normal" style:text-underline-style="none" fo:font-weight="normal" officeooo:rsid="0019f43d" officeooo:paragraph-rsid="12e88889" style:font-style-asian="normal" style:font-weight-asian="normal" style:font-style-complex="normal" style:font-weight-complex="normal"/>
    </style:style>
    <style:style style:name="P164" style:family="paragraph" style:parent-style-name="Standard">
      <style:text-properties style:text-position="0% 100%" fo:language="ru" fo:country="RU" fo:font-style="normal" style:text-underline-style="none" fo:font-weight="normal" officeooo:rsid="0019f43d" officeooo:paragraph-rsid="12eeee31" style:font-style-asian="normal" style:font-weight-asian="normal" style:font-style-complex="normal" style:font-weight-complex="normal"/>
    </style:style>
    <style:style style:name="P165" style:family="paragraph" style:parent-style-name="Standard">
      <style:text-properties style:text-position="0% 100%" fo:language="ru" fo:country="RU" fo:font-style="normal" style:text-underline-style="none" fo:font-weight="normal" officeooo:rsid="0019f43d" officeooo:paragraph-rsid="12f13b88" style:font-style-asian="normal" style:font-weight-asian="normal" style:font-style-complex="normal" style:font-weight-complex="normal"/>
    </style:style>
    <style:style style:name="P166" style:family="paragraph" style:parent-style-name="Standard">
      <style:text-properties style:text-position="0% 100%" fo:language="ru" fo:country="RU" fo:font-style="normal" style:text-underline-style="none" fo:font-weight="normal" officeooo:rsid="0019f43d" officeooo:paragraph-rsid="12f4d61d" style:font-style-asian="normal" style:font-weight-asian="normal" style:font-style-complex="normal" style:font-weight-complex="normal"/>
    </style:style>
    <style:style style:name="P167" style:family="paragraph" style:parent-style-name="Standard">
      <style:text-properties style:text-position="0% 100%" fo:language="ru" fo:country="RU" fo:font-style="normal" style:text-underline-style="none" fo:font-weight="normal" officeooo:rsid="0019f43d" officeooo:paragraph-rsid="12f64ffa" style:font-style-asian="normal" style:font-weight-asian="normal" style:font-style-complex="normal" style:font-weight-complex="normal"/>
    </style:style>
    <style:style style:name="P168" style:family="paragraph" style:parent-style-name="Standard">
      <style:text-properties style:text-position="0% 100%" fo:language="ru" fo:country="RU" fo:font-style="normal" style:text-underline-style="none" fo:font-weight="normal" officeooo:rsid="0019f43d" officeooo:paragraph-rsid="12f97fc3" style:font-style-asian="normal" style:font-weight-asian="normal" style:font-style-complex="normal" style:font-weight-complex="normal"/>
    </style:style>
    <style:style style:name="P169" style:family="paragraph" style:parent-style-name="Standard">
      <style:text-properties style:text-position="0% 100%" fo:language="ru" fo:country="RU" fo:font-style="normal" style:text-underline-style="none" fo:font-weight="normal" officeooo:rsid="0019f43d" officeooo:paragraph-rsid="12f9a7bf" style:font-style-asian="normal" style:font-weight-asian="normal" style:font-style-complex="normal" style:font-weight-complex="normal"/>
    </style:style>
    <style:style style:name="P170" style:family="paragraph" style:parent-style-name="Standard">
      <style:text-properties style:text-position="0% 100%" fo:language="ru" fo:country="RU" fo:font-style="normal" style:text-underline-style="none" fo:font-weight="normal" officeooo:rsid="0019f43d" officeooo:paragraph-rsid="12f9da52" style:font-style-asian="normal" style:font-weight-asian="normal" style:font-style-complex="normal" style:font-weight-complex="normal"/>
    </style:style>
    <style:style style:name="P171" style:family="paragraph" style:parent-style-name="Standard">
      <style:text-properties style:text-position="0% 100%" fo:language="ru" fo:country="RU" fo:font-style="normal" style:text-underline-style="none" fo:font-weight="normal" officeooo:rsid="0019f43d" officeooo:paragraph-rsid="12fcae2b" style:font-style-asian="normal" style:font-weight-asian="normal" style:font-style-complex="normal" style:font-weight-complex="normal"/>
    </style:style>
    <style:style style:name="P172" style:family="paragraph" style:parent-style-name="Standard">
      <style:text-properties style:text-position="0% 100%" fo:language="ru" fo:country="RU" fo:font-style="normal" style:text-underline-style="none" fo:font-weight="normal" officeooo:rsid="0019f43d" officeooo:paragraph-rsid="12fd9c0c" style:font-style-asian="normal" style:font-weight-asian="normal" style:font-style-complex="normal" style:font-weight-complex="normal"/>
    </style:style>
    <style:style style:name="P173" style:family="paragraph" style:parent-style-name="Standard">
      <style:text-properties style:text-position="0% 100%" fo:language="ru" fo:country="RU" fo:font-style="normal" style:text-underline-style="none" fo:font-weight="normal" officeooo:rsid="0019f43d" officeooo:paragraph-rsid="1302c61c" style:font-style-asian="normal" style:font-weight-asian="normal" style:font-style-complex="normal" style:font-weight-complex="normal"/>
    </style:style>
    <style:style style:name="P174" style:family="paragraph" style:parent-style-name="Standard">
      <style:text-properties style:text-position="0% 100%" fo:language="ru" fo:country="RU" fo:font-style="normal" style:text-underline-style="none" fo:font-weight="normal" officeooo:rsid="0019f43d" officeooo:paragraph-rsid="13068dd1" style:font-style-asian="normal" style:font-weight-asian="normal" style:font-style-complex="normal" style:font-weight-complex="normal"/>
    </style:style>
    <style:style style:name="P175" style:family="paragraph" style:parent-style-name="Standard">
      <style:text-properties style:text-position="0% 100%" fo:language="ru" fo:country="RU" fo:font-style="normal" style:text-underline-style="none" fo:font-weight="normal" officeooo:rsid="0019f43d" officeooo:paragraph-rsid="130838e4" style:font-style-asian="normal" style:font-weight-asian="normal" style:font-style-complex="normal" style:font-weight-complex="normal"/>
    </style:style>
    <style:style style:name="P176" style:family="paragraph" style:parent-style-name="Standard">
      <style:text-properties style:text-position="0% 100%" fo:language="ru" fo:country="RU" fo:font-style="normal" style:text-underline-style="none" fo:font-weight="normal" officeooo:rsid="0019f43d" officeooo:paragraph-rsid="130e1663" style:font-style-asian="normal" style:font-weight-asian="normal" style:font-style-complex="normal" style:font-weight-complex="normal"/>
    </style:style>
    <style:style style:name="P177" style:family="paragraph" style:parent-style-name="Standard">
      <style:text-properties style:text-position="0% 100%" fo:language="ru" fo:country="RU" fo:font-style="normal" style:text-underline-style="none" fo:font-weight="normal" officeooo:rsid="0019f43d" officeooo:paragraph-rsid="131aeb3c" style:font-style-asian="normal" style:font-weight-asian="normal" style:font-style-complex="normal" style:font-weight-complex="normal"/>
    </style:style>
    <style:style style:name="P178" style:family="paragraph" style:parent-style-name="Standard">
      <style:text-properties style:text-position="0% 100%" fo:language="ru" fo:country="RU" fo:font-style="normal" style:text-underline-style="none" fo:font-weight="normal" officeooo:rsid="0019f43d" officeooo:paragraph-rsid="131fcc28" style:font-style-asian="normal" style:font-weight-asian="normal" style:font-style-complex="normal" style:font-weight-complex="normal"/>
    </style:style>
    <style:style style:name="P179" style:family="paragraph" style:parent-style-name="Standard">
      <style:text-properties style:text-position="0% 100%" fo:language="ru" fo:country="RU" fo:font-style="normal" style:text-underline-style="none" fo:font-weight="normal" officeooo:rsid="0019f43d" officeooo:paragraph-rsid="1326d2ae" style:font-style-asian="normal" style:font-weight-asian="normal" style:font-style-complex="normal" style:font-weight-complex="normal"/>
    </style:style>
    <style:style style:name="P180" style:family="paragraph" style:parent-style-name="Standard">
      <style:text-properties style:text-position="0% 100%" fo:language="ru" fo:country="RU" fo:font-style="normal" style:text-underline-style="none" fo:font-weight="normal" officeooo:rsid="0019f43d" officeooo:paragraph-rsid="132fab52" style:font-style-asian="normal" style:font-weight-asian="normal" style:font-style-complex="normal" style:font-weight-complex="normal"/>
    </style:style>
    <style:style style:name="P181" style:family="paragraph" style:parent-style-name="Standard">
      <style:text-properties style:text-position="0% 100%" fo:language="ru" fo:country="RU" fo:font-style="normal" style:text-underline-style="none" fo:font-weight="normal" officeooo:rsid="0019f43d" officeooo:paragraph-rsid="132ffd85" style:font-style-asian="normal" style:font-weight-asian="normal" style:font-style-complex="normal" style:font-weight-complex="normal"/>
    </style:style>
    <style:style style:name="P182" style:family="paragraph" style:parent-style-name="Standard">
      <style:text-properties style:text-position="0% 100%" fo:language="ru" fo:country="RU" fo:font-style="normal" style:text-underline-style="none" fo:font-weight="normal" officeooo:rsid="0019f43d" officeooo:paragraph-rsid="13332aab" style:font-style-asian="normal" style:font-weight-asian="normal" style:font-style-complex="normal" style:font-weight-complex="normal"/>
    </style:style>
    <style:style style:name="P183" style:family="paragraph" style:parent-style-name="Standard">
      <style:text-properties style:text-position="0% 100%" fo:language="ru" fo:country="RU" fo:font-style="normal" style:text-underline-style="none" fo:font-weight="normal" officeooo:rsid="0019f43d" officeooo:paragraph-rsid="135350bd" style:font-style-asian="normal" style:font-weight-asian="normal" style:font-style-complex="normal" style:font-weight-complex="normal"/>
    </style:style>
    <style:style style:name="P184" style:family="paragraph" style:parent-style-name="Standard">
      <style:text-properties style:text-position="0% 100%" fo:language="ru" fo:country="RU" fo:font-style="normal" style:text-underline-style="none" fo:font-weight="normal" officeooo:rsid="0019f43d" officeooo:paragraph-rsid="1356b3d8" style:font-style-asian="normal" style:font-weight-asian="normal" style:font-style-complex="normal" style:font-weight-complex="normal"/>
    </style:style>
    <style:style style:name="P185" style:family="paragraph" style:parent-style-name="Standard">
      <style:text-properties style:text-position="0% 100%" fo:language="ru" fo:country="RU" fo:font-style="normal" style:text-underline-style="none" fo:font-weight="normal" officeooo:rsid="0019f43d" officeooo:paragraph-rsid="13583c16" style:font-style-asian="normal" style:font-weight-asian="normal" style:font-style-complex="normal" style:font-weight-complex="normal"/>
    </style:style>
    <style:style style:name="P186" style:family="paragraph" style:parent-style-name="Standard">
      <style:text-properties style:text-position="0% 100%" fo:language="ru" fo:country="RU" fo:font-style="normal" style:text-underline-style="none" fo:font-weight="normal" officeooo:rsid="0019f43d" officeooo:paragraph-rsid="135e1b8f" style:font-style-asian="normal" style:font-weight-asian="normal" style:font-style-complex="normal" style:font-weight-complex="normal"/>
    </style:style>
    <style:style style:name="P187" style:family="paragraph" style:parent-style-name="Standard">
      <style:text-properties style:text-position="0% 100%" fo:language="ru" fo:country="RU" fo:font-style="normal" style:text-underline-style="none" fo:font-weight="normal" officeooo:rsid="0019f43d" officeooo:paragraph-rsid="135f7a6d" style:font-style-asian="normal" style:font-weight-asian="normal" style:font-style-complex="normal" style:font-weight-complex="normal"/>
    </style:style>
    <style:style style:name="P188" style:family="paragraph" style:parent-style-name="Standard">
      <style:text-properties style:text-position="0% 100%" fo:language="ru" fo:country="RU" fo:font-style="normal" style:text-underline-style="none" fo:font-weight="normal" officeooo:rsid="0019f43d" officeooo:paragraph-rsid="1365a0a0" style:font-style-asian="normal" style:font-weight-asian="normal" style:font-style-complex="normal" style:font-weight-complex="normal"/>
    </style:style>
    <style:style style:name="P189" style:family="paragraph" style:parent-style-name="Standard">
      <style:text-properties style:text-position="0% 100%" fo:language="ru" fo:country="RU" fo:font-style="normal" style:text-underline-style="none" fo:font-weight="normal" officeooo:rsid="0019f43d" officeooo:paragraph-rsid="13663c8c" style:font-style-asian="normal" style:font-weight-asian="normal" style:font-style-complex="normal" style:font-weight-complex="normal"/>
    </style:style>
    <style:style style:name="P190" style:family="paragraph" style:parent-style-name="Standard">
      <style:text-properties style:text-position="0% 100%" fo:language="ru" fo:country="RU" fo:font-style="normal" style:text-underline-style="none" fo:font-weight="normal" officeooo:rsid="0019f43d" officeooo:paragraph-rsid="13698fbb" style:font-style-asian="normal" style:font-weight-asian="normal" style:font-style-complex="normal" style:font-weight-complex="normal"/>
    </style:style>
    <style:style style:name="P191" style:family="paragraph" style:parent-style-name="Standard">
      <style:text-properties style:text-position="0% 100%" fo:language="ru" fo:country="RU" fo:font-style="normal" style:text-underline-style="none" fo:font-weight="normal" officeooo:rsid="0019f43d" officeooo:paragraph-rsid="136f5ca5" style:font-style-asian="normal" style:font-weight-asian="normal" style:font-style-complex="normal" style:font-weight-complex="normal"/>
    </style:style>
    <style:style style:name="P192" style:family="paragraph" style:parent-style-name="Standard">
      <style:text-properties style:text-position="0% 100%" fo:language="ru" fo:country="RU" fo:font-style="normal" style:text-underline-style="none" fo:font-weight="normal" officeooo:rsid="0019f43d" officeooo:paragraph-rsid="138334d1" style:font-style-asian="normal" style:font-weight-asian="normal" style:font-style-complex="normal" style:font-weight-complex="normal"/>
    </style:style>
    <style:style style:name="P193" style:family="paragraph" style:parent-style-name="Standard">
      <style:text-properties style:text-position="0% 100%" fo:language="ru" fo:country="RU" fo:font-style="normal" style:text-underline-style="none" fo:font-weight="normal" officeooo:rsid="0019f43d" officeooo:paragraph-rsid="13a5ef1a" style:font-style-asian="normal" style:font-weight-asian="normal" style:font-style-complex="normal" style:font-weight-complex="normal"/>
    </style:style>
    <style:style style:name="P194" style:family="paragraph" style:parent-style-name="Standard">
      <style:text-properties style:text-position="0% 100%" fo:language="ru" fo:country="RU" fo:font-style="normal" style:text-underline-style="none" fo:font-weight="normal" officeooo:rsid="0019f43d" officeooo:paragraph-rsid="13a74f43" style:font-style-asian="normal" style:font-weight-asian="normal" style:font-style-complex="normal" style:font-weight-complex="normal"/>
    </style:style>
    <style:style style:name="P195" style:family="paragraph" style:parent-style-name="Standard">
      <style:text-properties style:text-position="0% 100%" fo:language="ru" fo:country="RU" fo:font-style="normal" style:text-underline-style="none" fo:font-weight="normal" officeooo:rsid="0019f43d" officeooo:paragraph-rsid="13ad7a5c" style:font-style-asian="normal" style:font-weight-asian="normal" style:font-style-complex="normal" style:font-weight-complex="normal"/>
    </style:style>
    <style:style style:name="P196" style:family="paragraph" style:parent-style-name="Standard">
      <style:text-properties style:text-position="0% 100%" fo:language="ru" fo:country="RU" fo:font-style="normal" style:text-underline-style="none" fo:font-weight="normal" officeooo:rsid="0019f43d" officeooo:paragraph-rsid="13ae146a" style:font-style-asian="normal" style:font-weight-asian="normal" style:font-style-complex="normal" style:font-weight-complex="normal"/>
    </style:style>
    <style:style style:name="P197" style:family="paragraph" style:parent-style-name="Standard">
      <style:text-properties style:text-position="0% 100%" fo:language="ru" fo:country="RU" fo:font-style="normal" style:text-underline-style="none" fo:font-weight="normal" officeooo:rsid="0019f43d" officeooo:paragraph-rsid="13afaa70" style:font-style-asian="normal" style:font-weight-asian="normal" style:font-style-complex="normal" style:font-weight-complex="normal"/>
    </style:style>
    <style:style style:name="P198" style:family="paragraph" style:parent-style-name="Standard">
      <style:text-properties style:text-position="0% 100%" fo:language="ru" fo:country="RU" fo:font-style="normal" style:text-underline-style="none" fo:font-weight="normal" officeooo:rsid="0019f43d" officeooo:paragraph-rsid="13baa9c0" style:font-style-asian="normal" style:font-weight-asian="normal" style:font-style-complex="normal" style:font-weight-complex="normal"/>
    </style:style>
    <style:style style:name="P199" style:family="paragraph" style:parent-style-name="Standard">
      <style:text-properties style:text-position="0% 100%" fo:language="ru" fo:country="RU" fo:font-style="normal" style:text-underline-style="none" fo:font-weight="normal" officeooo:rsid="0019f43d" officeooo:paragraph-rsid="13c031d7" style:font-style-asian="normal" style:font-weight-asian="normal" style:font-style-complex="normal" style:font-weight-complex="normal"/>
    </style:style>
    <style:style style:name="P200" style:family="paragraph" style:parent-style-name="Standard">
      <style:text-properties style:text-position="0% 100%" fo:language="ru" fo:country="RU" fo:font-style="normal" style:text-underline-style="none" fo:font-weight="normal" officeooo:rsid="0019f43d" officeooo:paragraph-rsid="13c3a22e" style:font-style-asian="normal" style:font-weight-asian="normal" style:font-style-complex="normal" style:font-weight-complex="normal"/>
    </style:style>
    <style:style style:name="P201" style:family="paragraph" style:parent-style-name="Standard">
      <style:text-properties style:text-position="0% 100%" fo:language="ru" fo:country="RU" fo:font-style="normal" style:text-underline-style="none" fo:font-weight="normal" officeooo:rsid="0019f43d" officeooo:paragraph-rsid="13d05d3b" style:font-style-asian="normal" style:font-weight-asian="normal" style:font-style-complex="normal" style:font-weight-complex="normal"/>
    </style:style>
    <style:style style:name="P202" style:family="paragraph" style:parent-style-name="Standard">
      <style:text-properties style:text-position="0% 100%" fo:language="ru" fo:country="RU" fo:font-style="normal" style:text-underline-style="none" fo:font-weight="normal" officeooo:rsid="0019f43d" officeooo:paragraph-rsid="13d58ddc" style:font-style-asian="normal" style:font-weight-asian="normal" style:font-style-complex="normal" style:font-weight-complex="normal"/>
    </style:style>
    <style:style style:name="P203" style:family="paragraph" style:parent-style-name="Standard">
      <style:text-properties style:text-position="0% 100%" fo:language="ru" fo:country="RU" fo:font-style="normal" style:text-underline-style="none" fo:font-weight="normal" officeooo:rsid="0019f43d" officeooo:paragraph-rsid="13d7899b" style:font-style-asian="normal" style:font-weight-asian="normal" style:font-style-complex="normal" style:font-weight-complex="normal"/>
    </style:style>
    <style:style style:name="P204" style:family="paragraph" style:parent-style-name="Standard">
      <style:text-properties style:text-position="0% 100%" fo:language="ru" fo:country="RU" fo:font-style="normal" style:text-underline-style="none" fo:font-weight="normal" officeooo:rsid="0019f43d" officeooo:paragraph-rsid="13eaaffe" style:font-style-asian="normal" style:font-weight-asian="normal" style:font-style-complex="normal" style:font-weight-complex="normal"/>
    </style:style>
    <style:style style:name="P205" style:family="paragraph" style:parent-style-name="Standard">
      <style:text-properties style:text-position="0% 100%" fo:language="ru" fo:country="RU" fo:font-style="normal" style:text-underline-style="none" fo:font-weight="normal" officeooo:rsid="0019f43d" officeooo:paragraph-rsid="13f0b55f" style:font-style-asian="normal" style:font-weight-asian="normal" style:font-style-complex="normal" style:font-weight-complex="normal"/>
    </style:style>
    <style:style style:name="P206" style:family="paragraph" style:parent-style-name="Standard">
      <style:text-properties style:text-position="0% 100%" fo:language="ru" fo:country="RU" fo:font-style="normal" style:text-underline-style="none" fo:font-weight="normal" officeooo:rsid="0019f43d" officeooo:paragraph-rsid="1416eecc" style:font-style-asian="normal" style:font-weight-asian="normal" style:font-style-complex="normal" style:font-weight-complex="normal"/>
    </style:style>
    <style:style style:name="P207" style:family="paragraph" style:parent-style-name="Standard">
      <style:text-properties style:text-position="0% 100%" fo:language="ru" fo:country="RU" fo:font-style="normal" style:text-underline-style="none" fo:font-weight="normal" officeooo:rsid="0019f43d" officeooo:paragraph-rsid="14aa6688" style:font-style-asian="normal" style:font-weight-asian="normal" style:font-style-complex="normal" style:font-weight-complex="normal"/>
    </style:style>
    <style:style style:name="P208" style:family="paragraph" style:parent-style-name="Standard">
      <style:text-properties style:text-position="0% 100%" fo:language="ru" fo:country="RU" fo:font-style="normal" style:text-underline-style="none" fo:font-weight="normal" officeooo:rsid="0019f43d" officeooo:paragraph-rsid="14ae5dc6" style:font-style-asian="normal" style:font-weight-asian="normal" style:font-style-complex="normal" style:font-weight-complex="normal"/>
    </style:style>
    <style:style style:name="P209" style:family="paragraph" style:parent-style-name="Standard">
      <style:text-properties style:text-position="0% 100%" fo:language="ru" fo:country="RU" fo:font-style="normal" style:text-underline-style="none" fo:font-weight="normal" officeooo:rsid="0019f43d" officeooo:paragraph-rsid="14b3ddd8" style:font-style-asian="normal" style:font-weight-asian="normal" style:font-style-complex="normal" style:font-weight-complex="normal"/>
    </style:style>
    <style:style style:name="P210" style:family="paragraph" style:parent-style-name="Standard">
      <style:text-properties style:text-position="0% 100%" fo:language="ru" fo:country="RU" fo:font-style="normal" style:text-underline-style="none" fo:font-weight="normal" officeooo:rsid="0019f43d" officeooo:paragraph-rsid="151ec0b9" style:font-style-asian="normal" style:font-weight-asian="normal" style:font-style-complex="normal" style:font-weight-complex="normal"/>
    </style:style>
    <style:style style:name="P211" style:family="paragraph" style:parent-style-name="Standard">
      <style:text-properties style:text-position="0% 100%" fo:language="ru" fo:country="RU" fo:font-style="normal" style:text-underline-style="none" fo:font-weight="normal" officeooo:rsid="0019f43d" officeooo:paragraph-rsid="151ff790" style:font-style-asian="normal" style:font-weight-asian="normal" style:font-style-complex="normal" style:font-weight-complex="normal"/>
    </style:style>
    <style:style style:name="P212" style:family="paragraph" style:parent-style-name="Standard">
      <style:text-properties style:text-position="0% 100%" fo:language="ru" fo:country="RU" fo:font-style="normal" style:text-underline-style="none" fo:font-weight="normal" officeooo:rsid="0019f43d" officeooo:paragraph-rsid="158a8cef" style:font-style-asian="normal" style:font-weight-asian="normal" style:font-style-complex="normal" style:font-weight-complex="normal"/>
    </style:style>
    <style:style style:name="P213" style:family="paragraph" style:parent-style-name="Standard">
      <style:text-properties style:text-position="0% 100%" fo:language="ru" fo:country="RU" fo:font-style="normal" style:text-underline-style="none" fo:font-weight="normal" officeooo:rsid="0019f43d" officeooo:paragraph-rsid="158e0dd4" style:font-style-asian="normal" style:font-weight-asian="normal" style:font-style-complex="normal" style:font-weight-complex="normal"/>
    </style:style>
    <style:style style:name="P214" style:family="paragraph" style:parent-style-name="Standard">
      <style:text-properties style:text-position="0% 100%" fo:language="ru" fo:country="RU" fo:font-style="normal" style:text-underline-style="none" fo:font-weight="normal" officeooo:rsid="0019f43d" officeooo:paragraph-rsid="15938b0b" style:font-style-asian="normal" style:font-weight-asian="normal" style:font-style-complex="normal" style:font-weight-complex="normal"/>
    </style:style>
    <style:style style:name="P215" style:family="paragraph" style:parent-style-name="Standard">
      <style:text-properties style:text-position="0% 100%" fo:language="ru" fo:country="RU" fo:font-style="normal" style:text-underline-style="none" fo:font-weight="normal" officeooo:rsid="0019f43d" officeooo:paragraph-rsid="15942cef" style:font-style-asian="normal" style:font-weight-asian="normal" style:font-style-complex="normal" style:font-weight-complex="normal"/>
    </style:style>
    <style:style style:name="P216" style:family="paragraph" style:parent-style-name="Standard">
      <style:text-properties style:text-position="0% 100%" fo:language="ru" fo:country="RU" fo:font-style="normal" style:text-underline-style="none" fo:font-weight="normal" officeooo:rsid="0019f43d" officeooo:paragraph-rsid="15985a25" style:font-style-asian="normal" style:font-weight-asian="normal" style:font-style-complex="normal" style:font-weight-complex="normal"/>
    </style:style>
    <style:style style:name="P217" style:family="paragraph" style:parent-style-name="Standard">
      <style:text-properties style:text-position="0% 100%" fo:language="ru" fo:country="RU" fo:font-style="normal" style:text-underline-style="none" fo:font-weight="normal" officeooo:rsid="0019f43d" officeooo:paragraph-rsid="15b06283" style:font-style-asian="normal" style:font-weight-asian="normal" style:font-style-complex="normal" style:font-weight-complex="normal"/>
    </style:style>
    <style:style style:name="P218" style:family="paragraph" style:parent-style-name="Standard">
      <style:text-properties style:text-position="0% 100%" fo:language="ru" fo:country="RU" fo:font-style="normal" style:text-underline-style="none" fo:font-weight="normal" officeooo:rsid="0019f43d" officeooo:paragraph-rsid="15b3779a" style:font-style-asian="normal" style:font-weight-asian="normal" style:font-style-complex="normal" style:font-weight-complex="normal"/>
    </style:style>
    <style:style style:name="P219" style:family="paragraph" style:parent-style-name="Standard">
      <style:text-properties style:text-position="0% 100%" fo:language="ru" fo:country="RU" fo:font-style="normal" style:text-underline-style="none" fo:font-weight="normal" officeooo:rsid="0019f43d" officeooo:paragraph-rsid="15b8fd72" style:font-style-asian="normal" style:font-weight-asian="normal" style:font-style-complex="normal" style:font-weight-complex="normal"/>
    </style:style>
    <style:style style:name="P220" style:family="paragraph" style:parent-style-name="Standard">
      <style:text-properties style:text-position="0% 100%" fo:language="ru" fo:country="RU" fo:font-style="normal" style:text-underline-style="none" fo:font-weight="normal" officeooo:rsid="0019f43d" officeooo:paragraph-rsid="15cab343" style:font-style-asian="normal" style:font-weight-asian="normal" style:font-style-complex="normal" style:font-weight-complex="normal"/>
    </style:style>
    <style:style style:name="P221" style:family="paragraph" style:parent-style-name="Standard">
      <style:text-properties style:text-position="0% 100%" fo:language="ru" fo:country="RU" fo:font-style="normal" style:text-underline-style="none" fo:font-weight="normal" officeooo:rsid="0019f43d" officeooo:paragraph-rsid="15ce1777" style:font-style-asian="normal" style:font-weight-asian="normal" style:font-style-complex="normal" style:font-weight-complex="normal"/>
    </style:style>
    <style:style style:name="P222" style:family="paragraph" style:parent-style-name="Standard">
      <style:text-properties style:text-position="0% 100%" fo:language="ru" fo:country="RU" fo:font-style="normal" style:text-underline-style="none" fo:font-weight="normal" officeooo:rsid="0019f43d" officeooo:paragraph-rsid="15d76dd2" style:font-style-asian="normal" style:font-weight-asian="normal" style:font-style-complex="normal" style:font-weight-complex="normal"/>
    </style:style>
    <style:style style:name="P223" style:family="paragraph" style:parent-style-name="Standard">
      <style:text-properties style:text-position="0% 100%" fo:language="ru" fo:country="RU" fo:font-style="normal" style:text-underline-style="none" fo:font-weight="normal" officeooo:rsid="0019f43d" officeooo:paragraph-rsid="15d7a588" style:font-style-asian="normal" style:font-weight-asian="normal" style:font-style-complex="normal" style:font-weight-complex="normal"/>
    </style:style>
    <style:style style:name="P224" style:family="paragraph" style:parent-style-name="Standard">
      <style:text-properties style:text-position="0% 100%" fo:language="ru" fo:country="RU" fo:font-style="normal" style:text-underline-style="none" fo:font-weight="normal" officeooo:rsid="0019f43d" officeooo:paragraph-rsid="15dcc141" style:font-style-asian="normal" style:font-weight-asian="normal" style:font-style-complex="normal" style:font-weight-complex="normal"/>
    </style:style>
    <style:style style:name="P225" style:family="paragraph" style:parent-style-name="Standard">
      <style:text-properties style:text-position="0% 100%" fo:language="ru" fo:country="RU" fo:font-style="normal" style:text-underline-style="none" fo:font-weight="normal" officeooo:rsid="0019f43d" officeooo:paragraph-rsid="15f93f0c" style:font-style-asian="normal" style:font-weight-asian="normal" style:font-style-complex="normal" style:font-weight-complex="normal"/>
    </style:style>
    <style:style style:name="P226" style:family="paragraph" style:parent-style-name="Standard">
      <style:text-properties style:text-position="0% 100%" fo:language="ru" fo:country="RU" fo:font-style="normal" style:text-underline-style="none" fo:font-weight="normal" officeooo:rsid="0019f43d" officeooo:paragraph-rsid="15fc2161" style:font-style-asian="normal" style:font-weight-asian="normal" style:font-style-complex="normal" style:font-weight-complex="normal"/>
    </style:style>
    <style:style style:name="P227" style:family="paragraph" style:parent-style-name="Standard">
      <style:text-properties style:text-position="0% 100%" fo:language="ru" fo:country="RU" fo:font-style="normal" style:text-underline-style="none" fo:font-weight="normal" officeooo:rsid="0019f43d" officeooo:paragraph-rsid="1605b1bd" style:font-style-asian="normal" style:font-weight-asian="normal" style:font-style-complex="normal" style:font-weight-complex="normal"/>
    </style:style>
    <style:style style:name="P228" style:family="paragraph" style:parent-style-name="Standard">
      <style:text-properties style:text-position="0% 100%" fo:language="ru" fo:country="RU" fo:font-style="normal" style:text-underline-style="none" fo:font-weight="normal" officeooo:rsid="0019f43d" officeooo:paragraph-rsid="1606c4db" style:font-style-asian="normal" style:font-weight-asian="normal" style:font-style-complex="normal" style:font-weight-complex="normal"/>
    </style:style>
    <style:style style:name="P229" style:family="paragraph" style:parent-style-name="Standard">
      <style:text-properties style:text-position="0% 100%" fo:language="ru" fo:country="RU" fo:font-style="normal" style:text-underline-style="none" fo:font-weight="normal" officeooo:rsid="0019f43d" officeooo:paragraph-rsid="1609c480" style:font-style-asian="normal" style:font-weight-asian="normal" style:font-style-complex="normal" style:font-weight-complex="normal"/>
    </style:style>
    <style:style style:name="P230" style:family="paragraph" style:parent-style-name="Standard">
      <style:text-properties style:text-position="0% 100%" fo:language="ru" fo:country="RU" fo:font-style="normal" style:text-underline-style="none" fo:font-weight="normal" officeooo:rsid="0019f43d" officeooo:paragraph-rsid="160cc026" style:font-style-asian="normal" style:font-weight-asian="normal" style:font-style-complex="normal" style:font-weight-complex="normal"/>
    </style:style>
    <style:style style:name="P231" style:family="paragraph" style:parent-style-name="Standard">
      <style:text-properties style:text-position="0% 100%" fo:language="ru" fo:country="RU" fo:font-style="normal" style:text-underline-style="none" fo:font-weight="normal" officeooo:rsid="0019f43d" officeooo:paragraph-rsid="161107a7" style:font-style-asian="normal" style:font-weight-asian="normal" style:font-style-complex="normal" style:font-weight-complex="normal"/>
    </style:style>
    <style:style style:name="P232" style:family="paragraph" style:parent-style-name="Standard">
      <style:text-properties style:text-position="0% 100%" fo:language="ru" fo:country="RU" fo:font-style="normal" style:text-underline-style="none" fo:font-weight="normal" officeooo:rsid="0019f43d" officeooo:paragraph-rsid="1612fa4d" style:font-style-asian="normal" style:font-weight-asian="normal" style:font-style-complex="normal" style:font-weight-complex="normal"/>
    </style:style>
    <style:style style:name="P233" style:family="paragraph" style:parent-style-name="Standard">
      <style:text-properties style:text-position="0% 100%" fo:language="ru" fo:country="RU" fo:font-style="normal" style:text-underline-style="none" fo:font-weight="normal" officeooo:rsid="0019f43d" officeooo:paragraph-rsid="161701dd" style:font-style-asian="normal" style:font-weight-asian="normal" style:font-style-complex="normal" style:font-weight-complex="normal"/>
    </style:style>
    <style:style style:name="P234" style:family="paragraph" style:parent-style-name="Standard">
      <style:text-properties style:text-position="0% 100%" fo:language="ru" fo:country="RU" fo:font-style="normal" style:text-underline-style="none" fo:font-weight="normal" officeooo:rsid="0019f43d" officeooo:paragraph-rsid="1617c2f3" style:font-style-asian="normal" style:font-weight-asian="normal" style:font-style-complex="normal" style:font-weight-complex="normal"/>
    </style:style>
    <style:style style:name="P235" style:family="paragraph" style:parent-style-name="Standard">
      <style:text-properties style:text-position="0% 100%" fo:language="ru" fo:country="RU" fo:font-style="normal" style:text-underline-style="none" fo:font-weight="normal" officeooo:rsid="0019f43d" officeooo:paragraph-rsid="161ac0c6" style:font-style-asian="normal" style:font-weight-asian="normal" style:font-style-complex="normal" style:font-weight-complex="normal"/>
    </style:style>
    <style:style style:name="P236" style:family="paragraph" style:parent-style-name="Standard">
      <style:text-properties style:text-position="0% 100%" fo:language="ru" fo:country="RU" fo:font-style="normal" style:text-underline-style="none" fo:font-weight="normal" officeooo:rsid="0019f43d" officeooo:paragraph-rsid="16274299" style:font-style-asian="normal" style:font-weight-asian="normal" style:font-style-complex="normal" style:font-weight-complex="normal"/>
    </style:style>
    <style:style style:name="P237" style:family="paragraph" style:parent-style-name="Standard">
      <style:text-properties style:text-position="0% 100%" fo:language="ru" fo:country="RU" fo:font-style="normal" style:text-underline-style="none" fo:font-weight="normal" officeooo:rsid="0019f43d" officeooo:paragraph-rsid="16420d4f" style:font-style-asian="normal" style:font-weight-asian="normal" style:font-style-complex="normal" style:font-weight-complex="normal"/>
    </style:style>
    <style:style style:name="P238" style:family="paragraph" style:parent-style-name="Standard">
      <style:text-properties style:text-position="0% 100%" fo:language="ru" fo:country="RU" fo:font-style="normal" style:text-underline-style="none" fo:font-weight="normal" officeooo:rsid="0019f43d" officeooo:paragraph-rsid="1651f805" style:font-style-asian="normal" style:font-weight-asian="normal" style:font-style-complex="normal" style:font-weight-complex="normal"/>
    </style:style>
    <style:style style:name="P239" style:family="paragraph" style:parent-style-name="Standard">
      <style:text-properties style:text-position="0% 100%" fo:language="ru" fo:country="RU" fo:font-style="normal" style:text-underline-style="none" fo:font-weight="normal" officeooo:rsid="0019f43d" officeooo:paragraph-rsid="165d7cb1" style:font-style-asian="normal" style:font-weight-asian="normal" style:font-style-complex="normal" style:font-weight-complex="normal"/>
    </style:style>
    <style:style style:name="P240" style:family="paragraph" style:parent-style-name="Standard">
      <style:text-properties style:text-position="0% 100%" fo:language="ru" fo:country="RU" fo:font-style="normal" style:text-underline-style="none" fo:font-weight="normal" officeooo:rsid="0019f43d" officeooo:paragraph-rsid="166051da" style:font-style-asian="normal" style:font-weight-asian="normal" style:font-style-complex="normal" style:font-weight-complex="normal"/>
    </style:style>
    <style:style style:name="P241" style:family="paragraph" style:parent-style-name="Standard">
      <style:text-properties style:text-position="0% 100%" fo:language="ru" fo:country="RU" fo:font-style="normal" style:text-underline-style="none" fo:font-weight="normal" officeooo:rsid="0019f43d" officeooo:paragraph-rsid="166058fb" style:font-style-asian="normal" style:font-weight-asian="normal" style:font-style-complex="normal" style:font-weight-complex="normal"/>
    </style:style>
    <style:style style:name="P242" style:family="paragraph" style:parent-style-name="Standard">
      <style:text-properties style:text-position="0% 100%" fo:language="ru" fo:country="RU" fo:font-style="normal" style:text-underline-style="none" fo:font-weight="normal" officeooo:rsid="0019f43d" officeooo:paragraph-rsid="16689839" style:font-style-asian="normal" style:font-weight-asian="normal" style:font-style-complex="normal" style:font-weight-complex="normal"/>
    </style:style>
    <style:style style:name="P243" style:family="paragraph" style:parent-style-name="Standard">
      <style:text-properties style:text-position="0% 100%" fo:language="ru" fo:country="RU" fo:font-style="normal" style:text-underline-style="none" fo:font-weight="normal" officeooo:rsid="0019f43d" officeooo:paragraph-rsid="1683a856" style:font-style-asian="normal" style:font-weight-asian="normal" style:font-style-complex="normal" style:font-weight-complex="normal"/>
    </style:style>
    <style:style style:name="P244" style:family="paragraph" style:parent-style-name="Standard">
      <style:text-properties style:text-position="0% 100%" fo:language="ru" fo:country="RU" fo:font-style="normal" style:text-underline-style="none" fo:font-weight="normal" officeooo:rsid="0019f43d" officeooo:paragraph-rsid="168bfeff" style:font-style-asian="normal" style:font-weight-asian="normal" style:font-style-complex="normal" style:font-weight-complex="normal"/>
    </style:style>
    <style:style style:name="P245" style:family="paragraph" style:parent-style-name="Standard">
      <style:text-properties style:text-position="0% 100%" fo:language="ru" fo:country="RU" fo:font-style="normal" style:text-underline-style="none" fo:font-weight="normal" officeooo:rsid="0019f43d" officeooo:paragraph-rsid="1690a491" style:font-style-asian="normal" style:font-weight-asian="normal" style:font-style-complex="normal" style:font-weight-complex="normal"/>
    </style:style>
    <style:style style:name="P246" style:family="paragraph" style:parent-style-name="Standard">
      <style:text-properties style:text-position="0% 100%" fo:language="ru" fo:country="RU" fo:font-style="normal" style:text-underline-style="none" fo:font-weight="normal" officeooo:rsid="0019f43d" officeooo:paragraph-rsid="1694cca9" style:font-style-asian="normal" style:font-weight-asian="normal" style:font-style-complex="normal" style:font-weight-complex="normal"/>
    </style:style>
    <style:style style:name="P247" style:family="paragraph" style:parent-style-name="Standard">
      <style:text-properties style:text-position="0% 100%" fo:language="ru" fo:country="RU" fo:font-style="normal" style:text-underline-style="none" fo:font-weight="normal" officeooo:rsid="0019f43d" officeooo:paragraph-rsid="1696419a" style:font-style-asian="normal" style:font-weight-asian="normal" style:font-style-complex="normal" style:font-weight-complex="normal"/>
    </style:style>
    <style:style style:name="P248" style:family="paragraph" style:parent-style-name="Standard">
      <style:text-properties style:text-position="0% 100%" fo:language="ru" fo:country="RU" fo:font-style="normal" style:text-underline-style="none" fo:font-weight="normal" officeooo:rsid="0019f43d" officeooo:paragraph-rsid="1699212d" style:font-style-asian="normal" style:font-weight-asian="normal" style:font-style-complex="normal" style:font-weight-complex="normal"/>
    </style:style>
    <style:style style:name="P249" style:family="paragraph" style:parent-style-name="Standard">
      <style:text-properties style:text-position="0% 100%" fo:language="ru" fo:country="RU" fo:font-style="normal" style:text-underline-style="none" fo:font-weight="normal" officeooo:rsid="0019f43d" officeooo:paragraph-rsid="169c675d" style:font-style-asian="normal" style:font-weight-asian="normal" style:font-style-complex="normal" style:font-weight-complex="normal"/>
    </style:style>
    <style:style style:name="P250" style:family="paragraph" style:parent-style-name="Standard">
      <style:text-properties style:text-position="0% 100%" fo:language="ru" fo:country="RU" fo:font-style="normal" style:text-underline-style="none" fo:font-weight="normal" officeooo:rsid="0019f43d" officeooo:paragraph-rsid="169e9e46" style:font-style-asian="normal" style:font-weight-asian="normal" style:font-style-complex="normal" style:font-weight-complex="normal"/>
    </style:style>
    <style:style style:name="P251" style:family="paragraph" style:parent-style-name="Standard">
      <style:text-properties style:text-position="0% 100%" fo:language="ru" fo:country="RU" fo:font-style="normal" style:text-underline-style="none" fo:font-weight="normal" officeooo:rsid="0019f43d" officeooo:paragraph-rsid="16bd5e0c" style:font-style-asian="normal" style:font-weight-asian="normal" style:font-style-complex="normal" style:font-weight-complex="normal"/>
    </style:style>
    <style:style style:name="P252" style:family="paragraph" style:parent-style-name="Standard">
      <style:text-properties style:text-position="0% 100%" fo:language="ru" fo:country="RU" fo:font-style="normal" style:text-underline-style="none" fo:font-weight="normal" officeooo:rsid="0019f43d" officeooo:paragraph-rsid="16783512" style:font-style-asian="normal" style:font-weight-asian="normal" style:font-style-complex="normal" style:font-weight-complex="normal"/>
    </style:style>
    <style:style style:name="P253" style:family="paragraph" style:parent-style-name="Standard">
      <style:text-properties style:text-position="0% 100%" fo:language="ru" fo:country="RU" fo:font-style="normal" style:text-underline-style="none" fo:font-weight="normal" officeooo:rsid="0019f43d" officeooo:paragraph-rsid="16beaaa9" style:font-style-asian="normal" style:font-weight-asian="normal" style:font-style-complex="normal" style:font-weight-complex="normal"/>
    </style:style>
    <style:style style:name="P254" style:family="paragraph" style:parent-style-name="Standard">
      <style:text-properties style:text-position="0% 100%" fo:language="ru" fo:country="RU" fo:font-style="normal" style:text-underline-style="none" fo:font-weight="normal" officeooo:rsid="0019f43d" officeooo:paragraph-rsid="16f335ed" style:font-style-asian="normal" style:font-weight-asian="normal" style:font-style-complex="normal" style:font-weight-complex="normal"/>
    </style:style>
    <style:style style:name="P255" style:family="paragraph" style:parent-style-name="Standard">
      <style:text-properties style:text-position="0% 100%" fo:language="ru" fo:country="RU" fo:font-style="normal" style:text-underline-style="none" fo:font-weight="normal" officeooo:rsid="0019f43d" officeooo:paragraph-rsid="16f8073a" style:font-style-asian="normal" style:font-weight-asian="normal" style:font-style-complex="normal" style:font-weight-complex="normal"/>
    </style:style>
    <style:style style:name="P256" style:family="paragraph" style:parent-style-name="Standard">
      <style:text-properties style:text-position="0% 100%" fo:language="ru" fo:country="RU" fo:font-style="normal" style:text-underline-style="none" fo:font-weight="normal" officeooo:rsid="0019f43d" officeooo:paragraph-rsid="16fad103" style:font-style-asian="normal" style:font-weight-asian="normal" style:font-style-complex="normal" style:font-weight-complex="normal"/>
    </style:style>
    <style:style style:name="P257" style:family="paragraph" style:parent-style-name="Standard">
      <style:text-properties style:text-position="0% 100%" fo:language="ru" fo:country="RU" fo:font-style="normal" style:text-underline-style="none" fo:font-weight="normal" officeooo:rsid="0019f43d" officeooo:paragraph-rsid="17d9ee1a" style:font-style-asian="normal" style:font-weight-asian="normal" style:font-style-complex="normal" style:font-weight-complex="normal"/>
    </style:style>
    <style:style style:name="P258" style:family="paragraph" style:parent-style-name="Standard">
      <style:text-properties style:text-position="0% 100%" fo:language="ru" fo:country="RU" fo:font-style="normal" style:text-underline-style="none" fo:font-weight="normal" officeooo:rsid="0019f43d" officeooo:paragraph-rsid="17dbcb42" style:font-style-asian="normal" style:font-weight-asian="normal" style:font-style-complex="normal" style:font-weight-complex="normal"/>
    </style:style>
    <style:style style:name="P259" style:family="paragraph" style:parent-style-name="Standard">
      <style:text-properties style:text-position="0% 100%" fo:language="ru" fo:country="RU" fo:font-style="normal" style:text-underline-style="none" fo:font-weight="normal" officeooo:rsid="0019f43d" officeooo:paragraph-rsid="17dcb181" style:font-style-asian="normal" style:font-weight-asian="normal" style:font-style-complex="normal" style:font-weight-complex="normal"/>
    </style:style>
    <style:style style:name="P260" style:family="paragraph" style:parent-style-name="Standard">
      <style:text-properties style:text-position="0% 100%" fo:language="ru" fo:country="RU" fo:font-style="normal" style:text-underline-style="none" fo:font-weight="normal" officeooo:rsid="0019f43d" officeooo:paragraph-rsid="17ea4080" style:font-style-asian="normal" style:font-weight-asian="normal" style:font-style-complex="normal" style:font-weight-complex="normal"/>
    </style:style>
    <style:style style:name="P261" style:family="paragraph" style:parent-style-name="Standard">
      <style:text-properties style:text-position="0% 100%" fo:language="ru" fo:country="RU" fo:font-style="normal" style:text-underline-style="none" fo:font-weight="normal" officeooo:rsid="0019f43d" officeooo:paragraph-rsid="17ef06c2" style:font-style-asian="normal" style:font-weight-asian="normal" style:font-style-complex="normal" style:font-weight-complex="normal"/>
    </style:style>
    <style:style style:name="P262" style:family="paragraph" style:parent-style-name="Standard">
      <style:text-properties style:text-position="0% 100%" fo:language="ru" fo:country="RU" fo:font-style="normal" style:text-underline-style="none" fo:font-weight="normal" officeooo:rsid="0019f43d" officeooo:paragraph-rsid="182e86b9" style:font-style-asian="normal" style:font-weight-asian="normal" style:font-style-complex="normal" style:font-weight-complex="normal"/>
    </style:style>
    <style:style style:name="P263" style:family="paragraph" style:parent-style-name="Standard">
      <style:text-properties style:text-position="0% 100%" fo:language="ru" fo:country="RU" fo:font-style="normal" style:text-underline-style="none" fo:font-weight="normal" officeooo:rsid="0019f43d" officeooo:paragraph-rsid="1830266f" style:font-style-asian="normal" style:font-weight-asian="normal" style:font-style-complex="normal" style:font-weight-complex="normal"/>
    </style:style>
    <style:style style:name="P264" style:family="paragraph" style:parent-style-name="Standard">
      <style:text-properties style:text-position="0% 100%" fo:language="ru" fo:country="RU" fo:font-style="normal" style:text-underline-style="none" fo:font-weight="normal" officeooo:rsid="0019f43d" officeooo:paragraph-rsid="18333127" style:font-style-asian="normal" style:font-weight-asian="normal" style:font-style-complex="normal" style:font-weight-complex="normal"/>
    </style:style>
    <style:style style:name="P265" style:family="paragraph" style:parent-style-name="Standard">
      <style:text-properties style:text-position="0% 100%" fo:language="ru" fo:country="RU" fo:font-style="normal" style:text-underline-style="none" fo:font-weight="normal" officeooo:rsid="0019f43d" officeooo:paragraph-rsid="183a154b" style:font-style-asian="normal" style:font-weight-asian="normal" style:font-style-complex="normal" style:font-weight-complex="normal"/>
    </style:style>
    <style:style style:name="P266" style:family="paragraph" style:parent-style-name="Standard">
      <style:text-properties style:text-position="0% 100%" fo:language="ru" fo:country="RU" fo:font-style="normal" style:text-underline-style="none" fo:font-weight="normal" officeooo:rsid="0019f43d" officeooo:paragraph-rsid="183b4cc9" style:font-style-asian="normal" style:font-weight-asian="normal" style:font-style-complex="normal" style:font-weight-complex="normal"/>
    </style:style>
    <style:style style:name="P267" style:family="paragraph" style:parent-style-name="Standard">
      <style:text-properties style:text-position="0% 100%" fo:language="ru" fo:country="RU" fo:font-style="normal" style:text-underline-style="none" fo:font-weight="normal" officeooo:rsid="0019f43d" officeooo:paragraph-rsid="183cc366" style:font-style-asian="normal" style:font-weight-asian="normal" style:font-style-complex="normal" style:font-weight-complex="normal"/>
    </style:style>
    <style:style style:name="P268" style:family="paragraph" style:parent-style-name="Standard">
      <style:text-properties style:text-position="0% 100%" fo:language="ru" fo:country="RU" fo:font-style="normal" style:text-underline-style="none" fo:font-weight="normal" officeooo:rsid="0019f43d" officeooo:paragraph-rsid="18630b23" style:font-style-asian="normal" style:font-weight-asian="normal" style:font-style-complex="normal" style:font-weight-complex="normal"/>
    </style:style>
    <style:style style:name="P269" style:family="paragraph" style:parent-style-name="Standard">
      <style:text-properties style:text-position="0% 100%" fo:language="ru" fo:country="RU" fo:font-style="normal" style:text-underline-style="none" fo:font-weight="normal" officeooo:rsid="0019f43d" officeooo:paragraph-rsid="18677baa" style:font-style-asian="normal" style:font-weight-asian="normal" style:font-style-complex="normal" style:font-weight-complex="normal"/>
    </style:style>
    <style:style style:name="P270" style:family="paragraph" style:parent-style-name="Standard">
      <style:text-properties style:text-position="0% 100%" fo:language="ru" fo:country="RU" fo:font-style="normal" style:text-underline-style="none" fo:font-weight="normal" officeooo:rsid="0019f43d" officeooo:paragraph-rsid="18eaf734" style:font-style-asian="normal" style:font-weight-asian="normal" style:font-style-complex="normal" style:font-weight-complex="normal"/>
    </style:style>
    <style:style style:name="P271" style:family="paragraph" style:parent-style-name="Standard">
      <style:text-properties style:text-position="0% 100%" fo:language="ru" fo:country="RU" fo:font-style="normal" style:text-underline-style="none" fo:font-weight="normal" officeooo:rsid="0019f43d" officeooo:paragraph-rsid="18ec9e44" style:font-style-asian="normal" style:font-weight-asian="normal" style:font-style-complex="normal" style:font-weight-complex="normal"/>
    </style:style>
    <style:style style:name="P272" style:family="paragraph" style:parent-style-name="Standard">
      <style:text-properties style:text-position="0% 100%" fo:language="ru" fo:country="RU" fo:font-style="normal" style:text-underline-style="none" fo:font-weight="normal" officeooo:rsid="0019f43d" officeooo:paragraph-rsid="18f00812" style:font-style-asian="normal" style:font-weight-asian="normal" style:font-style-complex="normal" style:font-weight-complex="normal"/>
    </style:style>
    <style:style style:name="P273" style:family="paragraph" style:parent-style-name="Standard">
      <style:text-properties style:text-position="0% 100%" fo:language="ru" fo:country="RU" fo:font-style="normal" style:text-underline-style="none" fo:font-weight="normal" officeooo:rsid="0019f43d" officeooo:paragraph-rsid="18f098a1" style:font-style-asian="normal" style:font-weight-asian="normal" style:font-style-complex="normal" style:font-weight-complex="normal"/>
    </style:style>
    <style:style style:name="P274" style:family="paragraph" style:parent-style-name="Standard">
      <style:text-properties style:text-position="0% 100%" fo:language="ru" fo:country="RU" fo:font-style="normal" style:text-underline-style="none" fo:font-weight="normal" officeooo:rsid="11770f6d" officeooo:paragraph-rsid="117aa55a" style:font-style-asian="normal" style:font-weight-asian="normal" style:font-style-complex="normal" style:font-weight-complex="normal"/>
    </style:style>
    <style:style style:name="P275" style:family="paragraph" style:parent-style-name="Standard">
      <style:text-properties style:text-position="0% 100%" fo:language="ru" fo:country="RU" fo:font-style="normal" style:text-underline-style="none" fo:font-weight="normal" officeooo:rsid="11805a83" officeooo:paragraph-rsid="11883f60" style:font-style-asian="normal" style:font-weight-asian="normal" style:font-style-complex="normal" style:font-weight-complex="normal"/>
    </style:style>
    <style:style style:name="P276" style:family="paragraph" style:parent-style-name="Standard">
      <style:text-properties style:text-position="0% 100%" fo:language="ru" fo:country="RU" fo:font-style="normal" style:text-underline-style="none" fo:font-weight="normal" officeooo:rsid="11805a83" officeooo:paragraph-rsid="119381fa" style:font-style-asian="normal" style:font-weight-asian="normal" style:font-style-complex="normal" style:font-weight-complex="normal"/>
    </style:style>
    <style:style style:name="P277" style:family="paragraph" style:parent-style-name="Standard">
      <style:text-properties style:text-position="0% 100%" fo:language="ru" fo:country="RU" fo:font-style="normal" style:text-underline-style="none" fo:font-weight="normal" officeooo:rsid="119e91ff" officeooo:paragraph-rsid="11a8c98f" style:font-style-asian="normal" style:font-weight-asian="normal" style:font-style-complex="normal" style:font-weight-complex="normal"/>
    </style:style>
    <style:style style:name="P278" style:family="paragraph" style:parent-style-name="Standard">
      <style:text-properties style:text-position="0% 100%" fo:language="ru" fo:country="RU" fo:font-style="normal" style:text-underline-style="none" fo:font-weight="normal" officeooo:rsid="1189a7a0" officeooo:paragraph-rsid="119381fa" style:font-style-asian="normal" style:font-weight-asian="normal" style:font-style-complex="normal" style:font-weight-complex="normal"/>
    </style:style>
    <style:style style:name="P279" style:family="paragraph" style:parent-style-name="Standard">
      <style:text-properties style:text-position="0% 100%" fo:language="ru" fo:country="RU" fo:font-style="normal" style:text-underline-style="none" fo:font-weight="normal" officeooo:rsid="11aa8b46" officeooo:paragraph-rsid="11b90556" style:font-style-asian="normal" style:font-weight-asian="normal" style:font-style-complex="normal" style:font-weight-complex="normal"/>
    </style:style>
    <style:style style:name="P280" style:family="paragraph" style:parent-style-name="Standard">
      <style:text-properties style:text-position="0% 100%" fo:language="ru" fo:country="RU" fo:font-style="normal" style:text-underline-style="none" fo:font-weight="normal" officeooo:rsid="11ca1cf0" officeooo:paragraph-rsid="11d7ee14" style:font-style-asian="normal" style:font-weight-asian="normal" style:font-style-complex="normal" style:font-weight-complex="normal"/>
    </style:style>
    <style:style style:name="P281" style:family="paragraph" style:parent-style-name="Standard">
      <style:text-properties style:text-position="0% 100%" fo:language="ru" fo:country="RU" fo:font-style="normal" style:text-underline-style="none" fo:font-weight="normal" officeooo:rsid="11e1774d" officeooo:paragraph-rsid="11efba19" style:font-style-asian="normal" style:font-weight-asian="normal" style:font-style-complex="normal" style:font-weight-complex="normal"/>
    </style:style>
    <style:style style:name="P282" style:family="paragraph" style:parent-style-name="Standard">
      <style:text-properties style:text-position="0% 100%" fo:language="ru" fo:country="RU" fo:font-style="normal" style:text-underline-style="none" fo:font-weight="normal" officeooo:rsid="11f2cc7a" officeooo:paragraph-rsid="11ff5610" style:font-style-asian="normal" style:font-weight-asian="normal" style:font-style-complex="normal" style:font-weight-complex="normal"/>
    </style:style>
    <style:style style:name="P283" style:family="paragraph" style:parent-style-name="Standard">
      <style:text-properties style:text-position="0% 100%" fo:language="ru" fo:country="RU" fo:font-style="normal" style:text-underline-style="none" fo:font-weight="normal" officeooo:rsid="1202a2fd" officeooo:paragraph-rsid="1202a2fd" style:font-style-asian="normal" style:font-weight-asian="normal" style:font-style-complex="normal" style:font-weight-complex="normal"/>
    </style:style>
    <style:style style:name="P284" style:family="paragraph" style:parent-style-name="Standard">
      <style:text-properties style:text-position="0% 100%" fo:language="ru" fo:country="RU" fo:font-style="normal" style:text-underline-style="none" fo:font-weight="normal" officeooo:rsid="1214b7b2" officeooo:paragraph-rsid="1214b7b2" style:font-style-asian="normal" style:font-weight-asian="normal" style:font-style-complex="normal" style:font-weight-complex="normal"/>
    </style:style>
    <style:style style:name="P285" style:family="paragraph" style:parent-style-name="Standard">
      <style:text-properties style:text-position="0% 100%" fo:language="ru" fo:country="RU" fo:font-style="normal" style:text-underline-style="none" fo:font-weight="normal" officeooo:rsid="121d438a" officeooo:paragraph-rsid="12207719" style:font-style-asian="normal" style:font-weight-asian="normal" style:font-style-complex="normal" style:font-weight-complex="normal"/>
    </style:style>
    <style:style style:name="P286" style:family="paragraph" style:parent-style-name="Standard">
      <style:text-properties style:text-position="0% 100%" fo:language="ru" fo:country="RU" fo:font-style="normal" style:text-underline-style="none" fo:font-weight="normal" officeooo:rsid="1232818e" officeooo:paragraph-rsid="1233df6f" style:font-style-asian="normal" style:font-weight-asian="normal" style:font-style-complex="normal" style:font-weight-complex="normal"/>
    </style:style>
    <style:style style:name="P287" style:family="paragraph" style:parent-style-name="Standard">
      <style:text-properties style:text-position="0% 100%" fo:language="ru" fo:country="RU" fo:font-style="normal" style:text-underline-style="none" fo:font-weight="normal" officeooo:rsid="1236ac5f" officeooo:paragraph-rsid="123f90e8" style:font-style-asian="normal" style:font-weight-asian="normal" style:font-style-complex="normal" style:font-weight-complex="normal"/>
    </style:style>
    <style:style style:name="P288" style:family="paragraph" style:parent-style-name="Standard">
      <style:text-properties style:text-position="0% 100%" fo:language="ru" fo:country="RU" fo:font-style="normal" style:text-underline-style="none" fo:font-weight="normal" officeooo:rsid="12425b07" officeooo:paragraph-rsid="12425b07" style:font-style-asian="normal" style:font-weight-asian="normal" style:font-style-complex="normal" style:font-weight-complex="normal"/>
    </style:style>
    <style:style style:name="P289" style:family="paragraph" style:parent-style-name="Standard">
      <style:text-properties style:text-position="0% 100%" fo:language="ru" fo:country="RU" fo:font-style="normal" style:text-underline-style="none" fo:font-weight="normal" officeooo:rsid="124a6d1e" officeooo:paragraph-rsid="1279d47b" style:font-style-asian="normal" style:font-weight-asian="normal" style:font-style-complex="normal" style:font-weight-complex="normal"/>
    </style:style>
    <style:style style:name="P290" style:family="paragraph" style:parent-style-name="Standard">
      <style:text-properties style:text-position="0% 100%" fo:language="ru" fo:country="RU" fo:font-style="normal" style:text-underline-style="none" fo:font-weight="normal" officeooo:rsid="124a6d1e" officeooo:paragraph-rsid="12d3aeb6" style:font-style-asian="normal" style:font-weight-asian="normal" style:font-style-complex="normal" style:font-weight-complex="normal"/>
    </style:style>
    <style:style style:name="P291" style:family="paragraph" style:parent-style-name="Standard">
      <style:text-properties style:text-position="0% 100%" fo:language="ru" fo:country="RU" fo:font-style="normal" style:text-underline-style="none" fo:font-weight="normal" officeooo:rsid="1279d47b" officeooo:paragraph-rsid="1279d47b" style:font-style-asian="normal" style:font-weight-asian="normal" style:font-style-complex="normal" style:font-weight-complex="normal"/>
    </style:style>
    <style:style style:name="P292" style:family="paragraph" style:parent-style-name="Standard">
      <style:text-properties style:text-position="0% 100%" fo:language="ru" fo:country="RU" fo:font-style="normal" style:text-underline-style="none" fo:font-weight="normal" officeooo:rsid="1286a09d" officeooo:paragraph-rsid="12885462" style:font-style-asian="normal" style:font-weight-asian="normal" style:font-style-complex="normal" style:font-weight-complex="normal"/>
    </style:style>
    <style:style style:name="P293" style:family="paragraph" style:parent-style-name="Standard">
      <style:text-properties style:text-position="0% 100%" fo:language="ru" fo:country="RU" fo:font-style="normal" style:text-underline-style="none" fo:font-weight="normal" officeooo:rsid="128a4912" officeooo:paragraph-rsid="128a4912" style:font-style-asian="normal" style:font-weight-asian="normal" style:font-style-complex="normal" style:font-weight-complex="normal"/>
    </style:style>
    <style:style style:name="P294" style:family="paragraph" style:parent-style-name="Standard">
      <style:text-properties style:text-position="0% 100%" fo:language="ru" fo:country="RU" fo:font-style="normal" style:text-underline-style="none" fo:font-weight="normal" officeooo:rsid="128f31be" officeooo:paragraph-rsid="128f31be" style:font-style-asian="normal" style:font-weight-asian="normal" style:font-style-complex="normal" style:font-weight-complex="normal"/>
    </style:style>
    <style:style style:name="P295" style:family="paragraph" style:parent-style-name="Standard">
      <style:text-properties style:text-position="0% 100%" fo:language="ru" fo:country="RU" fo:font-style="normal" style:text-underline-style="none" fo:font-weight="normal" officeooo:rsid="129709ff" officeooo:paragraph-rsid="129709ff" style:font-style-asian="normal" style:font-weight-asian="normal" style:font-style-complex="normal" style:font-weight-complex="normal"/>
    </style:style>
    <style:style style:name="P296" style:family="paragraph" style:parent-style-name="Standard">
      <style:text-properties style:text-position="0% 100%" fo:language="ru" fo:country="RU" fo:font-style="normal" style:text-underline-style="none" fo:font-weight="normal" officeooo:rsid="129923ac" officeooo:paragraph-rsid="12b9039d" style:font-style-asian="normal" style:font-weight-asian="normal" style:font-style-complex="normal" style:font-weight-complex="normal"/>
    </style:style>
    <style:style style:name="P297" style:family="paragraph" style:parent-style-name="Standard">
      <style:text-properties style:text-position="0% 100%" fo:language="ru" fo:country="RU" fo:font-style="normal" style:text-underline-style="none" fo:font-weight="normal" officeooo:rsid="12c265b8" officeooo:paragraph-rsid="12c265b8" style:font-style-asian="normal" style:font-weight-asian="normal" style:font-style-complex="normal" style:font-weight-complex="normal"/>
    </style:style>
    <style:style style:name="P298" style:family="paragraph" style:parent-style-name="Standard">
      <style:text-properties style:text-position="0% 100%" fo:language="ru" fo:country="RU" fo:font-style="normal" style:text-underline-style="none" fo:font-weight="normal" officeooo:rsid="12c41e75" officeooo:paragraph-rsid="12c41e75" style:font-style-asian="normal" style:font-weight-asian="normal" style:font-style-complex="normal" style:font-weight-complex="normal"/>
    </style:style>
    <style:style style:name="P299" style:family="paragraph" style:parent-style-name="Standard">
      <style:text-properties style:text-position="0% 100%" fo:language="ru" fo:country="RU" fo:font-style="normal" style:text-underline-style="none" fo:font-weight="normal" officeooo:rsid="12c9296a" officeooo:paragraph-rsid="12c9296a" style:font-style-asian="normal" style:font-weight-asian="normal" style:font-style-complex="normal" style:font-weight-complex="normal"/>
    </style:style>
    <style:style style:name="P300" style:family="paragraph" style:parent-style-name="Standard">
      <style:text-properties style:text-position="0% 100%" fo:language="ru" fo:country="RU" fo:font-style="normal" style:text-underline-style="none" fo:font-weight="normal" officeooo:rsid="12cff5b4" officeooo:paragraph-rsid="12d27293" style:font-style-asian="normal" style:font-weight-asian="normal" style:font-style-complex="normal" style:font-weight-complex="normal"/>
    </style:style>
    <style:style style:name="P301" style:family="paragraph" style:parent-style-name="Standard">
      <style:text-properties style:text-position="0% 100%" fo:language="ru" fo:country="RU" fo:font-style="normal" style:text-underline-style="none" fo:font-weight="normal" officeooo:rsid="12d54345" officeooo:paragraph-rsid="12d54345" style:font-style-asian="normal" style:font-weight-asian="normal" style:font-style-complex="normal" style:font-weight-complex="normal"/>
    </style:style>
    <style:style style:name="P302" style:family="paragraph" style:parent-style-name="Standard">
      <style:text-properties style:text-position="0% 100%" fo:language="ru" fo:country="RU" fo:font-style="normal" style:text-underline-style="none" fo:font-weight="normal" officeooo:rsid="12e19482" officeooo:paragraph-rsid="12e19482" style:font-style-asian="normal" style:font-weight-asian="normal" style:font-style-complex="normal" style:font-weight-complex="normal"/>
    </style:style>
    <style:style style:name="P303" style:family="paragraph" style:parent-style-name="Standard">
      <style:text-properties style:text-position="0% 100%" fo:language="ru" fo:country="RU" fo:font-style="normal" style:text-underline-style="none" fo:font-weight="normal" officeooo:rsid="12e4a62e" officeooo:paragraph-rsid="12e4a62e" style:font-style-asian="normal" style:font-weight-asian="normal" style:font-style-complex="normal" style:font-weight-complex="normal"/>
    </style:style>
    <style:style style:name="P304" style:family="paragraph" style:parent-style-name="Standard">
      <style:text-properties style:text-position="0% 100%" fo:language="ru" fo:country="RU" fo:font-style="normal" style:text-underline-style="none" fo:font-weight="normal" officeooo:rsid="130353f5" officeooo:paragraph-rsid="130353f5" style:font-style-asian="normal" style:font-weight-asian="normal" style:font-style-complex="normal" style:font-weight-complex="normal"/>
    </style:style>
    <style:style style:name="P305" style:family="paragraph" style:parent-style-name="Standard">
      <style:text-properties style:text-position="0% 100%" fo:language="ru" fo:country="RU" fo:font-style="normal" style:text-underline-style="none" fo:font-weight="normal" officeooo:rsid="130f6b63" officeooo:paragraph-rsid="130f6b63" style:font-style-asian="normal" style:font-weight-asian="normal" style:font-style-complex="normal" style:font-weight-complex="normal"/>
    </style:style>
    <style:style style:name="P306" style:family="paragraph" style:parent-style-name="Standard">
      <style:text-properties style:text-position="0% 100%" fo:language="ru" fo:country="RU" fo:font-style="normal" style:text-underline-style="none" fo:font-weight="normal" officeooo:rsid="131b5529" officeooo:paragraph-rsid="131b5529" style:font-style-asian="normal" style:font-weight-asian="normal" style:font-style-complex="normal" style:font-weight-complex="normal"/>
    </style:style>
    <style:style style:name="P307" style:family="paragraph" style:parent-style-name="Standard">
      <style:text-properties style:text-position="0% 100%" fo:language="ru" fo:country="RU" fo:font-style="normal" style:text-underline-style="none" fo:font-weight="normal" officeooo:rsid="1337135f" officeooo:paragraph-rsid="1337135f" style:font-style-asian="normal" style:font-weight-asian="normal" style:font-style-complex="normal" style:font-weight-complex="normal"/>
    </style:style>
    <style:style style:name="P308" style:family="paragraph" style:parent-style-name="Standard">
      <style:text-properties style:text-position="0% 100%" fo:language="ru" fo:country="RU" fo:font-style="normal" style:text-underline-style="none" fo:font-weight="normal" officeooo:rsid="1341a75b" officeooo:paragraph-rsid="1344c77f" style:font-style-asian="normal" style:font-weight-asian="normal" style:font-style-complex="normal" style:font-weight-complex="normal"/>
    </style:style>
    <style:style style:name="P309" style:family="paragraph" style:parent-style-name="Standard">
      <style:text-properties style:text-position="0% 100%" fo:language="ru" fo:country="RU" fo:font-style="normal" style:text-underline-style="none" fo:font-weight="normal" officeooo:rsid="1356b3d8" officeooo:paragraph-rsid="1356b3d8" style:font-style-asian="normal" style:font-weight-asian="normal" style:font-style-complex="normal" style:font-weight-complex="normal"/>
    </style:style>
    <style:style style:name="P310" style:family="paragraph" style:parent-style-name="Standard">
      <style:text-properties style:text-position="0% 100%" fo:language="ru" fo:country="RU" fo:font-style="normal" style:text-underline-style="none" fo:font-weight="normal" officeooo:rsid="13699667" officeooo:paragraph-rsid="136a3cba" style:font-style-asian="normal" style:font-weight-asian="normal" style:font-style-complex="normal" style:font-weight-complex="normal"/>
    </style:style>
    <style:style style:name="P311" style:family="paragraph" style:parent-style-name="Standard">
      <style:text-properties style:text-position="0% 100%" fo:language="ru" fo:country="RU" fo:font-style="normal" style:text-underline-style="none" fo:font-weight="normal" officeooo:rsid="136addde" officeooo:paragraph-rsid="136dba1a" style:font-style-asian="normal" style:font-weight-asian="normal" style:font-style-complex="normal" style:font-weight-complex="normal"/>
    </style:style>
    <style:style style:name="P312" style:family="paragraph" style:parent-style-name="Standard">
      <style:text-properties style:text-position="0% 100%" fo:language="ru" fo:country="RU" fo:font-style="normal" style:text-underline-style="none" fo:font-weight="normal" officeooo:rsid="136f5ca5" officeooo:paragraph-rsid="138165fe" style:font-style-asian="normal" style:font-weight-asian="normal" style:font-style-complex="normal" style:font-weight-complex="normal"/>
    </style:style>
    <style:style style:name="P313" style:family="paragraph" style:parent-style-name="Standard">
      <style:text-properties style:text-position="0% 100%" fo:language="ru" fo:country="RU" fo:font-style="normal" style:text-underline-style="none" fo:font-weight="normal" officeooo:rsid="1382f38e" officeooo:paragraph-rsid="1382f38e" style:font-style-asian="normal" style:font-weight-asian="normal" style:font-style-complex="normal" style:font-weight-complex="normal"/>
    </style:style>
    <style:style style:name="P314" style:family="paragraph" style:parent-style-name="Standard">
      <style:text-properties style:text-position="0% 100%" fo:language="ru" fo:country="RU" fo:font-style="normal" style:text-underline-style="none" fo:font-weight="normal" officeooo:rsid="138e6bb1" officeooo:paragraph-rsid="13985bc2" style:font-style-asian="normal" style:font-weight-asian="normal" style:font-style-complex="normal" style:font-weight-complex="normal"/>
    </style:style>
    <style:style style:name="P315" style:family="paragraph" style:parent-style-name="Standard">
      <style:text-properties style:text-position="0% 100%" fo:language="ru" fo:country="RU" fo:font-style="normal" style:text-underline-style="none" fo:font-weight="normal" officeooo:rsid="138e6bb1" officeooo:paragraph-rsid="139e8751" style:font-style-asian="normal" style:font-weight-asian="normal" style:font-style-complex="normal" style:font-weight-complex="normal"/>
    </style:style>
    <style:style style:name="P316" style:family="paragraph" style:parent-style-name="Standard">
      <style:text-properties style:text-position="0% 100%" fo:language="ru" fo:country="RU" fo:font-style="normal" style:text-underline-style="none" fo:font-weight="normal" officeooo:rsid="13ae146a" officeooo:paragraph-rsid="13ae146a" style:font-style-asian="normal" style:font-weight-asian="normal" style:font-style-complex="normal" style:font-weight-complex="normal"/>
    </style:style>
    <style:style style:name="P317" style:family="paragraph" style:parent-style-name="Standard">
      <style:text-properties style:text-position="0% 100%" fo:language="ru" fo:country="RU" fo:font-style="normal" style:text-underline-style="none" fo:font-weight="normal" officeooo:rsid="13b086b9" officeooo:paragraph-rsid="13b086b9" style:font-style-asian="normal" style:font-weight-asian="normal" style:font-style-complex="normal" style:font-weight-complex="normal"/>
    </style:style>
    <style:style style:name="P318" style:family="paragraph" style:parent-style-name="Standard">
      <style:text-properties style:text-position="0% 100%" fo:language="ru" fo:country="RU" fo:font-style="normal" style:text-underline-style="none" fo:font-weight="normal" officeooo:rsid="13b87850" officeooo:paragraph-rsid="13b87850" style:font-style-asian="normal" style:font-weight-asian="normal" style:font-style-complex="normal" style:font-weight-complex="normal"/>
    </style:style>
    <style:style style:name="P319" style:family="paragraph" style:parent-style-name="Standard">
      <style:text-properties style:text-position="0% 100%" fo:language="ru" fo:country="RU" fo:font-style="normal" style:text-underline-style="none" fo:font-weight="normal" officeooo:rsid="13c3a22e" officeooo:paragraph-rsid="13c3a22e" style:font-style-asian="normal" style:font-weight-asian="normal" style:font-style-complex="normal" style:font-weight-complex="normal"/>
    </style:style>
    <style:style style:name="P320" style:family="paragraph" style:parent-style-name="Standard">
      <style:text-properties style:text-position="0% 100%" fo:language="ru" fo:country="RU" fo:font-style="normal" style:text-underline-style="none" fo:font-weight="normal" officeooo:rsid="13d161f6" officeooo:paragraph-rsid="13d161f6" style:font-style-asian="normal" style:font-weight-asian="normal" style:font-style-complex="normal" style:font-weight-complex="normal"/>
    </style:style>
    <style:style style:name="P321" style:family="paragraph" style:parent-style-name="Standard">
      <style:text-properties style:text-position="0% 100%" fo:language="ru" fo:country="RU" fo:font-style="normal" style:text-underline-style="none" fo:font-weight="normal" officeooo:rsid="13dad08a" officeooo:paragraph-rsid="13dad08a" style:font-style-asian="normal" style:font-weight-asian="normal" style:font-style-complex="normal" style:font-weight-complex="normal"/>
    </style:style>
    <style:style style:name="P322" style:family="paragraph" style:parent-style-name="Standard">
      <style:text-properties style:text-position="0% 100%" fo:language="ru" fo:country="RU" fo:font-style="normal" style:text-underline-style="none" fo:font-weight="normal" officeooo:rsid="13e210fe" officeooo:paragraph-rsid="13e4ec79" style:font-style-asian="normal" style:font-weight-asian="normal" style:font-style-complex="normal" style:font-weight-complex="normal"/>
    </style:style>
    <style:style style:name="P323" style:family="paragraph" style:parent-style-name="Standard">
      <style:text-properties style:text-position="0% 100%" fo:language="ru" fo:country="RU" fo:font-style="normal" style:text-underline-style="none" fo:font-weight="normal" officeooo:rsid="13fc9554" officeooo:paragraph-rsid="140046fc" style:font-style-asian="normal" style:font-weight-asian="normal" style:font-style-complex="normal" style:font-weight-complex="normal"/>
    </style:style>
    <style:style style:name="P324" style:family="paragraph" style:parent-style-name="Standard">
      <style:text-properties style:text-position="0% 100%" fo:language="ru" fo:country="RU" fo:font-style="normal" style:text-underline-style="none" fo:font-weight="normal" officeooo:rsid="140649c5" officeooo:paragraph-rsid="140e15e1" style:font-style-asian="normal" style:font-weight-asian="normal" style:font-style-complex="normal" style:font-weight-complex="normal"/>
    </style:style>
    <style:style style:name="P325" style:family="paragraph" style:parent-style-name="Standard">
      <style:text-properties style:text-position="0% 100%" fo:language="ru" fo:country="RU" fo:font-style="normal" style:text-underline-style="none" fo:font-weight="normal" officeooo:rsid="14142a6a" officeooo:paragraph-rsid="1416eecc" style:font-style-asian="normal" style:font-weight-asian="normal" style:font-style-complex="normal" style:font-weight-complex="normal"/>
    </style:style>
    <style:style style:name="P326" style:family="paragraph" style:parent-style-name="Standard">
      <style:text-properties style:text-position="0% 100%" fo:language="ru" fo:country="RU" fo:font-style="normal" style:text-underline-style="none" fo:font-weight="normal" officeooo:rsid="141848d8" officeooo:paragraph-rsid="141e0032" style:font-style-asian="normal" style:font-weight-asian="normal" style:font-style-complex="normal" style:font-weight-complex="normal"/>
    </style:style>
    <style:style style:name="P327" style:family="paragraph" style:parent-style-name="Standard">
      <style:text-properties style:text-position="0% 100%" fo:language="ru" fo:country="RU" fo:font-style="normal" style:text-underline-style="none" fo:font-weight="normal" officeooo:rsid="140e15e1" officeooo:paragraph-rsid="14104e6d" style:font-style-asian="normal" style:font-weight-asian="normal" style:font-style-complex="normal" style:font-weight-complex="normal"/>
    </style:style>
    <style:style style:name="P328" style:family="paragraph" style:parent-style-name="Standard">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329" style:family="paragraph" style:parent-style-name="Standard">
      <style:text-properties style:text-position="0% 100%" fo:language="ru" fo:country="RU" fo:font-style="normal" style:text-underline-style="none" fo:font-weight="normal" officeooo:rsid="1429595d" officeooo:paragraph-rsid="1429595d" style:font-style-asian="normal" style:font-weight-asian="normal" style:font-style-complex="normal" style:font-weight-complex="normal"/>
    </style:style>
    <style:style style:name="P330" style:family="paragraph" style:parent-style-name="Standard">
      <style:text-properties style:text-position="0% 100%" fo:language="ru" fo:country="RU" fo:font-style="normal" style:text-underline-style="none" fo:font-weight="normal" officeooo:rsid="143506e1" officeooo:paragraph-rsid="143c414a" style:font-style-asian="normal" style:font-weight-asian="normal" style:font-style-complex="normal" style:font-weight-complex="normal"/>
    </style:style>
    <style:style style:name="P331" style:family="paragraph" style:parent-style-name="Standard">
      <style:text-properties style:text-position="0% 100%" fo:language="ru" fo:country="RU" fo:font-style="normal" style:text-underline-style="none" fo:font-weight="normal" officeooo:rsid="1447943c" officeooo:paragraph-rsid="1447943c" style:font-style-asian="normal" style:font-weight-asian="normal" style:font-style-complex="normal" style:font-weight-complex="normal"/>
    </style:style>
    <style:style style:name="P332" style:family="paragraph" style:parent-style-name="Standard">
      <style:text-properties style:text-position="0% 100%" fo:language="ru" fo:country="RU" fo:font-style="normal" style:text-underline-style="none" fo:font-weight="normal" officeooo:rsid="1447943c" officeooo:paragraph-rsid="1451049d" style:font-style-asian="normal" style:font-weight-asian="normal" style:font-style-complex="normal" style:font-weight-complex="normal"/>
    </style:style>
    <style:style style:name="P333" style:family="paragraph" style:parent-style-name="Standard">
      <style:text-properties style:text-position="0% 100%" fo:language="ru" fo:country="RU" fo:font-style="normal" style:text-underline-style="none" fo:font-weight="normal" officeooo:rsid="14546645" officeooo:paragraph-rsid="14546645" style:font-style-asian="normal" style:font-weight-asian="normal" style:font-style-complex="normal" style:font-weight-complex="normal"/>
    </style:style>
    <style:style style:name="P334" style:family="paragraph" style:parent-style-name="Standard">
      <style:text-properties style:text-position="0% 100%" fo:language="ru" fo:country="RU" fo:font-style="normal" style:text-underline-style="none" fo:font-weight="normal" officeooo:rsid="11060912" officeooo:paragraph-rsid="110193c4" style:font-style-asian="normal" style:font-weight-asian="normal" style:font-style-complex="normal" style:font-weight-complex="normal"/>
    </style:style>
    <style:style style:name="P335" style:family="paragraph" style:parent-style-name="Standard">
      <style:text-properties style:text-position="0% 100%" fo:language="ru" fo:country="RU" fo:font-style="normal" style:text-underline-style="none" fo:font-weight="normal" officeooo:rsid="1459e819" officeooo:paragraph-rsid="1459e819" style:font-style-asian="normal" style:font-weight-asian="normal" style:font-style-complex="normal" style:font-weight-complex="normal"/>
    </style:style>
    <style:style style:name="P336" style:family="paragraph" style:parent-style-name="Standard">
      <style:text-properties style:text-position="0% 100%" fo:language="ru" fo:country="RU" fo:font-style="normal" style:text-underline-style="none" fo:font-weight="normal" officeooo:rsid="145f685d" officeooo:paragraph-rsid="145f685d" style:font-style-asian="normal" style:font-weight-asian="normal" style:font-style-complex="normal" style:font-weight-complex="normal"/>
    </style:style>
    <style:style style:name="P337" style:family="paragraph" style:parent-style-name="Standard">
      <style:text-properties style:text-position="0% 100%" fo:language="ru" fo:country="RU" fo:font-style="normal" style:text-underline-style="none" fo:font-weight="normal" officeooo:rsid="14604358" officeooo:paragraph-rsid="14604358" style:font-style-asian="normal" style:font-weight-asian="normal" style:font-style-complex="normal" style:font-weight-complex="normal"/>
    </style:style>
    <style:style style:name="P338" style:family="paragraph" style:parent-style-name="Standard">
      <style:text-properties style:text-position="0% 100%" fo:language="ru" fo:country="RU" fo:font-style="normal" style:text-underline-style="none" fo:font-weight="normal" officeooo:rsid="14604358" officeooo:paragraph-rsid="14614a13" style:font-style-asian="normal" style:font-weight-asian="normal" style:font-style-complex="normal" style:font-weight-complex="normal"/>
    </style:style>
    <style:style style:name="P339" style:family="paragraph" style:parent-style-name="Standard">
      <style:text-properties style:text-position="0% 100%" fo:language="ru" fo:country="RU" fo:font-style="normal" style:text-underline-style="none" fo:font-weight="normal" officeooo:rsid="146292ad" officeooo:paragraph-rsid="146292ad" style:font-style-asian="normal" style:font-weight-asian="normal" style:font-style-complex="normal" style:font-weight-complex="normal"/>
    </style:style>
    <style:style style:name="P340" style:family="paragraph" style:parent-style-name="Standard">
      <style:text-properties style:text-position="0% 100%" fo:language="ru" fo:country="RU" fo:font-style="normal" style:text-underline-style="none" fo:font-weight="normal" officeooo:rsid="14645b7c" officeooo:paragraph-rsid="146494d5" style:font-style-asian="normal" style:font-weight-asian="normal" style:font-style-complex="normal" style:font-weight-complex="normal"/>
    </style:style>
    <style:style style:name="P341" style:family="paragraph" style:parent-style-name="Standard">
      <style:text-properties style:text-position="0% 100%" fo:language="ru" fo:country="RU" fo:font-style="normal" style:text-underline-style="none" fo:font-weight="normal" officeooo:rsid="146791ef" officeooo:paragraph-rsid="146a42f4" style:font-style-asian="normal" style:font-weight-asian="normal" style:font-style-complex="normal" style:font-weight-complex="normal"/>
    </style:style>
    <style:style style:name="P342" style:family="paragraph" style:parent-style-name="Standard">
      <style:text-properties style:text-position="0% 100%" fo:language="ru" fo:country="RU" fo:font-style="normal" style:text-underline-style="none" fo:font-weight="normal" officeooo:rsid="146a42f4" officeooo:paragraph-rsid="146a42f4" style:font-style-asian="normal" style:font-weight-asian="normal" style:font-style-complex="normal" style:font-weight-complex="normal"/>
    </style:style>
    <style:style style:name="P343" style:family="paragraph" style:parent-style-name="Standard">
      <style:text-properties style:text-position="0% 100%" fo:language="ru" fo:country="RU" fo:font-style="normal" style:text-underline-style="none" fo:font-weight="normal" officeooo:rsid="146a4360" officeooo:paragraph-rsid="146a4360" style:font-style-asian="normal" style:font-weight-asian="normal" style:font-style-complex="normal" style:font-weight-complex="normal"/>
    </style:style>
    <style:style style:name="P344" style:family="paragraph" style:parent-style-name="Standard">
      <style:text-properties style:text-position="0% 100%" fo:language="ru" fo:country="RU" fo:font-style="normal" style:text-underline-style="none" fo:font-weight="normal" officeooo:rsid="1470302b" officeooo:paragraph-rsid="1470302b" style:font-style-asian="normal" style:font-weight-asian="normal" style:font-style-complex="normal" style:font-weight-complex="normal"/>
    </style:style>
    <style:style style:name="P345" style:family="paragraph" style:parent-style-name="Standard">
      <style:text-properties style:text-position="0% 100%" fo:language="ru" fo:country="RU" fo:font-style="normal" style:text-underline-style="none" fo:font-weight="normal" officeooo:rsid="147076f4" officeooo:paragraph-rsid="147076f4" style:font-style-asian="normal" style:font-weight-asian="normal" style:font-style-complex="normal" style:font-weight-complex="normal"/>
    </style:style>
    <style:style style:name="P346" style:family="paragraph" style:parent-style-name="Standard">
      <style:text-properties style:text-position="0% 100%" fo:language="ru" fo:country="RU" fo:font-style="normal" style:text-underline-style="none" fo:font-weight="normal" officeooo:rsid="147216a4" officeooo:paragraph-rsid="14736c5e" style:font-style-asian="normal" style:font-weight-asian="normal" style:font-style-complex="normal" style:font-weight-complex="normal"/>
    </style:style>
    <style:style style:name="P347" style:family="paragraph" style:parent-style-name="Standard">
      <style:text-properties style:text-position="0% 100%" fo:language="ru" fo:country="RU" fo:font-style="normal" style:text-underline-style="none" fo:font-weight="normal" officeooo:rsid="14763c64" officeooo:paragraph-rsid="147f78a4" style:font-style-asian="normal" style:font-weight-asian="normal" style:font-style-complex="normal" style:font-weight-complex="normal"/>
    </style:style>
    <style:style style:name="P348" style:family="paragraph" style:parent-style-name="Standard">
      <style:text-properties style:text-position="0% 100%" fo:language="ru" fo:country="RU" fo:font-style="normal" style:text-underline-style="none" fo:font-weight="normal" officeooo:rsid="14801540" officeooo:paragraph-rsid="14801540" style:font-style-asian="normal" style:font-weight-asian="normal" style:font-style-complex="normal" style:font-weight-complex="normal"/>
    </style:style>
    <style:style style:name="P349" style:family="paragraph" style:parent-style-name="Standard">
      <style:text-properties style:text-position="0% 100%" fo:language="ru" fo:country="RU" fo:font-style="normal" style:text-underline-style="none" fo:font-weight="normal" officeooo:rsid="1487cecf" officeooo:paragraph-rsid="149e9c14" style:font-style-asian="normal" style:font-weight-asian="normal" style:font-style-complex="normal" style:font-weight-complex="normal"/>
    </style:style>
    <style:style style:name="P350" style:family="paragraph" style:parent-style-name="Standard">
      <style:text-properties style:text-position="0% 100%" fo:language="ru" fo:country="RU" fo:font-style="normal" style:text-underline-style="none" fo:font-weight="normal" officeooo:rsid="149fecfd" officeooo:paragraph-rsid="149fecfd" style:font-style-asian="normal" style:font-weight-asian="normal" style:font-style-complex="normal" style:font-weight-complex="normal"/>
    </style:style>
    <style:style style:name="P351" style:family="paragraph" style:parent-style-name="Standard">
      <style:text-properties style:text-position="0% 100%" fo:language="ru" fo:country="RU" fo:font-style="normal" style:text-underline-style="none" fo:font-weight="normal" officeooo:rsid="14ac5f38" officeooo:paragraph-rsid="14ae5dc6" style:font-style-asian="normal" style:font-weight-asian="normal" style:font-style-complex="normal" style:font-weight-complex="normal"/>
    </style:style>
    <style:style style:name="P352" style:family="paragraph" style:parent-style-name="Standard">
      <style:text-properties style:text-position="0% 100%" fo:language="ru" fo:country="RU" fo:font-style="normal" style:text-underline-style="none" fo:font-weight="normal" officeooo:rsid="14bc5c08" officeooo:paragraph-rsid="14bc5c08" style:font-style-asian="normal" style:font-weight-asian="normal" style:font-style-complex="normal" style:font-weight-complex="normal"/>
    </style:style>
    <style:style style:name="P353" style:family="paragraph" style:parent-style-name="Standard">
      <style:text-properties style:text-position="0% 100%" fo:language="ru" fo:country="RU" fo:font-style="normal" style:text-underline-style="none" fo:font-weight="normal" officeooo:rsid="14c08751" officeooo:paragraph-rsid="14c08751" style:font-style-asian="normal" style:font-weight-asian="normal" style:font-style-complex="normal" style:font-weight-complex="normal"/>
    </style:style>
    <style:style style:name="P354" style:family="paragraph" style:parent-style-name="Standard">
      <style:text-properties style:text-position="0% 100%" fo:language="ru" fo:country="RU" fo:font-style="normal" style:text-underline-style="none" fo:font-weight="normal" officeooo:rsid="143c414a" officeooo:paragraph-rsid="143c414a" style:font-style-asian="normal" style:font-weight-asian="normal" style:font-style-complex="normal" style:font-weight-complex="normal"/>
    </style:style>
    <style:style style:name="P355" style:family="paragraph" style:parent-style-name="Standard">
      <style:text-properties style:text-position="0% 100%" fo:language="ru" fo:country="RU" fo:font-style="normal" style:text-underline-style="none" fo:font-weight="normal" officeooo:rsid="1462174c" officeooo:paragraph-rsid="1462174c" style:font-style-asian="normal" style:font-weight-asian="normal" style:font-style-complex="normal" style:font-weight-complex="normal"/>
    </style:style>
    <style:style style:name="P356" style:family="paragraph" style:parent-style-name="Standard">
      <style:text-properties style:text-position="0% 100%" fo:language="ru" fo:country="RU" fo:font-style="normal" style:text-underline-style="none" fo:font-weight="normal" officeooo:rsid="14771aa5" officeooo:paragraph-rsid="147f78a4" style:font-style-asian="normal" style:font-weight-asian="normal" style:font-style-complex="normal" style:font-weight-complex="normal"/>
    </style:style>
    <style:style style:name="P357" style:family="paragraph" style:parent-style-name="Standard">
      <style:text-properties style:text-position="0% 100%" fo:language="ru" fo:country="RU" fo:font-style="normal" style:text-underline-style="none" fo:font-weight="normal" officeooo:rsid="14b5812e" officeooo:paragraph-rsid="14b3ddd8" style:font-style-asian="normal" style:font-weight-asian="normal" style:font-style-complex="normal" style:font-weight-complex="normal"/>
    </style:style>
    <style:style style:name="P358" style:family="paragraph" style:parent-style-name="Standard">
      <style:text-properties style:text-position="0% 100%" fo:language="ru" fo:country="RU" fo:font-style="normal" style:text-underline-style="none" fo:font-weight="normal" officeooo:rsid="14c80578" officeooo:paragraph-rsid="14f494e4" style:font-style-asian="normal" style:font-weight-asian="normal" style:font-style-complex="normal" style:font-weight-complex="normal"/>
    </style:style>
    <style:style style:name="P359" style:family="paragraph" style:parent-style-name="Standard">
      <style:text-properties style:text-position="0% 100%" fo:language="ru" fo:country="RU" fo:font-style="normal" style:text-underline-style="none" fo:font-weight="normal" officeooo:rsid="15116d4c" officeooo:paragraph-rsid="1514c35f" style:font-style-asian="normal" style:font-weight-asian="normal" style:font-style-complex="normal" style:font-weight-complex="normal"/>
    </style:style>
    <style:style style:name="P360" style:family="paragraph" style:parent-style-name="Standard">
      <style:text-properties style:text-position="0% 100%" fo:language="ru" fo:country="RU" fo:font-style="normal" style:text-underline-style="none" fo:font-weight="normal" officeooo:rsid="15203e20" officeooo:paragraph-rsid="15203e20" style:font-style-asian="normal" style:font-weight-asian="normal" style:font-style-complex="normal" style:font-weight-complex="normal"/>
    </style:style>
    <style:style style:name="P361" style:family="paragraph" style:parent-style-name="Standard">
      <style:text-properties style:text-position="0% 100%" fo:language="ru" fo:country="RU" fo:font-style="normal" style:text-underline-style="none" fo:font-weight="normal" officeooo:rsid="152f50e0" officeooo:paragraph-rsid="1558b12c" style:font-style-asian="normal" style:font-weight-asian="normal" style:font-style-complex="normal" style:font-weight-complex="normal"/>
    </style:style>
    <style:style style:name="P362" style:family="paragraph" style:parent-style-name="Standard">
      <style:text-properties style:text-position="0% 100%" fo:language="ru" fo:country="RU" fo:font-style="normal" style:text-underline-style="none" fo:font-weight="normal" officeooo:rsid="155e693b" officeooo:paragraph-rsid="155e693b" style:font-style-asian="normal" style:font-weight-asian="normal" style:font-style-complex="normal" style:font-weight-complex="normal"/>
    </style:style>
    <style:style style:name="P363" style:family="paragraph" style:parent-style-name="Standard">
      <style:text-properties style:text-position="0% 100%" fo:language="ru" fo:country="RU" fo:font-style="normal" style:text-underline-style="none" fo:font-weight="normal" officeooo:rsid="15618b53" officeooo:paragraph-rsid="1573faae" style:font-style-asian="normal" style:font-weight-asian="normal" style:font-style-complex="normal" style:font-weight-complex="normal"/>
    </style:style>
    <style:style style:name="P364" style:family="paragraph" style:parent-style-name="Standard">
      <style:text-properties style:text-position="0% 100%" fo:language="ru" fo:country="RU" fo:font-style="normal" style:text-underline-style="none" fo:font-weight="normal" officeooo:rsid="1574be29" officeooo:paragraph-rsid="15886c0e" style:font-style-asian="normal" style:font-weight-asian="normal" style:font-style-complex="normal" style:font-weight-complex="normal"/>
    </style:style>
    <style:style style:name="P365" style:family="paragraph" style:parent-style-name="Standard">
      <style:text-properties style:text-position="0% 100%" fo:language="ru" fo:country="RU" fo:font-style="normal" style:text-underline-style="none" fo:font-weight="normal" officeooo:rsid="159e353e" officeooo:paragraph-rsid="15a7fd1a" style:font-style-asian="normal" style:font-weight-asian="normal" style:font-style-complex="normal" style:font-weight-complex="normal"/>
    </style:style>
    <style:style style:name="P366" style:family="paragraph" style:parent-style-name="Standard">
      <style:text-properties style:text-position="0% 100%" fo:language="ru" fo:country="RU" fo:font-style="normal" style:text-underline-style="none" fo:font-weight="normal" officeooo:rsid="15ddcc09" officeooo:paragraph-rsid="15e56217" style:font-style-asian="normal" style:font-weight-asian="normal" style:font-style-complex="normal" style:font-weight-complex="normal"/>
    </style:style>
    <style:style style:name="P367" style:family="paragraph" style:parent-style-name="Standard">
      <style:text-properties style:text-position="0% 100%" fo:language="ru" fo:country="RU" fo:font-style="normal" style:text-underline-style="none" fo:font-weight="normal" officeooo:rsid="15fd216c" officeooo:paragraph-rsid="16015c87" style:font-style-asian="normal" style:font-weight-asian="normal" style:font-style-complex="normal" style:font-weight-complex="normal"/>
    </style:style>
    <style:style style:name="P368" style:family="paragraph" style:parent-style-name="Standard">
      <style:text-properties style:text-position="0% 100%" fo:language="ru" fo:country="RU" fo:font-style="normal" style:text-underline-style="none" fo:font-weight="normal" officeooo:rsid="1662efd8" officeooo:paragraph-rsid="16670adc" style:font-style-asian="normal" style:font-weight-asian="normal" style:font-style-complex="normal" style:font-weight-complex="normal"/>
    </style:style>
    <style:style style:name="P369" style:family="paragraph" style:parent-style-name="Standard">
      <style:text-properties style:text-position="0% 100%" fo:language="ru" fo:country="RU" fo:font-style="normal" style:text-underline-style="none" fo:font-weight="normal" officeooo:rsid="16772664" officeooo:paragraph-rsid="16783512" style:font-style-asian="normal" style:font-weight-asian="normal" style:font-style-complex="normal" style:font-weight-complex="normal"/>
    </style:style>
    <style:style style:name="P370" style:family="paragraph" style:parent-style-name="Standard">
      <style:text-properties style:text-position="0% 100%" fo:language="ru" fo:country="RU" fo:font-style="normal" style:text-underline-style="none" fo:font-weight="normal" officeooo:rsid="16855fbe" officeooo:paragraph-rsid="16855fbe" style:font-style-asian="normal" style:font-weight-asian="normal" style:font-style-complex="normal" style:font-weight-complex="normal"/>
    </style:style>
    <style:style style:name="P371" style:family="paragraph" style:parent-style-name="Standard">
      <style:text-properties style:text-position="0% 100%" fo:language="ru" fo:country="RU" fo:font-style="normal" style:text-underline-style="none" fo:font-weight="normal" officeooo:rsid="16bd6dff" officeooo:paragraph-rsid="16beaaa9" style:font-style-asian="normal" style:font-weight-asian="normal" style:font-style-complex="normal" style:font-weight-complex="normal"/>
    </style:style>
    <style:style style:name="P372" style:family="paragraph" style:parent-style-name="Standard">
      <style:text-properties style:text-position="0% 100%" fo:language="ru" fo:country="RU" fo:font-style="normal" style:text-underline-style="none" fo:font-weight="normal" officeooo:rsid="16bfff14" officeooo:paragraph-rsid="16c0f8bd" style:font-style-asian="normal" style:font-weight-asian="normal" style:font-style-complex="normal" style:font-weight-complex="normal"/>
    </style:style>
    <style:style style:name="P373" style:family="paragraph" style:parent-style-name="Standard">
      <style:text-properties style:text-position="0% 100%" fo:language="ru" fo:country="RU" fo:font-style="normal" style:text-underline-style="none" fo:font-weight="normal" officeooo:rsid="16c21622" officeooo:paragraph-rsid="16cab6c3" style:font-style-asian="normal" style:font-weight-asian="normal" style:font-style-complex="normal" style:font-weight-complex="normal"/>
    </style:style>
    <style:style style:name="P374" style:family="paragraph" style:parent-style-name="Standard">
      <style:text-properties style:text-position="0% 100%" fo:language="ru" fo:country="RU" fo:font-style="normal" style:text-underline-style="none" fo:font-weight="normal" officeooo:rsid="16fff558" officeooo:paragraph-rsid="16fff558" style:font-style-asian="normal" style:font-weight-asian="normal" style:font-style-complex="normal" style:font-weight-complex="normal"/>
    </style:style>
    <style:style style:name="P375" style:family="paragraph" style:parent-style-name="Standard">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376" style:family="paragraph" style:parent-style-name="Standard">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377" style:family="paragraph" style:parent-style-name="Standard">
      <style:text-properties style:text-position="0% 100%" fo:language="ru" fo:country="RU" fo:font-style="normal" style:text-underline-style="none" fo:font-weight="normal" officeooo:rsid="172fa9fc" officeooo:paragraph-rsid="172fa9fc" style:font-style-asian="normal" style:font-weight-asian="normal" style:font-style-complex="normal" style:font-weight-complex="normal"/>
    </style:style>
    <style:style style:name="P378" style:family="paragraph" style:parent-style-name="Standard">
      <style:text-properties style:text-position="0% 100%" fo:language="ru" fo:country="RU" fo:font-style="normal" style:text-underline-style="none" fo:font-weight="normal" officeooo:rsid="17366adf" officeooo:paragraph-rsid="17366adf" style:font-style-asian="normal" style:font-weight-asian="normal" style:font-style-complex="normal" style:font-weight-complex="normal"/>
    </style:style>
    <style:style style:name="P379" style:family="paragraph" style:parent-style-name="Standard">
      <style:text-properties style:text-position="0% 100%" fo:language="ru" fo:country="RU" fo:font-style="normal" style:text-underline-style="none" fo:font-weight="normal" officeooo:rsid="173dc0a7" officeooo:paragraph-rsid="173dc0a7" style:font-style-asian="normal" style:font-weight-asian="normal" style:font-style-complex="normal" style:font-weight-complex="normal"/>
    </style:style>
    <style:style style:name="P380" style:family="paragraph" style:parent-style-name="Standard">
      <style:text-properties style:text-position="0% 100%" fo:language="ru" fo:country="RU" fo:font-style="normal" style:text-underline-style="none" fo:font-weight="normal" officeooo:rsid="17426962" officeooo:paragraph-rsid="17426962" style:font-style-asian="normal" style:font-weight-asian="normal" style:font-style-complex="normal" style:font-weight-complex="normal"/>
    </style:style>
    <style:style style:name="P381" style:family="paragraph" style:parent-style-name="Standard">
      <style:text-properties style:text-position="0% 100%" fo:language="ru" fo:country="RU" fo:font-style="normal" style:text-underline-style="none" fo:font-weight="normal" officeooo:rsid="1748a461" officeooo:paragraph-rsid="178a4e5e" style:font-style-asian="normal" style:font-weight-asian="normal" style:font-style-complex="normal" style:font-weight-complex="normal"/>
    </style:style>
    <style:style style:name="P382" style:family="paragraph" style:parent-style-name="Standard">
      <style:text-properties style:text-position="0% 100%" fo:language="ru" fo:country="RU" fo:font-style="normal" style:text-underline-style="none" fo:font-weight="normal" officeooo:rsid="17a82556" officeooo:paragraph-rsid="17b2cdf0" style:font-style-asian="normal" style:font-weight-asian="normal" style:font-style-complex="normal" style:font-weight-complex="normal"/>
    </style:style>
    <style:style style:name="P383" style:family="paragraph" style:parent-style-name="Standard">
      <style:text-properties style:text-position="0% 100%" fo:language="ru" fo:country="RU" fo:font-style="normal" style:text-underline-style="none" fo:font-weight="normal" officeooo:rsid="17b7e468" officeooo:paragraph-rsid="17b7e468" style:font-style-asian="normal" style:font-weight-asian="normal" style:font-style-complex="normal" style:font-weight-complex="normal"/>
    </style:style>
    <style:style style:name="P384" style:family="paragraph" style:parent-style-name="Standard">
      <style:text-properties style:text-position="0% 100%" fo:language="ru" fo:country="RU" fo:font-style="normal" style:text-underline-style="none" fo:font-weight="normal" officeooo:rsid="17c468ed" officeooo:paragraph-rsid="17ca514b" style:font-style-asian="normal" style:font-weight-asian="normal" style:font-style-complex="normal" style:font-weight-complex="normal"/>
    </style:style>
    <style:style style:name="P385" style:family="paragraph" style:parent-style-name="Standard">
      <style:text-properties style:text-position="0% 100%" fo:language="ru" fo:country="RU" fo:font-style="normal" style:text-underline-style="none" fo:font-weight="normal" officeooo:rsid="1327ae62" officeooo:paragraph-rsid="17d9ee1a" style:font-style-asian="normal" style:font-weight-asian="normal" style:font-style-complex="normal" style:font-weight-complex="normal"/>
    </style:style>
    <style:style style:name="P386" style:family="paragraph" style:parent-style-name="Standard">
      <style:text-properties style:text-position="0% 100%" fo:language="ru" fo:country="RU" fo:font-style="normal" style:text-underline-style="none" fo:font-weight="normal" officeooo:rsid="17dd2a82" officeooo:paragraph-rsid="17e4b463" style:font-style-asian="normal" style:font-weight-asian="normal" style:font-style-complex="normal" style:font-weight-complex="normal"/>
    </style:style>
    <style:style style:name="P387" style:family="paragraph" style:parent-style-name="Standard">
      <style:text-properties style:text-position="0% 100%" fo:language="ru" fo:country="RU" fo:font-style="normal" style:text-underline-style="none" fo:font-weight="normal" officeooo:rsid="17efbd72" officeooo:paragraph-rsid="17efbd72" style:font-style-asian="normal" style:font-weight-asian="normal" style:font-style-complex="normal" style:font-weight-complex="normal"/>
    </style:style>
    <style:style style:name="P388" style:family="paragraph" style:parent-style-name="Standard">
      <style:text-properties style:text-position="0% 100%" fo:language="ru" fo:country="RU" fo:font-style="normal" style:text-underline-style="none" fo:font-weight="normal" officeooo:rsid="17f59187" officeooo:paragraph-rsid="1815ba86" style:font-style-asian="normal" style:font-weight-asian="normal" style:font-style-complex="normal" style:font-weight-complex="normal"/>
    </style:style>
    <style:style style:name="P389" style:family="paragraph" style:parent-style-name="Standard">
      <style:text-properties style:text-position="0% 100%" fo:language="ru" fo:country="RU" fo:font-style="normal" style:text-underline-style="none" fo:font-weight="normal" officeooo:rsid="18185ecf" officeooo:paragraph-rsid="18185ecf" style:font-style-asian="normal" style:font-weight-asian="normal" style:font-style-complex="normal" style:font-weight-complex="normal"/>
    </style:style>
    <style:style style:name="P390" style:family="paragraph" style:parent-style-name="Standard">
      <style:text-properties style:text-position="0% 100%" fo:language="ru" fo:country="RU" fo:font-style="normal" style:text-underline-style="none" fo:font-weight="normal" officeooo:rsid="181a3432" officeooo:paragraph-rsid="181a3432" style:font-style-asian="normal" style:font-weight-asian="normal" style:font-style-complex="normal" style:font-weight-complex="normal"/>
    </style:style>
    <style:style style:name="P391" style:family="paragraph" style:parent-style-name="Standard">
      <style:text-properties style:text-position="0% 100%" fo:language="ru" fo:country="RU" fo:font-style="normal" style:text-underline-style="none" fo:font-weight="normal" officeooo:rsid="181b7060" officeooo:paragraph-rsid="181b7060" style:font-style-asian="normal" style:font-weight-asian="normal" style:font-style-complex="normal" style:font-weight-complex="normal"/>
    </style:style>
    <style:style style:name="P392" style:family="paragraph" style:parent-style-name="Standard">
      <style:text-properties style:text-position="0% 100%" fo:language="ru" fo:country="RU" fo:font-style="normal" style:text-underline-style="none" fo:font-weight="normal" officeooo:rsid="181c91b8" officeooo:paragraph-rsid="181c91b8" style:font-style-asian="normal" style:font-weight-asian="normal" style:font-style-complex="normal" style:font-weight-complex="normal"/>
    </style:style>
    <style:style style:name="P393" style:family="paragraph" style:parent-style-name="Standard">
      <style:text-properties style:text-position="0% 100%" fo:language="ru" fo:country="RU" fo:font-style="normal" style:text-underline-style="none" fo:font-weight="normal" officeooo:rsid="181e6695" officeooo:paragraph-rsid="181e6695" style:font-style-asian="normal" style:font-weight-asian="normal" style:font-style-complex="normal" style:font-weight-complex="normal"/>
    </style:style>
    <style:style style:name="P394" style:family="paragraph" style:parent-style-name="Standard">
      <style:text-properties style:text-position="0% 100%" fo:language="ru" fo:country="RU" fo:font-style="normal" style:text-underline-style="none" fo:font-weight="normal" officeooo:rsid="18200c8f" officeooo:paragraph-rsid="18200c8f" style:font-style-asian="normal" style:font-weight-asian="normal" style:font-style-complex="normal" style:font-weight-complex="normal"/>
    </style:style>
    <style:style style:name="P395" style:family="paragraph" style:parent-style-name="Standard">
      <style:text-properties style:text-position="0% 100%" fo:language="ru" fo:country="RU" fo:font-style="normal" style:text-underline-style="none" fo:font-weight="normal" officeooo:rsid="1821bb1d" officeooo:paragraph-rsid="1821bb1d" style:font-style-asian="normal" style:font-weight-asian="normal" style:font-style-complex="normal" style:font-weight-complex="normal"/>
    </style:style>
    <style:style style:name="P396" style:family="paragraph" style:parent-style-name="Standard">
      <style:text-properties style:text-position="0% 100%" fo:language="ru" fo:country="RU" fo:font-style="normal" style:text-underline-style="none" fo:font-weight="normal" officeooo:rsid="18227528" officeooo:paragraph-rsid="18227528" style:font-style-asian="normal" style:font-weight-asian="normal" style:font-style-complex="normal" style:font-weight-complex="normal"/>
    </style:style>
    <style:style style:name="P397" style:family="paragraph" style:parent-style-name="Standard">
      <style:text-properties style:text-position="0% 100%" fo:language="ru" fo:country="RU" fo:font-style="normal" style:text-underline-style="none" fo:font-weight="normal" officeooo:rsid="18244109" officeooo:paragraph-rsid="18263780" style:font-style-asian="normal" style:font-weight-asian="normal" style:font-style-complex="normal" style:font-weight-complex="normal"/>
    </style:style>
    <style:style style:name="P398" style:family="paragraph" style:parent-style-name="Standard">
      <style:text-properties style:text-position="0% 100%" fo:language="ru" fo:country="RU" fo:font-style="normal" style:text-underline-style="none" fo:font-weight="normal" officeooo:rsid="18244109" officeooo:paragraph-rsid="182e86b9" style:font-style-asian="normal" style:font-weight-asian="normal" style:font-style-complex="normal" style:font-weight-complex="normal"/>
    </style:style>
    <style:style style:name="P399" style:family="paragraph" style:parent-style-name="Standard">
      <style:text-properties style:text-position="0% 100%" fo:language="ru" fo:country="RU" fo:font-style="normal" style:text-underline-style="none" fo:font-weight="normal" officeooo:rsid="183dbe9f" officeooo:paragraph-rsid="184f94d2" style:font-style-asian="normal" style:font-weight-asian="normal" style:font-style-complex="normal" style:font-weight-complex="normal"/>
    </style:style>
    <style:style style:name="P400" style:family="paragraph" style:parent-style-name="Standard">
      <style:text-properties style:text-position="0% 100%" fo:language="ru" fo:country="RU" fo:font-style="normal" style:text-underline-style="none" fo:font-weight="normal" officeooo:rsid="185040a6" officeooo:paragraph-rsid="185f3b21" style:font-style-asian="normal" style:font-weight-asian="normal" style:font-style-complex="normal" style:font-weight-complex="normal"/>
    </style:style>
    <style:style style:name="P401" style:family="paragraph" style:parent-style-name="Standard">
      <style:text-properties style:text-position="0% 100%" fo:language="ru" fo:country="RU" fo:font-style="normal" style:text-underline-style="none" fo:font-weight="normal" officeooo:rsid="185040a6" officeooo:paragraph-rsid="18606110" style:font-style-asian="normal" style:font-weight-asian="normal" style:font-style-complex="normal" style:font-weight-complex="normal"/>
    </style:style>
    <style:style style:name="P402" style:family="paragraph" style:parent-style-name="Standard">
      <style:text-properties style:text-position="0% 100%" fo:language="ru" fo:country="RU" fo:font-style="normal" style:text-underline-style="none" fo:font-weight="normal" officeooo:rsid="18695376" officeooo:paragraph-rsid="18945710" style:font-style-asian="normal" style:font-weight-asian="normal" style:font-style-complex="normal" style:font-weight-complex="normal"/>
    </style:style>
    <style:style style:name="P403" style:family="paragraph" style:parent-style-name="Standard">
      <style:text-properties style:text-position="0% 100%" fo:language="ru" fo:country="RU" fo:font-style="normal" style:text-underline-style="none" fo:font-weight="normal" officeooo:rsid="18964aed" officeooo:paragraph-rsid="18c50994" style:font-style-asian="normal" style:font-weight-asian="normal" style:font-style-complex="normal" style:font-weight-complex="normal"/>
    </style:style>
    <style:style style:name="P404" style:family="paragraph" style:parent-style-name="Standard">
      <style:text-properties style:text-position="0% 100%" fo:language="ru" fo:country="RU" fo:font-style="normal" style:text-underline-style="none" fo:font-weight="normal" officeooo:rsid="18964aed" officeooo:paragraph-rsid="18c855bd" style:font-style-asian="normal" style:font-weight-asian="normal" style:font-style-complex="normal" style:font-weight-complex="normal"/>
    </style:style>
    <style:style style:name="P405" style:family="paragraph" style:parent-style-name="Standard">
      <style:text-properties style:text-position="0% 100%" fo:language="ru" fo:country="RU" fo:font-style="normal" style:text-underline-style="none" fo:font-weight="normal" officeooo:rsid="18e0406c" officeooo:paragraph-rsid="18e0406c" style:font-style-asian="normal" style:font-weight-asian="normal" style:font-style-complex="normal" style:font-weight-complex="normal"/>
    </style:style>
    <style:style style:name="P406" style:family="paragraph" style:parent-style-name="Standard">
      <style:text-properties style:text-position="0% 100%" fo:language="ru" fo:country="RU" fo:font-style="normal" style:text-underline-style="none" fo:font-weight="normal" officeooo:rsid="18edceaf" officeooo:paragraph-rsid="18edceaf" style:font-style-asian="normal" style:font-weight-asian="normal" style:font-style-complex="normal" style:font-weight-complex="normal"/>
    </style:style>
    <style:style style:name="P407" style:family="paragraph" style:parent-style-name="Standard">
      <style:text-properties style:text-position="0% 100%" fo:language="ru" fo:country="RU" fo:font-style="normal" style:text-underline-style="none" fo:font-weight="normal" officeooo:rsid="18f24006" officeooo:paragraph-rsid="18f41fef" style:font-style-asian="normal" style:font-weight-asian="normal" style:font-style-complex="normal" style:font-weight-complex="normal"/>
    </style:style>
    <style:style style:name="P408" style:family="paragraph" style:parent-style-name="Standard">
      <style:text-properties style:text-position="0% 100%" fo:language="ru" fo:country="RU" fo:font-style="normal" style:text-underline-style="none" fo:font-weight="normal" officeooo:rsid="18c55d46" officeooo:paragraph-rsid="18da8434" style:font-style-asian="normal" style:font-weight-asian="normal" style:font-style-complex="normal" style:font-weight-complex="normal"/>
    </style:style>
    <style:style style:name="P409" style:family="paragraph" style:parent-style-name="Standard">
      <style:text-properties style:text-position="0% 100%" fo:language="ru" fo:country="RU" fo:font-style="normal" style:text-underline-style="none" fo:font-weight="normal" officeooo:rsid="18da8434" officeooo:paragraph-rsid="18df0a71" style:font-style-asian="normal" style:font-weight-asian="normal" style:font-style-complex="normal" style:font-weight-complex="normal"/>
    </style:style>
    <style:style style:name="P410" style:family="paragraph" style:parent-style-name="Standard">
      <style:paragraph-properties fo:text-align="center" style:justify-single-word="false"/>
      <style:text-properties fo:font-variant="small-cap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41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7efd" officeooo:paragraph-rsid="14207efd" style:font-style-asian="normal" style:font-weight-asian="normal" style:font-style-complex="normal" style:font-weight-complex="normal"/>
    </style:style>
    <style:style style:name="P41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0a3b9" officeooo:paragraph-rsid="1420a3b9" style:font-style-asian="normal" style:font-weight-asian="normal" style:font-style-complex="normal" style:font-weight-complex="normal"/>
    </style:style>
    <style:style style:name="P41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1103c" officeooo:paragraph-rsid="1421103c" style:font-style-asian="normal" style:font-weight-asian="normal" style:font-style-complex="normal" style:font-weight-complex="normal"/>
    </style:style>
    <style:style style:name="P41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4383" officeooo:paragraph-rsid="14224383" style:font-style-asian="normal" style:font-weight-asian="normal" style:font-style-complex="normal" style:font-weight-complex="normal"/>
    </style:style>
    <style:style style:name="P41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2b2d4" officeooo:paragraph-rsid="1422b2d4" style:font-style-asian="normal" style:font-weight-asian="normal" style:font-style-complex="normal" style:font-weight-complex="normal"/>
    </style:style>
    <style:style style:name="P41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35e66" officeooo:paragraph-rsid="14235e66" style:font-style-asian="normal" style:font-weight-asian="normal" style:font-style-complex="normal" style:font-weight-complex="normal"/>
    </style:style>
    <style:style style:name="P41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4ca77" officeooo:paragraph-rsid="1424ca77" style:font-style-asian="normal" style:font-weight-asian="normal" style:font-style-complex="normal" style:font-weight-complex="normal"/>
    </style:style>
    <style:style style:name="P41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3b3d" officeooo:paragraph-rsid="14263b3d" style:font-style-asian="normal" style:font-weight-asian="normal" style:font-style-complex="normal" style:font-weight-complex="normal"/>
    </style:style>
    <style:style style:name="P41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68678" officeooo:paragraph-rsid="14268678" style:font-style-asian="normal" style:font-weight-asian="normal" style:font-style-complex="normal" style:font-weight-complex="normal"/>
    </style:style>
    <style:style style:name="P42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28619b" officeooo:paragraph-rsid="1428619b" style:font-style-asian="normal" style:font-weight-asian="normal" style:font-style-complex="normal" style:font-weight-complex="normal"/>
    </style:style>
    <style:style style:name="P42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8d3e5" style:font-style-asian="normal" style:font-weight-asian="normal" style:font-style-complex="normal" style:font-weight-complex="normal"/>
    </style:style>
    <style:style style:name="P422"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8d3e5" officeooo:paragraph-rsid="145928bb" style:font-style-asian="normal" style:font-weight-asian="normal" style:font-style-complex="normal" style:font-weight-complex="normal"/>
    </style:style>
    <style:style style:name="P423"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5928bb" style:font-style-asian="normal" style:font-weight-asian="normal" style:font-style-complex="normal" style:font-weight-complex="normal"/>
    </style:style>
    <style:style style:name="P424"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28bb" officeooo:paragraph-rsid="147f78a4" style:font-style-asian="normal" style:font-weight-asian="normal" style:font-style-complex="normal" style:font-weight-complex="normal"/>
    </style:style>
    <style:style style:name="P425"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595b5f" style:font-style-asian="normal" style:font-weight-asian="normal" style:font-style-complex="normal" style:font-weight-complex="normal"/>
    </style:style>
    <style:style style:name="P426"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4595b5f" officeooo:paragraph-rsid="147f78a4" style:font-style-asian="normal" style:font-weight-asian="normal" style:font-style-complex="normal" style:font-weight-complex="normal"/>
    </style:style>
    <style:style style:name="P427"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0019f43d" officeooo:paragraph-rsid="14c76b6e" style:font-style-asian="normal" style:font-weight-asian="normal" style:font-style-complex="normal" style:font-weight-complex="normal"/>
    </style:style>
    <style:style style:name="P428"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3779a" officeooo:paragraph-rsid="15b3779a" style:font-style-asian="normal" style:font-weight-asian="normal" style:font-style-complex="normal" style:font-weight-complex="normal"/>
    </style:style>
    <style:style style:name="P429"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551ec" officeooo:paragraph-rsid="15b551ec" style:font-style-asian="normal" style:font-weight-asian="normal" style:font-style-complex="normal" style:font-weight-complex="normal"/>
    </style:style>
    <style:style style:name="P430"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6f586" officeooo:paragraph-rsid="15b6f586" style:font-style-asian="normal" style:font-weight-asian="normal" style:font-style-complex="normal" style:font-weight-complex="normal"/>
    </style:style>
    <style:style style:name="P431" style:family="paragraph" style:parent-style-name="Standard">
      <style:paragraph-properties fo:margin-left="0.9846in" fo:margin-right="0in" fo:text-indent="0in" style:auto-text-indent="false"/>
      <style:text-properties style:text-position="0% 100%" fo:language="ru" fo:country="RU" fo:font-style="normal" style:text-underline-style="none" fo:font-weight="normal" officeooo:rsid="15b85067" officeooo:paragraph-rsid="15b85067" style:font-style-asian="normal" style:font-weight-asian="normal" style:font-style-complex="normal" style:font-weight-complex="normal"/>
    </style:style>
    <style:style style:name="P432" style:family="paragraph" style:parent-style-name="Standard">
      <style:paragraph-properties fo:margin-left="0.9846in" fo:margin-right="0in" fo:text-indent="0in" style:auto-text-indent="false"/>
      <style:text-properties style:text-position="0% 100%" fo:font-size="10pt" fo:language="ru" fo:country="RU" fo:font-style="normal" style:text-underline-style="none" fo:font-weight="normal" officeooo:rsid="18185ecf" officeooo:paragraph-rsid="18185ecf" style:font-size-asian="10pt" style:font-style-asian="normal" style:font-weight-asian="normal" style:font-size-complex="10pt" style:font-style-complex="normal" style:font-weight-complex="normal"/>
    </style:style>
    <style:style style:name="P43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5bad8" officeooo:paragraph-rsid="1525bad8" style:font-size-asian="12pt" style:font-style-asian="normal" style:font-weight-asian="normal" style:font-size-complex="12pt" style:font-style-complex="normal" style:font-weight-complex="normal" style:text-overline-style="none" style:text-overline-color="font-color"/>
    </style:style>
    <style:style style:name="P434"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435"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436"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437"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438"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font-style="normal" fo:text-shadow="none" style:text-underline-style="none" fo:font-weight="normal" officeooo:rsid="152bafa7"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439"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6d7ac" officeooo:paragraph-rsid="1526d7ac" style:font-size-asian="12pt" style:font-style-asian="normal" style:font-weight-asian="normal" style:font-size-complex="12pt" style:font-style-complex="normal" style:font-weight-complex="normal" style:text-overline-style="none" style:text-overline-color="font-color"/>
    </style:style>
    <style:style style:name="P440"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77da2"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441"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77da2" style:font-size-asian="12pt" style:font-style-asian="normal" style:font-weight-asian="normal" style:font-size-complex="12pt" style:font-style-complex="normal" style:font-weight-complex="normal" style:text-overline-style="none" style:text-overline-color="font-color"/>
    </style:style>
    <style:style style:name="P442"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c5e2b"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443" style:family="paragraph" style:parent-style-name="Table_20_Contents">
      <style:paragraph-properties fo:margin-left="0.9846in" fo:margin-right="0in" fo:text-align="start" style:justify-single-word="false" fo:text-indent="0in" style:auto-text-indent="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5293fa4" officeooo:paragraph-rsid="152df7bc" style:font-size-asian="12pt" style:font-style-asian="normal" style:font-weight-asian="normal" style:font-size-complex="12pt" style:font-style-complex="normal" style:font-weight-complex="normal" style:text-overline-style="none" style:text-overline-color="font-color"/>
    </style:style>
    <style:style style:name="P444"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9c50" officeooo:paragraph-rsid="17269c50" style:font-style-asian="normal" style:font-weight-asian="normal" style:font-style-complex="normal" style:font-weight-complex="normal"/>
    </style:style>
    <style:style style:name="P445"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6e559" officeooo:paragraph-rsid="1726e559" style:font-style-asian="normal" style:font-weight-asian="normal" style:font-style-complex="normal" style:font-weight-complex="normal"/>
    </style:style>
    <style:style style:name="P446"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8bf5c" officeooo:paragraph-rsid="1728bf5c" style:font-style-asian="normal" style:font-weight-asian="normal" style:font-style-complex="normal" style:font-weight-complex="normal"/>
    </style:style>
    <style:style style:name="P447"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6272" officeooo:paragraph-rsid="172b6272" style:font-style-asian="normal" style:font-weight-asian="normal" style:font-style-complex="normal" style:font-weight-complex="normal"/>
    </style:style>
    <style:style style:name="P448"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bf573" officeooo:paragraph-rsid="172bf573" style:font-style-asian="normal" style:font-weight-asian="normal" style:font-style-complex="normal" style:font-weight-complex="normal"/>
    </style:style>
    <style:style style:name="P449" style:family="paragraph" style:parent-style-name="Standard">
      <style:paragraph-properties fo:margin-left="1.4772in" fo:margin-right="0in" fo:text-indent="0in" style:auto-text-indent="false"/>
      <style:text-properties style:text-position="0% 100%" fo:language="ru" fo:country="RU" fo:font-style="normal" style:text-underline-style="none" fo:font-weight="normal" officeooo:rsid="172d7e7d" officeooo:paragraph-rsid="172d7e7d" style:font-style-asian="normal" style:font-weight-asian="normal" style:font-style-complex="normal" style:font-weight-complex="normal"/>
    </style:style>
    <style:style style:name="P450" style:family="paragraph" style:parent-style-name="Standard">
      <style:paragraph-properties fo:margin-left="0.4925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P45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47449" officeooo:paragraph-rsid="12247449" style:font-size-asian="12pt" style:font-style-asian="normal" style:font-weight-asian="normal" style:font-size-complex="12pt" style:font-style-complex="normal" style:font-weight-complex="normal" style:text-overline-style="none" style:text-overline-color="font-color"/>
    </style:style>
    <style:style style:name="P45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5c4e6" officeooo:paragraph-rsid="1225c4e6" style:font-size-asian="12pt" style:font-style-asian="normal" style:font-weight-asian="normal" style:font-size-complex="12pt" style:font-style-complex="normal" style:font-weight-complex="normal" style:text-overline-style="none" style:text-overline-color="font-color"/>
    </style:style>
    <style:style style:name="P45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79892" officeooo:paragraph-rsid="12279892" style:font-size-asian="12pt" style:font-style-asian="normal" style:font-weight-asian="normal" style:font-size-complex="12pt" style:font-style-complex="normal" style:font-weight-complex="normal" style:text-overline-style="none" style:text-overline-color="font-color"/>
    </style:style>
    <style:style style:name="P45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8a511" style:font-size-asian="12pt" style:font-style-asian="normal" style:font-weight-asian="normal" style:font-size-complex="12pt" style:font-style-complex="normal" style:font-weight-complex="normal" style:text-overline-style="none" style:text-overline-color="font-color"/>
    </style:style>
    <style:style style:name="P45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8a511" officeooo:paragraph-rsid="12292b8f" style:font-size-asian="12pt" style:font-style-asian="normal" style:font-weight-asian="normal" style:font-size-complex="12pt" style:font-style-complex="normal" style:font-weight-complex="normal" style:text-overline-style="none" style:text-overline-color="font-color"/>
    </style:style>
    <style:style style:name="P45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aed56" officeooo:paragraph-rsid="122aed56" style:font-size-asian="12pt" style:font-style-asian="normal" style:font-weight-asian="normal" style:font-size-complex="12pt" style:font-style-complex="normal" style:font-weight-complex="normal" style:text-overline-style="none" style:text-overline-color="font-color"/>
    </style:style>
    <style:style style:name="P45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ee928" style:font-size-asian="12pt" style:font-style-asian="normal" style:font-weight-asian="normal" style:font-size-complex="12pt" style:font-style-complex="normal" style:font-weight-complex="normal" style:text-overline-style="none" style:text-overline-color="font-color"/>
    </style:style>
    <style:style style:name="P45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ee928"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46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2f6623" officeooo:paragraph-rsid="122f6623" style:font-size-asian="12pt" style:font-style-asian="normal" style:font-weight-asian="normal" style:font-size-complex="12pt" style:font-style-complex="normal" style:font-weight-complex="normal" style:text-overline-style="none" style:text-overline-color="font-color"/>
    </style:style>
    <style:style style:name="P46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7ddd" style:font-size-asian="12pt" style:font-style-asian="normal" style:font-weight-asian="normal" style:font-size-complex="12pt" style:font-style-complex="normal" style:font-weight-complex="normal" style:text-overline-style="none" style:text-overline-color="font-color"/>
    </style:style>
    <style:style style:name="P462"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7ddd"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46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12309529" officeooo:paragraph-rsid="12309529" style:font-size-asian="12pt" style:font-style-asian="normal" style:font-weight-asian="normal" style:font-size-complex="12pt" style:font-style-complex="normal" style:font-weight-complex="normal" style:text-overline-style="none" style:text-overline-color="font-color"/>
    </style:style>
    <style:style style:name="P46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language="ru" fo:country="RU" fo:font-style="normal" fo:text-shadow="none" style:text-underline-style="none" fo:font-weight="normal" officeooo:rsid="122c1f27" officeooo:paragraph-rsid="122c1f27" style:font-size-asian="12pt" style:font-style-asian="normal" style:font-weight-asian="normal" style:font-size-complex="12pt" style:font-style-complex="normal" style:font-weight-complex="normal" style:text-overline-style="none" style:text-overline-color="font-color"/>
    </style:style>
    <style:style style:name="P46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2279892" officeooo:paragraph-rsid="12279892" style:font-size-asian="10pt" style:font-style-asian="normal" style:font-weight-asian="normal" style:font-size-complex="10pt" style:font-style-complex="normal" style:font-weight-complex="normal" style:text-overline-style="none" style:text-overline-color="font-color"/>
    </style:style>
    <style:style style:name="P46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3a625" style:font-size-asian="10pt" style:font-style-asian="normal" style:font-weight-asian="normal" style:font-size-complex="10pt" style:font-style-complex="normal" style:font-weight-complex="normal" style:text-overline-style="none" style:text-overline-color="font-color"/>
    </style:style>
    <style:style style:name="P46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625"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46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style:font-size-asian="10pt" style:font-style-asian="normal" style:font-weight-asian="normal" style:font-size-complex="10pt" style:font-style-complex="normal" style:font-weight-complex="normal" style:text-overline-style="none" style:text-overline-color="font-color"/>
    </style:style>
    <style:style style:name="P46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0pt" fo:font-style="normal" fo:text-shadow="none" style:text-underline-style="none" fo:font-weight="normal" officeooo:rsid="1523a7cb" officeooo:paragraph-rsid="152439ec" style:font-size-asian="10pt" style:font-style-asian="normal" style:font-weight-asian="normal" style:font-size-complex="10pt" style:font-style-complex="normal" style:font-weight-complex="normal" style:text-overline-style="none" style:text-overline-color="font-color"/>
    </style:style>
    <style:style style:name="P470" style:family="paragraph" style:parent-style-name="Standard">
      <style:paragraph-properties fo:margin-left="1.9693in" fo:margin-right="0in" fo:text-indent="0in" style:auto-text-indent="false"/>
      <style:text-properties style:text-position="0% 100%" fo:language="ru" fo:country="RU" fo:font-style="normal" style:text-underline-style="none" fo:font-weight="normal" officeooo:rsid="14c76b6e" officeooo:paragraph-rsid="14c76b6e" style:font-style-asian="normal" style:font-weight-asian="normal" style:font-style-complex="normal" style:font-weight-complex="normal"/>
    </style:style>
    <style:style style:name="T1" style:family="text">
      <style:text-properties fo:font-style="italic" style:font-style-asian="italic" style:font-style-complex="italic"/>
    </style:style>
    <style:style style:name="T2" style:family="text">
      <style:text-properties fo:font-style="italic" officeooo:rsid="0019f43d" style:font-style-asian="italic" style:font-style-complex="italic"/>
    </style:style>
    <style:style style:name="T3" style:family="text">
      <style:text-properties fo:font-style="italic" officeooo:rsid="0e2ffce4" style:font-style-asian="italic" style:font-style-complex="italic"/>
    </style:style>
    <style:style style:name="T4" style:family="text">
      <style:text-properties fo:font-style="italic" officeooo:rsid="0e9c2eb3" style:font-style-asian="italic" style:font-style-complex="italic"/>
    </style:style>
    <style:style style:name="T5" style:family="text">
      <style:text-properties fo:font-style="italic" officeooo:rsid="0e9d4edf" style:font-style-asian="italic" style:font-style-complex="italic"/>
    </style:style>
    <style:style style:name="T6" style:family="text">
      <style:text-properties fo:font-style="italic" officeooo:rsid="0e9f8df3" style:font-style-asian="italic" style:font-style-complex="italic"/>
    </style:style>
    <style:style style:name="T7" style:family="text">
      <style:text-properties fo:font-style="italic" officeooo:rsid="0eb6bb58" style:font-style-asian="italic" style:font-style-complex="italic"/>
    </style:style>
    <style:style style:name="T8" style:family="text">
      <style:text-properties fo:font-style="italic" officeooo:rsid="0ed42e56" style:font-style-asian="italic" style:font-style-complex="italic"/>
    </style:style>
    <style:style style:name="T9" style:family="text">
      <style:text-properties fo:font-style="italic" officeooo:rsid="0f506265" style:font-style-asian="italic" style:font-style-complex="italic"/>
    </style:style>
    <style:style style:name="T10" style:family="text">
      <style:text-properties fo:font-style="italic" officeooo:rsid="0f5dbd52" style:font-style-asian="italic" style:font-style-complex="italic"/>
    </style:style>
    <style:style style:name="T11" style:family="text">
      <style:text-properties fo:font-style="italic" officeooo:rsid="0f5fa945" style:font-style-asian="italic" style:font-style-complex="italic"/>
    </style:style>
    <style:style style:name="T12" style:family="text">
      <style:text-properties fo:font-style="italic" officeooo:rsid="0f813660" style:font-style-asian="italic" style:font-style-complex="italic"/>
    </style:style>
    <style:style style:name="T13" style:family="text">
      <style:text-properties fo:font-style="italic" officeooo:rsid="0f927871" style:font-style-asian="italic" style:font-style-complex="italic"/>
    </style:style>
    <style:style style:name="T14" style:family="text">
      <style:text-properties fo:font-style="italic" officeooo:rsid="0faa9c71" style:font-style-asian="italic" style:font-style-complex="italic"/>
    </style:style>
    <style:style style:name="T15" style:family="text">
      <style:text-properties fo:font-style="italic" officeooo:rsid="0ff95304" style:font-style-asian="italic" style:font-style-complex="italic"/>
    </style:style>
    <style:style style:name="T16" style:family="text">
      <style:text-properties fo:font-style="italic" officeooo:rsid="0fff5acf" style:font-style-asian="italic" style:font-style-complex="italic"/>
    </style:style>
    <style:style style:name="T17" style:family="text">
      <style:text-properties fo:font-style="italic" officeooo:rsid="100223f2" style:font-style-asian="italic" style:font-style-complex="italic"/>
    </style:style>
    <style:style style:name="T18" style:family="text">
      <style:text-properties fo:font-style="italic" officeooo:rsid="10033dd1" style:font-style-asian="italic" style:font-style-complex="italic"/>
    </style:style>
    <style:style style:name="T19" style:family="text">
      <style:text-properties fo:font-style="italic" officeooo:rsid="10046e02" style:font-style-asian="italic" style:font-style-complex="italic"/>
    </style:style>
    <style:style style:name="T20" style:family="text">
      <style:text-properties fo:font-style="italic" officeooo:rsid="1005b052" style:font-style-asian="italic" style:font-style-complex="italic"/>
    </style:style>
    <style:style style:name="T21" style:family="text">
      <style:text-properties fo:font-style="italic" officeooo:rsid="10090d0c" style:font-style-asian="italic" style:font-style-complex="italic"/>
    </style:style>
    <style:style style:name="T22" style:family="text">
      <style:text-properties fo:font-style="italic" officeooo:rsid="100af2d6" style:font-style-asian="italic" style:font-style-complex="italic"/>
    </style:style>
    <style:style style:name="T23" style:family="text">
      <style:text-properties fo:font-style="italic" officeooo:rsid="101f2f26" style:font-style-asian="italic" style:font-style-complex="italic"/>
    </style:style>
    <style:style style:name="T24" style:family="text">
      <style:text-properties fo:font-style="italic" officeooo:rsid="1025f857" style:font-style-asian="italic" style:font-style-complex="italic"/>
    </style:style>
    <style:style style:name="T25" style:family="text">
      <style:text-properties fo:font-style="italic" officeooo:rsid="102cc26f" style:font-style-asian="italic" style:font-style-complex="italic"/>
    </style:style>
    <style:style style:name="T26" style:family="text">
      <style:text-properties fo:font-style="italic" officeooo:rsid="103e06d8" style:font-style-asian="italic" style:font-style-complex="italic"/>
    </style:style>
    <style:style style:name="T27" style:family="text">
      <style:text-properties fo:font-style="italic" officeooo:rsid="104210e2" style:font-style-asian="italic" style:font-style-complex="italic"/>
    </style:style>
    <style:style style:name="T28" style:family="text">
      <style:text-properties fo:font-style="italic" officeooo:rsid="10447d0a" style:font-style-asian="italic" style:font-style-complex="italic"/>
    </style:style>
    <style:style style:name="T29" style:family="text">
      <style:text-properties fo:font-style="italic" officeooo:rsid="1037cb07" style:font-style-asian="italic" style:font-style-complex="italic"/>
    </style:style>
    <style:style style:name="T30" style:family="text">
      <style:text-properties fo:font-style="italic" officeooo:rsid="10530e52" style:font-style-asian="italic" style:font-style-complex="italic"/>
    </style:style>
    <style:style style:name="T31" style:family="text">
      <style:text-properties fo:font-style="italic" officeooo:rsid="108d32d6" style:font-style-asian="italic" style:font-style-complex="italic"/>
    </style:style>
    <style:style style:name="T32" style:family="text">
      <style:text-properties fo:font-style="italic" officeooo:rsid="10bd087d" style:font-style-asian="italic" style:font-style-complex="italic"/>
    </style:style>
    <style:style style:name="T33" style:family="text">
      <style:text-properties fo:font-style="italic" officeooo:rsid="10cd4909" style:font-style-asian="italic" style:font-style-complex="italic"/>
    </style:style>
    <style:style style:name="T34" style:family="text">
      <style:text-properties fo:font-style="italic" officeooo:rsid="10e33f33" style:font-style-asian="italic" style:font-style-complex="italic"/>
    </style:style>
    <style:style style:name="T35" style:family="text">
      <style:text-properties fo:font-style="italic" officeooo:rsid="10eca923" style:font-style-asian="italic" style:font-style-complex="italic"/>
    </style:style>
    <style:style style:name="T36" style:family="text">
      <style:text-properties fo:font-style="italic" officeooo:rsid="10ee7e78" style:font-style-asian="italic" style:font-style-complex="italic"/>
    </style:style>
    <style:style style:name="T37" style:family="text">
      <style:text-properties fo:font-style="italic" officeooo:rsid="117e8ca2" style:font-style-asian="italic" style:font-style-complex="italic"/>
    </style:style>
    <style:style style:name="T38" style:family="text">
      <style:text-properties fo:font-style="italic" officeooo:rsid="1180741d" style:font-style-asian="italic" style:font-style-complex="italic"/>
    </style:style>
    <style:style style:name="T39" style:family="text">
      <style:text-properties fo:font-style="italic" officeooo:rsid="119381fa" style:font-style-asian="italic" style:font-style-complex="italic"/>
    </style:style>
    <style:style style:name="T40" style:family="text">
      <style:text-properties fo:font-style="italic" officeooo:rsid="119f7eb2" style:font-style-asian="italic" style:font-style-complex="italic"/>
    </style:style>
    <style:style style:name="T41" style:family="text">
      <style:text-properties fo:font-style="italic" officeooo:rsid="11a35ebf" style:font-style-asian="italic" style:font-style-complex="italic"/>
    </style:style>
    <style:style style:name="T42" style:family="text">
      <style:text-properties fo:font-style="italic" officeooo:rsid="11adf444" style:font-style-asian="italic" style:font-style-complex="italic"/>
    </style:style>
    <style:style style:name="T43" style:family="text">
      <style:text-properties fo:font-style="italic" officeooo:rsid="11ac66af" style:font-style-asian="italic" style:font-style-complex="italic"/>
    </style:style>
    <style:style style:name="T44" style:family="text">
      <style:text-properties fo:font-style="italic" officeooo:rsid="11b3b09a" style:font-style-asian="italic" style:font-style-complex="italic"/>
    </style:style>
    <style:style style:name="T45" style:family="text">
      <style:text-properties fo:font-style="italic" officeooo:rsid="11cb1965" style:font-style-asian="italic" style:font-style-complex="italic"/>
    </style:style>
    <style:style style:name="T46" style:family="text">
      <style:text-properties fo:font-style="italic" officeooo:rsid="11e3029a" style:font-style-asian="italic" style:font-style-complex="italic"/>
    </style:style>
    <style:style style:name="T47" style:family="text">
      <style:text-properties fo:font-style="italic" officeooo:rsid="11ec262f" style:font-style-asian="italic" style:font-style-complex="italic"/>
    </style:style>
    <style:style style:name="T48" style:family="text">
      <style:text-properties fo:font-style="italic" officeooo:rsid="11f35610" style:font-style-asian="italic" style:font-style-complex="italic"/>
    </style:style>
    <style:style style:name="T49" style:family="text">
      <style:text-properties fo:font-style="italic" officeooo:rsid="1217e85e" style:font-style-asian="italic" style:font-style-complex="italic"/>
    </style:style>
    <style:style style:name="T50" style:family="text">
      <style:text-properties fo:font-style="italic" officeooo:rsid="1232f239" style:font-style-asian="italic" style:font-style-complex="italic"/>
    </style:style>
    <style:style style:name="T51" style:family="text">
      <style:text-properties fo:font-style="italic" officeooo:rsid="1236dacc" style:font-style-asian="italic" style:font-style-complex="italic"/>
    </style:style>
    <style:style style:name="T52" style:family="text">
      <style:text-properties fo:font-style="italic" officeooo:rsid="124aa287" style:font-style-asian="italic" style:font-style-complex="italic"/>
    </style:style>
    <style:style style:name="T53" style:family="text">
      <style:text-properties fo:font-style="italic" officeooo:rsid="12693bdf" style:font-style-asian="italic" style:font-style-complex="italic"/>
    </style:style>
    <style:style style:name="T54" style:family="text">
      <style:text-properties fo:font-style="italic" officeooo:rsid="12ebf9c5" style:font-style-asian="italic" style:font-style-complex="italic"/>
    </style:style>
    <style:style style:name="T55" style:family="text">
      <style:text-properties fo:font-style="italic" officeooo:rsid="12f9a7bf" style:font-style-asian="italic" style:font-style-complex="italic"/>
    </style:style>
    <style:style style:name="T56" style:family="text">
      <style:text-properties fo:font-style="italic" officeooo:rsid="12fcae2b" style:font-style-asian="italic" style:font-style-complex="italic"/>
    </style:style>
    <style:style style:name="T57" style:family="text">
      <style:text-properties fo:font-style="italic" officeooo:rsid="12fc660a" style:font-style-asian="italic" style:font-style-complex="italic"/>
    </style:style>
    <style:style style:name="T58" style:family="text">
      <style:text-properties fo:font-style="italic" officeooo:rsid="130160bc" style:font-style-asian="italic" style:font-style-complex="italic"/>
    </style:style>
    <style:style style:name="T59" style:family="text">
      <style:text-properties fo:font-style="italic" officeooo:rsid="131fcc28" style:font-style-asian="italic" style:font-style-complex="italic"/>
    </style:style>
    <style:style style:name="T60" style:family="text">
      <style:text-properties fo:font-style="italic" officeooo:rsid="13286d96" style:font-style-asian="italic" style:font-style-complex="italic"/>
    </style:style>
    <style:style style:name="T61" style:family="text">
      <style:text-properties fo:font-style="italic" officeooo:rsid="132dd06b" style:font-style-asian="italic" style:font-style-complex="italic"/>
    </style:style>
    <style:style style:name="T62" style:family="text">
      <style:text-properties fo:font-style="italic" officeooo:rsid="132ffd85" style:font-style-asian="italic" style:font-style-complex="italic"/>
    </style:style>
    <style:style style:name="T63" style:family="text">
      <style:text-properties fo:font-style="italic" officeooo:rsid="13332aab" style:font-style-asian="italic" style:font-style-complex="italic"/>
    </style:style>
    <style:style style:name="T64" style:family="text">
      <style:text-properties fo:font-style="italic" officeooo:rsid="13381401" style:font-style-asian="italic" style:font-style-complex="italic"/>
    </style:style>
    <style:style style:name="T65" style:family="text">
      <style:text-properties fo:font-style="italic" officeooo:rsid="133fc879" style:font-style-asian="italic" style:font-style-complex="italic"/>
    </style:style>
    <style:style style:name="T66" style:family="text">
      <style:text-properties fo:font-style="italic" officeooo:rsid="13420555" style:font-style-asian="italic" style:font-style-complex="italic"/>
    </style:style>
    <style:style style:name="T67" style:family="text">
      <style:text-properties fo:font-style="italic" officeooo:rsid="1354dd76" style:font-style-asian="italic" style:font-style-complex="italic"/>
    </style:style>
    <style:style style:name="T68" style:family="text">
      <style:text-properties fo:font-style="italic" officeooo:rsid="135f7a6d" style:font-style-asian="italic" style:font-style-complex="italic"/>
    </style:style>
    <style:style style:name="T69" style:family="text">
      <style:text-properties fo:font-style="italic" officeooo:rsid="13698fbb" style:font-style-asian="italic" style:font-style-complex="italic"/>
    </style:style>
    <style:style style:name="T70" style:family="text">
      <style:text-properties fo:font-style="italic" officeooo:rsid="136f5ca5" style:font-style-asian="italic" style:font-style-complex="italic"/>
    </style:style>
    <style:style style:name="T71" style:family="text">
      <style:text-properties fo:font-style="italic" officeooo:rsid="136f918b" style:font-style-asian="italic" style:font-style-complex="italic"/>
    </style:style>
    <style:style style:name="T72" style:family="text">
      <style:text-properties fo:font-style="italic" officeooo:rsid="1381e657" style:font-style-asian="italic" style:font-style-complex="italic"/>
    </style:style>
    <style:style style:name="T73" style:family="text">
      <style:text-properties fo:font-style="italic" officeooo:rsid="138334d1" style:font-style-asian="italic" style:font-style-complex="italic"/>
    </style:style>
    <style:style style:name="T74" style:family="text">
      <style:text-properties fo:font-style="italic" officeooo:rsid="1399891b" style:font-style-asian="italic" style:font-style-complex="italic"/>
    </style:style>
    <style:style style:name="T75" style:family="text">
      <style:text-properties fo:font-style="italic" officeooo:rsid="13b16ff9" style:font-style-asian="italic" style:font-style-complex="italic"/>
    </style:style>
    <style:style style:name="T76" style:family="text">
      <style:text-properties fo:font-style="italic" officeooo:rsid="13c87d8b" style:font-style-asian="italic" style:font-style-complex="italic"/>
    </style:style>
    <style:style style:name="T77" style:family="text">
      <style:text-properties fo:font-style="italic" officeooo:rsid="13db24df" style:font-style-asian="italic" style:font-style-complex="italic"/>
    </style:style>
    <style:style style:name="T78" style:family="text">
      <style:text-properties fo:font-style="italic" officeooo:rsid="13e39bbf" style:font-style-asian="italic" style:font-style-complex="italic"/>
    </style:style>
    <style:style style:name="T79" style:family="text">
      <style:text-properties fo:font-style="italic" officeooo:rsid="13ef86c5" style:font-style-asian="italic" style:font-style-complex="italic"/>
    </style:style>
    <style:style style:name="T80" style:family="text">
      <style:text-properties fo:font-style="italic" officeooo:rsid="13f0e509" style:font-style-asian="italic" style:font-style-complex="italic"/>
    </style:style>
    <style:style style:name="T81" style:family="text">
      <style:text-properties fo:font-style="italic" officeooo:rsid="1418749c" style:font-style-asian="italic" style:font-style-complex="italic"/>
    </style:style>
    <style:style style:name="T82" style:family="text">
      <style:text-properties fo:font-style="italic" officeooo:rsid="141a0865" style:font-style-asian="italic" style:font-style-complex="italic"/>
    </style:style>
    <style:style style:name="T83" style:family="text">
      <style:text-properties fo:font-style="italic" officeooo:rsid="145a005d" style:font-style-asian="italic" style:font-style-complex="italic"/>
    </style:style>
    <style:style style:name="T84" style:family="text">
      <style:text-properties fo:font-style="italic" officeooo:rsid="14614a13" style:font-style-asian="italic" style:font-style-complex="italic"/>
    </style:style>
    <style:style style:name="T85" style:family="text">
      <style:text-properties fo:font-style="italic" officeooo:rsid="1481b33d" style:font-style-asian="italic" style:font-style-complex="italic"/>
    </style:style>
    <style:style style:name="T86" style:family="text">
      <style:text-properties fo:font-style="italic" officeooo:rsid="1488f3a5" style:font-style-asian="italic" style:font-style-complex="italic"/>
    </style:style>
    <style:style style:name="T87" style:family="text">
      <style:text-properties fo:font-style="italic" officeooo:rsid="14b01452" style:font-style-asian="italic" style:font-style-complex="italic"/>
    </style:style>
    <style:style style:name="T88" style:family="text">
      <style:text-properties fo:font-style="italic" officeooo:rsid="14b96df5" style:font-style-asian="italic" style:font-style-complex="italic"/>
    </style:style>
    <style:style style:name="T89" style:family="text">
      <style:text-properties fo:font-style="italic" officeooo:rsid="14c76b6e" style:font-style-asian="italic" style:font-style-complex="italic"/>
    </style:style>
    <style:style style:name="T90" style:family="text">
      <style:text-properties fo:font-style="italic" officeooo:rsid="14c88951" style:font-style-asian="italic" style:font-style-complex="italic"/>
    </style:style>
    <style:style style:name="T91" style:family="text">
      <style:text-properties fo:font-style="italic" officeooo:rsid="1523a7cb" style:font-style-asian="italic" style:font-style-complex="italic"/>
    </style:style>
    <style:style style:name="T92" style:family="text">
      <style:text-properties fo:font-style="italic" officeooo:rsid="1531491a" style:font-style-asian="italic" style:font-style-complex="italic"/>
    </style:style>
    <style:style style:name="T93" style:family="text">
      <style:text-properties fo:font-style="italic" officeooo:rsid="15752385" style:font-style-asian="italic" style:font-style-complex="italic"/>
    </style:style>
    <style:style style:name="T94" style:family="text">
      <style:text-properties fo:font-style="italic" officeooo:rsid="158e0dd4" style:font-style-asian="italic" style:font-style-complex="italic"/>
    </style:style>
    <style:style style:name="T95" style:family="text">
      <style:text-properties fo:font-style="italic" officeooo:rsid="158fd139" style:font-style-asian="italic" style:font-style-complex="italic"/>
    </style:style>
    <style:style style:name="T96" style:family="text">
      <style:text-properties fo:font-style="italic" officeooo:rsid="15985a25" style:font-style-asian="italic" style:font-style-complex="italic"/>
    </style:style>
    <style:style style:name="T97" style:family="text">
      <style:text-properties fo:font-style="italic" officeooo:rsid="15a9be57" style:font-style-asian="italic" style:font-style-complex="italic"/>
    </style:style>
    <style:style style:name="T98" style:family="text">
      <style:text-properties fo:font-style="italic" officeooo:rsid="15bd7e3f" style:font-style-asian="italic" style:font-style-complex="italic"/>
    </style:style>
    <style:style style:name="T99" style:family="text">
      <style:text-properties fo:font-style="italic" officeooo:rsid="15cc5c49" style:font-style-asian="italic" style:font-style-complex="italic"/>
    </style:style>
    <style:style style:name="T100" style:family="text">
      <style:text-properties fo:font-style="italic" officeooo:rsid="15ce1777" style:font-style-asian="italic" style:font-style-complex="italic"/>
    </style:style>
    <style:style style:name="T101" style:family="text">
      <style:text-properties fo:font-style="italic" officeooo:rsid="15fa94c4" style:font-style-asian="italic" style:font-style-complex="italic"/>
    </style:style>
    <style:style style:name="T102" style:family="text">
      <style:text-properties fo:font-style="italic" officeooo:rsid="1609c480" style:font-style-asian="italic" style:font-style-complex="italic"/>
    </style:style>
    <style:style style:name="T103" style:family="text">
      <style:text-properties fo:font-style="italic" officeooo:rsid="160cc026" style:font-style-asian="italic" style:font-style-complex="italic"/>
    </style:style>
    <style:style style:name="T104" style:family="text">
      <style:text-properties fo:font-style="italic" officeooo:rsid="161107a7" style:font-style-asian="italic" style:font-style-complex="italic"/>
    </style:style>
    <style:style style:name="T105" style:family="text">
      <style:text-properties fo:font-style="italic" officeooo:rsid="1612fa4d" style:font-style-asian="italic" style:font-style-complex="italic"/>
    </style:style>
    <style:style style:name="T106" style:family="text">
      <style:text-properties fo:font-style="italic" officeooo:rsid="161701dd" style:font-style-asian="italic" style:font-style-complex="italic"/>
    </style:style>
    <style:style style:name="T107" style:family="text">
      <style:text-properties fo:font-style="italic" officeooo:rsid="166051da" style:font-style-asian="italic" style:font-style-complex="italic"/>
    </style:style>
    <style:style style:name="T108" style:family="text">
      <style:text-properties fo:font-style="italic" officeooo:rsid="16689839" style:font-style-asian="italic" style:font-style-complex="italic"/>
    </style:style>
    <style:style style:name="T109" style:family="text">
      <style:text-properties fo:font-style="italic" officeooo:rsid="16805b56" style:font-style-asian="italic" style:font-style-complex="italic"/>
    </style:style>
    <style:style style:name="T110" style:family="text">
      <style:text-properties fo:font-style="italic" officeooo:rsid="16830182" style:font-style-asian="italic" style:font-style-complex="italic"/>
    </style:style>
    <style:style style:name="T111" style:family="text">
      <style:text-properties fo:font-style="italic" officeooo:rsid="16969b4f" style:font-style-asian="italic" style:font-style-complex="italic"/>
    </style:style>
    <style:style style:name="T112" style:family="text">
      <style:text-properties fo:font-style="italic" officeooo:rsid="169a3703" style:font-style-asian="italic" style:font-style-complex="italic"/>
    </style:style>
    <style:style style:name="T113" style:family="text">
      <style:text-properties fo:font-style="italic" officeooo:rsid="16a03710" style:font-style-asian="italic" style:font-style-complex="italic"/>
    </style:style>
    <style:style style:name="T114" style:family="text">
      <style:text-properties fo:font-style="italic" officeooo:rsid="16a16290" style:font-style-asian="italic" style:font-style-complex="italic"/>
    </style:style>
    <style:style style:name="T115" style:family="text">
      <style:text-properties fo:font-style="italic" officeooo:rsid="16beaaa9" style:font-style-asian="italic" style:font-style-complex="italic"/>
    </style:style>
    <style:style style:name="T116" style:family="text">
      <style:text-properties fo:font-style="italic" officeooo:rsid="16bf45f2" style:font-style-asian="italic" style:font-style-complex="italic"/>
    </style:style>
    <style:style style:name="T117" style:family="text">
      <style:text-properties fo:font-style="italic" officeooo:rsid="16cde18c" style:font-style-asian="italic" style:font-style-complex="italic"/>
    </style:style>
    <style:style style:name="T118" style:family="text">
      <style:text-properties fo:font-style="italic" officeooo:rsid="16d3a957" style:font-style-asian="italic" style:font-style-complex="italic"/>
    </style:style>
    <style:style style:name="T119" style:family="text">
      <style:text-properties fo:font-style="italic" officeooo:rsid="16d53eba" style:font-style-asian="italic" style:font-style-complex="italic"/>
    </style:style>
    <style:style style:name="T120" style:family="text">
      <style:text-properties fo:font-style="italic" officeooo:rsid="16ee0362" style:font-style-asian="italic" style:font-style-complex="italic"/>
    </style:style>
    <style:style style:name="T121" style:family="text">
      <style:text-properties fo:font-style="italic" officeooo:rsid="16f335ed" style:font-style-asian="italic" style:font-style-complex="italic"/>
    </style:style>
    <style:style style:name="T122" style:family="text">
      <style:text-properties fo:font-style="italic" officeooo:rsid="16fad103" style:font-style-asian="italic" style:font-style-complex="italic"/>
    </style:style>
    <style:style style:name="T123" style:family="text">
      <style:text-properties fo:font-style="italic" officeooo:rsid="170165de" style:font-style-asian="italic" style:font-style-complex="italic"/>
    </style:style>
    <style:style style:name="T124" style:family="text">
      <style:text-properties fo:font-style="italic" officeooo:rsid="1749f3e1" style:font-style-asian="italic" style:font-style-complex="italic"/>
    </style:style>
    <style:style style:name="T125" style:family="text">
      <style:text-properties fo:font-style="italic" officeooo:rsid="17a8aa30" style:font-style-asian="italic" style:font-style-complex="italic"/>
    </style:style>
    <style:style style:name="T126" style:family="text">
      <style:text-properties fo:font-style="italic" officeooo:rsid="17c47831" style:font-style-asian="italic" style:font-style-complex="italic"/>
    </style:style>
    <style:style style:name="T127" style:family="text">
      <style:text-properties fo:font-style="italic" officeooo:rsid="182e86b9" style:font-style-asian="italic" style:font-style-complex="italic"/>
    </style:style>
    <style:style style:name="T128" style:family="text">
      <style:text-properties fo:font-style="italic" officeooo:rsid="183fabcb" style:font-style-asian="italic" style:font-style-complex="italic"/>
    </style:style>
    <style:style style:name="T129" style:family="text">
      <style:text-properties fo:font-style="italic" officeooo:rsid="18677baa" style:font-style-asian="italic" style:font-style-complex="italic"/>
    </style:style>
    <style:style style:name="T130" style:family="text">
      <style:text-properties officeooo:rsid="0019f43d"/>
    </style:style>
    <style:style style:name="T131" style:family="text">
      <style:text-properties style:text-position="0% 100%"/>
    </style:style>
    <style:style style:name="T132" style:family="text">
      <style:text-properties style:text-position="0% 100%" fo:font-style="italic" officeooo:rsid="1120a692" style:font-style-asian="italic" style:font-style-complex="italic"/>
    </style:style>
    <style:style style:name="T133" style:family="text">
      <style:text-properties style:text-position="0% 100%" fo:font-style="italic" officeooo:rsid="11237214" style:font-style-asian="italic" style:font-style-complex="italic"/>
    </style:style>
    <style:style style:name="T134" style:family="text">
      <style:text-properties style:text-position="0% 100%" officeooo:rsid="0019f43d"/>
    </style:style>
    <style:style style:name="T135" style:family="text">
      <style:text-properties style:text-position="0% 100%" officeooo:rsid="11029618"/>
    </style:style>
    <style:style style:name="T136" style:family="text">
      <style:text-properties style:text-position="0% 100%" officeooo:rsid="1104505c"/>
    </style:style>
    <style:style style:name="T137" style:family="text">
      <style:text-properties style:text-position="0% 100%" officeooo:rsid="11051423"/>
    </style:style>
    <style:style style:name="T138" style:family="text">
      <style:text-properties style:text-position="0% 100%" officeooo:rsid="11054436"/>
    </style:style>
    <style:style style:name="T139" style:family="text">
      <style:text-properties style:text-position="0% 100%" officeooo:rsid="11060912"/>
    </style:style>
    <style:style style:name="T140" style:family="text">
      <style:text-properties style:text-position="0% 100%" officeooo:rsid="11070952"/>
    </style:style>
    <style:style style:name="T141" style:family="text">
      <style:text-properties style:text-position="0% 100%" officeooo:rsid="1107e65f"/>
    </style:style>
    <style:style style:name="T142" style:family="text">
      <style:text-properties style:text-position="0% 100%" officeooo:rsid="11091fdb"/>
    </style:style>
    <style:style style:name="T143" style:family="text">
      <style:text-properties style:text-position="0% 100%" officeooo:rsid="110a7db7"/>
    </style:style>
    <style:style style:name="T144" style:family="text">
      <style:text-properties style:text-position="0% 100%" officeooo:rsid="110b97e2"/>
    </style:style>
    <style:style style:name="T145" style:family="text">
      <style:text-properties style:text-position="0% 100%" officeooo:rsid="110cab5d"/>
    </style:style>
    <style:style style:name="T146" style:family="text">
      <style:text-properties style:text-position="0% 100%" officeooo:rsid="110d1b3d"/>
    </style:style>
    <style:style style:name="T147" style:family="text">
      <style:text-properties style:text-position="0% 100%" officeooo:rsid="110e9a02"/>
    </style:style>
    <style:style style:name="T148" style:family="text">
      <style:text-properties style:text-position="0% 100%" officeooo:rsid="110eb12e"/>
    </style:style>
    <style:style style:name="T149" style:family="text">
      <style:text-properties style:text-position="0% 100%" officeooo:rsid="110fb595"/>
    </style:style>
    <style:style style:name="T150" style:family="text">
      <style:text-properties style:text-position="0% 100%" officeooo:rsid="11116b68"/>
    </style:style>
    <style:style style:name="T151" style:family="text">
      <style:text-properties style:text-position="0% 100%" officeooo:rsid="1112ddd2"/>
    </style:style>
    <style:style style:name="T152" style:family="text">
      <style:text-properties style:text-position="0% 100%" officeooo:rsid="11149b3f"/>
    </style:style>
    <style:style style:name="T153" style:family="text">
      <style:text-properties style:text-position="0% 100%" officeooo:rsid="11157d9e"/>
    </style:style>
    <style:style style:name="T154" style:family="text">
      <style:text-properties style:text-position="0% 100%" officeooo:rsid="11173b62"/>
    </style:style>
    <style:style style:name="T155" style:family="text">
      <style:text-properties style:text-position="0% 100%" officeooo:rsid="11194a71"/>
    </style:style>
    <style:style style:name="T156" style:family="text">
      <style:text-properties style:text-position="0% 100%" officeooo:rsid="111add45"/>
    </style:style>
    <style:style style:name="T157" style:family="text">
      <style:text-properties style:text-position="0% 100%" officeooo:rsid="111cbd63"/>
    </style:style>
    <style:style style:name="T158" style:family="text">
      <style:text-properties style:text-position="0% 100%" officeooo:rsid="111ea416"/>
    </style:style>
    <style:style style:name="T159" style:family="text">
      <style:text-properties style:text-position="0% 100%" officeooo:rsid="11202a3b"/>
    </style:style>
    <style:style style:name="T160" style:family="text">
      <style:text-properties style:text-position="0% 100%" officeooo:rsid="1120a692"/>
    </style:style>
    <style:style style:name="T161" style:family="text">
      <style:text-properties style:text-position="0% 100%" officeooo:rsid="1121791d"/>
    </style:style>
    <style:style style:name="T162" style:family="text">
      <style:text-properties style:text-position="0% 100%" officeooo:rsid="11243920"/>
    </style:style>
    <style:style style:name="T163" style:family="text">
      <style:text-properties style:text-position="0% 100%" officeooo:rsid="1124e400"/>
    </style:style>
    <style:style style:name="T164" style:family="text">
      <style:text-properties style:text-position="0% 100%" officeooo:rsid="1125d11c"/>
    </style:style>
    <style:style style:name="T165" style:family="text">
      <style:text-properties style:text-position="0% 100%" officeooo:rsid="1127bcea"/>
    </style:style>
    <style:style style:name="T166" style:family="text">
      <style:text-properties style:text-position="0% 100%" officeooo:rsid="11286bab"/>
    </style:style>
    <style:style style:name="T167" style:family="text">
      <style:text-properties style:text-position="0% 100%" officeooo:rsid="1128b0ca"/>
    </style:style>
    <style:style style:name="T168" style:family="text">
      <style:text-properties style:text-position="0% 100%" officeooo:rsid="112a0b64"/>
    </style:style>
    <style:style style:name="T169" style:family="text">
      <style:text-properties style:text-position="0% 100%" officeooo:rsid="112bc5e1"/>
    </style:style>
    <style:style style:name="T170" style:family="text">
      <style:text-properties style:text-position="0% 100%" officeooo:rsid="112d7fc2"/>
    </style:style>
    <style:style style:name="T171" style:family="text">
      <style:text-properties style:text-position="0% 100%" officeooo:rsid="112e31cf"/>
    </style:style>
    <style:style style:name="T172" style:family="text">
      <style:text-properties style:text-position="0% 100%" officeooo:rsid="11302608"/>
    </style:style>
    <style:style style:name="T173" style:family="text">
      <style:text-properties style:text-position="0% 100%" officeooo:rsid="11321ed0"/>
    </style:style>
    <style:style style:name="T174" style:family="text">
      <style:text-properties style:text-position="0% 100%" officeooo:rsid="1134171c"/>
    </style:style>
    <style:style style:name="T175" style:family="text">
      <style:text-properties style:text-position="0% 100%" officeooo:rsid="11352591"/>
    </style:style>
    <style:style style:name="T176" style:family="text">
      <style:text-properties style:text-position="0% 100%" officeooo:rsid="11363fa5"/>
    </style:style>
    <style:style style:name="T177" style:family="text">
      <style:text-properties style:text-position="0% 100%" officeooo:rsid="1137e449"/>
    </style:style>
    <style:style style:name="T178" style:family="text">
      <style:text-properties style:text-position="0% 100%" officeooo:rsid="11390de9"/>
    </style:style>
    <style:style style:name="T179" style:family="text">
      <style:text-properties style:text-position="0% 100%" officeooo:rsid="11392db6"/>
    </style:style>
    <style:style style:name="T180" style:family="text">
      <style:text-properties style:text-position="0% 100%" officeooo:rsid="1139fa4e"/>
    </style:style>
    <style:style style:name="T181" style:family="text">
      <style:text-properties style:text-position="0% 100%" officeooo:rsid="113a8d57"/>
    </style:style>
    <style:style style:name="T182" style:family="text">
      <style:text-properties style:text-position="0% 100%" officeooo:rsid="113b2d12"/>
    </style:style>
    <style:style style:name="T183" style:family="text">
      <style:text-properties style:text-position="0% 100%" officeooo:rsid="113d16d3"/>
    </style:style>
    <style:style style:name="T184" style:family="text">
      <style:text-properties style:text-position="0% 100%" officeooo:rsid="113e57f4"/>
    </style:style>
    <style:style style:name="T185" style:family="text">
      <style:text-properties style:text-position="0% 100%" officeooo:rsid="113fec8d"/>
    </style:style>
    <style:style style:name="T186" style:family="text">
      <style:text-properties style:text-position="0% 100%" officeooo:rsid="114165bc"/>
    </style:style>
    <style:style style:name="T187" style:family="text">
      <style:text-properties style:text-position="0% 100%" officeooo:rsid="11420f5f"/>
    </style:style>
    <style:style style:name="T188" style:family="text">
      <style:text-properties style:text-position="0% 100%" officeooo:rsid="114397bb"/>
    </style:style>
    <style:style style:name="T189" style:family="text">
      <style:text-properties style:text-position="0% 100%" officeooo:rsid="114577ec"/>
    </style:style>
    <style:style style:name="T190" style:family="text">
      <style:text-properties style:text-position="0% 100%" officeooo:rsid="1145e7cc"/>
    </style:style>
    <style:style style:name="T191" style:family="text">
      <style:text-properties style:text-position="0% 100%" officeooo:rsid="114608fc"/>
    </style:style>
    <style:style style:name="T192" style:family="text">
      <style:text-properties style:text-position="0% 100%" officeooo:rsid="1146810b"/>
    </style:style>
    <style:style style:name="T193" style:family="text">
      <style:text-properties style:text-position="0% 100%" officeooo:rsid="1148191d"/>
    </style:style>
    <style:style style:name="T194" style:family="text">
      <style:text-properties style:text-position="0% 100%" officeooo:rsid="1148731e"/>
    </style:style>
    <style:style style:name="T195" style:family="text">
      <style:text-properties style:text-position="0% 100%" officeooo:rsid="1149dc21"/>
    </style:style>
    <style:style style:name="T196" style:family="text">
      <style:text-properties style:text-position="0% 100%" officeooo:rsid="114bbf6f"/>
    </style:style>
    <style:style style:name="T197" style:family="text">
      <style:text-properties style:text-position="0% 100%" officeooo:rsid="114d7a80"/>
    </style:style>
    <style:style style:name="T198" style:family="text">
      <style:text-properties style:text-position="0% 100%" officeooo:rsid="114e6250"/>
    </style:style>
    <style:style style:name="T199" style:family="text">
      <style:text-properties style:text-position="0% 100%" officeooo:rsid="1152c2aa"/>
    </style:style>
    <style:style style:name="T200" style:family="text">
      <style:text-properties style:text-position="0% 100%" officeooo:rsid="11533c41"/>
    </style:style>
    <style:style style:name="T201" style:family="text">
      <style:text-properties style:text-position="0% 100%" officeooo:rsid="1154ede8"/>
    </style:style>
    <style:style style:name="T202" style:family="text">
      <style:text-properties style:text-position="0% 100%" officeooo:rsid="11566b4a"/>
    </style:style>
    <style:style style:name="T203" style:family="text">
      <style:text-properties style:text-position="0% 100%" officeooo:rsid="11581b95"/>
    </style:style>
    <style:style style:name="T204" style:family="text">
      <style:text-properties style:text-position="0% 100%" officeooo:rsid="1159d76a"/>
    </style:style>
    <style:style style:name="T205" style:family="text">
      <style:text-properties style:text-position="0% 100%" officeooo:rsid="115b6e42"/>
    </style:style>
    <style:style style:name="T206" style:family="text">
      <style:text-properties style:text-position="0% 100%" officeooo:rsid="115e1a13"/>
    </style:style>
    <style:style style:name="T207" style:family="text">
      <style:text-properties style:text-position="0% 100%" officeooo:rsid="115fae3e"/>
    </style:style>
    <style:style style:name="T208" style:family="text">
      <style:text-properties style:text-position="0% 100%" officeooo:rsid="115fb3b6"/>
    </style:style>
    <style:style style:name="T209" style:family="text">
      <style:text-properties style:text-position="0% 100%" officeooo:rsid="1160dbcb"/>
    </style:style>
    <style:style style:name="T210" style:family="text">
      <style:text-properties style:text-position="0% 100%" officeooo:rsid="116234a8"/>
    </style:style>
    <style:style style:name="T211" style:family="text">
      <style:text-properties style:text-position="0% 100%" officeooo:rsid="1162d8d0"/>
    </style:style>
    <style:style style:name="T212" style:family="text">
      <style:text-properties style:text-position="0% 100%" officeooo:rsid="1164a990"/>
    </style:style>
    <style:style style:name="T213" style:family="text">
      <style:text-properties style:text-position="0% 100%" officeooo:rsid="1164d4db"/>
    </style:style>
    <style:style style:name="T214" style:family="text">
      <style:text-properties style:text-position="0% 100%" officeooo:rsid="11664e88"/>
    </style:style>
    <style:style style:name="T215" style:family="text">
      <style:text-properties style:text-position="0% 100%" officeooo:rsid="1167a95a"/>
    </style:style>
    <style:style style:name="T216" style:family="text">
      <style:text-properties style:text-position="0% 100%" officeooo:rsid="1168f664"/>
    </style:style>
    <style:style style:name="T217" style:family="text">
      <style:text-properties fo:font-variant="normal" fo:text-transform="none" style:font-name="FreeSerif" fo:background-color="#ffffff" loext:char-shading-value="0"/>
    </style:style>
    <style:style style:name="T218" style:family="text">
      <style:text-properties officeooo:rsid="0e2ffce4"/>
    </style:style>
    <style:style style:name="T219" style:family="text">
      <style:text-properties officeooo:rsid="0e429899"/>
    </style:style>
    <style:style style:name="T220" style:family="text">
      <style:text-properties officeooo:rsid="0e5556a0"/>
    </style:style>
    <style:style style:name="T221" style:family="text">
      <style:text-properties officeooo:rsid="0e59ea46"/>
    </style:style>
    <style:style style:name="T222" style:family="text">
      <style:text-properties officeooo:rsid="0e5ef724"/>
    </style:style>
    <style:style style:name="T223" style:family="text">
      <style:text-properties officeooo:rsid="0e735c1b"/>
    </style:style>
    <style:style style:name="T224" style:family="text">
      <style:text-properties officeooo:rsid="0e76ca7a"/>
    </style:style>
    <style:style style:name="T225" style:family="text">
      <style:text-properties officeooo:rsid="0e76d693"/>
    </style:style>
    <style:style style:name="T226" style:family="text">
      <style:text-properties officeooo:rsid="0e7a5147"/>
    </style:style>
    <style:style style:name="T227" style:family="text">
      <style:text-properties officeooo:rsid="0e82411c"/>
    </style:style>
    <style:style style:name="T228" style:family="text">
      <style:text-properties officeooo:rsid="0e83fa2b"/>
    </style:style>
    <style:style style:name="T229" style:family="text">
      <style:text-properties officeooo:rsid="0e892b1f"/>
    </style:style>
    <style:style style:name="T230" style:family="text">
      <style:text-properties officeooo:rsid="0e8f1d8c"/>
    </style:style>
    <style:style style:name="T231" style:family="text">
      <style:text-properties officeooo:rsid="0e9035e0"/>
    </style:style>
    <style:style style:name="T232" style:family="text">
      <style:text-properties officeooo:rsid="0e92aabe"/>
    </style:style>
    <style:style style:name="T233" style:family="text">
      <style:text-properties officeooo:rsid="0e93ae87"/>
    </style:style>
    <style:style style:name="T234" style:family="text">
      <style:text-properties officeooo:rsid="0e95669f"/>
    </style:style>
    <style:style style:name="T235" style:family="text">
      <style:text-properties officeooo:rsid="0e982e51"/>
    </style:style>
    <style:style style:name="T236" style:family="text">
      <style:text-properties officeooo:rsid="0e9c0c5a"/>
    </style:style>
    <style:style style:name="T237" style:family="text">
      <style:text-properties officeooo:rsid="0e9c2eb3"/>
    </style:style>
    <style:style style:name="T238" style:family="text">
      <style:text-properties officeooo:rsid="0e9d4edf"/>
    </style:style>
    <style:style style:name="T239" style:family="text">
      <style:text-properties officeooo:rsid="0e9e2115"/>
    </style:style>
    <style:style style:name="T240" style:family="text">
      <style:text-properties officeooo:rsid="0e9f8df3"/>
    </style:style>
    <style:style style:name="T241" style:family="text">
      <style:text-properties officeooo:rsid="0ea0a5f3"/>
    </style:style>
    <style:style style:name="T242" style:family="text">
      <style:text-properties officeooo:rsid="0ea1ed86"/>
    </style:style>
    <style:style style:name="T243" style:family="text">
      <style:text-properties officeooo:rsid="0eb5b29b"/>
    </style:style>
    <style:style style:name="T244" style:family="text">
      <style:text-properties officeooo:rsid="0eb5bd09"/>
    </style:style>
    <style:style style:name="T245" style:family="text">
      <style:text-properties officeooo:rsid="0eb614b8"/>
    </style:style>
    <style:style style:name="T246" style:family="text">
      <style:text-properties officeooo:rsid="0eb6bb58"/>
    </style:style>
    <style:style style:name="T247" style:family="text">
      <style:text-properties officeooo:rsid="0eb7ec65"/>
    </style:style>
    <style:style style:name="T248" style:family="text">
      <style:text-properties officeooo:rsid="0eb99a95"/>
    </style:style>
    <style:style style:name="T249" style:family="text">
      <style:text-properties officeooo:rsid="0ebaeb78"/>
    </style:style>
    <style:style style:name="T250" style:family="text">
      <style:text-properties officeooo:rsid="0ebd9cd5"/>
    </style:style>
    <style:style style:name="T251" style:family="text">
      <style:text-properties officeooo:rsid="0ec0c799"/>
    </style:style>
    <style:style style:name="T252" style:family="text">
      <style:text-properties officeooo:rsid="0ec11ac4"/>
    </style:style>
    <style:style style:name="T253" style:family="text">
      <style:text-properties officeooo:rsid="0ec3525f"/>
    </style:style>
    <style:style style:name="T254" style:family="text">
      <style:text-properties officeooo:rsid="0ec4de6f"/>
    </style:style>
    <style:style style:name="T255" style:family="text">
      <style:text-properties officeooo:rsid="0ec5c7af"/>
    </style:style>
    <style:style style:name="T256" style:family="text">
      <style:text-properties officeooo:rsid="0ec7644c"/>
    </style:style>
    <style:style style:name="T257" style:family="text">
      <style:text-properties officeooo:rsid="0ec86a0d"/>
    </style:style>
    <style:style style:name="T258" style:family="text">
      <style:text-properties officeooo:rsid="0ecaa185"/>
    </style:style>
    <style:style style:name="T259" style:family="text">
      <style:text-properties officeooo:rsid="0ecff853"/>
    </style:style>
    <style:style style:name="T260" style:family="text">
      <style:text-properties officeooo:rsid="0ed06862"/>
    </style:style>
    <style:style style:name="T261" style:family="text">
      <style:text-properties officeooo:rsid="0ed2b947"/>
    </style:style>
    <style:style style:name="T262" style:family="text">
      <style:text-properties officeooo:rsid="0ed42e56"/>
    </style:style>
    <style:style style:name="T263" style:family="text">
      <style:text-properties officeooo:rsid="0eea4c48"/>
    </style:style>
    <style:style style:name="T264" style:family="text">
      <style:text-properties officeooo:rsid="0f021478"/>
    </style:style>
    <style:style style:name="T265" style:family="text">
      <style:text-properties officeooo:rsid="0f026fa5"/>
    </style:style>
    <style:style style:name="T266" style:family="text">
      <style:text-properties officeooo:rsid="0f055234"/>
    </style:style>
    <style:style style:name="T267" style:family="text">
      <style:text-properties officeooo:rsid="0f0634e2"/>
    </style:style>
    <style:style style:name="T268" style:family="text">
      <style:text-properties officeooo:rsid="0f0780b4"/>
    </style:style>
    <style:style style:name="T269" style:family="text">
      <style:text-properties officeooo:rsid="0f0d369b"/>
    </style:style>
    <style:style style:name="T270" style:family="text">
      <style:text-properties officeooo:rsid="0f0e84e8"/>
    </style:style>
    <style:style style:name="T271" style:family="text">
      <style:text-properties officeooo:rsid="0f11fea9"/>
    </style:style>
    <style:style style:name="T272" style:family="text">
      <style:text-properties officeooo:rsid="0f1996ba"/>
    </style:style>
    <style:style style:name="T273" style:family="text">
      <style:text-properties officeooo:rsid="0f1b7c46"/>
    </style:style>
    <style:style style:name="T274" style:family="text">
      <style:text-properties officeooo:rsid="0f29f63e"/>
    </style:style>
    <style:style style:name="T275" style:family="text">
      <style:text-properties officeooo:rsid="0f2df68e"/>
    </style:style>
    <style:style style:name="T276" style:family="text">
      <style:text-properties officeooo:rsid="0f2fdcb0"/>
    </style:style>
    <style:style style:name="T277" style:family="text">
      <style:text-properties officeooo:rsid="0f32506b"/>
    </style:style>
    <style:style style:name="T278" style:family="text">
      <style:text-properties officeooo:rsid="0f3edb54"/>
    </style:style>
    <style:style style:name="T279" style:family="text">
      <style:text-properties officeooo:rsid="0f4296a5"/>
    </style:style>
    <style:style style:name="T280" style:family="text">
      <style:text-properties officeooo:rsid="0f44f213"/>
    </style:style>
    <style:style style:name="T281" style:family="text">
      <style:text-properties officeooo:rsid="0f48e0ab"/>
    </style:style>
    <style:style style:name="T282" style:family="text">
      <style:text-properties officeooo:rsid="0f4d6d69"/>
    </style:style>
    <style:style style:name="T283" style:family="text">
      <style:text-properties officeooo:rsid="0f4d891d"/>
    </style:style>
    <style:style style:name="T284" style:family="text">
      <style:text-properties officeooo:rsid="0f4e72bd"/>
    </style:style>
    <style:style style:name="T285" style:family="text">
      <style:text-properties officeooo:rsid="0f506265"/>
    </style:style>
    <style:style style:name="T286" style:family="text">
      <style:text-properties officeooo:rsid="0f57c665"/>
    </style:style>
    <style:style style:name="T287" style:family="text">
      <style:text-properties officeooo:rsid="0f5bd22f"/>
    </style:style>
    <style:style style:name="T288" style:family="text">
      <style:text-properties officeooo:rsid="0f5d3275"/>
    </style:style>
    <style:style style:name="T289" style:family="text">
      <style:text-properties officeooo:rsid="0f5dbd52"/>
    </style:style>
    <style:style style:name="T290" style:family="text">
      <style:text-properties officeooo:rsid="0f5e869f"/>
    </style:style>
    <style:style style:name="T291" style:family="text">
      <style:text-properties officeooo:rsid="0f5fa945"/>
    </style:style>
    <style:style style:name="T292" style:family="text">
      <style:text-properties officeooo:rsid="0f644f9b"/>
    </style:style>
    <style:style style:name="T293" style:family="text">
      <style:text-properties officeooo:rsid="0f6578d1"/>
    </style:style>
    <style:style style:name="T294" style:family="text">
      <style:text-properties officeooo:rsid="0f66a1e2"/>
    </style:style>
    <style:style style:name="T295" style:family="text">
      <style:text-properties officeooo:rsid="0f67b135"/>
    </style:style>
    <style:style style:name="T296" style:family="text">
      <style:text-properties officeooo:rsid="0f68169d"/>
    </style:style>
    <style:style style:name="T297" style:family="text">
      <style:text-properties officeooo:rsid="0f69c884"/>
    </style:style>
    <style:style style:name="T298" style:family="text">
      <style:text-properties officeooo:rsid="0f6b0827"/>
    </style:style>
    <style:style style:name="T299" style:family="text">
      <style:text-properties officeooo:rsid="0f749e62"/>
    </style:style>
    <style:style style:name="T300" style:family="text">
      <style:text-properties officeooo:rsid="0f769fcf"/>
    </style:style>
    <style:style style:name="T301" style:family="text">
      <style:text-properties officeooo:rsid="0f7b203b"/>
    </style:style>
    <style:style style:name="T302" style:family="text">
      <style:text-properties officeooo:rsid="0f81037b"/>
    </style:style>
    <style:style style:name="T303" style:family="text">
      <style:text-properties officeooo:rsid="0f813660"/>
    </style:style>
    <style:style style:name="T304" style:family="text">
      <style:text-properties officeooo:rsid="0f8daf70"/>
    </style:style>
    <style:style style:name="T305" style:family="text">
      <style:text-properties officeooo:rsid="0f8f2783"/>
    </style:style>
    <style:style style:name="T306" style:family="text">
      <style:text-properties officeooo:rsid="0f8ff995"/>
    </style:style>
    <style:style style:name="T307" style:family="text">
      <style:text-properties officeooo:rsid="0f927871"/>
    </style:style>
    <style:style style:name="T308" style:family="text">
      <style:text-properties officeooo:rsid="0f9eb8f6"/>
    </style:style>
    <style:style style:name="T309" style:family="text">
      <style:text-properties officeooo:rsid="0faa9c71"/>
    </style:style>
    <style:style style:name="T310" style:family="text">
      <style:text-properties officeooo:rsid="0fbe4ba9"/>
    </style:style>
    <style:style style:name="T311" style:family="text">
      <style:text-properties officeooo:rsid="0fc0c51a"/>
    </style:style>
    <style:style style:name="T312" style:family="text">
      <style:text-properties officeooo:rsid="0fc68672"/>
    </style:style>
    <style:style style:name="T313" style:family="text">
      <style:text-properties officeooo:rsid="0fcac347"/>
    </style:style>
    <style:style style:name="T314" style:family="text">
      <style:text-properties officeooo:rsid="0fcd9567"/>
    </style:style>
    <style:style style:name="T315" style:family="text">
      <style:text-properties officeooo:rsid="0fe1f36a"/>
    </style:style>
    <style:style style:name="T316" style:family="text">
      <style:text-properties officeooo:rsid="0fee37ab"/>
    </style:style>
    <style:style style:name="T317" style:family="text">
      <style:text-properties officeooo:rsid="0ff1747f"/>
    </style:style>
    <style:style style:name="T318" style:family="text">
      <style:text-properties officeooo:rsid="0ff1c76f"/>
    </style:style>
    <style:style style:name="T319" style:family="text">
      <style:text-properties officeooo:rsid="0ff2c007"/>
    </style:style>
    <style:style style:name="T320" style:family="text">
      <style:text-properties officeooo:rsid="0ff2e205"/>
    </style:style>
    <style:style style:name="T321" style:family="text">
      <style:text-properties officeooo:rsid="0ff432f6"/>
    </style:style>
    <style:style style:name="T322" style:family="text">
      <style:text-properties officeooo:rsid="0ff70779"/>
    </style:style>
    <style:style style:name="T323" style:family="text">
      <style:text-properties officeooo:rsid="0ff8d2a0"/>
    </style:style>
    <style:style style:name="T324" style:family="text">
      <style:text-properties officeooo:rsid="0ff95304"/>
    </style:style>
    <style:style style:name="T325" style:family="text">
      <style:text-properties officeooo:rsid="0ffd77a6"/>
    </style:style>
    <style:style style:name="T326" style:family="text">
      <style:text-properties officeooo:rsid="0ffef091"/>
    </style:style>
    <style:style style:name="T327" style:family="text">
      <style:text-properties officeooo:rsid="0fff5acf"/>
    </style:style>
    <style:style style:name="T328" style:family="text">
      <style:text-properties officeooo:rsid="1001531d"/>
    </style:style>
    <style:style style:name="T329" style:family="text">
      <style:text-properties officeooo:rsid="100223f2"/>
    </style:style>
    <style:style style:name="T330" style:family="text">
      <style:text-properties officeooo:rsid="10033dd1"/>
    </style:style>
    <style:style style:name="T331" style:family="text">
      <style:text-properties officeooo:rsid="1004506e"/>
    </style:style>
    <style:style style:name="T332" style:family="text">
      <style:text-properties officeooo:rsid="10046e02"/>
    </style:style>
    <style:style style:name="T333" style:family="text">
      <style:text-properties officeooo:rsid="10090d0c"/>
    </style:style>
    <style:style style:name="T334" style:family="text">
      <style:text-properties officeooo:rsid="100af2d6"/>
    </style:style>
    <style:style style:name="T335" style:family="text">
      <style:text-properties officeooo:rsid="100b8f4d"/>
    </style:style>
    <style:style style:name="T336" style:family="text">
      <style:text-properties officeooo:rsid="10104c75"/>
    </style:style>
    <style:style style:name="T337" style:family="text">
      <style:text-properties officeooo:rsid="10107a31"/>
    </style:style>
    <style:style style:name="T338" style:family="text">
      <style:text-properties officeooo:rsid="101112a4"/>
    </style:style>
    <style:style style:name="T339" style:family="text">
      <style:text-properties officeooo:rsid="101286f6"/>
    </style:style>
    <style:style style:name="T340" style:family="text">
      <style:text-properties officeooo:rsid="101d3661"/>
    </style:style>
    <style:style style:name="T341" style:family="text">
      <style:text-properties officeooo:rsid="101d8b80"/>
    </style:style>
    <style:style style:name="T342" style:family="text">
      <style:text-properties officeooo:rsid="101f2f26"/>
    </style:style>
    <style:style style:name="T343" style:family="text">
      <style:text-properties officeooo:rsid="10203f39"/>
    </style:style>
    <style:style style:name="T344" style:family="text">
      <style:text-properties officeooo:rsid="10211388"/>
    </style:style>
    <style:style style:name="T345" style:family="text">
      <style:text-properties officeooo:rsid="10257e0e"/>
    </style:style>
    <style:style style:name="T346" style:family="text">
      <style:text-properties officeooo:rsid="1025f857"/>
    </style:style>
    <style:style style:name="T347" style:family="text">
      <style:text-properties officeooo:rsid="102a56d7"/>
    </style:style>
    <style:style style:name="T348" style:family="text">
      <style:text-properties officeooo:rsid="102b87b0"/>
    </style:style>
    <style:style style:name="T349" style:family="text">
      <style:text-properties officeooo:rsid="102cc26f"/>
    </style:style>
    <style:style style:name="T350" style:family="text">
      <style:text-properties officeooo:rsid="102e3897"/>
    </style:style>
    <style:style style:name="T351" style:family="text">
      <style:text-properties officeooo:rsid="1031bc84"/>
    </style:style>
    <style:style style:name="T352" style:family="text">
      <style:text-properties officeooo:rsid="1033769f"/>
    </style:style>
    <style:style style:name="T353" style:family="text">
      <style:text-properties officeooo:rsid="1037cb07"/>
    </style:style>
    <style:style style:name="T354" style:family="text">
      <style:text-properties officeooo:rsid="103c9a0e"/>
    </style:style>
    <style:style style:name="T355" style:family="text">
      <style:text-properties officeooo:rsid="103e06d8"/>
    </style:style>
    <style:style style:name="T356" style:family="text">
      <style:text-properties officeooo:rsid="103ffe01"/>
    </style:style>
    <style:style style:name="T357" style:family="text">
      <style:text-properties officeooo:rsid="104210e2"/>
    </style:style>
    <style:style style:name="T358" style:family="text">
      <style:text-properties officeooo:rsid="10432e63"/>
    </style:style>
    <style:style style:name="T359" style:family="text">
      <style:text-properties officeooo:rsid="10447d0a"/>
    </style:style>
    <style:style style:name="T360" style:family="text">
      <style:text-properties officeooo:rsid="1046bb81"/>
    </style:style>
    <style:style style:name="T361" style:family="text">
      <style:text-properties officeooo:rsid="1049b504"/>
    </style:style>
    <style:style style:name="T362" style:family="text">
      <style:text-properties officeooo:rsid="104c505f"/>
    </style:style>
    <style:style style:name="T363" style:family="text">
      <style:text-properties officeooo:rsid="104e006c"/>
    </style:style>
    <style:style style:name="T364" style:family="text">
      <style:text-properties officeooo:rsid="104ea95d"/>
    </style:style>
    <style:style style:name="T365" style:family="text">
      <style:text-properties officeooo:rsid="10506f4a"/>
    </style:style>
    <style:style style:name="T366" style:family="text">
      <style:text-properties officeooo:rsid="10524070"/>
    </style:style>
    <style:style style:name="T367" style:family="text">
      <style:text-properties officeooo:rsid="10530e52"/>
    </style:style>
    <style:style style:name="T368" style:family="text">
      <style:text-properties officeooo:rsid="1056818c"/>
    </style:style>
    <style:style style:name="T369" style:family="text">
      <style:text-properties officeooo:rsid="10577e0f"/>
    </style:style>
    <style:style style:name="T370" style:family="text">
      <style:text-properties officeooo:rsid="1067b138"/>
    </style:style>
    <style:style style:name="T371" style:family="text">
      <style:text-properties officeooo:rsid="10717297"/>
    </style:style>
    <style:style style:name="T372" style:family="text">
      <style:text-properties officeooo:rsid="10726313"/>
    </style:style>
    <style:style style:name="T373" style:family="text">
      <style:text-properties officeooo:rsid="10751705"/>
    </style:style>
    <style:style style:name="T374" style:family="text">
      <style:text-properties officeooo:rsid="107ba50c"/>
    </style:style>
    <style:style style:name="T375" style:family="text">
      <style:text-properties officeooo:rsid="1080fd39"/>
    </style:style>
    <style:style style:name="T376" style:family="text">
      <style:text-properties officeooo:rsid="108133b7"/>
    </style:style>
    <style:style style:name="T377" style:family="text">
      <style:text-properties officeooo:rsid="10819a72"/>
    </style:style>
    <style:style style:name="T378" style:family="text">
      <style:text-properties officeooo:rsid="108863c7"/>
    </style:style>
    <style:style style:name="T379" style:family="text">
      <style:text-properties officeooo:rsid="1089bee9"/>
    </style:style>
    <style:style style:name="T380" style:family="text">
      <style:text-properties officeooo:rsid="108b0ee5"/>
    </style:style>
    <style:style style:name="T381" style:family="text">
      <style:text-properties officeooo:rsid="108c390d"/>
    </style:style>
    <style:style style:name="T382" style:family="text">
      <style:text-properties officeooo:rsid="108ca726"/>
    </style:style>
    <style:style style:name="T383" style:family="text">
      <style:text-properties officeooo:rsid="108d32d6"/>
    </style:style>
    <style:style style:name="T384" style:family="text">
      <style:text-properties officeooo:rsid="1092c034"/>
    </style:style>
    <style:style style:name="T385" style:family="text">
      <style:text-properties officeooo:rsid="109bf72b"/>
    </style:style>
    <style:style style:name="T386" style:family="text">
      <style:text-properties officeooo:rsid="109d0ca6"/>
    </style:style>
    <style:style style:name="T387" style:family="text">
      <style:text-properties officeooo:rsid="109d9a24"/>
    </style:style>
    <style:style style:name="T388" style:family="text">
      <style:text-properties officeooo:rsid="10a08974"/>
    </style:style>
    <style:style style:name="T389" style:family="text">
      <style:text-properties officeooo:rsid="10a1551b"/>
    </style:style>
    <style:style style:name="T390" style:family="text">
      <style:text-properties officeooo:rsid="10a2ad5c"/>
    </style:style>
    <style:style style:name="T391" style:family="text">
      <style:text-properties officeooo:rsid="10a3adcc"/>
    </style:style>
    <style:style style:name="T392" style:family="text">
      <style:text-properties officeooo:rsid="10a4b24d"/>
    </style:style>
    <style:style style:name="T393" style:family="text">
      <style:text-properties officeooo:rsid="10a59203"/>
    </style:style>
    <style:style style:name="T394" style:family="text">
      <style:text-properties officeooo:rsid="10a7c9e5"/>
    </style:style>
    <style:style style:name="T395" style:family="text">
      <style:text-properties officeooo:rsid="10ae0ccb"/>
    </style:style>
    <style:style style:name="T396" style:family="text">
      <style:text-properties officeooo:rsid="10b3c980"/>
    </style:style>
    <style:style style:name="T397" style:family="text">
      <style:text-properties officeooo:rsid="10b4d510"/>
    </style:style>
    <style:style style:name="T398" style:family="text">
      <style:text-properties officeooo:rsid="10b6771d"/>
    </style:style>
    <style:style style:name="T399" style:family="text">
      <style:text-properties officeooo:rsid="10bb03e6"/>
    </style:style>
    <style:style style:name="T400" style:family="text">
      <style:text-properties officeooo:rsid="10bd087d"/>
    </style:style>
    <style:style style:name="T401" style:family="text">
      <style:text-properties officeooo:rsid="10cd4909"/>
    </style:style>
    <style:style style:name="T402" style:family="text">
      <style:text-properties officeooo:rsid="10e33f33"/>
    </style:style>
    <style:style style:name="T403" style:family="text">
      <style:text-properties officeooo:rsid="10eca923"/>
    </style:style>
    <style:style style:name="T404" style:family="text">
      <style:text-properties officeooo:rsid="10ee7e78"/>
    </style:style>
    <style:style style:name="T405" style:family="text">
      <style:text-properties officeooo:rsid="11007fac"/>
    </style:style>
    <style:style style:name="T406" style:family="text">
      <style:text-properties officeooo:rsid="11029618"/>
    </style:style>
    <style:style style:name="T407" style:family="text">
      <style:text-properties style:text-position="sub 58%" fo:font-weight="bold" officeooo:rsid="11029618" style:font-weight-asian="bold" style:font-weight-complex="bold"/>
    </style:style>
    <style:style style:name="T408" style:family="text">
      <style:text-properties style:text-position="sub 58%" fo:font-weight="bold" officeooo:rsid="1128b0ca" style:font-weight-asian="bold" style:font-weight-complex="bold"/>
    </style:style>
    <style:style style:name="T409" style:family="text">
      <style:text-properties style:text-position="sub 58%" fo:font-weight="bold" officeooo:rsid="112d7fc2" style:font-weight-asian="bold" style:font-weight-complex="bold"/>
    </style:style>
    <style:style style:name="T410" style:family="text">
      <style:text-properties style:text-position="sub 58%" fo:font-weight="bold" officeooo:rsid="11302608" style:font-weight-asian="bold" style:font-weight-complex="bold"/>
    </style:style>
    <style:style style:name="T411" style:family="text">
      <style:text-properties officeooo:rsid="1169fb87"/>
    </style:style>
    <style:style style:name="T412" style:family="text">
      <style:text-properties officeooo:rsid="117171f1"/>
    </style:style>
    <style:style style:name="T413" style:family="text">
      <style:text-properties officeooo:rsid="117272b4"/>
    </style:style>
    <style:style style:name="T414" style:family="text">
      <style:text-properties officeooo:rsid="117583d5"/>
    </style:style>
    <style:style style:name="T415" style:family="text">
      <style:text-properties officeooo:rsid="11770f6d"/>
    </style:style>
    <style:style style:name="T416" style:family="text">
      <style:text-properties officeooo:rsid="117795fe"/>
    </style:style>
    <style:style style:name="T417" style:family="text">
      <style:text-properties officeooo:rsid="117d9623"/>
    </style:style>
    <style:style style:name="T418" style:family="text">
      <style:text-properties officeooo:rsid="117e8ca2"/>
    </style:style>
    <style:style style:name="T419" style:family="text">
      <style:text-properties officeooo:rsid="1180741d"/>
    </style:style>
    <style:style style:name="T420" style:family="text">
      <style:text-properties officeooo:rsid="119381fa"/>
    </style:style>
    <style:style style:name="T421" style:family="text">
      <style:text-properties officeooo:rsid="119f7eb2"/>
    </style:style>
    <style:style style:name="T422" style:family="text">
      <style:text-properties officeooo:rsid="11ac66af"/>
    </style:style>
    <style:style style:name="T423" style:family="text">
      <style:text-properties officeooo:rsid="11adf444"/>
    </style:style>
    <style:style style:name="T424" style:family="text">
      <style:text-properties officeooo:rsid="11b3b09a"/>
    </style:style>
    <style:style style:name="T425" style:family="text">
      <style:text-properties fo:language="ru" fo:country="RU"/>
    </style:style>
    <style:style style:name="T426" style:family="text">
      <style:text-properties fo:language="ru" fo:country="RU" officeooo:rsid="0019f43d"/>
    </style:style>
    <style:style style:name="T427" style:family="text">
      <style:text-properties fo:language="ru" fo:country="RU" officeooo:rsid="122f6623"/>
    </style:style>
    <style:style style:name="T428" style:family="text">
      <style:text-properties officeooo:rsid="11cb1965"/>
    </style:style>
    <style:style style:name="T429" style:family="text">
      <style:text-properties officeooo:rsid="11e3029a"/>
    </style:style>
    <style:style style:name="T430" style:family="text">
      <style:text-properties officeooo:rsid="11f35610"/>
    </style:style>
    <style:style style:name="T431" style:family="text">
      <style:text-properties officeooo:rsid="1203a641"/>
    </style:style>
    <style:style style:name="T432" style:family="text">
      <style:text-properties officeooo:rsid="1217e85e"/>
    </style:style>
    <style:style style:name="T433" style:family="text">
      <style:text-properties officeooo:rsid="121e41ee"/>
    </style:style>
    <style:style style:name="T434" style:family="text">
      <style:text-properties officeooo:rsid="1226cbc7"/>
    </style:style>
    <style:style style:name="T435" style:family="text">
      <style:text-properties officeooo:rsid="122aed56"/>
    </style:style>
    <style:style style:name="T436" style:family="text">
      <style:text-properties officeooo:rsid="12309529"/>
    </style:style>
    <style:style style:name="T437" style:family="text">
      <style:text-properties officeooo:rsid="1230e668"/>
    </style:style>
    <style:style style:name="T438" style:family="text">
      <style:text-properties officeooo:rsid="1232f239"/>
    </style:style>
    <style:style style:name="T439" style:family="text">
      <style:text-properties officeooo:rsid="1236dacc"/>
    </style:style>
    <style:style style:name="T440" style:family="text">
      <style:text-properties officeooo:rsid="124134e1"/>
    </style:style>
    <style:style style:name="T441" style:family="text">
      <style:text-properties officeooo:rsid="12441088"/>
    </style:style>
    <style:style style:name="T442" style:family="text">
      <style:text-properties officeooo:rsid="124aa287"/>
    </style:style>
    <style:style style:name="T443" style:family="text">
      <style:text-properties officeooo:rsid="12693bdf"/>
    </style:style>
    <style:style style:name="T444" style:family="text">
      <style:text-properties style:font-name="Liberation Serif1" officeooo:rsid="12693bdf"/>
    </style:style>
    <style:style style:name="T445" style:family="text">
      <style:text-properties style:font-name="Liberation Serif"/>
    </style:style>
    <style:style style:name="T446" style:family="text">
      <style:text-properties style:font-name="Liberation Serif" officeooo:rsid="12693bdf"/>
    </style:style>
    <style:style style:name="T447" style:family="text">
      <style:text-properties style:font-name="Liberation Serif" officeooo:rsid="1271d674"/>
    </style:style>
    <style:style style:name="T448" style:family="text">
      <style:text-properties style:font-name="Liberation Serif" officeooo:rsid="12721e72"/>
    </style:style>
    <style:style style:name="T449" style:family="text">
      <style:text-properties style:font-name="Liberation Serif" officeooo:rsid="1273cad4"/>
    </style:style>
    <style:style style:name="T450" style:family="text">
      <style:text-properties style:font-name="Liberation Serif" officeooo:rsid="1274d08f"/>
    </style:style>
    <style:style style:name="T451" style:family="text">
      <style:text-properties style:font-name="Liberation Serif" officeooo:rsid="1275682a"/>
    </style:style>
    <style:style style:name="T452" style:family="text">
      <style:text-properties style:font-name="Liberation Serif" officeooo:rsid="1276d988"/>
    </style:style>
    <style:style style:name="T453" style:family="text">
      <style:text-properties style:font-name="Liberation Serif" officeooo:rsid="1278cb47"/>
    </style:style>
    <style:style style:name="T454" style:family="text">
      <style:text-properties style:font-name="Liberation Serif" officeooo:rsid="0019f43d"/>
    </style:style>
    <style:style style:name="T455" style:family="text">
      <style:text-properties style:font-name="Liberation Serif" officeooo:rsid="127adf35"/>
    </style:style>
    <style:style style:name="T456" style:family="text">
      <style:text-properties style:font-name="Liberation Serif" officeooo:rsid="127c2211"/>
    </style:style>
    <style:style style:name="T457" style:family="text">
      <style:text-properties style:font-name="Liberation Serif" officeooo:rsid="127d00ea"/>
    </style:style>
    <style:style style:name="T458" style:family="text">
      <style:text-properties style:font-name="Liberation Serif" fo:font-style="italic" officeooo:rsid="127d00ea" style:font-style-asian="italic" style:font-style-complex="italic"/>
    </style:style>
    <style:style style:name="T459" style:family="text">
      <style:text-properties style:font-name="Liberation Serif" fo:font-style="italic" officeooo:rsid="12830ca6" style:font-style-asian="italic" style:font-style-complex="italic"/>
    </style:style>
    <style:style style:name="T460" style:family="text">
      <style:text-properties style:font-name="Liberation Serif" fo:font-style="italic" officeooo:rsid="129a1402" style:font-style-asian="italic" style:font-style-complex="italic"/>
    </style:style>
    <style:style style:name="T461" style:family="text">
      <style:text-properties style:font-name="Liberation Serif" fo:font-style="italic" officeooo:rsid="12ac343f" style:font-style-asian="italic" style:font-style-complex="italic"/>
    </style:style>
    <style:style style:name="T462" style:family="text">
      <style:text-properties style:font-name="Liberation Serif" fo:font-style="italic" officeooo:rsid="12ae2bc2" style:font-style-asian="italic" style:font-style-complex="italic"/>
    </style:style>
    <style:style style:name="T463" style:family="text">
      <style:text-properties style:font-name="Liberation Serif" fo:font-style="italic" officeooo:rsid="12af223b" style:font-style-asian="italic" style:font-style-complex="italic"/>
    </style:style>
    <style:style style:name="T464" style:family="text">
      <style:text-properties style:font-name="Liberation Serif" fo:font-style="italic" officeooo:rsid="12b6f606" style:font-style-asian="italic" style:font-style-complex="italic"/>
    </style:style>
    <style:style style:name="T465" style:family="text">
      <style:text-properties style:font-name="Liberation Serif" fo:font-style="italic" officeooo:rsid="12cfda21" style:font-style-asian="italic" style:font-style-complex="italic"/>
    </style:style>
    <style:style style:name="T466" style:family="text">
      <style:text-properties style:font-name="Liberation Serif" officeooo:rsid="127e3b10"/>
    </style:style>
    <style:style style:name="T467" style:family="text">
      <style:text-properties style:font-name="Liberation Serif" officeooo:rsid="127e5b89"/>
    </style:style>
    <style:style style:name="T468" style:family="text">
      <style:text-properties style:font-name="Liberation Serif" officeooo:rsid="127e7163"/>
    </style:style>
    <style:style style:name="T469" style:family="text">
      <style:text-properties style:font-name="Liberation Serif" officeooo:rsid="127e90a8"/>
    </style:style>
    <style:style style:name="T470" style:family="text">
      <style:text-properties style:font-name="Liberation Serif" officeooo:rsid="127ed8f6"/>
    </style:style>
    <style:style style:name="T471" style:family="text">
      <style:text-properties style:font-name="Liberation Serif" officeooo:rsid="127f1dca"/>
    </style:style>
    <style:style style:name="T472" style:family="text">
      <style:text-properties style:font-name="Liberation Serif" officeooo:rsid="128115c7"/>
    </style:style>
    <style:style style:name="T473" style:family="text">
      <style:text-properties style:font-name="Liberation Serif" officeooo:rsid="1281f793"/>
    </style:style>
    <style:style style:name="T474" style:family="text">
      <style:text-properties style:font-name="Liberation Serif" officeooo:rsid="12830ca6"/>
    </style:style>
    <style:style style:name="T475" style:family="text">
      <style:text-properties style:font-name="Liberation Serif" officeooo:rsid="1284afd7"/>
    </style:style>
    <style:style style:name="T476" style:family="text">
      <style:text-properties style:font-name="Liberation Serif" officeooo:rsid="1285265f"/>
    </style:style>
    <style:style style:name="T477" style:family="text">
      <style:text-properties style:font-name="Liberation Serif" officeooo:rsid="12878eec"/>
    </style:style>
    <style:style style:name="T478" style:family="text">
      <style:text-properties style:font-name="Liberation Serif" officeooo:rsid="1287fa73"/>
    </style:style>
    <style:style style:name="T479" style:family="text">
      <style:text-properties style:font-name="Liberation Serif" officeooo:rsid="1288409a"/>
    </style:style>
    <style:style style:name="T480" style:family="text">
      <style:text-properties style:font-name="Liberation Serif" officeooo:rsid="12885462"/>
    </style:style>
    <style:style style:name="T481" style:family="text">
      <style:text-properties style:font-name="Liberation Serif" officeooo:rsid="128c2ae4"/>
    </style:style>
    <style:style style:name="T482" style:family="text">
      <style:text-properties style:font-name="Liberation Serif" officeooo:rsid="128d565f"/>
    </style:style>
    <style:style style:name="T483" style:family="text">
      <style:text-properties style:font-name="Liberation Serif" officeooo:rsid="128de783"/>
    </style:style>
    <style:style style:name="T484" style:family="text">
      <style:text-properties style:font-name="Liberation Serif" officeooo:rsid="12906e3d"/>
    </style:style>
    <style:style style:name="T485" style:family="text">
      <style:text-properties style:font-name="Liberation Serif" officeooo:rsid="12923d98"/>
    </style:style>
    <style:style style:name="T486" style:family="text">
      <style:text-properties style:font-name="Liberation Serif" officeooo:rsid="1293c95c"/>
    </style:style>
    <style:style style:name="T487" style:family="text">
      <style:text-properties style:font-name="Liberation Serif" officeooo:rsid="12940ead"/>
    </style:style>
    <style:style style:name="T488" style:family="text">
      <style:text-properties style:font-name="Liberation Serif" officeooo:rsid="1297a2cd"/>
    </style:style>
    <style:style style:name="T489" style:family="text">
      <style:text-properties style:font-name="Liberation Serif" officeooo:rsid="129a1402"/>
    </style:style>
    <style:style style:name="T490" style:family="text">
      <style:text-properties style:font-name="Liberation Serif" officeooo:rsid="129a42be"/>
    </style:style>
    <style:style style:name="T491" style:family="text">
      <style:text-properties style:font-name="Liberation Serif" officeooo:rsid="129bcac2"/>
    </style:style>
    <style:style style:name="T492" style:family="text">
      <style:text-properties style:font-name="Liberation Serif" officeooo:rsid="129c7533"/>
    </style:style>
    <style:style style:name="T493" style:family="text">
      <style:text-properties style:font-name="Liberation Serif" officeooo:rsid="129cfa18"/>
    </style:style>
    <style:style style:name="T494" style:family="text">
      <style:text-properties style:font-name="Liberation Serif" officeooo:rsid="12a004b9"/>
    </style:style>
    <style:style style:name="T495" style:family="text">
      <style:text-properties style:font-name="Liberation Serif" officeooo:rsid="12a07853"/>
    </style:style>
    <style:style style:name="T496" style:family="text">
      <style:text-properties style:font-name="Liberation Serif" officeooo:rsid="12a2ce93"/>
    </style:style>
    <style:style style:name="T497" style:family="text">
      <style:text-properties style:font-name="Liberation Serif" officeooo:rsid="12a2dd8c"/>
    </style:style>
    <style:style style:name="T498" style:family="text">
      <style:text-properties style:font-name="Liberation Serif" officeooo:rsid="12a389e5"/>
    </style:style>
    <style:style style:name="T499" style:family="text">
      <style:text-properties style:font-name="Liberation Serif" officeooo:rsid="12a3de35"/>
    </style:style>
    <style:style style:name="T500" style:family="text">
      <style:text-properties style:font-name="Liberation Serif" officeooo:rsid="12a5d043"/>
    </style:style>
    <style:style style:name="T501" style:family="text">
      <style:text-properties style:font-name="Liberation Serif" officeooo:rsid="12a74b74"/>
    </style:style>
    <style:style style:name="T502" style:family="text">
      <style:text-properties style:font-name="Liberation Serif" officeooo:rsid="12aa909a"/>
    </style:style>
    <style:style style:name="T503" style:family="text">
      <style:text-properties style:font-name="Liberation Serif" officeooo:rsid="12ac343f"/>
    </style:style>
    <style:style style:name="T504" style:family="text">
      <style:text-properties style:font-name="Liberation Serif" officeooo:rsid="12ae2bc2"/>
    </style:style>
    <style:style style:name="T505" style:family="text">
      <style:text-properties style:font-name="Liberation Serif" officeooo:rsid="12ae5e20"/>
    </style:style>
    <style:style style:name="T506" style:family="text">
      <style:text-properties style:font-name="Liberation Serif" officeooo:rsid="12af223b"/>
    </style:style>
    <style:style style:name="T507" style:family="text">
      <style:text-properties style:font-name="Liberation Serif" officeooo:rsid="12b0b2d3"/>
    </style:style>
    <style:style style:name="T508" style:family="text">
      <style:text-properties style:font-name="Liberation Serif" officeooo:rsid="12b1c0a5"/>
    </style:style>
    <style:style style:name="T509" style:family="text">
      <style:text-properties style:font-name="Liberation Serif" officeooo:rsid="12b2b455"/>
    </style:style>
    <style:style style:name="T510" style:family="text">
      <style:text-properties style:font-name="Liberation Serif" officeooo:rsid="12b3de45"/>
    </style:style>
    <style:style style:name="T511" style:family="text">
      <style:text-properties style:font-name="Liberation Serif" officeooo:rsid="12b56a2b"/>
    </style:style>
    <style:style style:name="T512" style:family="text">
      <style:text-properties style:font-name="Liberation Serif" officeooo:rsid="12b6f606"/>
    </style:style>
    <style:style style:name="T513" style:family="text">
      <style:text-properties style:font-name="Liberation Serif" officeooo:rsid="12b76333"/>
    </style:style>
    <style:style style:name="T514" style:family="text">
      <style:text-properties style:font-name="Liberation Serif" officeooo:rsid="12b875e9"/>
    </style:style>
    <style:style style:name="T515" style:family="text">
      <style:text-properties style:font-name="Liberation Serif" officeooo:rsid="12b9039d"/>
    </style:style>
    <style:style style:name="T516" style:family="text">
      <style:text-properties style:font-name="Liberation Serif" officeooo:rsid="12ba134b"/>
    </style:style>
    <style:style style:name="T517" style:family="text">
      <style:text-properties style:font-name="Liberation Serif" officeooo:rsid="12baa081"/>
    </style:style>
    <style:style style:name="T518" style:family="text">
      <style:text-properties style:font-name="Liberation Serif" officeooo:rsid="12bb4b83"/>
    </style:style>
    <style:style style:name="T519" style:family="text">
      <style:text-properties style:font-name="Liberation Serif" officeooo:rsid="12bbfad4"/>
    </style:style>
    <style:style style:name="T520" style:family="text">
      <style:text-properties style:font-name="Liberation Serif" officeooo:rsid="12bd1bd6"/>
    </style:style>
    <style:style style:name="T521" style:family="text">
      <style:text-properties style:font-name="Liberation Serif" officeooo:rsid="12be4b42"/>
    </style:style>
    <style:style style:name="T522" style:family="text">
      <style:text-properties style:font-name="Liberation Serif" officeooo:rsid="12beb8a8"/>
    </style:style>
    <style:style style:name="T523" style:family="text">
      <style:text-properties style:font-name="Liberation Serif" officeooo:rsid="12c01274"/>
    </style:style>
    <style:style style:name="T524" style:family="text">
      <style:text-properties style:font-name="Liberation Serif" officeooo:rsid="12c12343"/>
    </style:style>
    <style:style style:name="T525" style:family="text">
      <style:text-properties style:font-name="Liberation Serif" officeooo:rsid="12c3cb70"/>
    </style:style>
    <style:style style:name="T526" style:family="text">
      <style:text-properties style:font-name="Liberation Serif" officeooo:rsid="12c46f51"/>
    </style:style>
    <style:style style:name="T527" style:family="text">
      <style:text-properties style:font-name="Liberation Serif" officeooo:rsid="12c66171"/>
    </style:style>
    <style:style style:name="T528" style:family="text">
      <style:text-properties style:font-name="Liberation Serif" officeooo:rsid="12c825a1"/>
    </style:style>
    <style:style style:name="T529" style:family="text">
      <style:text-properties style:font-name="Liberation Serif" officeooo:rsid="12c93131"/>
    </style:style>
    <style:style style:name="T530" style:family="text">
      <style:text-properties style:font-name="Liberation Serif" officeooo:rsid="12ca8f66"/>
    </style:style>
    <style:style style:name="T531" style:family="text">
      <style:text-properties style:font-name="Liberation Serif" officeooo:rsid="12cbe103"/>
    </style:style>
    <style:style style:name="T532" style:family="text">
      <style:text-properties style:font-name="Liberation Serif" officeooo:rsid="12cc0163"/>
    </style:style>
    <style:style style:name="T533" style:family="text">
      <style:text-properties style:font-name="Liberation Serif" officeooo:rsid="12cd1e6f"/>
    </style:style>
    <style:style style:name="T534" style:family="text">
      <style:text-properties style:font-name="Liberation Serif" officeooo:rsid="12cee112"/>
    </style:style>
    <style:style style:name="T535" style:family="text">
      <style:text-properties style:font-name="Liberation Serif" officeooo:rsid="12cee660"/>
    </style:style>
    <style:style style:name="T536" style:family="text">
      <style:text-properties style:font-name="Liberation Serif" officeooo:rsid="12cfda21"/>
    </style:style>
    <style:style style:name="T537" style:family="text">
      <style:text-properties style:font-name="Liberation Serif" officeooo:rsid="12cff5b4"/>
    </style:style>
    <style:style style:name="T538" style:family="text">
      <style:text-properties style:font-name="Liberation Serif" officeooo:rsid="12d0a881"/>
    </style:style>
    <style:style style:name="T539" style:family="text">
      <style:text-properties style:font-name="Liberation Serif" officeooo:rsid="12d15e95"/>
    </style:style>
    <style:style style:name="T540" style:family="text">
      <style:text-properties style:font-name="Liberation Serif" officeooo:rsid="12d22f85"/>
    </style:style>
    <style:style style:name="T541" style:family="text">
      <style:text-properties style:font-name="Liberation Serif" officeooo:rsid="12d26711"/>
    </style:style>
    <style:style style:name="T542" style:family="text">
      <style:text-properties style:font-name="Liberation Serif" officeooo:rsid="12d27293"/>
    </style:style>
    <style:style style:name="T543" style:family="text">
      <style:text-properties style:font-name="Liberation Serif" officeooo:rsid="12dd1223"/>
    </style:style>
    <style:style style:name="T544" style:family="text">
      <style:text-properties style:font-name="Liberation Serif" officeooo:rsid="12dda6e8"/>
    </style:style>
    <style:style style:name="T545" style:family="text">
      <style:text-properties style:font-name="Liberation Serif" officeooo:rsid="144a3661"/>
    </style:style>
    <style:style style:name="T546" style:family="text">
      <style:text-properties officeooo:rsid="12d65e3c"/>
    </style:style>
    <style:style style:name="T547" style:family="text">
      <style:text-properties officeooo:rsid="12df4c19"/>
    </style:style>
    <style:style style:name="T548" style:family="text">
      <style:text-properties officeooo:rsid="12e1963f"/>
    </style:style>
    <style:style style:name="T549" style:family="text">
      <style:text-properties officeooo:rsid="12e68199"/>
    </style:style>
    <style:style style:name="T550" style:family="text">
      <style:text-properties officeooo:rsid="12e77ced"/>
    </style:style>
    <style:style style:name="T551" style:family="text">
      <style:text-properties officeooo:rsid="12e83d70"/>
    </style:style>
    <style:style style:name="T552" style:family="text">
      <style:text-properties officeooo:rsid="12e88889"/>
    </style:style>
    <style:style style:name="T553" style:family="text">
      <style:text-properties officeooo:rsid="12ea8792"/>
    </style:style>
    <style:style style:name="T554" style:family="text">
      <style:text-properties officeooo:rsid="12ebf9c5"/>
    </style:style>
    <style:style style:name="T555" style:family="text">
      <style:text-properties officeooo:rsid="12eeee31"/>
    </style:style>
    <style:style style:name="T556" style:family="text">
      <style:text-properties officeooo:rsid="12f051b3"/>
    </style:style>
    <style:style style:name="T557" style:family="text">
      <style:text-properties officeooo:rsid="12f13b88"/>
    </style:style>
    <style:style style:name="T558" style:family="text">
      <style:text-properties officeooo:rsid="12f4d61d"/>
    </style:style>
    <style:style style:name="T559" style:family="text">
      <style:text-properties officeooo:rsid="12f64ffa"/>
    </style:style>
    <style:style style:name="T560" style:family="text">
      <style:text-properties officeooo:rsid="12f97fc3"/>
    </style:style>
    <style:style style:name="T561" style:family="text">
      <style:text-properties officeooo:rsid="12f9a7bf"/>
    </style:style>
    <style:style style:name="T562" style:family="text">
      <style:text-properties officeooo:rsid="12f9da52"/>
    </style:style>
    <style:style style:name="T563" style:family="text">
      <style:text-properties officeooo:rsid="12fc660a"/>
    </style:style>
    <style:style style:name="T564" style:family="text">
      <style:text-properties officeooo:rsid="12fcae2b"/>
    </style:style>
    <style:style style:name="T565" style:family="text">
      <style:text-properties officeooo:rsid="12ff9aac"/>
    </style:style>
    <style:style style:name="T566" style:family="text">
      <style:text-properties officeooo:rsid="130160bc"/>
    </style:style>
    <style:style style:name="T567" style:family="text">
      <style:text-properties officeooo:rsid="1302c61c"/>
    </style:style>
    <style:style style:name="T568" style:family="text">
      <style:text-properties officeooo:rsid="130412ab"/>
    </style:style>
    <style:style style:name="T569" style:family="text">
      <style:text-properties officeooo:rsid="13068dd1"/>
    </style:style>
    <style:style style:name="T570" style:family="text">
      <style:text-properties officeooo:rsid="130838e4"/>
    </style:style>
    <style:style style:name="T571" style:family="text">
      <style:text-properties officeooo:rsid="130e1663"/>
    </style:style>
    <style:style style:name="T572" style:family="text">
      <style:text-properties officeooo:rsid="1310e49e"/>
    </style:style>
    <style:style style:name="T573" style:family="text">
      <style:text-properties officeooo:rsid="131701c7"/>
    </style:style>
    <style:style style:name="T574" style:family="text">
      <style:text-properties officeooo:rsid="13187d44"/>
    </style:style>
    <style:style style:name="T575" style:family="text">
      <style:text-properties officeooo:rsid="131aeb3c"/>
    </style:style>
    <style:style style:name="T576" style:family="text">
      <style:text-properties officeooo:rsid="131c1298"/>
    </style:style>
    <style:style style:name="T577" style:family="text">
      <style:text-properties officeooo:rsid="131fcc28"/>
    </style:style>
    <style:style style:name="T578" style:family="text">
      <style:text-properties officeooo:rsid="1326d2ae"/>
    </style:style>
    <style:style style:name="T579" style:family="text">
      <style:text-properties officeooo:rsid="13286d96"/>
    </style:style>
    <style:style style:name="T580" style:family="text">
      <style:text-properties officeooo:rsid="132dd06b"/>
    </style:style>
    <style:style style:name="T581" style:family="text">
      <style:text-properties officeooo:rsid="132fab52"/>
    </style:style>
    <style:style style:name="T582" style:family="text">
      <style:text-properties officeooo:rsid="132ffd85"/>
    </style:style>
    <style:style style:name="T583" style:family="text">
      <style:text-properties officeooo:rsid="13332aab"/>
    </style:style>
    <style:style style:name="T584" style:family="text">
      <style:text-properties officeooo:rsid="13381401"/>
    </style:style>
    <style:style style:name="T585" style:family="text">
      <style:text-properties officeooo:rsid="13420555"/>
    </style:style>
    <style:style style:name="T586" style:family="text">
      <style:text-properties officeooo:rsid="134f79c3"/>
    </style:style>
    <style:style style:name="T587" style:family="text">
      <style:text-properties officeooo:rsid="1354dd76"/>
    </style:style>
    <style:style style:name="T588" style:family="text">
      <style:text-properties officeooo:rsid="1356b3d8"/>
    </style:style>
    <style:style style:name="T589" style:family="text">
      <style:text-properties officeooo:rsid="13583c16"/>
    </style:style>
    <style:style style:name="T590" style:family="text">
      <style:text-properties officeooo:rsid="13599e87"/>
    </style:style>
    <style:style style:name="T591" style:family="text">
      <style:text-properties officeooo:rsid="1359c8c4"/>
    </style:style>
    <style:style style:name="T592" style:family="text">
      <style:text-properties officeooo:rsid="135dc4e9"/>
    </style:style>
    <style:style style:name="T593" style:family="text">
      <style:text-properties officeooo:rsid="135e1b8f"/>
    </style:style>
    <style:style style:name="T594" style:family="text">
      <style:text-properties officeooo:rsid="135f7a6d"/>
    </style:style>
    <style:style style:name="T595" style:family="text">
      <style:text-properties officeooo:rsid="13663c8c"/>
    </style:style>
    <style:style style:name="T596" style:family="text">
      <style:text-properties officeooo:rsid="136795d3"/>
    </style:style>
    <style:style style:name="T597" style:family="text">
      <style:text-properties officeooo:rsid="13698fbb"/>
    </style:style>
    <style:style style:name="T598" style:family="text">
      <style:text-properties officeooo:rsid="136a3cba"/>
    </style:style>
    <style:style style:name="T599" style:family="text">
      <style:text-properties officeooo:rsid="136b7e91"/>
    </style:style>
    <style:style style:name="T600" style:family="text">
      <style:text-properties officeooo:rsid="136dba1a"/>
    </style:style>
    <style:style style:name="T601" style:family="text">
      <style:text-properties officeooo:rsid="136f5ca5"/>
    </style:style>
    <style:style style:name="T602" style:family="text">
      <style:text-properties officeooo:rsid="136f918b"/>
    </style:style>
    <style:style style:name="T603" style:family="text">
      <style:text-properties officeooo:rsid="1381e657"/>
    </style:style>
    <style:style style:name="T604" style:family="text">
      <style:text-properties officeooo:rsid="1382f38e"/>
    </style:style>
    <style:style style:name="T605" style:family="text">
      <style:text-properties officeooo:rsid="138334d1"/>
    </style:style>
    <style:style style:name="T606" style:family="text">
      <style:text-properties officeooo:rsid="139002eb"/>
    </style:style>
    <style:style style:name="T607" style:family="text">
      <style:text-properties officeooo:rsid="1399891b"/>
    </style:style>
    <style:style style:name="T608" style:family="text">
      <style:text-properties officeooo:rsid="13a5ec76"/>
    </style:style>
    <style:style style:name="T609" style:family="text">
      <style:text-properties officeooo:rsid="13a5ef1a"/>
    </style:style>
    <style:style style:name="T610" style:family="text">
      <style:text-properties officeooo:rsid="13a74f43"/>
    </style:style>
    <style:style style:name="T611" style:family="text">
      <style:text-properties officeooo:rsid="13a7d750"/>
    </style:style>
    <style:style style:name="T612" style:family="text">
      <style:text-properties officeooo:rsid="13a9b38e"/>
    </style:style>
    <style:style style:name="T613" style:family="text">
      <style:text-properties officeooo:rsid="13ad7a5c"/>
    </style:style>
    <style:style style:name="T614" style:family="text">
      <style:text-properties officeooo:rsid="13ae146a"/>
    </style:style>
    <style:style style:name="T615" style:family="text">
      <style:text-properties officeooo:rsid="13ae5b1f"/>
    </style:style>
    <style:style style:name="T616" style:family="text">
      <style:text-properties officeooo:rsid="13afaa70"/>
    </style:style>
    <style:style style:name="T617" style:family="text">
      <style:text-properties officeooo:rsid="13b16ff9"/>
    </style:style>
    <style:style style:name="T618" style:family="text">
      <style:text-properties officeooo:rsid="13b2bba2"/>
    </style:style>
    <style:style style:name="T619" style:family="text">
      <style:text-properties officeooo:rsid="13b9c294"/>
    </style:style>
    <style:style style:name="T620" style:family="text">
      <style:text-properties officeooo:rsid="13baa9c0"/>
    </style:style>
    <style:style style:name="T621" style:family="text">
      <style:text-properties officeooo:rsid="13baf1eb"/>
    </style:style>
    <style:style style:name="T622" style:family="text">
      <style:text-properties officeooo:rsid="13c031d7"/>
    </style:style>
    <style:style style:name="T623" style:family="text">
      <style:text-properties officeooo:rsid="13c1fb30"/>
    </style:style>
    <style:style style:name="T624" style:family="text">
      <style:text-properties officeooo:rsid="13c3a22e"/>
    </style:style>
    <style:style style:name="T625" style:family="text">
      <style:text-properties officeooo:rsid="13c4ec1d"/>
    </style:style>
    <style:style style:name="T626" style:family="text">
      <style:text-properties officeooo:rsid="13c87d8b"/>
    </style:style>
    <style:style style:name="T627" style:family="text">
      <style:text-properties officeooo:rsid="13d05d3b"/>
    </style:style>
    <style:style style:name="T628" style:family="text">
      <style:text-properties officeooo:rsid="13d259d7"/>
    </style:style>
    <style:style style:name="T629" style:family="text">
      <style:text-properties officeooo:rsid="13d55dde"/>
    </style:style>
    <style:style style:name="T630" style:family="text">
      <style:text-properties officeooo:rsid="13d58ddc"/>
    </style:style>
    <style:style style:name="T631" style:family="text">
      <style:text-properties officeooo:rsid="13d7899b"/>
    </style:style>
    <style:style style:name="T632" style:family="text">
      <style:text-properties officeooo:rsid="13db24df"/>
    </style:style>
    <style:style style:name="T633" style:family="text">
      <style:text-properties officeooo:rsid="13e39bbf"/>
    </style:style>
    <style:style style:name="T634" style:family="text">
      <style:text-properties officeooo:rsid="13ea236a"/>
    </style:style>
    <style:style style:name="T635" style:family="text">
      <style:text-properties officeooo:rsid="13eaaffe"/>
    </style:style>
    <style:style style:name="T636" style:family="text">
      <style:text-properties officeooo:rsid="13ef86c5"/>
    </style:style>
    <style:style style:name="T637" style:family="text">
      <style:text-properties officeooo:rsid="13f0e509"/>
    </style:style>
    <style:style style:name="T638" style:family="text">
      <style:text-properties officeooo:rsid="13fda005"/>
    </style:style>
    <style:style style:name="T639" style:family="text">
      <style:text-properties officeooo:rsid="1407543c"/>
    </style:style>
    <style:style style:name="T640" style:family="text">
      <style:text-properties officeooo:rsid="1415dcf4"/>
    </style:style>
    <style:style style:name="T641" style:family="text">
      <style:text-properties officeooo:rsid="1416eecc"/>
    </style:style>
    <style:style style:name="T642" style:family="text">
      <style:text-properties officeooo:rsid="1418749c"/>
    </style:style>
    <style:style style:name="T643" style:family="text">
      <style:text-properties officeooo:rsid="141a0865"/>
    </style:style>
    <style:style style:name="T644" style:family="text">
      <style:text-properties officeooo:rsid="14234f7b"/>
    </style:style>
    <style:style style:name="T645" style:family="text">
      <style:text-properties officeooo:rsid="1428619b"/>
    </style:style>
    <style:style style:name="T646" style:family="text">
      <style:text-properties officeooo:rsid="1429595d"/>
    </style:style>
    <style:style style:name="T647" style:family="text">
      <style:text-properties officeooo:rsid="14356d2b"/>
    </style:style>
    <style:style style:name="T648" style:family="text">
      <style:text-properties officeooo:rsid="144925a4"/>
    </style:style>
    <style:style style:name="T649" style:family="text">
      <style:text-properties officeooo:rsid="1454b196"/>
    </style:style>
    <style:style style:name="T650" style:family="text">
      <style:text-properties officeooo:rsid="1457dc2f"/>
    </style:style>
    <style:style style:name="T651" style:family="text">
      <style:text-properties officeooo:rsid="145928bb"/>
    </style:style>
    <style:style style:name="T652" style:family="text">
      <style:text-properties officeooo:rsid="145a005d"/>
    </style:style>
    <style:style style:name="T653" style:family="text">
      <style:text-properties officeooo:rsid="145cac29"/>
    </style:style>
    <style:style style:name="T654" style:family="text">
      <style:text-properties officeooo:rsid="14614a13"/>
    </style:style>
    <style:style style:name="T655" style:family="text">
      <style:text-properties officeooo:rsid="146494d5"/>
    </style:style>
    <style:style style:name="T656" style:family="text">
      <style:text-properties officeooo:rsid="1467ffdc"/>
    </style:style>
    <style:style style:name="T657" style:family="text">
      <style:text-properties officeooo:rsid="146bf3f4"/>
    </style:style>
    <style:style style:name="T658" style:family="text">
      <style:text-properties officeooo:rsid="14736c5e"/>
    </style:style>
    <style:style style:name="T659" style:family="text">
      <style:text-properties officeooo:rsid="14771aa5"/>
    </style:style>
    <style:style style:name="T660" style:family="text">
      <style:text-properties officeooo:rsid="1481b33d"/>
    </style:style>
    <style:style style:name="T661" style:family="text">
      <style:text-properties officeooo:rsid="1481f038"/>
    </style:style>
    <style:style style:name="T662" style:family="text">
      <style:text-properties officeooo:rsid="1488f3a5"/>
    </style:style>
    <style:style style:name="T663" style:family="text">
      <style:text-properties officeooo:rsid="14a0b1d8"/>
    </style:style>
    <style:style style:name="T664" style:family="text">
      <style:text-properties officeooo:rsid="14aa6688"/>
    </style:style>
    <style:style style:name="T665" style:family="text">
      <style:text-properties officeooo:rsid="14ad76bf"/>
    </style:style>
    <style:style style:name="T666" style:family="text">
      <style:text-properties officeooo:rsid="14ae5dc6"/>
    </style:style>
    <style:style style:name="T667" style:family="text">
      <style:text-properties officeooo:rsid="14afb2bb"/>
    </style:style>
    <style:style style:name="T668" style:family="text">
      <style:text-properties officeooo:rsid="14b01452"/>
    </style:style>
    <style:style style:name="T669" style:family="text">
      <style:text-properties officeooo:rsid="14b28a4a"/>
    </style:style>
    <style:style style:name="T670" style:family="text">
      <style:text-properties officeooo:rsid="14bcf76c"/>
    </style:style>
    <style:style style:name="T671" style:family="text">
      <style:text-properties officeooo:rsid="14c16ad4"/>
    </style:style>
    <style:style style:name="T672" style:family="text">
      <style:text-properties officeooo:rsid="14c76b6e"/>
    </style:style>
    <style:style style:name="T673" style:family="text">
      <style:text-properties officeooo:rsid="14c88951"/>
    </style:style>
    <style:style style:name="T674" style:family="text">
      <style:text-properties officeooo:rsid="1513a2a1"/>
    </style:style>
    <style:style style:name="T675" style:family="text">
      <style:text-properties officeooo:rsid="151701d9"/>
    </style:style>
    <style:style style:name="T676" style:family="text">
      <style:text-properties officeooo:rsid="15181e86"/>
    </style:style>
    <style:style style:name="T677" style:family="text">
      <style:text-properties officeooo:rsid="151ec0b9"/>
    </style:style>
    <style:style style:name="T678" style:family="text">
      <style:text-properties officeooo:rsid="151ff790"/>
    </style:style>
    <style:style style:name="T679" style:family="text">
      <style:text-properties officeooo:rsid="15214ca3"/>
    </style:style>
    <style:style style:name="T680" style:family="text">
      <style:text-properties officeooo:rsid="1523a7cb"/>
    </style:style>
    <style:style style:name="T681" style:family="text">
      <style:text-properties officeooo:rsid="1531491a"/>
    </style:style>
    <style:style style:name="T682" style:family="text">
      <style:text-properties officeooo:rsid="155fbcf4"/>
    </style:style>
    <style:style style:name="T683" style:family="text">
      <style:text-properties officeooo:rsid="156259bc"/>
    </style:style>
    <style:style style:name="T684" style:family="text">
      <style:text-properties officeooo:rsid="15752385"/>
    </style:style>
    <style:style style:name="T685" style:family="text">
      <style:text-properties officeooo:rsid="158a8cef"/>
    </style:style>
    <style:style style:name="T686" style:family="text">
      <style:text-properties officeooo:rsid="158da38b"/>
    </style:style>
    <style:style style:name="T687" style:family="text">
      <style:text-properties officeooo:rsid="158e0dd4"/>
    </style:style>
    <style:style style:name="T688" style:family="text">
      <style:text-properties officeooo:rsid="158e5b2a"/>
    </style:style>
    <style:style style:name="T689" style:family="text">
      <style:text-properties officeooo:rsid="158fd139"/>
    </style:style>
    <style:style style:name="T690" style:family="text">
      <style:text-properties officeooo:rsid="1593945d"/>
    </style:style>
    <style:style style:name="T691" style:family="text">
      <style:text-properties officeooo:rsid="15942cef"/>
    </style:style>
    <style:style style:name="T692" style:family="text">
      <style:text-properties officeooo:rsid="159583b6"/>
    </style:style>
    <style:style style:name="T693" style:family="text">
      <style:text-properties officeooo:rsid="15985a25"/>
    </style:style>
    <style:style style:name="T694" style:family="text">
      <style:text-properties officeooo:rsid="159e65df"/>
    </style:style>
    <style:style style:name="T695" style:family="text">
      <style:text-properties officeooo:rsid="15a9be57"/>
    </style:style>
    <style:style style:name="T696" style:family="text">
      <style:text-properties officeooo:rsid="15ab2a26"/>
    </style:style>
    <style:style style:name="T697" style:family="text">
      <style:text-properties officeooo:rsid="15ae8f20"/>
    </style:style>
    <style:style style:name="T698" style:family="text">
      <style:text-properties officeooo:rsid="15b06283"/>
    </style:style>
    <style:style style:name="T699" style:family="text">
      <style:text-properties officeooo:rsid="15b0818b"/>
    </style:style>
    <style:style style:name="T700" style:family="text">
      <style:text-properties officeooo:rsid="15b6f586"/>
    </style:style>
    <style:style style:name="T701" style:family="text">
      <style:text-properties officeooo:rsid="15b8fd72"/>
    </style:style>
    <style:style style:name="T702" style:family="text">
      <style:text-properties officeooo:rsid="15ba0c49"/>
    </style:style>
    <style:style style:name="T703" style:family="text">
      <style:text-properties officeooo:rsid="15bad9e6"/>
    </style:style>
    <style:style style:name="T704" style:family="text">
      <style:text-properties officeooo:rsid="15bd7e3f"/>
    </style:style>
    <style:style style:name="T705" style:family="text">
      <style:text-properties officeooo:rsid="15cc5c49"/>
    </style:style>
    <style:style style:name="T706" style:family="text">
      <style:text-properties officeooo:rsid="15ce1777"/>
    </style:style>
    <style:style style:name="T707" style:family="text">
      <style:text-properties officeooo:rsid="15ceac2e"/>
    </style:style>
    <style:style style:name="T708" style:family="text">
      <style:text-properties officeooo:rsid="15cf23fe"/>
    </style:style>
    <style:style style:name="T709" style:family="text">
      <style:text-properties officeooo:rsid="15d10c0b"/>
    </style:style>
    <style:style style:name="T710" style:family="text">
      <style:text-properties officeooo:rsid="15d76dd2"/>
    </style:style>
    <style:style style:name="T711" style:family="text">
      <style:text-properties officeooo:rsid="15d7a588"/>
    </style:style>
    <style:style style:name="T712" style:family="text">
      <style:text-properties officeooo:rsid="15d9e03d"/>
    </style:style>
    <style:style style:name="T713" style:family="text">
      <style:text-properties officeooo:rsid="15dbde36"/>
    </style:style>
    <style:style style:name="T714" style:family="text">
      <style:text-properties officeooo:rsid="15dcc141"/>
    </style:style>
    <style:style style:name="T715" style:family="text">
      <style:text-properties officeooo:rsid="15de7f54"/>
    </style:style>
    <style:style style:name="T716" style:family="text">
      <style:text-properties officeooo:rsid="15e1230a"/>
    </style:style>
    <style:style style:name="T717" style:family="text">
      <style:text-properties officeooo:rsid="15f85afc"/>
    </style:style>
    <style:style style:name="T718" style:family="text">
      <style:text-properties officeooo:rsid="15f93f0c"/>
    </style:style>
    <style:style style:name="T719" style:family="text">
      <style:text-properties officeooo:rsid="15fa94c4"/>
    </style:style>
    <style:style style:name="T720" style:family="text">
      <style:text-properties officeooo:rsid="15fdf6c5"/>
    </style:style>
    <style:style style:name="T721" style:family="text">
      <style:text-properties officeooo:rsid="1602b801"/>
    </style:style>
    <style:style style:name="T722" style:family="text">
      <style:text-properties officeooo:rsid="1605b1bd"/>
    </style:style>
    <style:style style:name="T723" style:family="text">
      <style:text-properties officeooo:rsid="1606c4db"/>
    </style:style>
    <style:style style:name="T724" style:family="text">
      <style:text-properties officeooo:rsid="1608a752"/>
    </style:style>
    <style:style style:name="T725" style:family="text">
      <style:text-properties officeooo:rsid="1609c480"/>
    </style:style>
    <style:style style:name="T726" style:family="text">
      <style:text-properties officeooo:rsid="160c572f"/>
    </style:style>
    <style:style style:name="T727" style:family="text">
      <style:text-properties officeooo:rsid="160cc026"/>
    </style:style>
    <style:style style:name="T728" style:family="text">
      <style:text-properties officeooo:rsid="161107a7"/>
    </style:style>
    <style:style style:name="T729" style:family="text">
      <style:text-properties officeooo:rsid="161231ea"/>
    </style:style>
    <style:style style:name="T730" style:family="text">
      <style:text-properties officeooo:rsid="1612fa4d"/>
    </style:style>
    <style:style style:name="T731" style:family="text">
      <style:text-properties officeooo:rsid="161701dd"/>
    </style:style>
    <style:style style:name="T732" style:family="text">
      <style:text-properties officeooo:rsid="1617c2f3"/>
    </style:style>
    <style:style style:name="T733" style:family="text">
      <style:text-properties officeooo:rsid="161ac0c6"/>
    </style:style>
    <style:style style:name="T734" style:family="text">
      <style:text-properties officeooo:rsid="161be3c4"/>
    </style:style>
    <style:style style:name="T735" style:family="text">
      <style:text-properties officeooo:rsid="161ea796"/>
    </style:style>
    <style:style style:name="T736" style:family="text">
      <style:text-properties officeooo:rsid="16265a15"/>
    </style:style>
    <style:style style:name="T737" style:family="text">
      <style:text-properties officeooo:rsid="16274299"/>
    </style:style>
    <style:style style:name="T738" style:family="text">
      <style:text-properties officeooo:rsid="16420d4f"/>
    </style:style>
    <style:style style:name="T739" style:family="text">
      <style:text-properties officeooo:rsid="1651f805"/>
    </style:style>
    <style:style style:name="T740" style:family="text">
      <style:text-properties officeooo:rsid="165d7cb1"/>
    </style:style>
    <style:style style:name="T741" style:family="text">
      <style:text-properties officeooo:rsid="165f10c1"/>
    </style:style>
    <style:style style:name="T742" style:family="text">
      <style:text-properties officeooo:rsid="166051da"/>
    </style:style>
    <style:style style:name="T743" style:family="text">
      <style:text-properties officeooo:rsid="166058fb"/>
    </style:style>
    <style:style style:name="T744" style:family="text">
      <style:text-properties officeooo:rsid="1664427a"/>
    </style:style>
    <style:style style:name="T745" style:family="text">
      <style:text-properties officeooo:rsid="16689839"/>
    </style:style>
    <style:style style:name="T746" style:family="text">
      <style:text-properties officeooo:rsid="1677d4a0"/>
    </style:style>
    <style:style style:name="T747" style:family="text">
      <style:text-properties officeooo:rsid="1679209a"/>
    </style:style>
    <style:style style:name="T748" style:family="text">
      <style:text-properties officeooo:rsid="16798d03"/>
    </style:style>
    <style:style style:name="T749" style:family="text">
      <style:text-properties officeooo:rsid="167ec98c"/>
    </style:style>
    <style:style style:name="T750" style:family="text">
      <style:text-properties officeooo:rsid="16805b56"/>
    </style:style>
    <style:style style:name="T751" style:family="text">
      <style:text-properties officeooo:rsid="16830182"/>
    </style:style>
    <style:style style:name="T752" style:family="text">
      <style:text-properties officeooo:rsid="16867e00"/>
    </style:style>
    <style:style style:name="T753" style:family="text">
      <style:text-properties officeooo:rsid="168af081"/>
    </style:style>
    <style:style style:name="T754" style:family="text">
      <style:text-properties officeooo:rsid="168bfeff"/>
    </style:style>
    <style:style style:name="T755" style:family="text">
      <style:text-properties officeooo:rsid="168faa63"/>
    </style:style>
    <style:style style:name="T756" style:family="text">
      <style:text-properties officeooo:rsid="1690a491"/>
    </style:style>
    <style:style style:name="T757" style:family="text">
      <style:text-properties officeooo:rsid="1691b616"/>
    </style:style>
    <style:style style:name="T758" style:family="text">
      <style:text-properties officeooo:rsid="16933548"/>
    </style:style>
    <style:style style:name="T759" style:family="text">
      <style:text-properties officeooo:rsid="1694cca9"/>
    </style:style>
    <style:style style:name="T760" style:family="text">
      <style:text-properties officeooo:rsid="16954868"/>
    </style:style>
    <style:style style:name="T761" style:family="text">
      <style:text-properties officeooo:rsid="1696419a"/>
    </style:style>
    <style:style style:name="T762" style:family="text">
      <style:text-properties officeooo:rsid="16967518"/>
    </style:style>
    <style:style style:name="T763" style:family="text">
      <style:text-properties officeooo:rsid="16969b4f"/>
    </style:style>
    <style:style style:name="T764" style:family="text">
      <style:text-properties officeooo:rsid="169a3703"/>
    </style:style>
    <style:style style:name="T765" style:family="text">
      <style:text-properties officeooo:rsid="169bca07"/>
    </style:style>
    <style:style style:name="T766" style:family="text">
      <style:text-properties officeooo:rsid="169c675d"/>
    </style:style>
    <style:style style:name="T767" style:family="text">
      <style:text-properties officeooo:rsid="169e9e46"/>
    </style:style>
    <style:style style:name="T768" style:family="text">
      <style:text-properties officeooo:rsid="16a03710"/>
    </style:style>
    <style:style style:name="T769" style:family="text">
      <style:text-properties officeooo:rsid="16a269b3"/>
    </style:style>
    <style:style style:name="T770" style:family="text">
      <style:text-properties officeooo:rsid="16a55eec"/>
    </style:style>
    <style:style style:name="T771" style:family="text">
      <style:text-properties officeooo:rsid="16ad013f"/>
    </style:style>
    <style:style style:name="T772" style:family="text">
      <style:text-properties officeooo:rsid="16bd754e"/>
    </style:style>
    <style:style style:name="T773" style:family="text">
      <style:text-properties officeooo:rsid="16beaaa9"/>
    </style:style>
    <style:style style:name="T774" style:family="text">
      <style:text-properties officeooo:rsid="16bf45f2"/>
    </style:style>
    <style:style style:name="T775" style:family="text">
      <style:text-properties officeooo:rsid="16c33d33"/>
    </style:style>
    <style:style style:name="T776" style:family="text">
      <style:text-properties officeooo:rsid="16cbfab6"/>
    </style:style>
    <style:style style:name="T777" style:family="text">
      <style:text-properties officeooo:rsid="16cde18c"/>
    </style:style>
    <style:style style:name="T778" style:family="text">
      <style:text-properties officeooo:rsid="16ee0362"/>
    </style:style>
    <style:style style:name="T779" style:family="text">
      <style:text-properties officeooo:rsid="16f335ed"/>
    </style:style>
    <style:style style:name="T780" style:family="text">
      <style:text-properties officeooo:rsid="16f7b068"/>
    </style:style>
    <style:style style:name="T781" style:family="text">
      <style:text-properties officeooo:rsid="16f8073a"/>
    </style:style>
    <style:style style:name="T782" style:family="text">
      <style:text-properties officeooo:rsid="16fad103"/>
    </style:style>
    <style:style style:name="T783" style:family="text">
      <style:text-properties officeooo:rsid="170165de"/>
    </style:style>
    <style:style style:name="T784" style:family="text">
      <style:text-properties officeooo:rsid="1726e559"/>
    </style:style>
    <style:style style:name="T785" style:family="text">
      <style:text-properties officeooo:rsid="172a6c5c"/>
    </style:style>
    <style:style style:name="T786" style:family="text">
      <style:text-properties officeooo:rsid="172bbba7"/>
    </style:style>
    <style:style style:name="T787" style:family="text">
      <style:text-properties officeooo:rsid="1730adf9"/>
    </style:style>
    <style:style style:name="T788" style:family="text">
      <style:text-properties officeooo:rsid="1735d334"/>
    </style:style>
    <style:style style:name="T789" style:family="text">
      <style:text-properties officeooo:rsid="17375944"/>
    </style:style>
    <style:style style:name="T790" style:family="text">
      <style:text-properties officeooo:rsid="173eeab0"/>
    </style:style>
    <style:style style:name="T791" style:family="text">
      <style:text-properties officeooo:rsid="173f66ea"/>
    </style:style>
    <style:style style:name="T792" style:family="text">
      <style:text-properties officeooo:rsid="174455d8"/>
    </style:style>
    <style:style style:name="T793" style:family="text">
      <style:text-properties officeooo:rsid="1749f3e1"/>
    </style:style>
    <style:style style:name="T794" style:family="text">
      <style:text-properties officeooo:rsid="17774d43"/>
    </style:style>
    <style:style style:name="T795" style:family="text">
      <style:text-properties officeooo:rsid="17a8aa30"/>
    </style:style>
    <style:style style:name="T796" style:family="text">
      <style:text-properties officeooo:rsid="17b8d53f"/>
    </style:style>
    <style:style style:name="T797" style:family="text">
      <style:text-properties officeooo:rsid="17c47831"/>
    </style:style>
    <style:style style:name="T798" style:family="text">
      <style:text-properties officeooo:rsid="17d94977"/>
    </style:style>
    <style:style style:name="T799" style:family="text">
      <style:text-properties officeooo:rsid="17d9ee1a"/>
    </style:style>
    <style:style style:name="T800" style:family="text">
      <style:text-properties officeooo:rsid="1327ae62"/>
    </style:style>
    <style:style style:name="T801" style:family="text">
      <style:text-properties officeooo:rsid="17dbcb42"/>
    </style:style>
    <style:style style:name="T802" style:family="text">
      <style:text-properties officeooo:rsid="17dcb181"/>
    </style:style>
    <style:style style:name="T803" style:family="text">
      <style:text-properties officeooo:rsid="17de7b94"/>
    </style:style>
    <style:style style:name="T804" style:family="text">
      <style:text-properties officeooo:rsid="17e6544d"/>
    </style:style>
    <style:style style:name="T805" style:family="text">
      <style:text-properties officeooo:rsid="17eb9850"/>
    </style:style>
    <style:style style:name="T806" style:family="text">
      <style:text-properties officeooo:rsid="17ecca87"/>
    </style:style>
    <style:style style:name="T807" style:family="text">
      <style:text-properties officeooo:rsid="17ef06c2"/>
    </style:style>
    <style:style style:name="T808" style:family="text">
      <style:text-properties officeooo:rsid="17f14a36"/>
    </style:style>
    <style:style style:name="T809" style:family="text">
      <style:text-properties officeooo:rsid="17f662fb"/>
    </style:style>
    <style:style style:name="T810" style:family="text">
      <style:text-properties officeooo:rsid="17f84ce5"/>
    </style:style>
    <style:style style:name="T811" style:family="text">
      <style:text-properties officeooo:rsid="181a3432"/>
    </style:style>
    <style:style style:name="T812" style:family="text">
      <style:text-properties officeooo:rsid="181e9f66"/>
    </style:style>
    <style:style style:name="T813" style:family="text">
      <style:text-properties officeooo:rsid="18263780"/>
    </style:style>
    <style:style style:name="T814" style:family="text">
      <style:text-properties officeooo:rsid="182b834e"/>
    </style:style>
    <style:style style:name="T815" style:family="text">
      <style:text-properties officeooo:rsid="182e86b9"/>
    </style:style>
    <style:style style:name="T816" style:family="text">
      <style:text-properties officeooo:rsid="1830266f"/>
    </style:style>
    <style:style style:name="T817" style:family="text">
      <style:text-properties officeooo:rsid="18333127"/>
    </style:style>
    <style:style style:name="T818" style:family="text">
      <style:text-properties officeooo:rsid="183a154b"/>
    </style:style>
    <style:style style:name="T819" style:family="text">
      <style:text-properties officeooo:rsid="183b4cc9"/>
    </style:style>
    <style:style style:name="T820" style:family="text">
      <style:text-properties officeooo:rsid="183cc366"/>
    </style:style>
    <style:style style:name="T821" style:family="text">
      <style:text-properties officeooo:rsid="183fabcb"/>
    </style:style>
    <style:style style:name="T822" style:family="text">
      <style:text-properties officeooo:rsid="1851979c"/>
    </style:style>
    <style:style style:name="T823" style:family="text">
      <style:text-properties officeooo:rsid="18630b23"/>
    </style:style>
    <style:style style:name="T824" style:family="text">
      <style:text-properties officeooo:rsid="18677baa"/>
    </style:style>
    <style:style style:name="T825" style:family="text">
      <style:text-properties officeooo:rsid="186b098f"/>
    </style:style>
    <style:style style:name="T826" style:family="text">
      <style:text-properties officeooo:rsid="18981ab1"/>
    </style:style>
    <style:style style:name="T827" style:family="text">
      <style:text-properties officeooo:rsid="18e1fec7"/>
    </style:style>
    <style:style style:name="T828" style:family="text">
      <style:text-properties officeooo:rsid="18eaf734"/>
    </style:style>
    <style:style style:name="T829" style:family="text">
      <style:text-properties officeooo:rsid="18ec5fb3"/>
    </style:style>
    <style:style style:name="T830" style:family="text">
      <style:text-properties officeooo:rsid="18ec9e44"/>
    </style:style>
    <style:style style:name="T831" style:family="text">
      <style:text-properties officeooo:rsid="18ee405c"/>
    </style:style>
    <style:style style:name="T832" style:family="text">
      <style:text-properties officeooo:rsid="18f00812"/>
    </style:style>
    <style:style style:name="T833" style:family="text">
      <style:text-properties officeooo:rsid="18f098a1"/>
    </style:style>
    <style:style style:name="T834" style:family="text">
      <style:text-properties officeooo:rsid="18f27874"/>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2"><text:s/>Они вышли в остатки сумерек. Просто сонный летний вечер в Пенемюнде. <text:span text:style-name="T263">Стая уток пролетела над головой, к западу. Никаких Русских вокруг. Одинокая лапочка горит над входом товарного склада. Отто и его девушка идут взявшись за руки вдоль причала. Вприпрыжку подбегает обезьяна ухватиться за свободную руку Отто. К северу и югу Балтика расстилает невысокие белые волны. «Что такое?»– спрашивает кларнетист. «Возьми бананчик»,– отвечает набитым ртом музыкант с тубой, который припрятал вязку их в раструб своего джаз-инструмента.</text:span></text:p>
      <text:p text:style-name="P108">Ночь наступила, когда они двинулись. Вглубь острова направляется <text:span text:style-name="T339">группа захвата</text:span> Шпрингера, вдоль железнодорожных путей. Сосны высятся по обе стороны шлаковой насыпи. Впереди толстые пегие кролики снуют, виднеясь лишь своими белыми пятнами, нет оснований предполагать, будто они кролики. Подружка Отто, Хильда, грациозно появляется из лесу с его шапкой, которую она наполнила до краёв круглыми ягодами, задымлено синими, сладкими. У музыкантов бутылки с водкой в каждом доступном кармане. То хлеб насущный в эту ночь, и Хильда, преклоняя колени перед кустиками ягод, прошептала молитву им всем. От болот доносятся первые рулады квакушек, и высоко-частотный писк летучей мыши вылетевшей на охоту, и несильный ветер в деревьях повыше. Ещё, издалека, выстрел или два.</text:p>
      <text:p text:style-name="P27">– <text:span text:style-name="T265">Это по моим обезьянам стреляют?</text:span>– <text:span text:style-name="T264">заводится Хафтунг.</text:span>– <text:span text:style-name="T265">Они по 2000 марок за штуку. Как мне вообще получить возмещение?</text:span></text:p>
      <text:p text:style-name="P103">Мышиное семейство стремглав перебегают поперёк путей, ещё и наступили Слотропу на ногу. «<text:span text:style-name="T266">Я ожидал просто бескрайнее кладбище. Похоже, вряд ли».</text:span> </text:p>
      <text:p text:style-name="P28">– <text:span text:style-name="T267">Когда мы приехали, то расчистили сколько необходимо,</text:span>– <text:span text:style-name="T268">вспоминает Нэриш.</text:span>– <text:span text:style-name="T268">Большая част осталась</text:span>—<text:span text:style-name="T268">лес, жизнь… тут наверно до сих пор олени водятся, где-нибудь. Такие здоровые с тёмными рогами. И птицы</text:span>—<text:span text:style-name="T269">бекасы, лысухи, дикие гуси</text:span>—<text:span text:style-name="T270">шум испытаний отпугивал их к морю, но они всегда возвращались, когда утихнет.</text:span></text:p>
      <text:p text:style-name="P104">Пока они шли к аэродрому пришлось дважды рассыпаться по лесу, <text:span text:style-name="T271">первый раз от патруля охраны, потом паровоз прошёл пыхтя от Пенемюнде-Ист, его прожектор прорезал ночную тонкую дымку, солдаты с автоматами свисали с лесенок и ступенек. Сталь погромыхивала и скрипела мимо в ночи, солдаты мирно болтали, не вызывало никакого напряга. «А может быть они за нами»,– шепчет Нэриш.– «Пошли».</text:span></text:p>
      <text:p text:style-name="P105">Через полосу леса, а затем <text:span text:style-name="T272">осторожно </text:span>на открытое поле аэродрома. <text:span text:style-name="T273">Острый серп месяца взошёл. Обезьяны удрали вперёд, болтая руками. Это нервный отрезок. Каждый превосходная мишень, никакого укрытия кроме самолётов расстрелянных где стояли вдребезги—ржавые стрингеры, обгоревшая краска, кабины сбиты назад в землю. Огни от бывшего комплекса Luftwaffe мерцают южнее. Грузовики изредка урчат вдоль дороги на дальнем краю аэродрома. Слышится пение в казармах, а где-то радио. Вечерние новости откуда-то. Слишком далеко, чтоб разобрать слова или даже язык, просто прилежная монотонность: новости, Слотроп, продолжаются без тебя….</text:span></text:p>
      <text:p text:style-name="P106">Они пересекли гудрон до дороги <text:span text:style-name="T274">и затаились в дренажном кювете прислушиваясь к движению. Вдруг, слева, жёлтые огни <text:s/>взлётной полосы вспыхивают, двойной ряд их цепочкой к морю, яркость пару раз подскочила и спала, пока <text:s/>устабильнилась. «Кто-то прилетает»,– пытается угадать Слотроп. </text:span></text:p>
      <text:p text:style-name="P29">– <text:span text:style-name="T275">Скорее улетает,</text:span>– <text:span text:style-name="T276">отрезал Нэриш.</text:span>– <text:span text:style-name="T276">Нам надо поторопиться.</text:span></text:p>
      <text:p text:style-name="P107">Вернувшись в сосновые леса теперь, направляясь по укатанной грунтовке к Испытательно<text:span text:style-name="T374">й</text:span> <text:span text:style-name="T374">Установке</text:span> VII, они начали собирать заблудившихся девушек и шимпанзе. <text:span text:style-name="T277">Запахи сосны объемлют их: осыпавшаяся хвоя устилает обочины дороги. Внизу спуска, появляются огоньки меж редеющих деревьев, потом открывается вид испытательного участка. Здание сборки типа как метров тридцать высотой—застит звёзды. Высокая яркая полоса протянулась где открыты раздвижные двери, и свет льётся наружу. Нэриш стискивает руку Слотропа. «Похоже на машину майора. И мотор на ходу». </text:span><text:s/><text:span text:style-name="T278">До хрена прожекторов, тоже, установлены на заборах с рядами колючей проволоки протянутой поверху—ещё и что-то похожее на подразделение охраны бродит вокруг.</text:span></text:p>
      <text:p text:style-name="P30"><text:soft-page-break/>– <text:span text:style-name="T279">Кажется так и есть,</text:span>– <text:span text:style-name="T279">Слотроп немного нервничает.</text:span></text:p>
      <text:p text:style-name="P31">– <text:span text:style-name="T280">Шш.</text:span>– <text:span text:style-name="T280">Звук самолёта, одномоторного истребителя, что кружит для захода на посадку низко над соснами. «Времени мало».</text:span>– <text:span text:style-name="T281">Нэриш собирает всех вокруг и отдаёт свои приказы. Девушкам идти в лоб, с песнями, подтанцовками, соблазнять изголодалых по женщинам варваров. Отто попытается вырубить машину, Хафтунг соберёт всех и подготовит для рандеву с кораблём.</text:span></text:p>
      <text:p text:style-name="P32">– <text:span text:style-name="T282">Титьки с жопой,</text:span>– <text:span text:style-name="T282">бормочут девушки,</text:span>– <text:span text:style-name="T282">титьки с жопой. Вот и всё зачем мы понадобились.</text:span></text:p>
      <text:p text:style-name="P33">– <text:span text:style-name="T283">А ну, позатыкались быстро,</text:span>– <text:span text:style-name="T284">рычит Хафтунг, в своей обычной манере обращения с вспомогательным контингентом.</text:span></text:p>
      <text:p text:style-name="P34">– <text:span text:style-name="T285">Тем временем,</text:span>– <text:span text:style-name="T285">продолжает Нэриш,</text:span>– <text:span text:style-name="T285">Слотроп и я зайдём внутрь за Шпрингером. Когда он будет с нами постараемся вызвать их огонь. Это будет </text:span><text:span text:style-name="T9">вам</text:span><text:span text:style-name="T285"> сигналом ломиться прочь как от чёрта.</text:span></text:p>
      <text:p text:style-name="P35">–<text:span text:style-name="T285"> Ну, ещё как откроют огонь,</text:span>– <text:span text:style-name="T286">грит Слотроп.</text:span>– <text:span text:style-name="T286">а и как насчёт такого?</text:span>– <text:span text:style-name="T286">Ему только что пришла блестящая идея: фальшивые коктейли Молотова, переход на старую рутину Кислоты Бумера. Он вскидывает руку с бутылкой водки, указывая на неё и скалясь.</text:span></text:p>
      <text:p text:style-name="P36">– <text:span text:style-name="T287">Но это пойло вряд ли даже загорится.</text:span></text:p>
      <text:p text:style-name="P37">– <text:span text:style-name="T287">Но они-то будут думать, что это бензин,</text:span>– <text:span text:style-name="T288">начинает ощипывать страусиные перья с костюма ближайшей к нему девушки.</text:span>– <text:span text:style-name="T289">И только представьте насколько увереннее </text:span><text:span text:style-name="T10">мы</text:span><text:span text:style-name="T289"> будем себя чувствовать.</text:span></text:p>
      <text:p text:style-name="P38">– <text:span text:style-name="T290">Феликс,</text:span>– <text:span text:style-name="T290">кларнетист спрашивает музыканта с тубой.</text:span>– <text:span text:style-name="T290">Во что мы вляпались?</text:span>– <text:span text:style-name="T291">Феликс жуёт Банан и живёт текущим моментом. Вскоре с остальной частью оркестра он отступает в лес, откуда слышно как они ходят кругами, дудукая и трубя друг на друга. Хильда и Слотроп готовят Поддельные Пиробомбы, остальные девушки выступили, </text:span><text:span text:style-name="T11">Zitz und Arsch,</text:span><text:span text:style-name="T291"> вниз по склону.</text:span></text:p>
      <text:p text:style-name="P39">– <text:span text:style-name="T292">Так что мы представляем внушительную угрозу,</text:span>– <text:span text:style-name="T292">шепчет Нэриш.</text:span>– <text:span text:style-name="T292">Нужны будут спички. У кого-нибудь есть спички?</text:span></text:p>
      <text:p text:style-name="P40">– <text:span text:style-name="T293">Не у меня.</text:span></text:p>
      <text:p text:style-name="P40">– <text:span text:style-name="T293">И у меня нет.</text:span></text:p>
      <text:p text:style-name="P41">– <text:span text:style-name="T294">От же ж, в зажигалке кремень кончился.</text:span></text:p>
      <text:p text:style-name="P42">– <text:span text:style-name="T1">Kot</text:span>,– <text:span text:style-name="T295">Нэриш всплескивает руками,</text:span>– <text:s/><text:span text:style-name="T1">Kot,</text:span>– <text:span text:style-name="T295">отходя между деревьев, где сталкивается с Феликсом и его тубой.</text:span>– <text:span text:style-name="T295">Ты тоже совсем без спичек.</text:span></text:p>
      <text:p text:style-name="P43">– <text:span text:style-name="T295">У меня зажигалка Зиппо,</text:span>– <text:span text:style-name="T296">отвечает Феликс,</text:span>– <text:span text:style-name="T296">и две сигары Корона, из клуба Американских офицеров в</text:span>—</text:p>
      <text:p text:style-name="P109"><text:span text:style-name="T297">Минуту спустя</text:span>. <text:span text:style-name="T298">Нэриш и Слотроп, каждый пряча в ладонях уголёк лучшей из гаванских, крадутся, как два кота в карикатуре, к Испытательному Установке VII, бомбы из водочных бутылок заткнуты за пояс, запалы из страусиных перьев колышутся бризом с моря. План в том, чтобы вскарабкаться на песчано-кустарниковую насыпь вокруг испытательной установки и проникнуть в Здание Сборки с тыла.</text:span></text:p>
      <text:p text:style-name="P110">И вот он Нэриш, что когда-то ракетой управлял. И каждый день в Полдень Ракеты смерть в небо запускал…. <text:span text:style-name="T299">Хотя Нэришу удалось, в своё время, избежать почти всё это.</text:span></text:p>
      <text:p text:style-name="P111">Фактически, не случалось ещё двум людям с таким неподходящим снаряжением приближаться к <text:s/>пресвятому Центру, <text:span text:style-name="T300">с той поры как Чичерин и Джакып Кулан тащили свои задницы через степь, отыскивая их Кыргызский Свет. Это составляет промежуток в десять лет. Что даёт этой забаве примерно такую же уязвимость рекордсменами как и бейсбол, спорт тоже люто оплетённый белыми предсказаниями недоброго. <text:s text:c="2"/></text:span></text:p>
      <text:p text:style-name="P112">Подхождение-к-Святому-Центру скоро станет Зонным спортом номер один. <text:span text:style-name="T301">Его благоуханный расцвет не за горами. Скоро всё больше чемпионов, экспертов, заклинателей всех мастей и званий расплодятся несметнее, чем когда-либо было за всю историю этой игры. И подобные Нэришу и Слотропу будут уже искорены вагонами и даже танкерами.</text:span></text:p>
      <text:p text:style-name="P113">Слотроп, как уже отмечалось, во всяком случае ещё в эру <text:span text:style-name="T1">Анубиса</text:span>, начал редеть, рассеиваться. «<text:span text:style-name="T302">Плотность личности»,–Курт Мондауген в своём кабинете в Пенеюнде, не так уж во многих </text:span><text:soft-page-break/><text:span text:style-name="T302">шагах отсюда, формулируя Закон, что однажды буде носить его имя,– «прямо пропорциональна ширине темпорального охвата».</text:span></text:p>
      <text:p text:style-name="P114">«<text:span text:style-name="T303">Ширина темпорального охвата» это ширина твоего настоящего, твоё </text:span><text:span text:style-name="T12">сейчас</text:span><text:span text:style-name="T303">. Это хорошо знакомая «Δt» рассматриваемая как зависимая переменная. Чем дольше пребываешь в прошлом и будущем, тем больше твоя ширина темпорального охвата, тем плотнее ты как личность. Но чем уже твоё чувство Настоящего, тем ты разреженнее. Может дойти до того, что начинаются проблемы с припоминанием чем ты занимался пять минут назад, или даже—как вот теперь у Слотропа—что ты вообще </text:span><text:span text:style-name="T12">тут</text:span><text:span text:style-name="T303"> делаешь, у подножия этой колоссальной загнутой насыпи….</text:span></text:p>
      <text:p text:style-name="P45">– <text:span text:style-name="T304">Э,</text:span>– <text:span text:style-name="T304">развесив губы оборачивается он к Нэришу,</text:span>– <text:span text:style-name="T304">что мы вообще…</text:span></text:p>
      <text:p text:style-name="P44">– <text:span text:style-name="T305">Что мы что?</text:span></text:p>
      <text:p text:style-name="P44">– <text:span text:style-name="T305">Что?</text:span></text:p>
      <text:p text:style-name="P45">– <text:span text:style-name="T306">Ты сказал <text:s/></text:span>‘<text:span text:style-name="T306">Что мы вообще...</text:span>’ <text:span text:style-name="T306">и остановился.</text:span></text:p>
      <text:p text:style-name="P45">– <text:span text:style-name="T306">О. Так, пошутил.</text:span></text:p>
      <text:p text:style-name="P115">Что касается Нэриша, он слишком поглощён делом. <text:span text:style-name="T307">Он никогда не видел этот великий Эллипс иначе, чем ему полагалось. Грета Эрдман, напротив, видала эти ржаво-колерные вознесённости склоняющимися, в точности как они однажды делали, в ожидании, лица под капюшонами, гладкие обтекатели Ничего… всякий раз с ударом хлыста Тананца по её коже, она уносилась, в очередном проникновении к Центру: с каждым хлёстом, чуть дальше в... <text:s/>пока однажды, ей известно, она узреет в </text:span><text:span text:style-name="T13">самый первый раз</text:span><text:span text:style-name="T307">, и с той поры это станет абсолютной потребностью, направляющей целью… х-х-х-</text:span><text:span text:style-name="T13">хлысть </text:span><text:span text:style-name="T308">чёрнокостные опоры водонапорных башен сверху, склонились к огромному ободу, виднеются над деревьями в свете мрачном и синюшно-пурпурном как закаты Пеемюнде в холодно застывшую погоду для запусков… долгий взгляд <text:s/>с вершины какой-то известной дамбы Нижнеземья в небо, которое растекается так ровно и желтит коричневость так, что солнце может быть за нею где угодно, а кресты крутящихся ветровых мельниц могут быть промельком спиц самого жуткого Гонщика, Слотроповский <text:s/>Гонщик, его два взрыва там вверху, его велосипедист—</text:span></text:p>
      <text:p text:style-name="P116">Нет, но даже это всего лишь пролетает мельком через какую-то часть рельефа Слотропиановской <text:s/>доли мозга <text:span text:style-name="T309">и растворяется в его поверхности, исчезая. Так вот случается тут с ним ещё одна небрежность… и не в меньшей мере растёт его, конечно, Обездоленность…. И нет повода надеяться на какой-то иной оборот, какой-то нежданный </text:span><text:span text:style-name="T14">ой-мне-дошло</text:span><text:span text:style-name="T309">, только не от Слотропа. И вот он вам, карабкается на стены целомудренно церемониального сплетения, с достаточно хорошей наглядностью что есть не имеющим теней полуднем, а что нет. Но о, Яйцо из которого вылупилась летающая Ракета, пуп 50-метрового радио неба, все соответствующие призраки этого места—простите ему его бесчувственность, его глянцевую непредвзятость. Простите кулак не стиснувший его собственную грудь, сердце не способное замереть в приветствии…. Простите ему, как простили вы Чичерину у Киргизского Света…. Ещё придут лучшие дни.</text:span></text:p>
      <text:p text:style-name="P117">Слотроп <text:span text:style-name="T311">при</text:span>слуш<text:span text:style-name="T311">ив</text:span>ает<text:span text:style-name="T311">ся к</text:span> перипатетическую туб<text:span text:style-name="T311">е</text:span> <text:span text:style-name="T310">вдалеке и кларнету, к которым присоединяются сейчас тромбон и тенор сакс стараясь вписаться в мелодию… и к взрывам смеха солдат и девушек… звучит как вечеринка там внизу… вдруг есть и безлошадные дамочки… «Слышь, а может попробуем, э… какой был у тебя—»</text:span></text:p>
      <text:p text:style-name="P118">Нэриш, кожаное пугало, стара<text:span text:style-name="T312">ясь</text:span> игнорировать поведение Слотропа, <text:span text:style-name="T312">решил разобрать свою зажигательную бомбу: откупорил водку и поболтал перед своим носом перед тем как хряпнуть с горла. Он сияет, цинично, торгашески, <text:s/>Слотропу. «На». Затишье под белой стеной.</text:span></text:p>
      <text:p text:style-name="P46">– <text:span text:style-name="T313">О, да я подумал это бензин, но они ж ведь поддельные, так что это просто водка, правда?</text:span></text:p>
      <text:p text:style-name="P119">Но по ту сторону насыпи, внизу на арене, <text:span text:style-name="T314">что это такое могло быть вот сейчас, дожидается в этом изменчивом лунном свете, маскировочная краска от хвоста до вершины щербатится зубьями пилы… неужто вправду никогда тебя не накроет? Ни даже в самое гиблое время ночи, с заточками слов у тебя на странице одни только Δt вместо того, что они означают? А внутри </text:span><text:soft-page-break/><text:span text:style-name="T314">трепещет жертва, перебирает чётки, стучит по дереву, избегая любого Готового Слова. Неужто это никогда не придёт за тобой, теперь?</text:span></text:p>
      <text:p text:style-name="P129">Возле водонапорных башен, они начали подъём, к верхнему краю обода. Песок засыпается к ним в обувь и шипит вниз по склону. На самом верху, оглянувшись, через деревья, они мельком различают освещённую взлётную полосу, истребитель уже приземлился, окружён тенями наземной службы, что заправляют, обслуживают, разворачивают самолёт. Глубже в полуостров, мерцают огни, обрывками, дугами, зигзагами, но по эту сторону, от старых Цехов Разработки южнее, густая темень. </text:p>
      <text:p text:style-name="P120">Они проталкиваются через ветви сосен и снова вниз, <text:span text:style-name="T315">в Яйцо, высосанное от Германской техники, <text:s/>давно превращённое в Русскую стоянку автомобилей. Угол громадного Здания Сборки, когда они спустились, возносится им навстречу по ту сторону сотни метров грузовиков и джипов. Вниз направо, трёх или четырёх-уровневая испытательная платформа с круглым, типа арочным верхом, а под платформой длинная яма в форме мелкой V. «Охлаждающий отвод»,– по словам Нэриша.– «Они наверное под ним. Нам надо заходить отсюда».</text:span></text:p>
      <text:p text:style-name="P121">Они прошли полпути вдоль <text:span text:style-name="T316">склона</text:span> к <text:span text:style-name="T316">зданию насосной встроенной в насыпь для холодной воды, что когда-то уносила невообразимый жар пробных пусков. Теперь она ободрана, <text:s/>внутри гулкая темень. Слотроп, ступив пару шагов через порог, натыкается на кого-то.</text:span></text:p>
      <text:p text:style-name="P47">– <text:span text:style-name="T317">Прошу прощения,</text:span>– <text:span text:style-name="T318">хотя это вышло не слишком спокойно.</text:span></text:p>
      <text:p text:style-name="P48">– <text:span text:style-name="T319">О, ничего страшного,</text:span>– <text:span text:style-name="T319">с Русским акцентом,</text:span>– <text:span text:style-name="T320">я не пострадал.</text:span>– <text:span text:style-name="T321">Он выпроваживает Слотропа обратно, о, </text:span><text:span text:style-name="T20">сволочного</text:span><text:span text:style-name="T321"> вида младший сержант вам тут, под два метра ростом.</text:span></text:p>
      <text:p text:style-name="P49">– <text:span text:style-name="T322">Ну, так</text:span>— <text:span text:style-name="T322">и тут к ним подходит Нэриш.</text:span></text:p>
      <text:p text:style-name="P50">– <text:span text:style-name="T323">О,</text:span>– <text:span text:style-name="T323">Нэриш моргая глядит на охрану.</text:span>– <text:span text:style-name="T324">Сержант, вы не слышите музыку? Почему вы не в Здании для Собраний, со своими товарищами? Там, как понимаю, несколько горячих </text:span><text:span text:style-name="T15">fräuleins</text:span><text:span text:style-name="T324"> развлекают их,</text:span>– <text:span text:style-name="T325">подпихивает локотком,</text:span>– <text:span text:style-name="T325">в самом обворожительном состоянии полуодетости, к тому же.</text:span></text:p>
      <text:p text:style-name="P51">– <text:span text:style-name="T326">Не сомневаюсь, это всё совершенно божественно,</text:span>– <text:span text:style-name="T327">отвечает сержант,</text:span>– <text:span text:style-name="T327">для </text:span><text:span text:style-name="T16">кое-кого</text:span><text:span text:style-name="T327">.</text:span></text:p>
      <text:p text:style-name="P52">– <text:s/><text:span text:style-name="T1">Kot</text:span>...– <text:span text:style-name="T328">время тактических манёвров истекло.</text:span></text:p>
      <text:p text:style-name="P52">– <text:span text:style-name="T329">И к тому же, это уже сверх </text:span><text:span text:style-name="T17">меры</text:span><text:span text:style-name="T329">.</text:span></text:p>
      <text:p text:style-name="P122">Со вздохом, Нэриш вскидывает свою бутылку и обрушивает её вниз, или ещё выше, <text:span text:style-name="T18">тресь</text:span><text:span text:style-name="T330"> сержанта по</text:span> затылк<text:span text:style-name="T330">у, сбивая с него подшлемник, только и всего. «Хулиганьё»– Русский, уже осерчавши, наклоняется подобрать свой головной убор.– «</text:span><text:span text:style-name="T18">Правда</text:span><text:span text:style-name="T330">, мне следует взять вас </text:span><text:span text:style-name="T18">обоих</text:span><text:span text:style-name="T330"> под арест».</text:span></text:p>
      <text:p text:style-name="P53">– <text:span text:style-name="T331">Хватит базарить,</text:span>– <text:span text:style-name="T331">рычит Слотроп, размахивая сигарой и «коктейлем Молотова»,</text:span>– <text:span text:style-name="T332">сдавай оружие, Иван, или я из тебя сделаю живую </text:span><text:span text:style-name="T19">сигнальную ракету</text:span><text:span text:style-name="T332">!</text:span></text:p>
      <text:p text:style-name="P54">– <text:span text:style-name="T333">Ты, </text:span><text:span text:style-name="T21">сволочь,</text:span><text:span text:style-name="T1">– </text:span><text:span text:style-name="T22">окрысился </text:span><text:span text:style-name="T334">сержант стаскивая свой ППШ чуть-чуть чересчур быстро</text:span>—<text:span text:style-name="T335">Слотроп уворачивается, целит свой привычный скорый пинок в пах, на этот раз промахивается, нно выбивает оружие, за которым у Нэриша хватает ума броситься. «Паскуды»,</text:span>– <text:span text:style-name="T336">скулит Русский,</text:span>– «<text:span text:style-name="T337">о, подлые, жуткие...»</text:span>– <text:span text:style-name="T337">убегая прочь в обступившую ночь.</text:span></text:p>
      <text:p text:style-name="P55">– <text:span text:style-name="T338">Две минуты,</text:span>– <text:span text:style-name="T338">Нэриш уже внутри насосной. Слотроп перехвватывает у него автомат и бежит следом, ускоряясь вдоль идущего под уклон коридора. Их подошвы щёлкают всё быстрее, резче, по бетону, вниз к железной двери: за нею слышен Шпрингер, что распевает и варнякает как пьяный. Слотроп снимает автомат с предохранителя и Нэриш врывается внутрь. Миловидная блондинка секретарша в чёрных сапогах и очках в стальной оправе сидит там стенографируя всё, что слышит от Шпрингера, который опёрся, грандиозно довольный, на трубу холодной воды проложенной за полтора метра от пола по всей длине комнаты.</text:span></text:p>
      <text:p text:style-name="P56">– <text:span text:style-name="T340">Бросай свой карандаш,</text:span>– <text:span text:style-name="T340">командует Слотроп.</text:span>– <text:span text:style-name="T340">Молодец, где тот майор Ждаев?</text:span></text:p>
      <text:p text:style-name="P57">– <text:span text:style-name="T341">Он на совещании. Если вы сообщите своё имя</text:span>—</text:p>
      <text:p text:style-name="P57">– <text:span text:style-name="T342">Наркотик,</text:span>– <text:span text:style-name="T342">кричит Нэриш,</text:span>– <text:span text:style-name="T342">они дали ему какой-то </text:span><text:span text:style-name="T23">наркотик</text:span><text:span text:style-name="T342">! Герхардт, Герхардт, ответь мне!</text:span></text:p>
      <text:p text:style-name="P123">Слотроп распознаёт симптомы: «<text:span text:style-name="T343">Это тот Натрий Амитал. Пройдёт. Надо уходить.</text:span></text:p>
      <text:p text:style-name="P124"><text:soft-page-break/><text:span text:style-name="T130">–</text:span> <text:span text:style-name="T344">Майор будет с минуты на минуту. Они наверху в караульном помещении, курят. По какому номеру он сможет позвонить вам?</text:span></text:p>
      <text:p text:style-name="P125">Слотроп проскользнул под одну руку Шпрингера, Нэриш под другую, <text:span text:style-name="T345">когда снаружи громко забарабанили в дверь.</text:span></text:p>
      <text:p text:style-name="P58">– <text:span text:style-name="T345">Курят? Что курят?</text:span></text:p>
      <text:p text:style-name="P59">– <text:span text:style-name="T24">Слотроп, нам сюда!</text:span></text:p>
      <text:p text:style-name="P59">– <text:span text:style-name="T346">О.</text:span>– <text:span text:style-name="T346">Они выволакивают Шпрингера через другую дверь, которую Слотроп запирает на засов и приваливает тяжёлым шкафом с папками, затем они тащат Шпрингера наверх по пролёты лестничных ступеней в длинный прямой коридор, освещённый шестью <text:s/>или семью лампочками, пространство между которыми тонет в густой мгле, вдоль каждой стены, от пола до потолка, проложены толстые связки кабелей измерений.</text:span></text:p>
      <text:p text:style-name="P60">– <text:span text:style-name="T347">Нам конец,</text:span>– <text:span text:style-name="T347">задыхается Нэриш. Тут 150 метров до бункера замеров, и никакого укрытия кроме тени между лампочками. Тем орлам останется лишь побрызгать по трафарету.</text:span></text:p>
      <text:p text:style-name="P61">– <text:span text:style-name="T348">Она ни капли не запнётся, гетероскоростная,</text:span>–<text:span text:style-name="T348"> орёт Герхардт фон Гёль.</text:span></text:p>
      <text:p text:style-name="P62">– <text:span text:style-name="T349">Попробуй сам идти,</text:span>– <text:span text:style-name="T349">Слотроп не на шутку пересрал, </text:span>–<text:span text:style-name="T349">давай, мэн, а то нам </text:span><text:span text:style-name="T25">жопа</text:span><text:span text:style-name="T349">!</text:span>– <text:span text:style-name="T350">Эхо ударов наотмашь позади них в туннеле. Приглушённая автоматная очередь. Ещё одна. Совсем нежданно, за пару конусов слабого света от них, материализуется Ждаев, по пути к себе в кабинет. С ним его друг, который улыбается увидев Слотропа за сорок метров от себя по коридору, широкая улыбка стали. Слотроп выпускает Шпрингера и перебегает в следующий островок света, автомат наготове. Русские хлопают глазами в изумлении. </text:span>– <text:span text:style-name="T351">Чичерин! Привет.</text:span></text:p>
      <text:p text:style-name="P126">Они стоят обернувшись друг к другу, каждый в своём кругу света. <text:span text:style-name="T352">Слотроп вспоминает, что у него выигрышное положение. С полуизвиняющейся улыбкой, он он наводит дуло на них, идёт поближе. Ждаев и Чичерин, после обсуждения, которое кажется нестерпимо долгим, решают, что им лучше поднять руки.</text:span></text:p>
      <text:p text:style-name="P63">– <text:span text:style-name="T353">Ракетмэн!</text:span></text:p>
      <text:p text:style-name="P63">– <text:s/><text:span text:style-name="T353">Как поживаешь?</text:span></text:p>
      <text:p text:style-name="P63">– <text:span text:style-name="T353">Что ты делаешь в такой Фашистской униформе?</text:span></text:p>
      <text:p text:style-name="P64">– <text:span text:style-name="T353">Ты прав. Пожалуй, перейду в Красную Армия,</text:span>– <text:s/><text:span text:style-name="T359">Нэриш оставляет Шпригера висеть на резиновых и экранированных кабелях, и прибегает помочь обезоружить двух Русских. Служивые в дальнем конце туннеля всё ещё заняты внизу вышибанием двери.</text:span></text:p>
      <text:p text:style-name="P64">– <text:span text:style-name="T354">Так может всё же разденетесь, парни? Слышь, Чичерин, как тебе понравился тот гашиш, между прочим?</text:span></text:p>
      <text:p text:style-name="P65">– <text:span text:style-name="T355">Ну,</text:span>– <text:span text:style-name="T355">стаскивая брюки,</text:span>– <text:span text:style-name="T355">мы щас собрались все там в </text:span><text:span text:style-name="T26">budka</text:span><text:span text:style-name="T355"> наверху, покурили… Ракетмэн, ты всегда фантастически вовремя. Ждаев, ну, разве он не что-то с чем-то?</text:span></text:p>
      <text:p text:style-name="P127">Слотроп выскальзывает из своего вечернего: «<text:span text:style-name="T356">Просто смотри, чтоб у тебя не вскочил сейчас, кореш.</text:span></text:p>
      <text:p text:style-name="P128"><text:span text:style-name="T130">–</text:span> <text:span text:style-name="T357">Я серьёзно. Это твой </text:span><text:span text:style-name="T27">Schwarzphänomen</text:span><text:span text:style-name="T357">.</text:span></text:p>
      <text:p text:style-name="P66">– <text:span text:style-name="T358">Брось дурить.</text:span></text:p>
      <text:p text:style-name="P67">– <text:span text:style-name="T359">Ты даже не догадываешься как. Ты пляшешь под его дудку. Мой постоянно пытается довести меня до погибели. Нам лучше обменяться </text:span><text:span text:style-name="T28">ими</text:span><text:span text:style-name="T359">, вместо униформы.</text:span></text:p>
      <text:p text:style-name="P68"><text:span text:style-name="T353"><text:s/>Процесс переодевания усложняется. Китель Ждаева с золото-звездными </text:span><text:span text:style-name="T29">pogoni </text:span><text:span text:style-name="T360">напялен на Шпрингера, который теперь напевает им всем попурри из Курта Вайля. Ждаев одевает белый костюм Шпрингера, и затем его с Чичериным связывают их собственными ремнями, а и галстуками. «Короче, идея такая»,</text:span>– <text:span text:style-name="T361">Слотроп поясняет</text:span>– «<text:span text:style-name="T362">ты, Чичерин, изображаешь меня, пока майор этот</text:span>—» <text:span text:style-name="T363">В эту минуту дверь в самом конце коридора разлетается в куски, две фигуры с автоматами, на которых барабаны больше, чем у Джина Крупа, влетают внутрь. Слотроп стоит под светом в форме Чичерина и драматически машет стволом наведённым на двух связанных офицеров. «Уж ты постарайся»,</text:span>– <text:span text:style-name="T364">бормочет он Чичерину,</text:span>– «<text:span text:style-name="T364">я в тебя верю сейчас, но учти, у меня очень большой пассивный запас слов, разберу что ты говоришь».</text:span></text:p>
      <text:p text:style-name="P130"><text:soft-page-break/>Чичерин не против, но сбит с толку: «Так я теперь буду кто?»</text:p>
      <text:p text:style-name="P69">– <text:span text:style-name="T365">О, блядь… слушай, просто пошли их проверить насосную снаружи, скажи, это срочно.</text:span>– <text:span text:style-name="T365">Слотроп жестикулирует и шевелит губами, пока Чичерин отдаёт приказ. Те двое козырнув, выбегают через дверь, которую только что расстреляли.</text:span></text:p>
      <text:p text:style-name="P70">– <text:span text:style-name="T366">Те обезьяны,</text:span>– <text:span text:style-name="T367">Чичерин трясёт головой.</text:span>– <text:span text:style-name="T367">Те </text:span><text:span text:style-name="T30">чёрные обезьяны</text:span><text:span text:style-name="T367">! Как ты мог догадаться, Ракетмэн? Конечно, ты ни при чём, это всё твой </text:span><text:span text:style-name="T30">Schwarzphänomen</text:span><text:span text:style-name="T367"> нарулил. Отличная деталь. Две из них посмотрели на меня через окно. Тут я подумал</text:span>—<text:span text:style-name="T368">ну, сам знаешь: я подумал, что ты думал, что я подумаю….</text:span></text:p>
      <text:p text:style-name="P131">Но к этому времени Слотроп уже за пределами слышимости. <text:span text:style-name="T369">Шпрингер уже способен спотыкаться скорым шагом. Они дошли до бункера измерений ни на кого не наткнувшись. За дверью из пуленепробиваемого стекла, позади их отражения, <text:s/>старая испытательная платформа, окна выбиты, камуфляж в стиле Немецкого Экспрессионизма рябит разливаясь по ней волнами. Те два солдата, конечно же, тоже там шарят в насосной ничего <text:s/>не находя. Вскоре они вновь исчезают внутри и Нэриш открывает дверь. «Скорей». Они осторожно выходят, на арену. </text:span></text:p>
      <text:p text:style-name="P132">Потребовалось какое-то время, чтобы взобраться обратно по склону и достичь леса. Показываются Отто и Хильде, они уже заглушили мотор машины Ждаева вместе с её шофёром. Так что они уже вчетвером пытаются поднять полезную нагрузку <text:span text:style-name="T370">составляемую</text:span> масс<text:span text:style-name="T370">ой щебечущего</text:span> <text:span text:style-name="T370">Герхарда</text:span> <text:span text:style-name="T370">фон Гёль на несколько дерьмовых футов по насыпи, самая жалкая двигательная система из всех, что эта испытательная установка повидала на своём веку. Отто и Хильда тащат Шпрингера за руки, Нэриш и Слотроп упираются рогом толкая его хвостовую часть. На полдороге вверх, Шпрингер рванул грандиозным выпердом, эхо которого несколько минут гуляет по историческому эллипсу, типа, а это вам парни моё анальное впечатление от А4….</text:span></text:p>
      <text:p text:style-name="P84">– А, да распроеби твою...– рычит Слотроп.</text:p>
      <text:p text:style-name="P85">– Торчаще зелёный конь планетоида и хуя,– кивает Шпрингер в ответ.</text:p>
      <text:p text:style-name="P133">Музыка и разговоры в Здании Собраний уже стихли, <text:span text:style-name="T371">их сменила неприятная тишина</text:span>. <text:span text:style-name="T372">Наконец выбрались наверх и в лес, где Шпрингер притискивает свой лоб к стволу дерева и начинает безудержно блевать.</text:span></text:p>
      <text:p text:style-name="P133"><text:span text:style-name="T130">– Нэриш, и мы подставляем свою жопу ради</text:span><text:span text:style-name="T2"> этого жлоба</text:span><text:span text:style-name="T130">?</text:span></text:p>
      <text:p text:style-name="P134">Однако Нэриш <text:span text:style-name="T373">занят жимами на живот своего друга: «Герхардт, ты в порядке? Чем тебе помочь?»</text:span></text:p>
      <text:p text:style-name="P86">– Прекрасно,– пёрхает Шпригер, блевотина стекает по подбородку. – Ахх. Какое облегчение!</text:p>
      <text:p text:style-name="P135">Появляются шимпанзе, музыканты, девушки канкана. Переход к условленному месту. Через последнюю дюну и вниз к укатанному шлаку треугольника Испытательно<text:span text:style-name="T375">й</text:span> Установк<text:span text:style-name="T375">и</text:span> Х, <text:span text:style-name="T376">и к морю</text:span>. <text:span text:style-name="T377">Музыканты какое-то время наигрывают что-то типа марша. Вдоль берега прилив оставил им полосу песка. Но Фрау Гнаб нигде не видно. Хафтунг держится зв руки с шимпанзе. Феликс вытряхивает слюну из своей тубы. Хористка с волосами цвета мёда, чьё имя он никак не разберёт, охватывает Слотропа руками: «Мне страшно».</text:span></text:p>
      <text:p text:style-name="P87">– Мне тоже,– он обнимает её.</text:p>
      <text:p text:style-name="P136">Взрывается адская катавасия<text:span text:style-name="T130">—</text:span>сирены воют, прожектора шарят по лесу наверху, моторы грузовиков, крики команд. Группа захвата оставляет шлак и затаивается в болотной траве.</text:p>
      <text:p text:style-name="P71">– <text:span text:style-name="T378">Мы захватили один автомат и два пистолета,</text:span>– <text:span text:style-name="T379">шепчет Нэриш.</text:span>– <text:span text:style-name="T380">Они подойдут к нам с юга. Одному из нас надо вернуться и задержать их.</text:span>– <text:span text:style-name="T381">Он кивает и начинает проверять своё снаряжение.</text:span></text:p>
      <text:p text:style-name="P72">– <text:span text:style-name="T382">Ты чокнулся,</text:span>– <text:span text:style-name="T382">шипит Слотроп,</text:span>– <text:span text:style-name="T382">они убьют тебя.</text:span>– <text:span text:style-name="T382">Заваруха теперь повыше Испытательной Установки VII. Фары появляются, пара за парой, на той дороге.</text:span></text:p>
      <text:p text:style-name="P137">Нэриш похлопывает Шпрингера по подбородку. <text:span text:style-name="T383">Не ясно понимает ли Шпрингер кто это. «</text:span><text:span text:style-name="T31">Lebe wohl</text:span><text:span text:style-name="T383">»,– как бы там ни было, Шпрингер…. Наганы сунуты в карманы верхней куртки, автомат в колыбели его рук, Нэриш срывается на бег, пригнувшись, и не оглядывается.</text:span></text:p>
      <text:p text:style-name="P73"><text:soft-page-break/>– <text:span text:style-name="T384">Где корабль?</text:span>– <text:span text:style-name="T384">Хафтунг в белой панике. Утки, встревожившись, перекрякиваются вокруг. Ветер шевелит траву. Когда лучи прожекторов пробегают мимо, стволы сосен наверху вспыхивают, глубоко озарённые, жуткие… а за спиной у каждого Балтика колышется и разливается.</text:span></text:p>
      <text:p text:style-name="P138">Выстрелы наверху<text:span text:style-name="T130">—потом, может быть в ответ от Нэриша, автоматная очередь. Отто прижимает Хильду к себе. «Кто-нибудь читает Азбуку Морзе?»– хочет знать девушка в руках Слотропа,– «потому что там огонёк, видите, с краю того островка? уже минуты две».– Это три точки, точка, точка, и ещё три точки.</text:span></text:p>
      <text:p text:style-name="P74">– <text:span text:style-name="T385">Хмм, СЕЕС,</text:span>– <text:span text:style-name="T385">предполагает Феликс.</text:span></text:p>
      <text:p text:style-name="P74">– <text:span text:style-name="T385">Может они не точки,</text:span>– <text:span text:style-name="T385">грит тенор-саксофонист,</text:span>– <text:span text:style-name="T385">может они тире.</text:span></text:p>
      <text:p text:style-name="P75">– <text:span text:style-name="T386">Смешно,</text:span>–<text:span text:style-name="T386"> грит Отто,</text:span>– <text:span text:style-name="T386">тогда получается ОТТО.</text:span></text:p>
      <text:p text:style-name="P76">– <text:span text:style-name="T387">Так тебя зовут,</text:span>– <text:span text:style-name="T387">грит Хильда.</text:span></text:p>
      <text:p text:style-name="P77">– <text:span text:style-name="T387">Мать!</text:span>– <text:span text:style-name="T387">вскрикивает Отто забежав в воду и махая руками мигающему огоньку. Феликс начинает мукать тубой над водой, остальной оркестр подключается. Тени камыша вонзаются в песок, под проносящимся светом прожекторов. Становится слышным рёв моторов судна. «Она идёт сюда!»</text:span>– <text:span text:style-name="T388">Отто скачет вверх-вниз по топи.</text:span></text:p>
      <text:p text:style-name="P78">– <text:span text:style-name="T389">Эй, Нэриш,</text:span>– <text:span text:style-name="T390">Слотроп щурится пытаясь разглядеть того в свете, что всю дорогу был слишком слабым,</text:span>– <text:span text:style-name="T391">давай. Отходим.</text:span>– <text:span text:style-name="T391">Нет ответа. Но стрельба усиливается.</text:span></text:p>
      <text:p text:style-name="P139">С потушенными огнями, судно подходит на максимальной скорости, Фрау Граб решила протаранить Пенемюнде? <text:span text:style-name="T392">нет, теперь она даёт полный назад, визг подшипников, гейзеры пены от винтов, судно разворачивается с остановкой. </text:span></text:p>
      <text:p text:style-name="P79">– <text:span text:style-name="T393">Всем на борт,</text:span>– <text:span text:style-name="T393">рявкает она.</text:span></text:p>
      <text:p text:style-name="P140">Слотроп всё кричит Нэришу. Фрау Гнаб жмёт на свой гудок. <text:span text:style-name="T394">Но нет ответа. «Блядь, я должен забрать его—»– Феликс и Отто ухватывают Слотропа сзади, оттаскивают его к судну, он клянёт их, брыкаясь: «Они его убьют, вы суки, пустите меня—» Тёмные фигуры переваливают через дюну, рассыпаются отрезав от Испытательной Установки VII, оранжевые вспышки на уровне их средних секций, ружейная пальба долетает секундой позже. </text:span></text:p>
      <text:p text:style-name="P80">– <text:span text:style-name="T395">Они убьют нас.</text:span>– <text:span text:style-name="T395">Отто заталкивает Слотропа через борт, сам переваливается следом. Прожектора нашли и скрестились на них. Огонь усиливается</text:span>—<text:span text:style-name="T396">взбрызги и взбульки от воды, пули стучат о борт. </text:span></text:p>
      <text:p text:style-name="P81">– <text:span text:style-name="T397">Все тут?</text:span>– <text:span text:style-name="T397">клыки Фрау обнажились в ухмылке.</text:span>– <text:span text:style-name="T398">Отлично!</text:span>– <text:span text:style-name="T398">Подбегает последняя обезьяна, Хафтунг хватает животное за руку и оно волочится, ногами в воде, несколько метров, пока они отходят, полный вперёд, прежде, чем окончательно вскарабкаться на борт. Стрельба продолжает преследовать в море, не достигая корабля, наконец и слуха.</text:span></text:p>
      <text:p text:style-name="P82">– <text:span text:style-name="T399">Слышь, Феликс,</text:span>– <text:span text:style-name="T399">грит саксофонист,</text:span>– <text:span text:style-name="T399">как думаешь, может подвернуться халтура в Свинемюнде?</text:span></text:p>
      <text:p text:style-name="P82"/>
      <text:p text:style-name="P141">Джон Дилинджер, в конце, нашёл пару секунд странн<text:span text:style-name="T400">ой благостыни в кадрах фильма, которые не совсем ещё стёрлись в его глазных яблоках—Кларк Гейбл уходит нераскаянный поджариться на стуле, голоса дружески из-за железа камер в очереди смертников </text:span><text:span text:style-name="T32">пока, Блэки…</text:span><text:span text:style-name="T400"> отвергнув отсрочку подписанную другом всей его жизни, который нынче Губернатор штата Нью-Йорк Вильям Повел, тощий <text:s/>снисходительный задрот без подбородка, а Гейбл просто хочет покончить с этим всем: «Умри как живёшь—сразу, не затягивая—», даже когда сучонок Мелвин Пёрвис, шестёрка на посту возле Кинотеатра Биограф, зажёг свою роковую сигару, чувствуя уже между своих губ член официального поощрения, а трусливые федералы по этому сигналу навели на Дилинджера свои пидарастические прицелы… у обречённого всё ещё длился некий сдвиг личности—как в точности чувствуешь чуть погодя в реале по мускулам своего лица и голосу, что </text:span><text:span text:style-name="T32">ты</text:span><text:span text:style-name="T400"> таки Гейбл, гордая, блестящая, змеиная голова—помочь Дилинджеру продраться сквозь кусты, и чуть легче в смерть.</text:span></text:p>
      <text:p text:style-name="P142"><text:soft-page-break/><text:span text:style-name="T401">Нэриш сейчас собрался в комок внутри пары метров разбитой дренажной трубы из бетона, после перебежки под стеной Испытательной Установки VII, залёг по новой в запахах давней штормовой воды, старается громко не дышать, чтоб не всхрапнуло предательское эхо—Нэриш не был в кино аж с </text:span><text:span text:style-name="T33">Der Müde Tod</text:span><text:span text:style-name="T401">. Так давно это было, что он забыл как кончается, тот заключительный элегически Рилькевский кадр усталой Смерти, ведущей двух влюблённых рука об руку через незабудки. Эти ничем не смогут помочь. С Нэришом в эту ночь только последний автомату в его карьере, чужой и перегревшийся... и ожоги на руках, про которые завтра ему не нужно будет беспокоиться. Никаких источников благостыни в пределах досягаемости кроме твёрдого оружия и обожжённых пальцев—безжалостный конец для хорошего эксперта управления, который всегда устанавливал чёткое время за чёткую плату…. Ему делали и другие предложения… мог бы поехать на восток с Институтом Рабе, или на запад в Америку и $6 в день—но Герхардт фон Гёль пообещал ему славу, джекпот на джекпоте, и стильную даму под руку с ним, слышь, а почему не под </text:span><text:span text:style-name="T33">обе</text:span><text:span text:style-name="T401"> руки?—после бедного линейного Пенемюнде, разве кто-то его осудил бы?</text:span></text:p>
      <text:p text:style-name="P143">Даже не было необходимости знать План целиком… <text:span text:style-name="T402">нельзя же так много хотеть от кого-то… правда ведь? Эта стратегия добыть S-Gerät, по которой он делает всё, чтобы умереть сегодня, что он знает о </text:span><text:span text:style-name="T34">полных</text:span><text:span text:style-name="T402"> намерениях Шпрингера в этом деле? Нэриш видит резон в том, что он, как фигура помельче, приносится в жертву, если это позволяет Шпригеру выжить, пусть даже на один всего лишь день… образ мышления военного времени, </text:span><text:span text:style-name="T34">ja, ja… </text:span><text:span text:style-name="T35">но слишком поздно что-то менять….</text:span></text:p>
      <text:p text:style-name="P144"><text:span text:style-name="T403">Р</text:span>азве в программе S-Gerät в Нордхаузене был в своё время хоть намёк как много людей, <text:span text:style-name="T404">держав</text:span>, <text:span text:style-name="T404">фирм, сплетений интересов нахлынут после осуществления? Конечно, тогда ему польстило, что был избран разработать модификацию в управлении, пусть даже столь незначительную… почти не требовалось особого подхода… однако, это был его первый высоко исторический момент и, как он с горечью полагал. Последний, до того момента пока не встретился с вербовщиками Шпригера, раньше, в самую дождливую пору июня…. Встречи в кафе и у входов на кладбища вокруг Брауншвайга (оштукатуренные арки, лоза роняет капли на узкие воротнички) без зонта, но с колоколящей внутри надеждой—поле полное силовых линий, раздаться, наполнить, поддержать его в полном здоровье и духе… Берлин! Кабаре Чикаго. «Вам кокаин, или колоду карт?» (реплика из старого фильма, которую шпана любила повторять в то лето)… </text:span><text:span text:style-name="T36">попёрла Удача!</text:span></text:p>
      <text:p text:style-name="P145">Но звонкое яркое <text:span text:style-name="T405">предвкушенье</text:span> в груди привело его сюда, <text:span text:style-name="T405">вместо всего: сюда, в эту трубу, не больше как на пригоршню оставшихся минут….</text:span></text:p>
      <text:p text:style-name="P146">Идея была в том, чтоб постоянно держаться<draw:frame draw:style-name="fr1" draw:name="Image11" text:anchor-type="char" svg:x="5.4898in" svg:y="0.7591in" svg:width="0.3346in" svg:height="0.1764in" draw:z-index="0"><draw:image xlink:href="Pictures/10000201000000390000001E89DDC89C2F1EAD69.png" xlink:type="simple" xlink:show="embed" xlink:actuate="onLoad" loext:mime-type="image/png"/></draw:frame> фиксированного количества, А. <text:span text:style-name="T406">Иногда ты использовал диодный мост настроенный на определённую частоту, A</text:span><text:span text:style-name="T407">t</text:span><text:span text:style-name="T135">, гудящую, тяжёлую предзнаменованием, </text:span><text:span text:style-name="T136">внутри электронных коридоров… </text:span><text:span text:style-name="T137">пока снаружи, в соответствии с традицией в этих делах, </text:span><text:span text:style-name="T138">где-то будет собираться количество В, нарастать, по мере того как Ракета набирает скорость. </text:span><text:span text:style-name="T139">И так до назначенной для Brennschluss <text:s/>скорости, <text:s text:c="33"/>загнанная как всякая крыса электрошоком в этот узкий лабиринт </text:span><text:span text:style-name="T140">открытого пространства</text:span><text:span text:style-name="T134">—</text:span><text:span text:style-name="T141">да, радиосигналы с земли будут входить в тело Ракеты, </text:span><text:span text:style-name="T142">и следуя рефлексу</text:span><text:span text:style-name="T134">—</text:span><text:span text:style-name="T143">буквально электросигналам пробегающим по рефлекторной дуге</text:span><text:span text:style-name="T134">—</text:span><text:span text:style-name="T143">контрольные поверхности </text:span><text:span text:style-name="T144">прощёлкиваются, </text:span><text:span text:style-name="T145">направить тебя обратно на курс в тот момент, когда </text:span><text:span text:style-name="T146">ты начал отклоняться </text:span><text:span text:style-name="T147">(как мог ты не сместиться, </text:span><text:span text:style-name="T148">на такой высоте, в ту блистающую небрежность, </text:span><text:span text:style-name="T149">покорённый ветром, чисто высотой… </text:span><text:span text:style-name="T150">невообразимым пламенем у тебя под ногами)…</text:span><text:span text:style-name="T147"> </text:span><text:span text:style-name="T151">так что для этого строго контролируемого пролёта, всё держалось </text:span><text:span text:style-name="T152">на острейшем, самом болезненном предчу</text:span><text:span text:style-name="T153">в</text:span><text:span text:style-name="T152">ствии, </text:span><text:span text:style-name="T153">с В постоянно растущим, так ощутимо вздымающимся, как приливная волна, </text:span><text:span text:style-name="T154">что обездвиживает всякое мелкое создание, оттачивая воздух до холодного посвиста…. </text:span><text:span text:style-name="T155">Твоё количество А—</text:span><text:span text:style-name="T156">блистающее, постоянное А, унесённое как должно быть когда-то </text:span><text:span text:style-name="T157">за тридяветь земель среди ночи Грааль, </text:span><text:span text:style-name="T158">со своим давнишним солдафонски оголённым юмором… </text:span><text:span text:style-name="T159">и однажды утром на широкой верхней </text:span><text:soft-page-break/><text:span text:style-name="T159">губе сталист</text:span><text:span text:style-name="T160">о-</text:span><text:span text:style-name="T159">шерст</text:span><text:span text:style-name="T160">яная седина </text:span><text:span text:style-name="T132">двухдневной щетины,</text:span><text:span text:style-name="T160"> роковой, ужасный знак, </text:span><text:span text:style-name="T161">он брился начисто ежесуточно, что означало это </text:span><text:span text:style-name="T133">настал</text:span><text:span text:style-name="T161"> Последний День</text:span><text:span text:style-name="T134">—</text:span><text:span text:style-name="T162">и, опять-таки, только лишь угрюмым шестым чувством, настолько же гадательно, </text:span><text:span text:style-name="T163">как</text:span><text:span text:style-name="T162"> и </text:span><text:span text:style-name="T164">чисто </text:span><text:span text:style-name="T162">восприятием, </text:span><text:span text:style-name="T163">что В с Множествеными Индексами </text:span><text:span text:style-name="T165">уже тут, </text:span><text:span text:style-name="T164">сразу за электро</text:span><text:span text:style-name="T165">н</text:span><text:span text:style-name="T164">ным горизонтом, </text:span><text:span text:style-name="T166">действительно нарастает приближаясь, </text:span><text:span text:style-name="T167">возможно на этот раз как «В</text:span><text:span text:style-name="T408">iw</text:span><text:span text:style-name="T167">», </text:span><text:span text:style-name="T168">угол прецессии гироскопа, надвигается невидимо, но ощутимо, </text:span><text:span text:style-name="T169">жутко возбуждающе, </text:span><text:span text:style-name="T170">по металлической раме к углу A</text:span><text:span text:style-name="T409">iw</text:span><text:span text:style-name="T170"> </text:span><text:span text:style-name="T171">(так установлены тебе контакты: </text:span><text:span text:style-name="T172">замыкаться, ты должен понять, именно при таком угловом значении</text:span><text:span text:style-name="T171">). </text:span><text:span text:style-name="T172">Или как «В</text:span><text:span text:style-name="T410">iL</text:span><text:span text:style-name="T172">», </text:span><text:span text:style-name="T173">другое</text:span><text:span text:style-name="T172"> интегрирование, </text:span><text:span text:style-name="T174">не по значениям гироскопа, но </text:span><text:span text:style-name="T175">по необработанным показателям самого тока, </text:span><text:span text:style-name="T176">истекающего из движимой катушки между полюсами, «</text:span><text:span text:style-name="T177">скованный» маятник… </text:span><text:span text:style-name="T178">им так это представлялось, в Группе Разработки, </text:span><text:span text:style-name="T179">условия </text:span><text:span text:style-name="T181">принуждённости</text:span><text:span text:style-name="T179">, </text:span><text:span text:style-name="T180">запретности… </text:span><text:span text:style-name="T182">отношение к своему аппаратному обеспечению было </text:span><text:span text:style-name="T183">более жестоким и солдафонским, о чём большинство инженеров и помечтать не могли… </text:span><text:span text:style-name="T184">Они и вправду чувствовались как подкованная шипами элита, Дривелинг, и Шмайл, </text:span><text:span text:style-name="T185">с флуоресцентными лампами отблескивающими на его голом лбу ночь за ночью… </text:span><text:span text:style-name="T186">Внутри своих мозгов </text:span><text:span text:style-name="T187">они разделяли общий давний-предавний электро-декор—</text:span><text:span text:style-name="T188">стеклянные переменные конденсаторы, керосин как диэлектрик, медные платы и эбонитовые крышки, </text:span><text:span text:style-name="T189">Цейссовские гальванометры </text:span><text:span text:style-name="T190">с тысячами болтиком мелкой резбы для настройки, </text:span><text:span text:style-name="T191">миллиамперметры от Сименса</text:span><text:span text:style-name="T190"> </text:span><text:span text:style-name="T192">на шиферных основах, </text:span><text:span text:style-name="T193">терминалы с дизайном из </text:span><text:span text:style-name="T194">Р</text:span><text:span text:style-name="T193">имских цифр, </text:span><text:span text:style-name="T194">Стандартные Омметры </text:span><text:span text:style-name="T195">с марганцевой проволокой в смазке, старый Gülcher Thermosäule термо-электрический генератор </text:span><text:span text:style-name="T197">что работал от пара отопления</text:span><text:span text:style-name="T195">, выда</text:span><text:span text:style-name="T197">вал</text:span><text:span text:style-name="T195"> 4 вольта, </text:span><text:span text:style-name="T196">никель и сурьма, </text:span><text:span text:style-name="T198">азбестные воронки сверху, слюдяные трубки….</text:span></text:p>
      <text:p text:style-name="P147"><text:span text:style-name="T198">Р</text:span><text:span text:style-name="T131">азве не была та жизнь приличнее гангстерства? </text:span><text:span text:style-name="T199">Дружба чище… не такая кручёная, во всяком случае…. </text:span><text:span text:style-name="T200">Там мы видели что как сочетается… </text:span><text:span text:style-name="T201">механизмы сами определяли это… </text:span><text:span text:style-name="T202">всё было так ясно тогда, </text:span><text:span text:style-name="T203">паранойя была лишь для врага, </text:span><text:span text:style-name="T204">и </text:span><text:span text:style-name="T203">никогда </text:span><text:span text:style-name="T204">для своих….</text:span></text:p>
      <text:p text:style-name="P83"><text:span text:style-name="T204">– </text:span><text:span text:style-name="T205">А как же SS?</text:span></text:p>
      <text:p text:style-name="P151">– О, они были врагом, я бы сказал… [Смех.]</text:p>
      <text:p text:style-name="P148"><text:span text:style-name="T205">Н</text:span><text:span text:style-name="T131">ет, Клаус, не расслабляйся, пожалуйста, никаких мечтаний о добреньком Советском допросе, что закончится в какой-то горностаевой постели, </text:span><text:span text:style-name="T206">в каком-то водочно-ароматном ступоре, ты знаешь это глупо….</text:span></text:p>
      <text:p text:style-name="P149"><text:span text:style-name="T206">В, </text:span><text:span text:style-name="T131">В-индекс-Н-для Нэриш, </text:span><text:span text:style-name="T207">почти тут</text:span><text:span text:style-name="T134">—</text:span><text:span text:style-name="T208">вот-вот прожгут сквозь последнюю шепчущую ширму </text:span><text:span text:style-name="T209">сравняться с «А»</text:span><text:span text:style-name="T134">—</text:span><text:span text:style-name="T209">сравнять </text:span><text:span text:style-name="T210">единственный кусочек себя с оставленным ими,</text:span><text:span text:style-name="T211">чтобы миновать этот миг, </text:span><text:span text:style-name="T212">минимальная куколка </text:span><text:span text:style-name="T213">Германского стирола, менее подлинная, чем все прежние «я»… </text:span><text:span text:style-name="T214">количество, которым можно пренебречь в этом последнем свете… </text:span><text:span text:style-name="T215">эта дробь сапог охотников, и </text:span><text:span text:style-name="T216">хорошо</text:span><text:span text:style-name="T215"> смазанных </text:span><text:span text:style-name="T216">оружейных затворов</text:span><text:span text:style-name="T215">….</text:span></text:p>
      <text:p text:style-name="P152"><draw:frame draw:style-name="fr2" draw:name="Image12" text:anchor-type="paragraph" svg:width="6.9252in" svg:height="0.3661in" draw:z-index="1"><draw:image xlink:href="Pictures/1000000000000B720000009B428C9716555D8079.png" xlink:type="simple" xlink:show="embed" xlink:actuate="onLoad" loext:mime-type="image/png"/></draw:frame></text:p>
      <text:p text:style-name="P153">И тут Енцин, <text:span text:style-name="T411">Андреас и Кристиан, прямо тебе Смит, Кляйн &amp; Френч, вламываются в подвальную комнатушку—полевые серые ранцы, плетёные туфли, низ штанов подвёрнут, руки блестят от машинного масла и солидола, потряхивают для острастки карабинами. Но никого из Пустых тут, чтоб на них посмотрели. Слишком поздно. Лишь немая постель, да коричневый эллипс её крови оставленной на порванном пододеяльнике. И резкие выплески стиральной синьки по углам, под кроватью… их подпись, их вызов.</text:span></text:p>
      <text:p text:style-name="P154">– <text:span text:style-name="T412">Где она</text:span>—,– <text:span text:style-name="T413">Кристиан вот-вот обернётся берсерком. Одно неверное слово и он сорвётся отсюда, убить всякого Пустого что подвернётся. Мария, его сестра, возможно уже</text:span>—</text:p>
      <text:p text:style-name="P155">– <text:span text:style-name="T414">Нам лучше,</text:span>– <text:span text:style-name="T414">Енцин уже повернулся на выход,</text:span>– <text:span text:style-name="T414">к её, э... мужу, знаешь….</text:span></text:p>
      <text:p text:style-name="P156">– <text:span text:style-name="T415">К Павлу.</text:span>– <text:span text:style-name="T415">Кристиан хочет видеть его глаза, но Енцин не обернулся.</text:span></text:p>
      <text:p text:style-name="P274">У Павла с Марией должен был родиться ребёнок. <text:span text:style-name="T416">Тогда Иосиф Омбинди и его люди начали являться с посещениями. Они научились этому стервятничеству от Христианских миссионеров. </text:span><text:soft-page-break/><text:span text:style-name="T416">У них составлены списки всех женщин в пригодном для деторождения возрасте. Каждая беременность уже приглашение слетаться, пикировать, парить кругами. Прибегнут к угрозам, казуистике, физическому соблазнению—у них целый арсенал приёмов. Синька для белья их излюбленное абортивное средство. </text:span></text:p>
      <text:p text:style-name="P157">– <text:span text:style-name="T417">Нефтеочистительный,</text:span>– <text:span text:style-name="T417">предполагает Андреас Орукамбе.</text:span></text:p>
      <text:p text:style-name="P157">– <text:span text:style-name="T417">Точно? Он же зарок дал.</text:span></text:p>
      <text:p text:style-name="P158">– <text:span text:style-name="T418">Теперь, может, и развязал.</text:span>– <text:span text:style-name="T418">Брат девушки уставился на него играя желваками. Енцин, старый ублюдок, </text:span><text:span text:style-name="T37">тебе уж и впрямь ничего не доходит</text:span><text:span text:style-name="T418">….</text:span></text:p>
      <text:p text:style-name="P275">Они вновь садятся на свои мотоциклы и снова в путь. <text:span text:style-name="T419">Разбомблённые сухие доки, обугленные рёбра складов, цилиндрические куски подводной лодки, что так никогда и не была собрана, проносятся в окружающей темноте. Вокруг Британская охрана, но это другой обособленный мир. Британская часть в победной пятёрке оккупирует свою долю пространства Зоны совпадающую, но не идентичную с той, по которой эти серьёзные </text:span><text:span text:style-name="T38">Schwarzkommando</text:span><text:span text:style-name="T419"> верхом на мотоциклах без глушителей с рёвом проносятся в эту ночь.</text:span></text:p>
      <text:p text:style-name="P278">Разделения не прекращаются. Каждая из альтернативных Зон гонит прочь от всех остальных, с предрешённым ускорением, сдвиг красной части спектра, разбегание от Центра. С каждым днём мифичное возвращение из грёз Енцина выглядит всё менее возможным. Когда-то требовалось знание униформ, знаков различия, маркировку самолётов, для соблюдения границ. Но к нынешнему моменту слишком много выборов было уже сделано. Единый корень утрачен, ещё в майском опустошении. У каждой птахи теперь собственная ветка, и каждая из них есть Зона. <text:s/></text:p>
      <text:p text:style-name="P276"><text:span text:style-name="T420">Сброд ПеэЛов кучкуется у развалин вычурного фонтана, не меньше двадцати, глаза из праха, влеплены в лица белые как соль. Иреро вписываются в поворот рядом с ними, до половины которкого марша длинных ступеней расходящихся ласточкиным хвостом в уклон улицы, зубы стискиваются, верхние с нижними, мотоциклетные рамы пронзительно вспискивают, вверх и вниз по ступеням мимо бессловесных плозий Славянских дыхов. Прах и соль. Грузовик-репродуктор появляется за стеной, метров за сто: голос, Университетски правильный, и давно уставший от сообщения, декламирует: «Освободите улицу. Расходитесь по своим домам». Освободите у—расходитесь по своим </text:span><text:span text:style-name="T39">что</text:span><text:span text:style-name="T420">? Тут какая-то ошибка, это должно бытьь для другого города….</text:span></text:p>
      <text:p text:style-name="P277"><text:span text:style-name="T1">Фрр</text:span> под нефтяной трубой на опорах <text:span text:style-name="T421">сбегающих вниз налево к воде теперь, громадные стянутые болтами фланцы над головой смягчённые ржавчиной и промасленной грязью. </text:span><text:span text:style-name="T40">Далеко</text:span><text:span text:style-name="T421"> по гавани движется нефтяной танкер поколыхивается безмятежно как паутина звёзд... </text:span><text:span text:style-name="T40">Вж</text:span><text:span text:style-name="T41">и</text:span><text:span text:style-name="T40">ик</text:span><text:span text:style-name="T421"> вверх по склону в сторону бастиона из обрезанных, запутанных, сплавленных и обожжённый ферм, труб, колонн, изгибов, кожухов, изоляторов перенастроенных всеми бомбардировками, забрызганная смазкой галька на земле проносится милей за минуту и погоди, погоди, а скажи что, скажи «перенастроено», ну-ка?</text:span></text:p>
      <text:p text:style-name="P279">Тут не то, чтобы озар<text:span text:style-name="T423">ило</text:span>, нет, но <text:span text:style-name="T1">прор</text:span><text:span text:style-name="T42">валось</text:span>, <text:span text:style-name="T422">как тот свет», что прорвётся однажды ночью в слишком глубокий час, чтоб враз смог объяснить с чего бы это—тут нахлынуло на Енцина то, чтоо кажется ему необычайным пониманием. Этот змеящийся навал шлака, в который он вот-вот врежется, этот бывший перегонный, Jamf Ölfabriken WerkeAG, </text:span><text:span text:style-name="T43">вовсе даже не развалина. Тут всё в отличном рабочем состоянии. </text:span><text:span text:style-name="T424">Лишь в ожидании <text:s/>нужных подключений, и пуска… модифицировано, очень чётко, </text:span><text:span text:style-name="T44">нарочно</text:span><text:span text:style-name="T424"> бомбардировкой, которая никогда не была враждебной, но частью плана обеих сторон—«</text:span><text:span text:style-name="T44">сторон</text:span><text:span text:style-name="T424">?»—давно согласованного… да и теперь что если мы—хорошо, скажем, что мы это какие тут есть Кабалисты, скажем, в этом наше истинное Предназначение, быть учёными-чародеями Зоны, а где-то в ней Текст, который нужно разобрать по кусочкам, составить аннотации, растолковать и отмастурбировать пока не будет выжат насухо до последней капли… ну мы предположили—</text:span><text:span text:style-name="T44">natürlich</text:span><text:span text:style-name="T424">!—что этот святой Текст должен быть Ракетой, орурурумо орунене: высокий вздымающийся мёртвый, блистающий великий («орунене» уже переиначено детьми Иреро-Зоны в «омунене», старший брат)… она наша Тора. </text:span><text:soft-page-break/><text:span text:style-name="T424">А что же ещё? Её симметрии, скрытые состояния, хитроумие её, околдовали и ввели в соблазн нас, пока истинный Текст застыл, где-то ещё в своей затемнённости, в нашей темноте… даже в этой дали от Юго-Западной нас не может миновать древняя трагедии потерянных посланий, проклятье, от которого нам не избавиться вовек….</text:span></text:p>
      <text:p text:style-name="P280">Но, если я гоню через него, Действительный Текст, <text:span text:style-name="T428">в эту минуту, если так и есть… или если я сегодня проехал мимо него где-то в опустошении Гамбурга, вдыхая пыль гари, в упор не видя… если то, что IG построило тут на этом месте вовсе не было окончательным видом, а всего лишь набором фетишей, разметкой призвать специальные механизмы в виде бомбардировщиков 8-й АВС да «Союзнические» самолёты все, в конечном счёте, IG-продукт, посредством Директора Круппа,через его Английские сцепки—бомбардировка была чисто индустриальным процессом реконструкции, каждый выброс энергии чётко увязан в пространстве и времени, каждая взрывная волна рассчитывалась заранее сотворить </text:span><text:span text:style-name="T45">именно такие руины </text:span><text:span text:style-name="T428">вокруг таким образом расшифровывая Текст, таким образом шифруя, перешифровывая, перерасшифровывая святой Текст… Если это в рабочем состоянии, в чём его назначение? Инженеры строившие это как нефтеперегонный понятия не имели о дальнейших шагах. Их объект «сдан», можно забыть. </text:span></text:p>
      <text:p text:style-name="P281">И следовательно эта Война никак и никогда не была политической, политика просто спектакль, для отвода гла<text:span text:style-name="T429">з</text:span> народам… <text:span text:style-name="T429">втайне, вместо этого всё диктовалось потребностями технологии… заговором между людскими созданиями и техникой, чем-то нуждавшимся в энерго-вспышке война, криками, «К чёрту деньги, само существование <text:s/>[вставь название державы] под угрозой!», что скорее всего означали,</text:span><text:span text:style-name="T46"> вот-вот рассвет</text:span><text:span text:style-name="T47">ёт</text:span><text:span text:style-name="T46">, мне нужна моя порция ночной крови, моё финансирование, финансирование, ахх, ещё, ещё</text:span><text:span text:style-name="T429">…. Истинными кризисами были кризисы распределения и очерёдности, не между фирмами—это тоже всего лишь инсценировка—но между различными Технологиями, Пластиками, видами Электроники, Самолётостроения, и их потребностями, в которых разбирается только правящая элита...</text:span></text:p>
      <text:p text:style-name="P282">Да но Технология всего лишь реагирует <text:span text:style-name="T430">(как часто этот довод повторялся, упрямый и унылый как редукция по Гауссу, среди </text:span><text:span text:style-name="T48">Schwarzkommando</text:span><text:span text:style-name="T430"> особенно помоложе): «Очень красивая болтовня, что ухватил чудище за хвост, но ты думаешь у нас была б Ракета если бы кто-то, некий определённый кто-то, имеющий имя, имеющий член, не захотел кидануть тонну Аммотола за 300 миль и взорвать квартал мирных жителей? Валяй, пиши технологию с большой «Т», обожествляй её, если от этого чувствуешь себя менее виноватым—но так ты оказываешься с оскоплёнными, брат, с евнухами, что присматривают за гаремом нашей украденной Земли для занемелых и безрадостных хуёв людских султанов, людская элита, у которых ни малейшего права быть там, где они—»</text:span></text:p>
      <text:p text:style-name="P283">Вот где мы должны искать источники власти, <text:span text:style-name="T431">и схемы распределения, о которых нам никогда не говорили, маршруты власти о которых наши учителя и слыхом не слыхивали, либо их предупреждали не вдаваться… мы должны найти счётчики, чья шкала неизвестна миру, чертить собственные диаграммы, отслеживать ответную реакцию, устанавливать связи, снижать вероятность ошибки, стараться найти истинную функцию… прилагать её к какому неисчислимому графику? Тут, на поверхности, каменноугольные смолы, гидрирование, синтез, всегда были фальшивкой, фиктивными функциями, чтобы скрыть настоящую планетарную миссию да возможно разворачивающуюся уже не первое столетие… эти развалины завода дожидаются своих Кабалистов и новых алхимиков, чтобы открыть Ключ, обучить таинствам остальных…</text:span></text:p>
      <text:p text:style-name="P284">А если это не именно Jamf Ölfabriken Werke? <text:span text:style-name="T432">Что если это заводы Круппа в Эссене, что если это Blohm&amp;Voss прямо здесь, в Гамбурге, или какая-то другая «понарошку» развалина, в другом городе? Другой </text:span><text:span text:style-name="T49">стране</text:span><text:span text:style-name="T432">? ЙАААГГГГХХХХХ!</text:span></text:p>
      <text:p text:style-name="P285">Да, такой вот стимулирующий разговор, <text:span text:style-name="T433">да Енцин лопает излишки Нацистского Первитина в эти дни как поп-корн в кинушке, и вот уже большая часть нефтеперегонного—что носит имя, случайно, прославленного первооткрывателя Ойнерина—уже за спиной, и Енцин впадает в </text:span><text:soft-page-break/><text:span text:style-name="T433">другой параноидный ужас, болтает, болтает, хотя каждый поворот и переключение скорости отвлекают его от беседы.</text:span></text:p>
      <table:table table:name="Table1" table:style-name="Table1">
        <table:table-column table:style-name="Table1.A"/>
        <table:table-column table:style-name="Table1.B"/>
        <table:table-row>
          <table:table-cell table:style-name="Table1.A1" office:value-type="string">
            <text:p text:style-name="P465">Типа рояля</text:p>
            <text:p text:style-name="P465">Оджи</text:p>
            <text:p text:style-name="P465">Кармайкла</text:p>
            <text:p text:style-name="P465">слышится </text:p>
            <text:p text:style-name="P465">фоном,</text:p>
            <text:p text:style-name="P465">тут</text:p>
          </table:table-cell>
          <table:table-cell table:style-name="Table1.B1" office:value-type="string">
            <text:p text:style-name="P452">Море по колено, Батя, с Дезокс-ёпфедрин</text:p>
            <text:p text:style-name="P453">У меня в карманах п<text:span text:style-name="T217">о́</text:span>лно <text:span text:style-name="T434">щастья без границ,</text:span></text:p>
            <text:p text:style-name="P454">Я по Зоне проношуся, среди диких псов,</text:p>
            <text:p text:style-name="P454">Раздаю задарма клочья своих снов…</text:p>
            <text:p text:style-name="P455"><text:span text:style-name="T435">Хошь р</text:span>адиолампы мне с приёмника вытаску-уй,</text:p>
            <text:p text:style-name="P456">Мне до лампочки вся эта чип-уха<text:span text:style-name="T426">—</text:span></text:p>
            <text:p text:style-name="P457"><text:span text:style-name="T426">Н</text:span><text:span text:style-name="T425">а госгимны ты меня <text:s/>уж не подсажу-вуй</text:span></text:p>
            <text:p text:style-name="P464">Склепаю сам не хуже, чем вся энта труха….</text:p>
          </table:table-cell>
        </table:table-row>
        <table:table-row>
          <table:table-cell table:style-name="Table1.A1" office:value-type="string">
            <text:p text:style-name="P451"/>
          </table:table-cell>
          <table:table-cell table:style-name="Table1.A1" office:value-type="string">
            <text:p text:style-name="P458"><text:span text:style-name="T426">Р</text:span><text:span text:style-name="T425">от не закрыть, хоть слушать некому, </text:span></text:p>
            <text:p text:style-name="P459"><text:span text:style-name="T425">Трещу без умолку в</text:span><text:span text:style-name="T427">сякую</text:span><text:span text:style-name="T425"> муть</text:span><text:span text:style-name="T426">—</text:span></text:p>
            <text:p text:style-name="P460">И чё пристаю без толку к калекам у</text:p>
            <text:p text:style-name="P460">Кого ботинки не жмуть!</text:p>
            <text:p text:style-name="P460"/>
            <text:p text:style-name="P461">Тебя от меня эфедринит, малышка,</text:p>
            <text:p text:style-name="P462"><text:span text:style-name="T437">Ты от имени моего</text:span> впадаешь в балдёж</text:p>
            <text:p text:style-name="P463">В комендантский час, когда свет угас,</text:p>
            <text:p text:style-name="P463">Как всякий другой я буду хорош,</text:p>
            <text:p text:style-name="P462"><text:span text:style-name="T436">(Токо свечку зажги)</text:span> </text:p>
            <text:p text:style-name="P463"><text:span text:style-name="T437">К</text:span>ак в прошлый раз….</text:p>
            <text:p text:style-name="P461"/>
          </table:table-cell>
        </table:table-row>
      </table:table>
      <text:p text:style-name="P286">Прошлой ночью в сво<text:span text:style-name="T618">ей тетради</text:span> Енци<text:span text:style-name="T618">н</text:span> записал: «Рот в последнее время почти не закрывался. Почти ничего, что могло бы пойти кому-нибудь на пользу. <text:span text:style-name="T438">Оправдания, О, Боже, о, Боже. Но они меня и впрямь достали. Пожалуйста, я не </text:span><text:span text:style-name="T50">желаю</text:span><text:span text:style-name="T438"> так вот проповедывать… Я знаю как звучит со стороны мой голос—слышал в Пенемюнде годы тому назад на Диктофоне Вайсмана… хром и карболит… слишком высокий, противный Берлинский гундёж… как они должно быть морщатся внутри, когда я заговариваю….</text:span></text:p>
      <text:p text:style-name="P287">Я мог бы уйти хоть завтра. Я научен жить в одиночку. <text:span text:style-name="T439">Меня это не так пугает, как они. Берут без конца—но они никогда не </text:span><text:span text:style-name="T51">пользуются</text:span><text:span text:style-name="T439"> тем, что берут. Что, по-ихнему, они могут взять от меня? Им не нужно моё патриаршество, не нужна моя любовь, ни моя информация, или мой труд, или энергия, или что у меня есть… У меня нет </text:span><text:span text:style-name="T51">ничего</text:span><text:span text:style-name="T439">. Деньги больше не существуют—никто их тут не видел месяцами, нет это не из-за денег… сигареты? Сигарет у меня всегда в обрез….</text:span></text:p>
      <text:p text:style-name="P159">– <text:span text:style-name="T440">Если я оставлю их, куда бы я мог уйти?</text:span></text:p>
      <text:p text:style-name="P288">Обратно среди резервуаров теперь, в вечерний ветер, заносясь <text:span text:style-name="T441">на этом поле синтетической свалки, вся бескомпромиссно черна. Мотор Кристиана похоже глохнет время от времени, доходит до потери скорости. Решение на ходу: если обломается, пусть идёт пешком. Так будет меньше проблем, если Павел там, а если его нет, подобрать Кристиана на обратном пути и найти грузовик, чтоб отвёз на ремонт… упрощай ситуации, это признак великого лидера, Енцин.</text:span></text:p>
      <text:p text:style-name="P289">Кристиан всё же не заглох, а Павел оказался на месте, типа как бы. <text:span text:style-name="T442">Ну, не настолько «на месте», чтобы Енцин в его текущем состоянии ума стал бы долго обдумывать. Но в наличии, это да, вместе с изумительной компанией приятелей, которые как-то всегда показываются, когда он приходит нанюхаться <text:s/></text:span><text:span text:style-name="T52">Leunagasolin</text:span><text:span text:style-name="T442">’а, такие как, о, Моховые Человечки тут вот, у, до того зелёные, не можешь себе представить, прямо горят, а не отсвечивают, затаились в углу поля сейчас, робкие, чуть переворачиваются, как младенчик, иногда… или как тебе Водяной Великан, гость высотою в милю, весь из текучей воды, который любит танцевать, выкручивается в поясе, размахался руками по всему небу. Когда люди Омбинди забрали Марию, чтобы найти ей доктора в Гамбурге, голоса начали звать—голоса Моховых Человечков, которые заводятся в резервуарах </text:span><text:soft-page-break/><text:span text:style-name="T442">на интерфейсе между горючим и водой на дне, начали звать его: «Павел! Омунене! Почему не приходишь, проведать </text:span><text:span text:style-name="T52">нас</text:span><text:span text:style-name="T442">? Мы соскучились. Где пропадаешь?»– Не много им там радостей на Интерфейсе бьются с бактериями, что налетают в их страну света, эти клеточные аристократы, прут на стену углеводородов, каждая за своей долей Господнего избытка—оставляя свои экскременты, зелёное бормотанье, сдвинуто нестабильную болтовню, слизь, что с каждым днём растёт всё толще, всё ядовитее. Это действительно угнетает, быть пигмеем в куче с тысячами других, с сотнями тысяч, вынужденных жить по ту сторону всего этого. Ты сказал по ту сторону? О чём это ты? Какая ещё та сторона? Ты имеешь ввиду в бензине? (Сбившиеся в Кучу Пигмеи, игриво, под один популярный свинговый повтор:) Нет-нет, нет, нет!—Ты имеешь ввиду в воде, тогда? (С-в-К-П:) Нет-нет, нет, нет!—Уж вы мне объясните тут, не то с меня подштанники спадут. Мы имее ввиду, объясняют Пигмеи, складываясь своими головками в симметричный узор цветной капусты, и подвывая негромкой задумчивой акапеллой как детвора вокруг костра в лагере с Бингом Кросби в бейсбольной кепке (да эти </text:span><text:span text:style-name="T52">Leunahalluzinationen </text:span><text:span text:style-name="T443">случается зашкаливают в полный хрен разберёшь, охрененнее, чем культурный шок, даже, вот эта вот текущая уже вообще </text:span><text:span text:style-name="T53">мета</text:span><text:span text:style-name="T443">шок, 3-сигма белых лиц в ритуале чьё таинство глубже, чем северный свет над Калахари…) мы имеем ввиду по ту сторону всего этого, полного бактерии-углеводороды-экскременты цикла. Нам отсюда виден Интерфейс. Это длинная такая радуга, в основном индиго, если так понятнее—индиго и Келли зелёный (Бинг, дирижируя, вскидывает все те мозгопрополосканные Ирландские личики в трогательном озарённом косчтрпом крещендо) зелёный… бензин… между… субмарин… затихая, потому что Павел уже побрёл к нефтеочистительному, забудь про эти 2</text:span><text:span text:style-name="T444">½</text:span><text:span text:style-name="T446"> </text:span><text:span text:style-name="T447">недели самоистязаний, люди Омбинди поджидали его у обмотанны</text:span><text:span text:style-name="T448">х</text:span><text:span text:style-name="T447"> стекло</text:span><text:span text:style-name="T448">волокном</text:span><text:span text:style-name="T447"> труб </text:span><text:span text:style-name="T448">котельной, </text:span><text:span text:style-name="T449">мужчины и женщины, все стараются приласкать его, склонить с двух сторон Вопроса Самоубийства Племени, </text:span><text:span text:style-name="T450">Енцин жалуется, слишком впутался в ту Ракету, чересчур вмалинился в свою распрю с Русским, </text:span><text:span text:style-name="T451">чтобы думать ещё про кого-то кроме самого себя… </text:span><text:span text:style-name="T452">А этот Павел старался держаться подальше от этого, </text:span><text:span text:style-name="T453">От дыхания Мукуру, старался просто быть хорошим человеком</text:span><text:span text:style-name="T454">—</text:span></text:p>
      <text:p text:style-name="P291"><text:span text:style-name="T454">М</text:span><text:span text:style-name="T445">оховое Создание шевелится. </text:span><text:span text:style-name="T455">Оно подползло страшно ближе с прошлого раза как Паваел смотрел. </text:span><text:span text:style-name="T456">Нежданно обильное истекание вишнёво-красного по склону горы справа от него (</text:span><text:span text:style-name="T457">тут и горы были? Откуда </text:span><text:span text:style-name="T458">горы-то</text:span><text:span text:style-name="T457"> взялись?</text:span><text:span text:style-name="T456">) </text:span><text:span text:style-name="T466">и он сразу же понимает, без </text:span><text:span text:style-name="T467">всяких </text:span><text:span text:style-name="T466">увёрток и</text:span><text:span text:style-name="T467">ли</text:span><text:span text:style-name="T466"> надежды, </text:span><text:span text:style-name="T468">что он соскользнул в Север, </text:span><text:span text:style-name="T469">что вдыхание </text:span><text:span text:style-name="T470">выдоха </text:span><text:span text:style-name="T469">первого предка </text:span><text:span text:style-name="T470">перенесло его в жуткий край, </text:span><text:span text:style-name="T471">а он должен был знать, что так и будет, </text:span><text:span text:style-name="T472">шаг за шагом, за эти последние годы, </text:span><text:span text:style-name="T473">повернуть не получится (что значит повернуть? </text:span><text:span text:style-name="T475">н</text:span><text:span text:style-name="T474">е знаю куда начать двигаться, не знаю </text:span><text:span text:style-name="T459">как</text:span><text:span text:style-name="T474"> двигаться…</text:span><text:span text:style-name="T475">) </text:span><text:span text:style-name="T476">слишком поздно, мили и перемены слишком поздно уже.</text:span></text:p>
      <text:p text:style-name="P292"><text:span text:style-name="T476">И </text:span><text:span text:style-name="T445">вот его голова на стальной мушке Кристиана </text:span><text:span text:style-name="T477">за 300 метров. </text:span><text:span text:style-name="T478">Неожиданно эта ужасная развилка: </text:span><text:span text:style-name="T479">две возможности уже начавшие разлетаться со скоростью мысли</text:span><text:span text:style-name="T454">—</text:span><text:span text:style-name="T480">новая Зона в любом случае, теперь, неважно стреляет Кристиан или сдерживается</text:span><text:span text:style-name="T454">—</text:span><text:span text:style-name="T480">прыгни, выбери</text:span><text:span text:style-name="T454">—</text:span></text:p>
      <text:p text:style-name="P293"><text:span text:style-name="T454">Е</text:span><text:span text:style-name="T445">нцин постарался вовсю</text:span><text:span text:style-name="T454">—</text:span><text:span text:style-name="T445">отбил ствол в сторону, обменялся парой резких слов с молодым мстителем. </text:span><text:span text:style-name="T481">Но оба они видели разделившиеся ветви. </text:span><text:span text:style-name="T482">Зона снова, только что, </text:span><text:span text:style-name="T483">изменилась и они уже в ней, в новой….</text:span></text:p>
      <text:p text:style-name="P294"><text:span text:style-name="T483">О</text:span><text:span text:style-name="T445">ни едут дальше туда, где Павел </text:span><text:span text:style-name="T484">нюхает синтетический бензин </text:span><text:span text:style-name="T485">на склоне бежевого холма без фонарей, </text:span><text:span text:style-name="T486">под резервуарами ползущими бледно как улитки к небу, <text:s/></text:span><text:span text:style-name="T487">туда, где он, один из счастливейших клиентов IG….</text:span></text:p>
      <text:p text:style-name="P295"><text:span text:style-name="T445">Знает ли Павел что-то, о чём никто из нас не догадывается? </text:span><text:span text:style-name="T488">Если IG хотели сделать это прикрытием для чего-то ещё, то почему не для дыхания Мукуру?</text:span></text:p>
      <text:p text:style-name="P296"><text:span text:style-name="T488">Е</text:span><text:span text:style-name="T445">нцин может представить себя </text:span><text:span text:style-name="T489">в </text:span><text:span text:style-name="T460">Erdschweinhöhle</text:span><text:span text:style-name="T489"> </text:span><text:span text:style-name="T445">начинающим </text:span><text:span text:style-name="T489">новую жизнь на IG</text:span><text:span text:style-name="T454">—</text:span><text:span text:style-name="T490">устроить, чтоб становилась тучней и тучнее с отладкой новых связей, </text:span><text:span text:style-name="T491">проверка бухгалтерских книг, приходят свидетели</text:span><text:span text:style-name="T454">—</text:span><text:span text:style-name="T492">не на переднем плане </text:span><text:span text:style-name="T493">но сбоку по крайней мере, всегда в тени…. </text:span><text:span text:style-name="T494">А если окажется, что дело не в Ракете, не в </text:span><text:span text:style-name="T489">IG? </text:span><text:span text:style-name="T495">Что ж, тогда ему придётся, так ведь, перейти на что-нибудь ещё</text:span><text:span text:style-name="T454">—</text:span><text:span text:style-name="T497">завод</text:span><text:span text:style-name="T496"> Фольксваген, </text:span><text:span text:style-name="T497">фармацевтические компании….</text:span><text:span text:style-name="T490"> </text:span><text:span text:style-name="T498">А если это даже не в Германии, </text:span><text:soft-page-break/><text:span text:style-name="T499">то ему придётся начинать в Америке, или в России, </text:span><text:span text:style-name="T500">и если он умрёт прежде, чем найдут Истинный Текст для изучения, </text:span><text:span text:style-name="T501">то нужен некий механизм, чтоб смогли продолжить другие…. </text:span><text:span text:style-name="T502">Глянь, крутая идея</text:span><text:span text:style-name="T454">—</text:span><text:span text:style-name="T503">созываешь всех сколько есть </text:span><text:span text:style-name="T461">Erdschweinhöhle, </text:span><text:span text:style-name="T503">подымаешься </text:span><text:span text:style-name="T504">там, типа, </text:span><text:span text:style-name="T462">Мой народ, мне было видение…</text:span><text:span text:style-name="T504"> </text:span><text:span text:style-name="T505">нет </text:span><text:span text:style-name="T506">нет но </text:span><text:span text:style-name="T463">понадобится</text:span><text:span text:style-name="T506"> больше штата, </text:span><text:span text:style-name="T507">если это настолько широк</text:span><text:span text:style-name="T522">ий</text:span><text:span text:style-name="T507"> </text:span><text:span text:style-name="T522">поиск</text:span><text:span text:style-name="T507">, тихий отвод ресурсов с Ракеты, </text:span><text:span text:style-name="T508">разнообразить деятельность, </text:span><text:span text:style-name="T509">чтобы при этом смотрелось органичным ростом… </text:span><text:span text:style-name="T510">и кого подключить? </text:span><text:span text:style-name="T511">Кристиан</text:span><text:span text:style-name="T454">—</text:span><text:span text:style-name="T511">можно ли использовать парня теперь, <text:s/>гнев Кристиана, воспользуется ли Текст всё равно Кристианом, чтобы одолеть Омбинди… </text:span><text:span text:style-name="T512">потому что если миссия </text:span><text:span text:style-name="T464">Schwarzkommando</text:span><text:span text:style-name="T512"> была истинно открыта только что, </text:span><text:span text:style-name="T513">то придётся что-то делать с Омбинди, Пустыми, доктриной Полного Нуля. </text:span><text:span text:style-name="T514">Увеличение штата требует большего числа Иреро Зоны, </text:span><text:span text:style-name="T515">а не меньшего</text:span><text:span text:style-name="T454">—</text:span><text:span text:style-name="T516">для сбора информации большего объёма о противнике, </text:span><text:span text:style-name="T517">установление более широких связей </text:span><text:span text:style-name="T518">вызовет рост</text:span><text:span text:style-name="T517"> угроз</text:span><text:span text:style-name="T518">ы</text:span><text:span text:style-name="T517"> народ</text:span><text:span text:style-name="T518">у, </text:span><text:span text:style-name="T519">значит число соплеменников должно возрастать. </text:span><text:span text:style-name="T520">Имеется ли альтернатива? </text:span><text:span text:style-name="T521">н</text:span><text:span text:style-name="T520">ет… </text:span><text:span text:style-name="T521">он бы предпочёл игнорировать Омбинди, </text:span><text:span text:style-name="T522">но потребности этого нового Поиска </text:span><text:span text:style-name="T523">такого удовольствия уже не позволят… </text:span><text:span text:style-name="T524">оиск будет направлять… </text:span></text:p>
      <text:p text:style-name="P297"><text:span text:style-name="T524">Г</text:span><text:span text:style-name="T445">де-то, среди пустошей Мира, есть ключ, что </text:span><text:span text:style-name="T525">приведёт нас обратно, возродит нас для нашей Земли и свободы.</text:span></text:p>
      <text:p text:style-name="P298"><text:span text:style-name="T525">А</text:span><text:span text:style-name="T445">ндреас разговорился с Павлом, </text:span><text:span text:style-name="T526">который всё ещё со своими странно освещёнными приятелями, </text:span><text:span text:style-name="T527">подкатывая и так и эдак, Вскоре, </text:span><text:span text:style-name="T544">лаской</text:span><text:span text:style-name="T527"> и уловками, </text:span><text:span text:style-name="T528">он получает адрес </text:span><text:span text:style-name="T544">связанного с</text:span><text:span text:style-name="T528"> Омбинди </text:span><text:span text:style-name="T544">медика</text:span><text:span text:style-name="T528">. </text:span></text:p>
      <text:p text:style-name="P299"><text:span text:style-name="T528">Е</text:span><text:span text:style-name="T445">нцин знает кто это. «</text:span><text:span text:style-name="T545">В Сейнт</text:span><text:span text:style-name="T529"> Паули. </text:span><text:span text:style-name="T530">Поехали. </text:span><text:span text:style-name="T531">Твой мотоцикл немного брыкается, Кристиан?»</text:span></text:p>
      <text:p text:style-name="P160"><text:span text:style-name="T531">– Не подлизывайся ко мне,</text:span><text:span text:style-name="T445">– </text:span><text:span text:style-name="T532">взрывается Кристиан,</text:span><text:span text:style-name="T445">– </text:span><text:span text:style-name="T532">тебе наплевать на меня, нплевать на мою сестру, </text:span><text:span text:style-name="T533">она там где-то умирает, а ты </text:span><text:span text:style-name="T534">просто </text:span><text:span text:style-name="T533">вставляешь её в свои уравнения</text:span><text:span text:style-name="T445">—</text:span><text:span text:style-name="T534">ты</text:span><text:span text:style-name="T445">—</text:span><text:span text:style-name="T534">играешь </text:span><text:span text:style-name="T535">свою</text:span><text:span text:style-name="T534"> рутину святого отца </text:span><text:span text:style-name="T535">и внутри того эго ты даже не ненавидишь нас, тебе наплевать, </text:span><text:span text:style-name="T536">ты даже уже больше </text:span><text:span text:style-name="T465">не здесь</text:span><text:span text:style-name="T445">— </text:span><text:span text:style-name="T537">Он замахивается кулаком в лицо Енцина. Он плачет.</text:span></text:p>
      <text:p text:style-name="P300"><text:span text:style-name="T537">Е</text:span><text:span text:style-name="T445">нцин так и стоит и </text:span><text:span text:style-name="T538">допускает это</text:span><text:span text:style-name="T445">. </text:span><text:span text:style-name="T538">Б</text:span><text:span text:style-name="T445">ольно. </text:span><text:span text:style-name="T538">Он </text:span><text:span text:style-name="T543">терпит</text:span><text:span text:style-name="T538">. </text:span><text:span text:style-name="T539">Его кротость не только политика, всё же. </text:span><text:span text:style-name="T540">Он чувствует </text:span><text:span text:style-name="T542">немало</text:span><text:span text:style-name="T540"> правды-матки в том, что сказал Кристиан</text:span><text:span text:style-name="T454">—</text:span><text:span text:style-name="T541">может быть не всё, </text:span><text:span text:style-name="T542">не всё так сразу, но немало.</text:span></text:p>
      <text:p text:style-name="P161">– Вот ты и вернул меня. Может <text:span text:style-name="T547">уже </text:span>поедем за ней, теперь?</text:p>
      <text:p text:style-name="P290"><draw:frame draw:style-name="fr2" draw:name="Image13" text:anchor-type="paragraph" svg:width="6.9252in" svg:height="0.3661in" draw:z-index="2"><draw:image xlink:href="Pictures/1000000000000B720000009B428C9716555D8079.png" xlink:type="simple" xlink:show="embed" xlink:actuate="onLoad" loext:mime-type="image/png"/></draw:frame><text:s/></text:p>
      <text:p text:style-name="P301">А вот и добрая фрау, склоняется над Слотропом от изножия койки: <text:span text:style-name="T546">глаза её ярки и дерзки как у попугая, большая белая ступица глаза подпёрта укосинами старых вспыльчивых рук и ног, чёрный платок поверх валика её помпадура в трауре по всем её Ганзейским покойникам, под пыхтящими флотами брони, под волнами Балтики раскроенной килями и седой, покойники под флотами волн, прерий моря….</text:span></text:p>
      <text:p text:style-name="P302">И тут же нога фон Гёля подпихивает Слотропа <text:span text:style-name="T548">никак не нежным образом. Солнце высоко, всех девушек и близко нет. Отто бурчит на палубе с метлой и шваброй, убирая вчерашнее дерьмо от шимпанзе. Свинемюнде.</text:span></text:p>
      <text:p text:style-name="P303">Шпрингер уже опять прежним бодрячком: «Свежие яйца и кфе в рулевой рубке. <text:span text:style-name="T549">Мы выходим в море через 15 минут».</text:span></text:p>
      <text:p text:style-name="P162">– <text:span text:style-name="T549">Ну просто убери это «мы», Дружище.</text:span></text:p>
      <text:p text:style-name="P163">– <text:span text:style-name="T550">Но мне нужна твоя помощь.</text:span>– <text:span text:style-name="T551">На Шпрингере костюм отличного твида в это утро, полный Савил-Роу, отлично сидит</text:span>—</text:p>
      <text:p text:style-name="P163">– <text:span text:style-name="T552">Нэришу тоже нужна была твоя помошь.</text:span></text:p>
      <text:p text:style-name="P164">– <text:span text:style-name="T553">Ты сам не знаешь о чём говоришь.</text:span>– <text:s/><text:span text:style-name="T554">Глаза его сталь клинка, не знающие проигрыша. Смех, с подзаголовком </text:span><text:span text:style-name="T54">Поддержим дурачков</text:span><text:span text:style-name="T554">, </text:span><text:span text:style-name="T54">Mitteleuropäisch</text:span><text:span text:style-name="T554"> и безжалостен.</text:span>– <text:span text:style-name="T555">Хорошо, хорошо. Сколько ты хочешь?</text:span></text:p>
      <text:p text:style-name="P165"><text:soft-page-break/>– <text:span text:style-name="T556">На всё есть цена, верно?</text:span>– <text:span text:style-name="T557">Но он тут не благороден, нет, на самом деле <text:s/>только что вот дошло какова цена ему самому, и требуется зазор в разговоре, секундочка перевести дух и продолжить.</text:span></text:p>
      <text:p text:style-name="P166">– <text:span text:style-name="T558">На всё.</text:span></text:p>
      <text:p text:style-name="P167">– <text:span text:style-name="T559">Что за дело?</text:span></text:p>
      <text:p text:style-name="P168">– <text:span text:style-name="T559">Мелкое пиратство. Забрать пакет для меня, пока я буду тебя прикрывать.</text:span>– <text:s/><text:span text:style-name="T560">Он смотрит на часы излишне выразительно.</text:span></text:p>
      <text:p text:style-name="P168">– <text:span text:style-name="T560">Окей, добудь мне отставку, я пойду с тобой.</text:span></text:p>
      <text:p text:style-name="P169">– <text:span text:style-name="T561">Что? Отставку? Для </text:span><text:span text:style-name="T55">тебя</text:span><text:span text:style-name="T561">? Ха! Ха! Ха!</text:span></text:p>
      <text:p text:style-name="P170">– <text:span text:style-name="T562">Тебе надо чаще смеятся, Шпрингер. Выглядишь очень круто.</text:span></text:p>
      <text:p text:style-name="P171">– <text:span text:style-name="T563">Отставку </text:span><text:span text:style-name="T57">какого вида</text:span><text:span text:style-name="T563">, Слотроп? С честью, наверное? Ах, ах-ха! Ха! Ха!</text:span>– <text:s/><text:span text:style-name="T564">Как и Адольф Гитлер, Шпрингер легко ущекотывается тем, что Немцы называют </text:span><text:span text:style-name="T56">Schadenfreude</text:span><text:span text:style-name="T564">, чувство радости от несчастья.</text:span></text:p>
      <text:p text:style-name="P172">– <text:span text:style-name="T565">Брось прикалываться, я серьёзно.</text:span></text:p>
      <text:p text:style-name="P173">– <text:span text:style-name="T566">Ну, ты-то ещё </text:span><text:span text:style-name="T58">как</text:span><text:span text:style-name="T566"> серьёзно, Слотроп.</text:span>– <text:span text:style-name="T567">Снова хаханьки.</text:span></text:p>
      <text:p text:style-name="P304">Слотроп ждёт, смотрит, посасывает яйцо, хотя в это утро чувствует себя далеко не <text:s/>мудрым пронырой. </text:p>
      <text:p text:style-name="P174">– <text:span text:style-name="T568">Нэриш, понимаешь, должен был пойти со мной сегодня. Теперь у меня остался ты. Ха! Ха! Куда ты хочешь, чтоб доставили эту</text:span>—<text:span text:style-name="T569">ха</text:span>—<text:span text:style-name="T569">отставку?</text:span></text:p>
      <text:p text:style-name="P175">– <text:span text:style-name="T570">Каксхавен.</text:span>– <text:span text:style-name="T570">У Слотропа с недавних пор маячила смутная фантазия войти в контакт с людьми из Операции Ответный Огонь в Каксхавене, может они его как-то выручат. Они похоже единственная Английская связь с Ракетой. Но уже понял, что ничего не выйдет. Он и Шпрингер назначают дату.</text:span></text:p>
      <text:p text:style-name="P176">– <text:span text:style-name="T571">Будь в месте, что называется у Путци. Это по дороге на Дорум. Местные деловые тебе объяснят.</text:span></text:p>
      <text:p text:style-name="P305">Так что снова—в путь, мимо мокрого объятия молов, <text:span text:style-name="T572">в Балтику, с гребеня на гребнем, и в ореол пласт за пластом, подпрыгивает весёлый пиратский барк, в день уже шквалистый и резкий, и будет круче. Шпрингер стоит снаружи рулевой рубки и орёт внутрь перекрикивая разгулявшееся море и плеск воды, что ударяет в нос и скатывается по палубе: «Когда догонишь?» </text:span></text:p>
      <text:p text:style-name="P177">– <text:span text:style-name="T573">Если идут в Копенгаген,</text:span>– <text:span text:style-name="T574">обветренное лицо Фрау Гнаб, несводимые складки улыбки вокруг её глаз и рта, сияет словно солнце,</text:span>– <text:span text:style-name="T575">то не больше, чем через час….</text:span></text:p>
      <text:p text:style-name="P306">Видимость в это утро слишком низкая, чтобы различить <text:span text:style-name="T576">берег Юздома. Шпрингер присоединяется к Слотропу у поручня, что уставился в никуда, вдыхая давящий запах седой погоды.</text:span></text:p>
      <text:p text:style-name="P178">– <text:span text:style-name="T577">Он в порядке, Слотроп. И не в таких бывал переделках. Два месяяца назад в Берлине мы попали в засаду, прямо на выходе из Чикаго. Он прорвался через перескрестный огонь из трёх </text:span><text:span text:style-name="T59">шмайсеров</text:span><text:span text:style-name="T577"> <text:s/>с предложением для наших конкурентов. Ни царапинки.</text:span></text:p>
      <text:p text:style-name="P179">– <text:span text:style-name="T578">Шпрингер, он там отвлекал на себя половину армии Русских вчера.</text:span></text:p>
      <text:p text:style-name="P180">– <text:span text:style-name="T60">Эти</text:span><text:span text:style-name="T579"> его не убьют. Они знают кто он. Он работал по управлению, лучший человек у Шилинга, он знает об интеграции цепей больше, чем кто- либо кого они найдут хоть где-нибудь вне Гармиша на данный момент. Русские предлагают фантастические зарплаты</text:span>—<text:span text:style-name="T580">боьше, чем у Американцев</text:span>—<text:span text:style-name="T580">и они позволят ему оставаться в Германиив Пенемёнде или </text:span><text:span text:style-name="T61">Mittelwerke</text:span><text:span text:style-name="T580">, как <text:s/>он и был. Он даже может сбежать, у нас есть для этого связи</text:span>—</text:p>
      <text:p text:style-name="P180">– <text:span text:style-name="T581">Но если его всё же застрелили?</text:span></text:p>
      <text:p text:style-name="P180">– <text:span text:style-name="T581">Нет, до этого не должно было дойти.</text:span></text:p>
      <text:p text:style-name="P181">– <text:span text:style-name="T582">Шпрингер, это тебе уже не ёбаное </text:span><text:span text:style-name="T62">кино</text:span><text:span text:style-name="T582">, завязывай давай.</text:span></text:p>
      <text:p text:style-name="P182">– <text:span text:style-name="T583">Пока что нет. Может пока ещё нет. Так что наслаждайся пока есть возможность. Однажды, когда плёнка завертится быстрее, камера станет карманной и почти невесомой, освещение и подвесные микрофоны ненужными, </text:span><text:span text:style-name="T63">тогда</text:span><text:span text:style-name="T583">… вот когда… «</text:span><text:span text:style-name="T63">А теперь по правому борту у нас </text:span><text:soft-page-break/><text:span text:style-name="T63">показался легендарный Рюген</text:span><text:span text:style-name="T583">. Его меловые утёсы ярче неба. Тонкой дымкой подёрнулись <text:s/>узкие заливы и зелень дубов. Вдоль пляжей плывут жемчужные клочья тумана.</text:span></text:p>
      <text:p text:style-name="P307"><text:span text:style-name="T1">Наш капитан, Фрау Гнаб, направляется в Гра</text:span><text:span text:style-name="T64">йф</text:span><text:span text:style-name="T1">свальде</text:span><text:span text:style-name="T64">р Боден прочесать длинные заливы в поисках намеченной жертвы. Спустя час </text:span><text:span text:style-name="T584">(комичные соло фагота поверх ближних планов старой уклонистки наминающей какую-то жуткую ферментацию пюре-картофельной лоботомии из канистры, утирающей рукавом свой рот, стрыгивающей) </text:span><text:span text:style-name="T64">потраченный на безрезультатны</text:span><text:span text:style-name="T65">е </text:span><text:span text:style-name="T64">поиск</text:span><text:span text:style-name="T65">и,</text:span><text:span text:style-name="T64"> пираты нашего времени снова в открытом море вдоль восточной береговой линии острова.</text:span></text:p>
      <text:p text:style-name="P308">Поморосил лёгкий дождь. <text:span text:style-name="T585">Отто приносит дождевики и Термос горячего супа. Тучи, дюжина оттенков серого, несутся по небу. Громады туманных скал, крутых утёсов, стекают в глубокие ущелья, серый, зелёный и шпили белого мела сквозь дождь, проплывают—Стубенкамер, Трон Короля, и вскоре, по левому борту, Мыс Аркона, где волны разбиваются у подножия утёсов, а наверху развеваются рощи белоствольных деревьев…. </text:span><text:span text:style-name="T66">Древние Славяне воздвигли тут капище, Световиду, их богу плодородия и войны: Старина Световид, в своём бизнесе пользовался множеством прозвищ! Трёхголовый Триглав, пятиголовый Поревид, СЕМИ-лицый Ругевид! Поделись информацией со своим боссом, когда заведётся насчёт «двуличности»! Теперь, когда Аркона теряется позади за нашим левым бортом</text:span><text:span text:style-name="T585">….</text:span></text:p>
      <text:p text:style-name="P183">– <text:span text:style-name="T586">Вон они!</text:span>– <text:span text:style-name="T586">кричит Отто с крыши рулевой рубки. В дальней дали, забирая круче в море из-за Виссов Клинке (бледный известковый засов, которым Провидение испытывает сегодня обереги сердца Слотропа), едва виднеясь в дожде, ныряет крохотный призрак судна….</text:span></text:p>
      <text:p text:style-name="P185">–<text:span text:style-name="T586"> Определи азимут,</text:span>– <text:span text:style-name="T587">Фрау Гнаб ухватывая руль раскорячивается поустойчивее,</text:span>– <text:span text:style-name="T587">сегодня у нас </text:span><text:span text:style-name="T67">курс на столкновение!</text:span>– <text:span text:style-name="T589">Отто крючится у пелоруса, дрожа.</text:span></text:p>
      <text:p text:style-name="P184">– <text:span text:style-name="T588">Держи, Слотроп.</text:span></text:p>
      <text:p text:style-name="P309">Люгер? Коробка с обоймами? «Что за...»</text:p>
      <text:p text:style-name="P184">– <text:span text:style-name="T588">Сегодня утром получено с яйцами.</text:span></text:p>
      <text:p text:style-name="P184">– <text:span text:style-name="T588">Ты не говорил</text:span>—</text:p>
      <text:p text:style-name="P184">– <text:span text:style-name="T588">Он может немного разозлиться, но он реалист. Твоя знакомая Грета и я знали его в Варшаве, в прежние времена.</text:span></text:p>
      <text:p text:style-name="P186">– <text:span text:style-name="T590">Шпрингер</text:span>—<text:span text:style-name="T590">скажи мне, Шпрингер, это вот что за корабль теперь?</text:span>– <text:span text:style-name="T591">Шпрингер протягивает ему какой-то бинокль. Изысканными золотыми буквами, пониже золочёного шакала на призрачно-белом носу, стоит имя, которое он уже знает.</text:span>– <text:span text:style-name="T592">О…. Кей,</text:span>– <text:span text:style-name="T592">пытаясь загллянуть сквозь дождь в глаза Шпрингера,</text:span>– <text:span text:style-name="T593">ты знал, что я был на борту. Ты подставляешь меня теперь, верно?</text:span></text:p>
      <text:p text:style-name="P187">– <text:span text:style-name="T594">Когда был </text:span><text:span text:style-name="T68">ты</text:span><text:span text:style-name="T594"> на борту?</text:span></text:p>
      <text:p text:style-name="P187">– <text:span text:style-name="T594">Брось</text:span>—</text:p>
      <text:p text:style-name="P188">– <text:span text:style-name="T594">Слушай</text:span>—<text:span text:style-name="T594">Нэриш должен был идти за пакетом сегодня. Не ты. Мы тебя и </text:span><text:span text:style-name="T68">знать</text:span><text:span text:style-name="T594"> не знали. Тебе обязательно во всём видеть заговоры? Я не командую Русскими, и я не сдавал его</text:span>—</text:p>
      <text:p text:style-name="P189">– <text:span text:style-name="T595">Ты в натуре играешь тут невинного сегодня, да?</text:span></text:p>
      <text:p text:style-name="P190">– <text:span text:style-name="T595">Хватит пререкаться, идиоты,</text:span>– <text:span text:style-name="T596">орёт Фрау Гнаб,</text:span>– <text:s/><text:span text:style-name="T597">и по местам</text:span>—<text:span text:style-name="T597">к </text:span><text:span text:style-name="T69">бою</text:span><text:span text:style-name="T597">!</text:span></text:p>
      <text:p text:style-name="P310">Лениво и призрачно проваливается меж волн <text:span text:style-name="T1">Анубис</text:span>, не становясь отчётливее, когда они подходят ближе. <text:span text:style-name="T598">Шпрингер достаёт мегафон из рулевой рубки и кричит: «Добрый день, Прокаловски—разрешите подняться на борт».</text:span></text:p>
      <text:p text:style-name="P311">В ответ пистолетный выстрел. Шпрингер падает на палубу, дождевик полощется жёлтым потоком, <text:span text:style-name="T599">мегафон направлен вверх, воронка залить дождя ему в рот: «Придётся нам без разрешения, тогда—» Машет Слотропу приблизиться.– «Приготовься перейти туда»,– Затем Фрау Гнаб,– «Придётся сцепиться».</text:span></text:p>
      <text:p text:style-name="P191">– <text:span text:style-name="T600">Отлично, но,</text:span>– <text:span text:style-name="T601">один взгляд на плотоядную ухмылку матери Отто и становится ясным, что сегодня она не ради денег,</text:span>– <text:span text:style-name="T601">когда ж мне уже </text:span><text:span text:style-name="T70">протаранить</text:span><text:span text:style-name="T601"> его?</text:span></text:p>
      <text:p text:style-name="P312">Один на один в море с Анубисом. Слотроп начинает <text:span text:style-name="T602">потеть, неприятно. Зелёные скалы побережья Рюгена им фоном, взлетают и проваливаются в шквале. </text:span><text:span text:style-name="T71">Цонгг</text:span><text:span text:style-name="T602"> ещё один выстрел </text:span><text:soft-page-break/><text:span text:style-name="T602">гремучей змеёй рикошетит от крыши . «Тарань»,– приказывает Шпрингер. Шторм свирепеет не на шутку. Радостная Фрву Гнаб, напевая сквозь зубы, вертит колесо, спицы сливаютсяв движении, нос разворачивается целя в середину корпуса. Сплошной борт </text:span><text:span text:style-name="T71">Анубиса</text:span><text:span text:style-name="T602"> мчит навстречу—или Фрау Гнаб хочет пробить его как затянутый бумагой обруч? Лица за иллюминаторами, кок чистит картошку перед камбузом, пьяный во фраке спит на залитой дождём палубе, скользя под качку корабля… ах—</text:span><text:span text:style-name="T71">ja, ja,</text:span><text:span text:style-name="T602"> здоровенная, в синих цветах, кастрюля с тёртым картофелем, лёгкий запах капусты и от посудной тряпки под раковиной, фартук узлом на бантик уютный и плотный поверх её почек, и ягнята теснятся к ногам и <text:s/></text:span><text:span text:style-name="T71">ja, </text:span><text:span text:style-name="T602">тихонько, о,</text:span><text:span text:style-name="T71"> ja, </text:span><text:span text:style-name="T603">тут раздаётся</text:span><text:span text:style-name="T72">—</text:span><text:span text:style-name="T603">ах</text:span><text:span text:style-name="T72">—</text:span><text:span text:style-name="T603">тут раздаётся </text:span><text:span text:style-name="T72">раздаётся-тут </text:span><text:span text:style-name="T604">ТИХОНЬКО—АХХ—</text:span></text:p>
      <text:p text:style-name="P313"><text:span text:style-name="T1">ОТТО</text:span>! шарахает свою посудину в <text:span text:style-name="T1">Анубис</text:span>, <text:s/>самый оглушительный аж чертям тошно <text:span text:style-name="T1">Отто</text:span>….</text:p>
      <text:p text:style-name="P192">– <text:span text:style-name="T605">Держись вплотную.</text:span>– <text:span text:style-name="T605">Шпрингер на ногах. Прокаловски поворачивает и добавляет ходу. Фрау Гнаб <text:s/>снова заходит с правого борта яхты, раскачиваясь на бурунах от винтов. Отто раздаёт абордажные крюки, даавно на Ганзейской службе, железные, заточенные, делового вида, пока Мамочка даёт полный вперёд. Парочки вышли под тент на </text:span><text:span text:style-name="T73">Анубисе</text:span><text:span text:style-name="T605"> полюбоваться забавой, тычут пальцами, смеются, весело машут. Девушки, их голые груди в пупырышках дождевой воды, шлют воздушные поцелуи пока оркестр наяривает аранжировку Гая Ломбардо «Пробежка Между Капелек Дождя».</text:span></text:p>
      <text:p text:style-name="P314">Вверх по скользкой лесенке взбегает охальный пиратству<text:span text:style-name="T606">ю</text:span>щий Слотроп, <text:span text:style-name="T606">поглядывая на того Отто—размотать, покрутить как лассо, эгей!—бац. Шпрингер и Отто с носа и кормы закрючивают в то же время, подтягивают, суда ударяются, расходятся, ударяются… но Анубис, слобобелый, сбросил ход, разложился, позволил… Отто захлёстывает верёвку на носовой кнехт и вяжет наверху вкруг покрытых резьбою перил яхты—затем бросается на корму, кеды плюхают, оставляя рубчатые следы, чтоб смывались дождём, повторить швартовку и там. Новосозданная река ревёт, одичало белая, между двух кораблей. Шпрингер уже на главной палубе яхты. Слотроп втискивает Люгер под ремень и торопится следом.</text:span></text:p>
      <text:p text:style-name="P315"><text:span text:style-name="T607">Шпрингер классически гангстерским кивком головы направляет его к мостику. Слотроп продвигается сквозь лапанье, приветы на ломаном Русском, перегар в выдохах, до лестницы по левому борту—взобраться, тихо ступить на мостик. Но Прокаловски смирно сидит на капитанском стуле, в сдвинутой на затылок фуражке, курит одну из Шпрингеровых </text:span><text:span text:style-name="T74">amis</text:span><text:span text:style-name="T607">, а сам Шпрингер как раз досказывает один из своего неисчерпаемого репертуара Германских сортирных анекдотов. </text:span></text:p>
      <text:p text:style-name="P193">– <text:span text:style-name="T608">Что за чёрт, Герхардт,</text:span>– <text:span text:style-name="T609">Прокаловски указывает большим пальцем,</text:span>– <text:span text:style-name="T609">Красная Армия тоже работает на тебя?</text:span></text:p>
      <text:p text:style-name="P194">– <text:span text:style-name="T610">И снова здравствуй, Энтони.</text:span>– <text:span text:style-name="T610">Серебристые звёздочки с каждого <text:s/>его погона подмигивают привет-привет, но бестолку.</text:span></text:p>
      <text:p text:style-name="P195">– <text:span text:style-name="T611">Я тебя не знаю.</text:span>– <text:span text:style-name="T612">Обернувшись к Шпрингеру,</text:span>– <text:span text:style-name="T612">Хорошо. Это в машинном отделении по правому борту, внизу позади генератора,</text:span>– <text:span text:style-name="T613">что есть намёком Слотропу проваливать.</text:span></text:p>
      <text:p text:style-name="P316">У подножия лестницы он встречает Стефанию, что идёт вдоль <text:span text:style-name="T616">перил</text:span>.</text:p>
      <text:p text:style-name="P196">– <text:span text:style-name="T614">Привет. Жаль, что приходиться встречаться таким образом.</text:span></text:p>
      <text:p text:style-name="P197">– <text:span text:style-name="T614">Привет. Я Стефания,</text:span>– <text:span text:style-name="T615">выдаёт скорую улыбку на ходу,</text:span>–<text:span text:style-name="T615"> спиртное на палубу выше, угощайтесь,</text:span>– <text:span text:style-name="T616">и нет её, исчезла в дожде. Что за?</text:span></text:p>
      <text:p text:style-name="P317">Слотроп спускается в люк, начинает карабкаться по лесенке вниз в машинное отделение. <text:span text:style-name="T617">Где-то над ним трижды бьёт колокол, медленно, чуть глухо, слегка отдаваясь эхом. Уже поздно… </text:span><text:span text:style-name="T75">поздно</text:span><text:span text:style-name="T617">. Он вспоминает где он.</text:span></text:p>
      <text:p text:style-name="P318">Едва он касается пола, свет гаснет. Воздуходувы с протяжным в<text:span text:style-name="T619">о</text:span>ем затихают. <text:span text:style-name="T619">Машинное отделение на один пролёт ниже. Что, ему в темноте придётся?</text:span></text:p>
      <text:p text:style-name="P198">– <text:span text:style-name="T620">Я не могу,</text:span>– <text:span text:style-name="T620">вслух.</text:span></text:p>
      <text:p text:style-name="P199"><text:soft-page-break/>– <text:span text:style-name="T620">Ты можешь,</text:span>– <text:span text:style-name="T621">отвечает голос ему на ухо. Даже дыхание чувствуется. Его умело бьют пониже затылка. Круг фонаря скачет по беспросветной тьме. Его левая рука отключается. «Я оставлю тебе другую»,</text:span>– <text:span text:style-name="T622">шепчет голос,</text:span>– «<text:span text:style-name="T622">чтобы смог спуститься в машинное».</text:span></text:p>
      <text:p text:style-name="P200">– <text:span text:style-name="T623">Подожди</text:span>— <text:span text:style-name="T623">такое ощущение будто остроносый бальный туфель возник из ниоткуда и чуть с оттяжкой почёсывает ему под подбородком</text:span>—<text:span text:style-name="T624">затем бьёт пыром и его зубы сомкнулись на его языке.</text:span></text:p>
      <text:p text:style-name="P319">Боль жуткая. <text:span text:style-name="T625">Он чувствует вкус крови. Пот заливает глаза.</text:span></text:p>
      <text:p text:style-name="P201">– <text:span text:style-name="T626">Двигай давай,</text:span>– <text:span text:style-name="T626">Стоило помедлить, и его дёргают за волосы на затылке. О, да больно же… он держится за лестницу не видя ни зги, начинает плакать… потом он вспомнил про Люгер, но, прежде чем до него дотянулся, получил злобный пинок между бедром и пахом. Пистолет падает на сталь палубы. Слотроп, опустившись на одно колено, ищет наощупь, когда подошва наступила ему на пальцы. «Тебе понадобится эта рука, чтоб было чем хвататься за лестницу, помнишь? </text:span><text:span text:style-name="T76">Помнишь</text:span><text:span text:style-name="T626">?»</text:span>– <text:span text:style-name="T627">Туфель поднялся, но только затем, чтоб пнуть его подмышку. «Встать, встать».</text:span></text:p>
      <text:p text:style-name="P320">Слотроп нащупывает путь к следующей лестнице, <text:span text:style-name="T628">с однорукой неуклюжестью спускается на неё. Чувствует как стальная рама люка остаётся вверху. «Не вздумай подниматься, пока не сделаешь что должен». <text:s/></text:span></text:p>
      <text:p text:style-name="P202">– <text:span text:style-name="T629">Танац?</text:span>–<text:span text:style-name="T629">Язык Слотропа пронизан болью. Имя насилу выговорилось. Тишина.</text:span>– <text:span text:style-name="T630">Моритури?</text:span>– <text:span text:style-name="T630">Нет ответа. Слотроп переставляет ногу на одну перекладину выше.</text:span></text:p>
      <text:p text:style-name="P203">– <text:span text:style-name="T631">Нет, нет. Я ещё тут.</text:span></text:p>
      <text:p text:style-name="P321">Он движется вниз, дрожа, перекладина за перекладиной, <text:span text:style-name="T632">чувствуя колотье в руке. Как сможет он спуститься? А подняться как? Он старается сконцентрироваться на боли. Наконец ноги ударяют в стальной лист. Слепота. Он движется к правому борту на каждом шагу ударясь голенью о б острые выступы… </text:span><text:span text:style-name="T77">я не хочу… как мне… схватить позади снизу… голыми руками… что если</text:span><text:span text:style-name="T632">... </text:span></text:p>
      <text:p text:style-name="P322">Неожиданный визг справа<text:span text:style-name="T130">—</text:span>что-то механическое<text:span text:style-name="T130">—</text:span>он подпрыгивает, дыхание втягиваясьь леденит зубы, нервы спины и рук ходуном… <text:span text:style-name="T633">что-то цилиндрическое преграждает путь… может быть генератор… склоняется и начинает—Его рука ухватывает жёсткую тафту, отдёргивается. Он пытается подняться и ударяется головой о что-то острое… хочетуползти обратно к лестнице, но утратил всякое чувство аправления теперь… садится на корточки, поворачиваясь по кругу, медленно… пусть уже кончится </text:span><text:span text:style-name="T78">пусжеконч….</text:span><text:span text:style-name="T633"> Но его руки, скребя по полу, возвращаются к скользкому атласу.</text:span></text:p>
      <text:p text:style-name="P204">– <text:span text:style-name="T634">Нет.</text:span>– <text:span text:style-name="T635">Да: крючки с петельками. Он обламывает ноготь, пытаясь отцепиться, но они не пускают… кружева движутся в змеиной неотступности, обвиваясь, захватывая каждый палец….</text:span></text:p>
      <text:p text:style-name="P205">– <text:span text:style-name="T79">Нет</text:span><text:span text:style-name="T636">….</text:span>– <text:span text:style-name="T637">Он подымается в полуприсед, продвигаясь <text:s/>вперёд упирается во что-то висящее над головой. Маленькие ледяные ягодицы покачиваются перед его лицом. Они пахнут морем. Он отворачивается, но по щеке хлещут длинные мокрые волосы. И куда бы он ни старался увернуться… холодные соски… глубокая расселина попы, духами и говном и солёной морской водой… и ещё запах… </text:span><text:span text:style-name="T80">запах</text:span><text:span text:style-name="T637">…</text:span></text:p>
      <text:p text:style-name="P323">Когда зажигается свет, Слотроп стоит на коленях, <text:span text:style-name="T638">старательно дыша. Он знает, что глаза придётся открыть. В отсеке попахивает теперь приглушённым светом—со смертной вероятностью света—как тело, в моменты величайшей печали, предчувствует свои реальные шансы на боль: реальные и ужасающие и только просто не достигшие порога…. Свёрток коричневой бумаги за пару дюймов от его колена, втиснут позади генератора. Но это что приплясывает смертельно-белым и алым по краям его зрения… а лестницы обратно наверх действительно так пусты какими кажутся?</text:span></text:p>
      <text:p text:style-name="P323"/>
      <text:p text:style-name="P324">Уже на судне Фрау, Шпрингер <text:s/>достаёт бутылку шампанской любез<text:span text:style-name="T639">н</text:span>ости <text:span text:style-name="T1">Анубиса</text:span>, <text:span text:style-name="T639">раскручивает яркие проволочки и выстреливает пробку прощальным салютом. У Слотропа трясутся руки и большую часть он разлил. Энтони и Стефания наблюдают с мостика как расходятся два корабля, </text:span><text:soft-page-break/><text:span text:style-name="T639">Балтийское небо отражается в их глазах. Её белые волосы в паутинке пены, её щёки изваяны из тумана… марь-муж, мга-жена, они тают, высокомерно, молча, возвращаясь обратно в сердце бури.</text:span></text:p>
      <text:p text:style-name="P327">Фрау направляется к югу, вдоль другого берега Рюгена, в проливы возле Бага. Шторм не стихает с наступлением ночи. «Мы причалим в Штралсунде»,– штрихи её лица изливаются смазочно-зелёной тенью под качающимся керосиновым фонарём в рубке рулевого.</text:p>
      <text:p text:style-name="P325">Слотроп думает что там он сойдёт. <text:span text:style-name="T640">Отправится в тот Каксхавен. «Шпрингер, так по-твоему ты успеешь вовремя приготовить те бумаги?»</text:span></text:p>
      <text:p text:style-name="P206">– <text:span text:style-name="T641">Я ничего не могу гарантировать,</text:span>– <text:span text:style-name="T641">отвечает Герхардт фон Гёль.</text:span></text:p>
      <text:p text:style-name="P326">В Штралсунде, на <text:span text:style-name="T642">набережной, под светом фонарей и дождём, они прощаются. Фрау Гнаб целует Слотропа, а Отто даёт ему пачку Лаки Страйк. Шпрингер поднимает голову от своего зелёного блокнота и кивает </text:span><text:span text:style-name="T81">auf Wiedersehen </text:span><text:span text:style-name="T643">поверх пенсне. Слотроп уходит, через нос, на Хафенпляц, привыкшие к морю ноги пытаются балансировать в качке, которую оставил позади, мимо мачт и стрел, и натянутой снасти кранов, мимо бригады ночной смены, разгружающей скрипящие баржи на деревянные телеги, серые кони с поклоном целуют голые камни без трав… радушные </text:span><text:span text:style-name="T82">пока-пока</text:span><text:span text:style-name="T643"> греют в карманах его пустые руки…. </text:span></text:p>
      <text:p text:style-name="P301"><draw:frame draw:style-name="fr2" draw:name="Image14" text:anchor-type="paragraph" svg:width="6.9252in" svg:height="0.3661in" draw:z-index="3"><draw:image xlink:href="Pictures/1000000000000B720000009B428C9716555D8079.png" xlink:type="simple" xlink:show="embed" xlink:actuate="onLoad" loext:mime-type="image/png"/></draw:frame></text:p>
      <text:p text:style-name="P411">Где Папа Римский чей посох <text:s/>для меня <text:span text:style-name="T646">зацвёл бы</text:span>?</text:p>
      <text:p text:style-name="P412">Холм её <text:span text:style-name="T646">опять</text:span> манит меня шелками, ароматами,</text:p>
      <text:p text:style-name="P412"><text:span text:style-name="T646">Н</text:span>амащёнными мышцами <text:span text:style-name="T646">тел её рабынь</text:span>, её <text:span text:style-name="T646">посулами</text:span></text:p>
      <text:p text:style-name="P412"><text:span text:style-name="T646">Неспешных, у</text:span>тончённых пыток, что неб<text:span text:style-name="T646">есам</text:span> сродни,</text:p>
      <text:p text:style-name="P412"/>
      <text:p text:style-name="P413">Чистотою света<text:span text:style-name="T130">—к поющим узам,</text:span></text:p>
      <text:p text:style-name="P414">К хлыстам: <text:span text:style-name="T646">что</text:span> рассекаю<text:span text:style-name="T646">т</text:span> спектр в размахе.</text:p>
      <text:p text:style-name="P415"><text:span text:style-name="T646">И</text:span>грушк<text:span text:style-name="T646">а утлая</text:span> <text:span text:style-name="T646">для пасти</text:span> <text:span text:style-name="T646">не</text:span>погод, <text:span text:style-name="T646">я </text:span>зов её <text:span text:style-name="T646">встречаю</text:span></text:p>
      <text:p text:style-name="P415"><text:span text:style-name="T646">Куда ни повернусь</text:span>, <text:span text:style-name="T644">в густеющей ночи.</text:span></text:p>
      <text:p text:style-name="P415"/>
      <text:p text:style-name="P416">За мною нет покинутой Лизоры.</text:p>
      <text:p text:style-name="P417">В последней исповеди я преклонил колени,</text:p>
      <text:p text:style-name="P418">Агностик, пред сияньем жемчуга его…</text:p>
      <text:p text:style-name="P419">Тут, в моём последнем расщеплённом вздохе</text:p>
      <text:p text:style-name="P419">Нет песни, как нет похоти, <text:s/>вины, <text:span text:style-name="T645">воспоминаний</text:span>:</text:p>
      <text:p text:style-name="P420">Ни пентаграмм, ни кубков, ни святого Дурака….</text:p>
      <text:p text:style-name="P328"/>
      <text:p text:style-name="P329">Бригадный генерал Падинг умер ещё в середине июня от тяжёлого кишечно-инфекционногоо заболевания, <text:span text:style-name="T651">подскуливая, до последней минуты «Бо-бо у меня пузико бо-бо...», непрерывно. Случилось это как раз перед рассветом, как он и хотел. Катье осталась в «Белом Посещении» пока что, бродя по обезлюдевшим коридорам, прокуренным и тихим вдоль опустевших переборок в клетках лаборатории, сама став частью пепельно-серой паутины, растущих слоёв пыли и засиженных мухами окон.</text:span></text:p>
      <text:p text:style-name="P330">Однажды она нашла коробки с плёнкой небрежно сложенные Вебли Сильвернейлом в музыкальной комнате, <text:span text:style-name="T647">заполненной теперь одним лишь распадающимся клавесином Wittmaier, на котором никто не играл, молоточки и педали бесстыдно, струны брошены съезжать в диезы, бемоли, или разъедаться под деловитыми ножами погоды, что непрестанно проникала во все комнаты. <text:s/>Пойнтсмен в тот день отсутствовал по делам в Лондон, отсиживал ланчи с выпивкой среди своих промышленников. Он забыл о ней? Она освободиться? Или уже свободна?</text:span></text:p>
      <text:p text:style-name="P354"><text:soft-page-break/>Среди по виду полной пустоты «Белого Посещения», она находит проектор, заправляет катушку и наводит изображение на стену в потёках от воды, рядом с ландшафтом какой-то северной долины с разгулявшимися там легкомысленными аристократами. Она видит девушку с белыми волосами в мезонине Пирата Прентиса в Челси, лицо такое чужое, что она узнала средневековые комнаты раньше, чем саму себя.</text:p>
      <text:p text:style-name="P332">Когда это они<text:span text:style-name="T130">—</text:span>ах, да <text:s/><text:span text:style-name="T648">в тот день Осби Фил обрабатывал мухоморы…. Заворожённо, она просматривает двадцать минут себя в фуге из кануна Рыб. Зачем им это вообще могло понадобиться? Ответ на вопрос тоже в коробке, и она вскоре находит его—Осьминог Григорий в его ёмкости, просматривает ленту с Катье. Клип за клипом: всполохи экрана и Осьминог Г., уставился—на каждом машинописная <text:s/>дата, показать закрепление условного рефлекса у животного.</text:span></text:p>
      <text:p text:style-name="P333">Приклеенным в конце всего этого, <text:span text:style-name="T649">необъяснимо, оказывается нечто смахивающее на кинопробу Осби Фила, кто бы мог представить. Есть даже звуковая дорожка. Осби импровизирует сценарий фильма, который он написал озаглавив:</text:span></text:p>
      <text:p text:style-name="P333"/>
      <text:p text:style-name="P410">Наркоманья Несыть</text:p>
      <text:p text:style-name="P331"/>
      <text:p text:style-name="P301">«<text:span text:style-name="T650">Мы начинаем с песни Нельсона Эдди, что звучит на заднем фоне:</text:span></text:p>
      <text:p text:style-name="P421"><text:span text:style-name="T651">Наркоманья несыть</text:span>,</text:p>
      <text:p text:style-name="P422">О, <text:span text:style-name="T651">наркоманья несыть</text:span>!</text:p>
      <text:p text:style-name="P423">Вселяешься как бесы,</text:p>
      <text:p text:style-name="P423">Самый пушистый кайф ломаешь,</text:p>
      <text:p text:style-name="P423">Меня в свинью ты превращаешь,</text:p>
      <text:p text:style-name="P425">Как всех познавших НАРКОМАНЬЮ НЕСЫТЬ!</text:p>
      <text:p text:style-name="P334"/>
      <text:p text:style-name="P335">Теперь в город въезжают два изнурённые <text:span text:style-name="T652">в пути</text:span> ковбоя, <text:span text:style-name="T652">Базил Ратбон и С. З. («Обнимашка») Сакал. На въезде в город, загораживая им дорогу, стоит Карлик, который играл главную роль в </text:span><text:span text:style-name="T83">Уродцах. </text:span><text:span text:style-name="T653">Тот, у которого Немецкий акцент. Он в городе шериф. Носит громадную золотую звезду, что закрывает почти всю его грудь. Ратбон и Сакал придерживают лошадей неловко улыбаясь.</text:span></text:p>
      <text:p text:style-name="P336">Ратбон: Это же не может быть <text:span text:style-name="T1">взаправду</text:span>, как думаешь?</text:p>
      <text:p text:style-name="P338">Сакал: Ху, ху! Ишшо как вправду, пропашший ты наркуша, <text:span text:style-name="T654">пашёл нажевалсси таво </text:span><text:span text:style-name="T84">кайтуса</text:span><text:span text:style-name="T654">, у дароги, заместа пакурить маёй канопельки, я ж те грил—</text:span></text:p>
      <text:p text:style-name="P355">Ратбон (с его нервической Болезненной Усмешкой): Я тебя умоляю—мне ни к чему Еврейская мамочка. Я и сам вижу что взаправду, а что не взаправду. </text:p>
      <text:p text:style-name="P339">(Карлик, тем временем, принимает позы крутого мачо, и вертит пару гигантский Кольтов).</text:p>
      <text:p text:style-name="P340">Сакал: Када паматаисси с маё по дарогам<text:span text:style-name="T130">—</text:span>и <text:span text:style-name="T1">ты врубаисси про каки я дароги</text:span>, <text:span text:style-name="T655">ты, салага сопливый—так тада уш дотюпаишь иде взаправдашний шериф карлик, а иде примерещенный.</text:span></text:p>
      <text:p text:style-name="P341">Ратбон: <text:span text:style-name="T656">Я и не подозревал, что два эти класса существуют. Ты явно должен был навидаться карликовых шерифов по всей этой Территории, иначе вряд бы изобрёл такую категорию. И-или смог бы? От такого проныры чего угодно жди.</text:span></text:p>
      <text:p text:style-name="P342">Сакал: Ты забыл «ты старый нигадяй».</text:p>
      <text:p text:style-name="P342">Ратбон: Ты старый негодяй.</text:p>
      <text:p text:style-name="P343">Они хохочут, выхватывают свои пистолеты <text:span text:style-name="T657">и обмениваются парой игривых выстрелов. Карлик мечется туда-сюда, сыпя писклявыми с Немецким акцентом Вестернизмами типа «Этот город слишком мал для нас двоих!»</text:span></text:p>
      <text:p text:style-name="P344">Сакал: Этта, мы <text:span text:style-name="T1">оба иво видим</text:span>. Значицца взаправдашний.</text:p>
      <text:p text:style-name="P345">Ратбон: Совместные галлюцинации не такая уж невидаль в нашем мире, партнёр.</text:p>
      <text:p text:style-name="P346"><text:soft-page-break/>Сакал: Кто грит этта <text:span text:style-name="T1">савмесна</text:span> галюцация? Ху, ху! <text:span text:style-name="T658">Была б этта вапше галюцация—я не грю вот ба—так тока от пейоты. Или жа от бешенава агурца, мазможна…</text:span></text:p>
      <text:p text:style-name="P347">Эта интересная беседа длится полтора часа. <text:span text:style-name="T659">Никаких перемен. Карлик играет постоянно, реагируя на утончённые, а порою ошеломляющие доводы. Иногда лошади будут срать в пыль. Непонятно понимает ли Карлик, что обсуждается реальность его существования. Ещё одна из круто закрученных двусмысленностей этого фильма. Наконец, Ратбон и Сакал соглашаются, что единственной возможностью решить спор станет убийство Карлика, который разгадал их намерение и с воплями убегает вдоль улицы. Сакал хохочет до упаду, пока не свалится в корыто с водой для лошадей, а мы видим заключительный ближний план Ратбона улыбающегося в его неопределённой манере. Затихая звучит песня:</text:span></text:p>
      <text:p text:style-name="P356"><text:s/></text:p>
      <text:p text:style-name="P424">Самый пушистый кайф ломаешь,</text:p>
      <text:p text:style-name="P424">Меня в свинью ты превращаешь,</text:p>
      <text:p text:style-name="P426">Как всех познавших НАРКОМАНЬЮ НЕСЫТЬ!</text:p>
      <text:p text:style-name="P337"/>
      <text:p text:style-name="P348">К этому имеется краткий эпилог, <text:span text:style-name="T660">где Осби пытается пояснить что конечно элемент </text:span><text:span text:style-name="T85">Несыти </text:span><text:span text:style-name="T661">должен быть включён как-то в сюжетную линию, чтобы оправдать название фильма, но плёнка заканчивается посреди его очередного «э-э...»</text:span></text:p>
      <text:p text:style-name="P349">Катье на этот момент сбита с толку, но она умеет распознать послание, когда видит его. <text:span text:style-name="T662">Кто-то, скрытый друг в «Белом Посещении»—возможно сам Сильвернейл, который не отличался особо фанатичной преданностью Пойнтсмену и его шараге—умышленно подложил экранную пробу Осби Фила, зная, что тут она найдёт. Она перематывает и снова запускает фильм. Осби смотрит прямо в камеру: прямо на неё, никакого тебе бездельного дурачества наркуши, он </text:span><text:span text:style-name="T86">играет роль</text:span><text:span text:style-name="T662">. Ошибиться невозможно. Это послание, кодом, который чуть погодя она взламывает таким образом. Допустим тот Ратбон представляет молодого Осби собственной персоной. С. З. Сакал возможно мистер Пойнтсмен, а Карлик шериф всю тёмную грандиозную Схему, вложенную в один пакетик, уменьшенный, явная мишень. Пойнтсмен доказывает, что она настоящая, но Осби лучше знает. Пойнтсмен кончает в застойном корыте, а сюжет/Карлик исчезает, испуганный, в завесу пыли. Пророчество. Добрая услуга. Она возвращается в свою незапертую камеру, собирает пару принадлежностей в сумку и покидает «Белое Посещение», мимо нестриженный декоративных куртин, что разрастаются в настоящие, мимо вернувшихся сумасшедших мирного времени, что кротко сидят на солнышке. Однажды, близ Швенингена, она шла через дюны, мимо водных сооружений, мимо блоков новых квартир заменяющих разровненные трущобы, бетон ещё сырой в своей опалубке, с такой же вот надеждой на побег в своём сердце—в движении, ранимая тень, очень давно, на встречу с Пиратом у ветряной мельницы под названием «Ангел». Где он теперь? Живёт ли по-прежему в Челси? Жив ли вообще?</text:span></text:p>
      <text:p text:style-name="P350">Осби оказывается дома, во всяком случае, курит косяки, заправляется кокаином. <text:span text:style-name="T663">Остатки его заначки военного времени. Грандиозное извержение. Он торчит уже три дня. Он лучится навстречу Катье, солнечный протуберанец натурального цвета вытарчивает из его головы, помахал иглой только что вынутой из его вены, зажимает в зубах трубку величиной с саксофон, одевает шапку-ушанку, что ничуть не стеснила протуберанец.</text:span></text:p>
      <text:p text:style-name="P207">– <text:span text:style-name="T664">Шерлок Холмс. Базил Ратбон. Я был прав,</text:span>– <text:span text:style-name="T664">дыхание перехватило, она роняет свою сумку.</text:span></text:p>
      <text:p text:style-name="P351">Аура пульсирует, в скромном поклоне. <text:span text:style-name="T665">Он тоже сталь, сыромятная кожа и пот: «Хорошо, хорошо. Там и сын Франкенштейна есть, тоже. Я и хотел, чтоб мы могли напрямую, но—»</text:span></text:p>
      <text:p text:style-name="P208">– <text:span text:style-name="T666">Где Прентис?</text:span></text:p>
      <text:p text:style-name="P209">– <text:span text:style-name="T667">Вышел высмотреть кое-какой транспорт.</text:span>– <text:span text:style-name="T668">Он отводит её в заднюю комнату уставленную телефонами, пробковая доска вся покрыта пришпиленными заметками, столы завалены картами, расписаниями, </text:span><text:span text:style-name="T87">Введение </text:span><text:span text:style-name="T88">в</text:span><text:span text:style-name="T87"> Современн</text:span><text:span text:style-name="T88">ый</text:span><text:span text:style-name="T87"> Иреро</text:span><text:span text:style-name="T668">, истории корпораций, боббины скрытой звукозаписи.</text:span>– <text:span text:style-name="T669">Тут пока ещё не совсем всё в порядке. Но постепенно, милочка, постепенно.</text:span></text:p>
      <text:p text:style-name="P357"><text:soft-page-break/>Это то, о чём она думала? <text:s/>Порывалась сколько раз и отметала прочь, потому что и надеяться нечего, не настолько же? Диалектически, рано или поздно, должна была подняться сила противодействия… она должно быть не слишком вдавалась в политику: никогда настолько, чтобы хранить веру, что всё-таки… даже при всей силе на противоположной стороне и вправду может….</text:p>
      <text:p text:style-name="P352">Осби подтащил два раскладных стула, подаёт ей стопку бумаг отпечатанного на мимеографе, довольно толстенькую. «<text:span text:style-name="T670">Пара-двойка вещей, тут, что тебе следует знать. Нам жутко не хочется тебя торопить. Но лошадиное корыто ждёт».</text:span></text:p>
      <text:p text:style-name="P353">И вскоре, излившись модуляциями по комнатам в великолепной (и поначалу невразумительной) <text:span text:style-name="T671">демонстрации бугенвиллей красных и персиковых, он, похоже, стабилизировался на какое-то время в несовсем-от-мира-сего героя утерянной Викторианской книги для детей, потому что он отвечает, после сотой версии одного и того же вопроса: «В Парламенте Жизни, приходит время, просто, разделяться. Мы теперь в коридорах избранных нами, направляясь к Трибуне….»</text:span></text:p>
      <text:p text:style-name="P353"><draw:frame draw:style-name="fr2" draw:name="Image15" text:anchor-type="paragraph" svg:width="6.9252in" svg:height="0.3661in" draw:z-index="4"><draw:image xlink:href="Pictures/1000000000000B720000009B428C9716555D8079.png" xlink:type="simple" xlink:show="embed" xlink:actuate="onLoad" loext:mime-type="image/png"/></draw:frame></text:p>
      <text:p text:style-name="P450">Дорогая Мама, я послал пару человек в Ад сегодня….</text:p>
      <text:p text:style-name="P427">—<text:span text:style-name="T672">Фрагмент, предположительно, из </text:span><text:span text:style-name="T89">Евангелие от Фомы</text:span></text:p>
      <text:p text:style-name="P470">(номер документа в каталоге Папирусов Озиринчаса засекречен)</text:p>
      <text:p text:style-name="P335"/>
      <text:p text:style-name="P358">Кто бы подумал, что их тут столько соберётся? <text:span text:style-name="T673">А они всё прибывают через это раздражающее строение, собираются <text:s/>группами, расхаживают в одинокой задумчивости, или рассматривают картины, книги, экспонаты. Это смахивает на какой-то очень обширный музей, построен во множестве уровней и новые крылья прибавляются как живая ткань—хотя всё это и впрямь разрастается в некую окончательную форму, те, кто тут внутри, не могут распознать. Некоторые залы посещаются на собственный страх и риск, и смотрители размещены на всех подходах поставить в полную известность. Движение в таких местах лишено трения, скользяще ускоренное, порою головою вниз, как на отличных коньках-роликах. Некоторые части длинных галерей открыты к морю. Имеются кафе, чтобы сидеть и любоваться закатами—или рассветами, в зависимости от режима работы и симпозиумов. Мимо прокатываются фантастические тележки со сладостями, величиной с грузовые фургоны: тут надо заходить внутрь, обследовать бесчисленные полки, где каждая ломится под сластями более приятными и манящими, чем предыдущая… шеф-повара стоял наготове с черпаками для мороженого, чтоб с полуслова сахароманиакального клиента мигом сформовать и сунуть бисквитную Аляску любого размера и аромата в печи… здесь конфетницы пахлавы <text:s/>с начинкой из Баварского крема, с завитушками горько-сладкого шоколада поверху, измельчённый миндаль, вишни величиной с шарики для пинг-понга, и попкорн в топлёном зефире и масле, и тысячи разновидностей помадки, от лакричной до божественной, что вышлёпываются на плоские столешницы и вытягиваются, всё вручную, как тягучий шнур длящийся иногда за угол, из окна, обратно в другой коридор—ах, извините, сэр, вы не могли бы подержать это для меня? спасибо—шутник ушёл, оставив Пирата Прентиса тут, только что прибывшего и всё ещё малость оглушённого всем этим, держа один <text:s/>конец ирисочной путеводной нити, чей остальной конец ожет вообще быть где угодно… ну, можно и пойти куда приведёт… бредёт вперёд не слишком-то довольный, сматывая ирис <text:s/>метр за метром, порой засовывая кусочек в рот—мм, арахисовое масло и патока—в общем, его лабиринтовый ход выкручивается, как Первый Маршрут в сердце Провиденс, нарочно проложенный так, чтобы приезжий получал ознакомительный тур по городу. Этот трюк с ирисом тут похоже стандартная процедура для ориентации, потому что Пират время от времени пересекается с каким-нибудь другим новичком… частенько им приходится какое-то время распутывать свои ирисные пряди, что тоже было спланировано как хороший спонтанный способ </text:span><text:soft-page-break/><text:span text:style-name="T673">знакомства для новоприбывших. <text:s/>Теперь тур выводит Пирата в открытый двор, где небольшая толпа собралась вокруг одного из делегатов </text:span><text:span text:style-name="T90">Erdschweinhöhle</text:span><text:span text:style-name="T673"> в громогласном диспуте с рекламным руководителем о чём же ещё если не по Вопросу Ереси, что уже обернулся камешком в башмаке этой Конвенции, и возможно станет скалой, на которой она будет возведена. Мимо проходят уличные артисты: акробаты-самоучки головокружительно ходят колесом по мостовой, что выглядит опасно твёрдою и скользкой, хоры казу исполняют попурри из Гильберт&amp;Салливан, юноша с девушкой танцующие не по ровной улице, а вверх-вниз, обычно на ступенях маршей пошире, как только там скопится поток, чтоб через них протанцовывать…. </text:span></text:p>
      <text:p text:style-name="P359">Сматывая свой клубок ириса, что становится уже довольно громоздким, Пират минует Биверборд-Роу, <text:span text:style-name="T674">так она называется: тут представлены офисы всех Комитетов, наименование каждого прорисованы по трафарету над его входом—А4… IG… НЕФТЯНЫЕ КОМПАНИИ… ЛОБОТОМИЯ… САМООБОРОНА… ЕРЕСЬ…</text:span></text:p>
      <text:p text:style-name="P210">– Конечно<text:span text:style-name="T675">, вы видите это всё глазами солдата,</text:span>– <text:span text:style-name="T676">она очень молода, беззаботна, в глупой кругленькой шапочке по нынешней моде, лицо у неё чистое и достаточно уравновешенное для широкого в плечах, с приподнятой талией, без всякого декольте профиля, которого они все держатся теперь. Она идёт с ним рядом длинными грациозными шагами, помахивает руками, потряхивает головой</text:span>—<text:span text:style-name="T677">тянется отщипнуть от его ириса, касаясь при этом его руки.</text:span></text:p>
      <text:p text:style-name="P211">– <text:span text:style-name="T678">Для вас это всё цветущий сад,</text:span>– <text:span text:style-name="T678">предполагает он.</text:span></text:p>
      <text:p text:style-name="P211">– <text:span text:style-name="T678">Да, возможно вы не такой уж сухой <text:s/>пень, в конце концов.</text:span></text:p>
      <text:p text:style-name="P360">Ах, они ещё как его беспокоят, эти <text:span text:style-name="T679">свободные </text:span>женщины <text:span text:style-name="T679">не достигшие двадцати, их воодушевлённость так заразительна. </text:span></text:p>
      <table:table table:name="Table2" table:style-name="Table2">
        <table:table-column table:style-name="Table2.A"/>
        <table:table-column table:style-name="Table2.B"/>
        <table:table-row>
          <table:table-cell table:style-name="Table2.A1" office:value-type="string">
            <text:p text:style-name="P433"/>
            <text:p text:style-name="P433">Послушай, это просто<text:span text:style-name="T426">—</text:span><text:span text:style-name="T425">не, </text:span><text:span text:style-name="T426">—</text:span><text:span text:style-name="T425">при, </text:span><text:span text:style-name="T426">—</text:span><text:span text:style-name="T425">лично,</text:span></text:p>
            <text:p text:style-name="P434"><text:span text:style-name="T425">Такой подъём, всё</text:span><text:span text:style-name="T426">—</text:span><text:span text:style-name="T425">так, </text:span><text:span text:style-name="T426">—</text:span><text:span text:style-name="T425">от, </text:span><text:span text:style-name="T426">—</text:span><text:span text:style-name="T425">лично,</text:span></text:p>
            <text:p text:style-name="P439">Про возраст свой забыли все…</text:p>
            <text:p text:style-name="P434"><text:span text:style-name="T425">Пчёлы в ме</text:span><text:span text:style-name="T426">—</text:span><text:span text:style-name="T425">ду</text:span></text:p>
            <text:p text:style-name="P434"><text:span text:style-name="T425">Нам не по</text:span><text:span text:style-name="T426">—, —</text:span><text:span text:style-name="T425">ме, </text:span><text:span text:style-name="T426">—</text:span><text:span text:style-name="T425">ха,</text:span></text:p>
            <text:p text:style-name="P435"><text:span text:style-name="T425">И на хо</text:span><text:span text:style-name="T426">—</text:span><text:span text:style-name="T425">ду</text:span></text:p>
            <text:p text:style-name="P435"><text:span text:style-name="T425">Нас качает от</text:span><text:span text:style-name="T426">—</text:span><text:span text:style-name="T425">сме, </text:span><text:span text:style-name="T426">—</text:span><text:span text:style-name="T425">ха,</text:span></text:p>
            <text:p text:style-name="P440">Весельем бурлим у всех на виду</text:p>
            <text:p text:style-name="P441"/>
          </table:table-cell>
          <table:table-cell table:style-name="Table2.B1" office:value-type="string">
            <text:p text:style-name="P466"/>
            <text:p text:style-name="P466">Откуда взялся оркестр свинга?</text:p>
            <text:p text:style-name="P466"/>
            <text:p text:style-name="P467">Она подскакивает вверх-вниз, </text:p>
            <text:p text:style-name="P469">ей хочется пуститься в джиттербаг, </text:p>
            <text:p text:style-name="P467"><text:span text:style-name="T680">он видит, что она хочет </text:span><text:span text:style-name="T91">утратить свою гравитацию</text:span><text:span text:style-name="T680">...</text:span></text:p>
          </table:table-cell>
        </table:table-row>
        <table:table-row>
          <table:table-cell table:style-name="Table2.A1" office:value-type="string">
            <text:p text:style-name="P437"><text:span text:style-name="T425">На</text:span><text:span text:style-name="T426">—</text:span><text:span text:style-name="T425">чхать что тебе</text:span><text:span text:style-name="T426">—</text:span><text:span text:style-name="T425">из</text:span><text:span text:style-name="T426">—</text:span><text:span text:style-name="T425">твоей</text:span><text:span text:style-name="T426">—</text:span><text:span text:style-name="T425">тачки</text:span><text:span text:style-name="T426">— </text:span><text:span text:style-name="T425">кричат,</text:span></text:p>
            <text:p text:style-name="P437"><text:span text:style-name="T425">Не оглянёшься</text:span><text:span text:style-name="T426">—</text:span><text:span text:style-name="T425">и</text:span><text:span text:style-name="T426">—</text:span><text:span text:style-name="T425">они</text:span><text:span text:style-name="T426">—</text:span><text:span text:style-name="T425">замол</text:span><text:span text:style-name="T426">—</text:span><text:span text:style-name="T425">чат,</text:span></text:p>
            <text:p text:style-name="P437"><text:span text:style-name="T425">За</text:span><text:span text:style-name="T426">—</text:span><text:span text:style-name="T425">будь, </text:span><text:span text:style-name="T426">—</text:span><text:span text:style-name="T425">что,</text:span><text:span text:style-name="T426">— </text:span><text:span text:style-name="T425">говорит</text:span><text:span text:style-name="T426">—</text:span><text:span text:style-name="T425">твой</text:span><text:span text:style-name="T426">—</text:span><text:span text:style-name="T425">ка</text:span><text:span text:style-name="T426">—</text:span><text:span text:style-name="T425">лендарь,</text:span></text:p>
            <text:p text:style-name="P437"><text:span text:style-name="T425">В ладони, словно пуп</text:span><text:span text:style-name="T426">—</text:span><text:span text:style-name="T425">сик, </text:span><text:span text:style-name="T426">—</text:span><text:span text:style-name="T425">у, </text:span><text:span text:style-name="T426">—</text:span><text:span text:style-name="T425">дарь! </text:span></text:p>
            <text:p text:style-name="P443"/>
            <text:p text:style-name="P438"><text:span text:style-name="T425">Глаза горят</text:span><text:span text:style-name="T426">—</text:span><text:span text:style-name="T425">так, </text:span><text:span text:style-name="T426">—</text:span><text:span text:style-name="T425">выра, </text:span><text:span text:style-name="T426">—</text:span><text:span text:style-name="T425">зительно,</text:span></text:p>
            <text:p text:style-name="P438"><text:span text:style-name="T425">А смех ей-Бо, </text:span><text:span text:style-name="T426">—</text:span><text:span text:style-name="T425">гу, </text:span><text:span text:style-name="T426">—</text:span><text:span text:style-name="T425">зара, </text:span><text:span text:style-name="T426">—</text:span><text:span text:style-name="T425">зителен,</text:span></text:p>
            <text:p text:style-name="P436"><text:span text:style-name="T425">Нет сил остаться про</text:span><text:span text:style-name="T426">—</text:span><text:span text:style-name="T425">сто, зрителем,</text:span></text:p>
            <text:p text:style-name="P442">Пускаюсь в пляс! </text:p>
          </table:table-cell>
          <table:table-cell table:style-name="Table2.A1" office:value-type="string">
            <text:p text:style-name="P468"/>
          </table:table-cell>
        </table:table-row>
      </table:table>
      <text:p text:style-name="P360"/>
      <text:p text:style-name="P361">Единственный офис на Биверборд-Роу, что не связан физически с остальными, <text:span text:style-name="T681">с преднамеренностью размещён отдельно, это сморщенная хижина, печная труба торчит из крыши, куски автомобиля солидно заржавелые разбросаны по двору, груды дров под расползающимся брезентом дождевого цвета, домик-трейлер с его покрышками и одним колесом косо прислонёнными в забвении и шелесте холодного дождя к его облупленным непогодой стенкам… АДВОКАТ ДЬЯВОЛА вот что грит вывеска, да и внутри там Иезуит на </text:span><text:soft-page-break/><text:span text:style-name="T681">этой должности, проповедовать, как его коллега Тайлхарл де Шарде, против возврата. Явился заявить, что нельзя игнорировать критическую массу. Как только технические средства контроля достигают определённых пропорций, определённого уровня </text:span><text:span text:style-name="T92">увязанности</text:span><text:span text:style-name="T681"> одного с другим, шансы на свободу лопаются навсегда. Слово уже перестало что-либо значить. Веские обоснования выдаёт тут Отец Рапиер, не без крутых моментов красноречия, моменты, что и его самого явно трогают… нет нужды даже заходить туда, в офис, съехавшиеся могут настроиться на волну из любой точки в Конвенции на его страстные выступления, которые часто прорываются в разгар празднования и юмористы из съехавшихся умников стали уже называть это «Критической Массой» (усекаешь? Не очень многим доходило в 1945, Космическая Бомба всё ещё трепещет в своём младенчестве, ещё не представлена Народу, так что этот термин можно было слышать лишь в совсем уж как-сверх-умник-умнику базаре). «Думаю имеется <text:s/>ужасающая возможность теперь, в Мире. Чего нам лучше не отметать, мы должны рассмотреть её. Возможно, что Они не умрут. Что Им теперь по силам существовать вечно—хотя мы, конечно, так и будем умирать как всегда и делали. Смерть послужила для Них источником власти. Нам достаточно легко было это подметить. Раз уж мы тут всего лишь раз, один только раз, тогда мы тут явно затем, чтобы взять то, что можем, пока можем. Если Они взяли намного больше, и взяли не только от Земли, но и от нас—ну, чего уж возмущаться Ими, когда Они тоже обречены умирать как и мы? Все в одной лодке, все под одной тенью… да… да. Но так ли это на самом деле? Или же это лучший, и наистарательнейше распространнённый, <text:s/>из их обманов, известных и неизвестных? </text:span></text:p>
      <text:p text:style-name="P362">Нам остаётся рассматривать возможность, что мы умираем <text:span text:style-name="T1">только лиш</text:span>ь потому, <text:span text:style-name="T682">что Они хотят этого: потому что для Их существования Им необходим наш ужас. Мы для Них питательная среда….</text:span></text:p>
      <text:p text:style-name="P363">Это должно радикально изменить суть нашей веры. <text:span text:style-name="T683">Требовать, чтобы мы продолжили верить в Их моральность, верить, что они способны плакать, чувствовать страх, чувствовать боль, верить будто они всего лишь делают вид будто Смерть слуга Их—верить в Смерть как хозяина всех нас—значит требовать смелость такого порядка, что, насколько я знаю, за пределами моей собственной человечности, хотя и не могу говорить за остальных...» Но, вместо упований на слепую веру, мы может быть развернёмся и примем бой: требуя от тех место кого мы умираем наше собственное бессмертие. Они возможно уже не умирают от возраста, но всё же могут быть убиты. А если нет, по крайней мере мы можем научиться лишать Их нашего страха перед Смертью. Для вампира какого угодно сорта существует крест нужного вида. И хотя бы физические вещи, которые они отняли у Земли, у нас, могут быть разобраны, разбиты—возвращены по месту происхождения.</text:span></text:p>
      <text:p text:style-name="P364">Верить, что каждый из Них <text:span text:style-name="T1">умрёт</text:span> лично, означает также верить, <text:span text:style-name="T684">что Их система тоже умрёт—что какой-то шанс на обновление, некая диалектика, всё ещё действует в Истории. Утверждение Их смертности есть утверждение Возврата. Я указывал определённые преграды на пути утверждения Возврата….– Это звучит как отговорка, а в голосе священника страх. Пират и девушка слушали его мешкая перед залом, куда Пирату надо войти. Неясно пойдёт ли она вместе с ним. Нет, ему бы не хотелось. Помещение оказалось в точности таким, как он и опасался. Неровные дыры в стенах откуда были выдернуты крепления, и наскоро заштукатурены. Остальные, похоже ожидавшие его, коротали время в играх, где боль наличествует скрытым товаром, Чарли-Чарли, Угадай Кто, и Камень-Ножницы-Бумага. Через следующую дверь доносится плеск воды и исключительно мужское гоготанье, что отдаётся лёгким эхом от кафельных плиток. «А </text:span><text:span text:style-name="T93">теперь</text:span><text:span text:style-name="T684">»,– слышится торопливый радиодиктор,– «пора что? Поднять—Мыло!» Аплодисменты и вскрики хохота, что продолжается неприятно долгое время.</text:span></text:p>
      <text:p text:style-name="P212">– <text:span text:style-name="T685">Поднять Мыло?</text:span>– <text:span text:style-name="T685">Сэмми Гильберт-Шпаес приближается к тонкой разделяющей стенке загянуть в дверной проём.</text:span></text:p>
      <text:p text:style-name="P213"><text:soft-page-break/>– <text:span text:style-name="T686">Шумные соседи,</text:span>– <text:span text:style-name="T686">замечает Немецкий кинорежиссёр Герхардт фон Гёль.</text:span>– <text:span text:style-name="T687">Они когда-нибудь кончают?</text:span></text:p>
      <text:p text:style-name="P214">– <text:span text:style-name="T687">Прывет, Прентис,</text:span>– <text:span text:style-name="T687">кивает чернокожий, которого Пират не узнаёт,</text:span>– <text:span text:style-name="T687">похоже мы тут представляем старую школу.</text:span>– <text:span text:style-name="T687">Это что </text:span><text:span text:style-name="T94">за</text:span><text:span text:style-name="T687">, кто эти все</text:span>— <text:span text:style-name="T688">Его имя Сент-Жюст Гросаут,</text:span>– <text:span text:style-name="T689">Большую часть Срока наша Контора пыталась внедрить меня в </text:span><text:span text:style-name="T95">Schwarzkommando</text:span><text:span text:style-name="T689">. Никто больше этим не интересовался. <text:s/>Звучит немного параноидно, но по-моему я там был один такой….</text:span>– <text:span text:style-name="T690">От такого вопиющего нарушения секретности, если оно тем и было, Пират малость опешил.</text:span></text:p>
      <text:p text:style-name="P215">– <text:span text:style-name="T691">Ты бы мог</text:span>—<text:span text:style-name="T692">ну, ознакомить меня с оперативной сводкой про это всё?</text:span></text:p>
      <text:p text:style-name="P216">– <text:span text:style-name="T692">О, Джеффри. Бога ради.</text:span>– <text:span text:style-name="T692">Сэмми Гильберт-Шпаес возвращается от пункта наблюдения за игрищами в душевой, потряхивая головой, мешковатые Ливанские глаза безотрывно смотрят вдоль его носа,</text:span>– <text:span text:style-name="T693">Джеффри, к тому времени, когда ты получишь </text:span><text:span text:style-name="T96">какой угодно</text:span><text:span text:style-name="T693"> отчёт, всё уже переменится. Мы можем сокращать их по твоему усмотрению, но это будет лишь тратой твоей решительности, не стоит, право же, оно не стоит этого. Просто посмотри вокруг, Джеффри. Присмотрись внимательней, видишь кто тут?</text:span></text:p>
      <text:p text:style-name="P365">Пират с изумлением видит сэра Стивена Дадсон-Трак в более молодцеватой форме <text:span text:style-name="T694">чем за всю <text:s/>жизнь. Тот в активном умиротворении, типа, праведный самурай—всякий раз он вступает с Ними в бой совершенно готовый погибнуть, без опасений или сожалений. Это удивительная перемена. У Пирата зарождается надежда и на свой счёт. «Когда вы переметнулись?»– Он знает сэра Стивена не оскорбит его вопрос.– «Как это случилось?»</text:span></text:p>
      <text:p text:style-name="P217">– <text:span text:style-name="T695">О, нет, ты же не дашь, чтоб <text:s/></text:span><text:span text:style-name="T97">этот</text:span><text:span text:style-name="T695"> навешал тебе лапши?</text:span>– <text:span text:style-name="T696">а кто бы это мог быть, с засаленным помпадуром начёса почти такой же высоты как и само лицо, в котором различается приплюснутая, пропущенная сквозь мясорубку душа бойца, кто не только сигал очертя голову, но и полнился плохими предчувствиями по пути вниз. Это Еремия («Милосердый») Эванс, хорошо известный политический информатор из Пемброка.</text:span>– <text:span text:style-name="T697">Нет, наш Стивенька не совсем ещё готов причислиться к лику святых, так ведь, дорогуша?</text:span>– <text:span text:style-name="T698">Отвешивая тому, играючи, оплеухи по щеке.</text:span>– <text:span text:style-name="T698">А? а? а?</text:span></text:p>
      <text:p text:style-name="P218">– <text:span text:style-name="T699">Нет, если попаду в шарагу таких как ты,</text:span>– <text:span text:style-name="T699">отвечает рыцарь, по простолюдски. Но трудно сообразить кто тут кого подначивает на самом деле, потому что Милосердый Эванс сейчас разражается песней, а певец он никудышный, позор валлийского народа, фактически</text:span>—</text:p>
      <text:p text:style-name="P218"/>
      <text:p text:style-name="P428">Помолись за простого <text:span text:style-name="T700">стукача</text:span>,</text:p>
      <text:p text:style-name="P429">Он вышел из пизды, как и тыыыы<text:span text:style-name="T130">—</text:span></text:p>
      <text:p text:style-name="P430">Не стоит на него ворчать,</text:p>
      <text:p text:style-name="P430">Он пашет как подземные кроты…</text:p>
      <text:p text:style-name="P430">И когда тебе вскряхнётся с удобством,</text:p>
      <text:p text:style-name="P430">Спроси себя: а ему каково?</text:p>
      <text:p text:style-name="P431">Неужто хуже быть проданным </text:p>
      <text:p text:style-name="P431">За пару монет,</text:p>
      <text:p text:style-name="P431">Чем кряхтеть всю жизнь после того?</text:p>
      <text:p text:style-name="P361"/>
      <text:p text:style-name="P219">– <text:span text:style-name="T701">Не уверен, что мне тут понравиться,</text:span>– <text:span text:style-name="T701">Пират, с нарастающим внутри подозрением, нервно оглядывается.</text:span></text:p>
      <text:p text:style-name="P220">– <text:span text:style-name="T702">Самая худшая часть это стыд,</text:span>– <text:span text:style-name="T702">сэр Стивен сообщает ему.</text:span>– <text:span text:style-name="T703">Преодоление его. Затем твой следующий шаг</text:span>—<text:span text:style-name="T704">ну, я говорю как опытный в этом деле, но на самом деле я продвинулся лишь настолько, преодоление стыда. Как только свяжусь с упражнением на тему «Природа Свободы» знаете ли, размышляя каждое ли из моих действий действительно моё, или же я всегда делаю то, что Они от меня хотят… независимо от моего </text:span><text:span text:style-name="T98">мнения, </text:span><text:span text:style-name="T704"><text:s/>понимаете… мне было предложено поразмыслить над старинной задачкой Радио-Управление- Вживленное-в-Голову-при-Рождении—в виде коана, полагаю… Она доводит меня буквально, до клинического сумасшествия. Скорее </text:span><text:soft-page-break/><text:span text:style-name="T704">всего, именно в этом вся суть. И кто знает то будет </text:span><text:span text:style-name="T98">дальше</text:span><text:span text:style-name="T704">? Боже милостивый. Мне не узнать, конечно, пока не справлюсь с этим… Не хочу так сразу вас расхолаживать</text:span>—</text:p>
      <text:p text:style-name="P221">– <text:span text:style-name="T705">Нет, нет, я думал о другом</text:span>—<text:span text:style-name="T705">вот все вы тут это моя Группа, или как? Меня сюда </text:span><text:span text:style-name="T99">назнач</text:span><text:span text:style-name="T100">чили</text:span><text:span text:style-name="T705">?</text:span></text:p>
      <text:p text:style-name="P221">– <text:span text:style-name="T706">Да. Начинаете догадываться почему?</text:span></text:p>
      <text:p text:style-name="P222">– <text:span text:style-name="T707">Боюсь, что да.</text:span>– <text:span text:style-name="T708">Помимо всего прочего, эти присутствующие, в конце концов, такие люди, кто убивает друг друга, и Пират всегда был одним из них.</text:span>– <text:span text:style-name="T709">Я надеялся на</text:span>—<text:span text:style-name="T709">о, это глупо, какую-то долю милосердия… но я былл в ночном кинотеатре на углу Галахо-Мюз, перекрёсток с добавочной улицей, которую не всегда замечаешь, потому что она под таким необычным углом… у меня была неудачная полоса, ядовитое, металлическое время… пахло гадостно, как горелый косяк… мне просто нужно было место немного отсидеться, а им там без разницы кто ты, что ты ешь или сколько спишь, кого</text:span>—<text:span text:style-name="T710">с кем ты пришёл….</text:span></text:p>
      <text:p text:style-name="P223">– <text:span text:style-name="T711">Прентис, брось, всё нормально,</text:span>– <text:span text:style-name="T711">это Сент-Жюст Гросаут, которого остальные называют «Сам Жесть», когда хотят, чтоб он заткнулся, при таких пассажах тут, когда всё оборачивается просто сборищем хулиганства.</text:span></text:p>
      <text:p text:style-name="P224">– <text:span text:style-name="T712">Я просто… не могу… то есть если это правда, тогда,</text:span>– <text:span text:style-name="T713">смешок, который ему трудно вызвать, глубоко в дыхательных путях,</text:span>– <text:span text:style-name="T714">тогда я ничему не изменил, не так ли? То есть, если я вообще не изменял….</text:span></text:p>
      <text:p text:style-name="P366"><text:span text:style-name="T715">Извещение настигло его во время правительственного ролика кинохроники. </text:span>ОТ КИНЖАЛА-И-ПЛАЩА К ПРИЗНАНИЯМ НАТОЩАК, <text:span text:style-name="T716">мерцающий заголовок помигал всем идущим на поправку душам собравшимся для ещё одной долгой ночи в кино без афишной программы—кадр небольшого скопления случайных прохожих, что уставились в запылённую витрину, где-то так глубоко в Ист-Енд, что никто не знает где, кроме проживающих там… перекошенный бомбой пол бального зала в руинах скользящий вверх на заднем плане, но каверзный как батут, если идти по нему, раковинно-выгнутые колонны лепнины склонились внутрь, медная клеть лифта нависает сверху. Прямо на переднем полуобнажённое, завшивленное и волосатое создание, приблизительно рода людей, жутко бледное, корчилось за потресканными остатками зеркального стекла, скребло болячки на лице и брюхе, до крови, почёсывалось и вылавливало чёрными от грязи ногтями. «Ежедневно на Смитфилд Маркет, Люсифер Амп выставляет себя напоказ. Что не так уж и удивительно. Многие из демобилизованных солдат и матросов обращаются к общественным службам, чтобы хоть как-то держать душу в теле, по крайней мере. <text:s/>Необычным является то, что мистер Амп работал на Управление ппо Спец Операциям….»</text:span></text:p>
      <text:p text:style-name="P225">– <text:span text:style-name="T717">Там довольно забавно, в общем-то,</text:span>– <text:span text:style-name="T717">пока камера надвигается для ближнего плана этого индивида,</text:span>– <text:span text:style-name="T718">всего за неделю мне дошло что и как надо….</text:span></text:p>
      <text:p text:style-name="P225">– <text:span text:style-name="T718">Появилось ли у вас чувство, что вы тут свой, чего не было по возвращении, или</text:span>—<text:span text:style-name="T718">вас всё ещё тут не приняли?</text:span></text:p>
      <text:p text:style-name="P226">– <text:span text:style-name="T719">Они</text:span>—<text:span text:style-name="T719">о, люди, тут люди просто чудесные. Просто отличные. Нет, </text:span><text:span text:style-name="T101">с этим</text:span><text:span text:style-name="T719"> никаких проблем вообще.</text:span></text:p>
      <text:p text:style-name="P367">В этот момент с по-еп<text:span text:style-name="T720">и</text:span>скопски возвышенного сиденья <text:span text:style-name="T720">позади Пирата, дошёл запах алкоголя, и тёплое дыхание, и шлепок по плечу. «Слыхал? ‘Работал на’. Круто, ничего не скажешь. Никто ещё не уходил из Конторы живым, ни один за всю историю—и никто не уйдёт». В произношении чувствовался аристократизм, к такому Пират стремился когда-то в пору своей беспорядочной юности. К тому времени, когда он решил оглянуться, впрочем, его посетителя уже не стало. </text:span></text:p>
      <text:p text:style-name="P227">– <text:span text:style-name="T721">Считай это за некий физический недостаток, Прентис, как все прочие, как отсутствие конечности, или малярию… люди живут же как-то… привыкают обходиться, это становится частью ежедневной</text:span>—</text:p>
      <text:p text:style-name="P227">– <text:span text:style-name="T722">Быть д</text:span>—</text:p>
      <text:p text:style-name="P228">– <text:span text:style-name="T723">Всё нормально. «Быть д</text:span>—»?</text:p>
      <text:p text:style-name="P229"><text:soft-page-break/>– <text:span text:style-name="T724">Быть двойным агентом. «Привыкать»?</text:span>– <text:span text:style-name="T725">Он присматривается к остальным. Каждый тут смотрится </text:span><text:span text:style-name="T102">как минимум</text:span><text:span text:style-name="T725"> двойным агентом.</text:span></text:p>
      <text:p text:style-name="P230">– <text:span text:style-name="T726">Да… ты докатился до этого, докатился к нам сюда,</text:span>– <text:span text:style-name="T726">шепчет Сэмми.</text:span>– <text:span text:style-name="T727">Отделайся от своего стыда и своих нюнь, молодой человек, потому что у нас нет привычки </text:span><text:span text:style-name="T103">терпеть</text:span><text:span text:style-name="T727"> такое слишком долго.</text:span></text:p>
      <text:p text:style-name="P231">– <text:span text:style-name="T728">Это </text:span><text:span text:style-name="T104">тень</text:span><text:span text:style-name="T728">,</text:span>– <text:span text:style-name="T728">кричит Пират,</text:span>– <text:span text:style-name="T728">это работа в тени, навсегда.</text:span></text:p>
      <text:p text:style-name="P232">– <text:span text:style-name="T729">Но подумай о свободе?</text:span>– <text:span text:style-name="T729">грит Милосердый Эванс.</text:span>– <text:span text:style-name="T730">Я не могу доверять даже себе? Так ведь. Как может человек быть свободнее такого? Если его может продать кто угодно? даже и он </text:span><text:span text:style-name="T105">сам</text:span><text:span text:style-name="T730"> понимаешь.</text:span></text:p>
      <text:p text:style-name="P233">– <text:span text:style-name="T106">Я не хочу этого</text:span>—</text:p>
      <text:p text:style-name="P234">– <text:span text:style-name="T731">У тебя нет выбора,</text:span>— <text:span text:style-name="T732">отвечает Додсон-Трак.</text:span>— <text:span text:style-name="T732">Конторе отлично известно, что ты прибыл сюда. Они будут ждать полный отчёт от тебя теперь. Либо добровольно, или по-другому.</text:span></text:p>
      <text:p text:style-name="P235">– <text:span text:style-name="T733">Но я бы… мог никогда им не сказать</text:span>— <text:span text:style-name="T733">Улыбки, которые они ему сейчас демонстрируют, умышленно жестоки, чтобы чуть-чуть помочь ему.</text:span>– <text:span text:style-name="T733">Вы совсем, вы что мне вовсе не доверяете?</text:span></text:p>
      <text:p text:style-name="P235">– <text:span text:style-name="T733">Конечно нет,</text:span>– <text:span text:style-name="T733">грит Сэмми.</text:span>– <text:span text:style-name="T733">А ты бы</text:span>—<text:span text:style-name="T734">на самом деле</text:span>—<text:span text:style-name="T733">поверил бы кому-нибудь из нас?</text:span></text:p>
      <text:p text:style-name="P236">– <text:span text:style-name="T735">О, нет,</text:span>– <text:span text:style-name="T735">шепчет Пират. Сейчас на весах его участь. И никого другого. Но <text:s/>это всё ещё в процессе, который Они могут подправить так же легко, как и любого другого клиента. Сам того не ожидая, Пират, похоже, заплакал. Странно. Он ещё никогда не плакал на людях, как сейчас. Но он понимает где он, теперь. Появится возможность, в конце концов, сгинуть в безвестности, не посодействовав ни одной живой душе: без любви, презренным, без малейшего доверия, никогда не отомщённым</text:span>—<text:span text:style-name="T736">остаться на дне среди Обойдённых, его бедная честь утрачена, ни найти невозможно, ни искупить.</text:span></text:p>
      <text:p text:style-name="P237"><text:span text:style-name="T737">Он плачет о людях, местах и вещах оставленных позади: о Скорпии Мосмун, что живёт на Сент-Джонз-Вуд, между печатных листов музыки, новых рецептов, тесной будки Вайнмаранера, для соблюдения расовой чистоты которого она пойдёт на любые экстравагантные методы, и мужем Клайвом, что иногда показывается дома, о Скорпии живущей в нескольких минутах Подземкой, но теперь утраченной для Пирата навсегда, ни малейшего шанса ни для одного из них появиться опять… о людях, которых он предал по ходу работы на Контору, Англичанах и иностранцах, о Йоне, таком наивном, о Гонгилакисе, о Девушке Обезьянке и сутенёрах в Риме, о Брюсе, который сгорел… о ночах в партизанских горах, когда он оставался наедине с запахом живых деревьев, совершенно влюблённый <text:s/>хотя бы в несомненную красоту ночи… о девушке в Мидланз по имени Виргиния, и о их ребёнке, который так никогда и не родился… о его умершей матери, о его умирающем отце, о невинных и дураках, что таки доверятся ему, несчастные обличья, обречённые как собаки, что дружелюбно смотрят на нас сквозь проволочную сетку ограды у городских прудов… плачет о будущем, которое видит, потому что оно пронимает его таким отчаянием и холодом. Ему предстоит перебрасываться от одного высокого момента к другому высокому моменту, стоять при встречах Избранных, быть свидетелем испытаний новой Космической Бомбы</text:span>— «<text:span text:style-name="T738">Ну»,</text:span>– <text:span text:style-name="T738">умное старое лицо подающего ему очки с чёрными линзами,</text:span>– «<text:span text:style-name="T738">вот тебе твоя Бомба….»,</text:span>– <text:span text:style-name="T738">потом оборачиваться к зрелищу жирного жёлтого взрыва на пляже за несколько лиг над волнами Тихого <text:s/>океана… прикасаться к знаменитым наёмным убийцам, да в живую касаться их рук и лиц… узнает однажды как давно: в самом начале игры, был выдан контракт за его голову. Никто не знает точно когда грянет удар—каждое утро, прежде, чем откроются рынки, даже до появления молочника, Они производят Их обновление информации и решают что сгодится на этот день. Каждое утро имя Пирата будет в списке и однажды окажется слишком близко к его началу. Он старается держаться до последнего, хотя его переполняет ужас такой неподдельный, такой холодный, что ему на минуту кажется сейчас потеряет сознание. Позднее, чуть придя в себя, собираясь с духом перед следующим выпадом, он чувствует, что похоже покончил со стыдом, в точности как говорил сэр Стивен, да разобрался со стариной </text:span><text:soft-page-break/><text:span text:style-name="T738">стыдом и боится сейчас, переживает ни про что другое, как только про собственную жопу, его драгоценную, проклятую, личную жопу….</text:span></text:p>
      <text:p text:style-name="P238">– <text:span text:style-name="T739">А место для покойников найдётся?</text:span>– <text:span text:style-name="T739">Он услышал вопрос прежде, чем увидел как она его задавала. И не совсем ясно откуда она появилась в комнате. От всех прочих сейчас растекаются впечатления мужской зависти, насупленные мины типа женщина-на-борту-плохая-примета, холод и высокомерие.Так что Пират оставлен один на один с нею и её вопросом. Он протягивает ей клубок ириса, что принёс, как юный Свинёнок Недотёпа возвращал анархисту его бомбу с тикающим часовым механизмом. Но слащавости не пройдут. <text:s/>Они тут для того: чтоб обменяться какой-то болью и парой откровенностей, но всё в рассеянном стиле текущего периода.</text:span></text:p>
      <text:p text:style-name="P239">– <text:span text:style-name="T740">Да ладно,</text:span>– <text:span text:style-name="T740">с какими ещё идиотскими неприятностями она, по её мнению, сейчас столкнулась,</text:span>– <text:span text:style-name="T740">ты не покойница. Могу поспорить, что даже и фигурально нет.</text:span></text:p>
      <text:p text:style-name="P240">– <text:span text:style-name="T741">То есть, позволяется ли мне приносить с собой моих покойников,</text:span>– <text:span text:style-name="T741">поясняет Катье.</text:span>– <text:span text:style-name="T107">Они</text:span><text:span text:style-name="T742"> ведь, в конце концов, моё удостоверение.</text:span></text:p>
      <text:p text:style-name="P241">– <text:span text:style-name="T743">Мне довольно симпатичен Франс ван дер Грув. Ваш предок. Тот специалист по додо.</text:span></text:p>
      <text:p text:style-name="P368">Это не совсем то, что она подразумевала своими покойниками. «<text:span text:style-name="T744">Я имею ввиду тех, кто своей мёртвостью обязаны напрямую мне. Кроме того, если <text:s/>Франсу как-то случилось бы заглянуть сюда, вы бы обступили его кругом, вы все, чтоб втолковать ему как глубока его вина. В мире бедняги запасы додо были неисчерпаемы—зачем читать ему лекции про геноцид?</text:span></text:p>
      <text:p text:style-name="P242">– <text:span text:style-name="T745">Уж </text:span><text:span text:style-name="T108">ты</text:span><text:span text:style-name="T745"> бы рассказала ему кое-что об </text:span><text:span text:style-name="T108">этом</text:span><text:span text:style-name="T745">, а, девонька?- Фыркает Эванс, валлийский стукач, которому медведь на ухо наступил. Пират направляется к Эвансу раздвинув руки от корпуса в манере салонного бойца, когда вмешался сэр Стивен: «Таких разговоров никак не избежать, Прентис, нам такое уже ни по чём. Учись-ка лучше как добиться, чтоб и </text:span><text:span text:style-name="T108">у тебя</text:span><text:span text:style-name="T745"> получалось. Нельзя вед угадать как долго мы будем в деле, верно? Молодая женщина уже обзавелась всей необходимой ей защитой, как мне кажется. Она не хочет, чтобы ты за неё дрался.</text:span></text:p>
      <text:p text:style-name="P369">Ну, он прав. Она <text:span text:style-name="T746">кладёт</text:span> свою тёплую <text:span text:style-name="T746">ладонь на руку Пирата и дважды встряхивает головой со смешками <text:s/>смущения: «В любом случае, рада вас видеть, капитан Прентис».</text:span></text:p>
      <text:p text:style-name="P252">– И никто больше. Подумать только.</text:p>
      <text:p text:style-name="P369"><text:span text:style-name="T747">Она лишь приподымает брови. Не нашёл сказать что-то получше</text:span> <text:span text:style-name="T748">этого дерьма. Раскаяние, или запоздалое желание остаться чистым, проносится в его крови как наркотик.</text:span></text:p>
      <text:p text:style-name="P243">– <text:span text:style-name="T749">Но</text:span>— <text:span text:style-name="T750">изумлён почувствовать, что начинает </text:span><text:span text:style-name="T109">валиться,</text:span><text:span text:style-name="T750"> как оставленные в пирамидку ружья, у её ног, пойманный её притяжением, расстояния отменяются, волнообразности неизмеримы,</text:span>– <text:span text:style-name="T751">Катье… </text:span><text:span text:style-name="T110">если бы я мог никогда не предать вас</text:span>—</text:p>
      <text:p text:style-name="P370">Он пал: она утратила свою гладь. Она смотрит на него в изумлении.</text:p>
      <text:p text:style-name="P244">– <text:span text:style-name="T752">Будь даже ценой... предательства других, унижения… или убийства других</text:span>—<text:span text:style-name="T753">не важно кого, или сколько, нет, лишь бы служить вам защитой, Катье, вашей совершенной</text:span>—</text:p>
      <text:p text:style-name="P245">– <text:span text:style-name="T754">Но это всё грехи, которые могут никогда <text:s/>и не случиться.</text:span>– <text:span text:style-name="T755">Пожалуйста, они торгуются как пара сутенёров. Они хоть представляют как это звучит со стороны?</text:span>– <text:span text:style-name="T756">Такое довольно просто обещать, не стоит вам ничего.</text:span></text:p>
      <text:p text:style-name="P246">– <text:span text:style-name="T757">Тогда даже совершённые мною грехи,</text:span>– <text:span text:style-name="T758">возражает он,</text:span>– <text:span text:style-name="T758">да я совершил бы их заново</text:span>—</text:p>
      <text:p text:style-name="P246">– <text:span text:style-name="T759">Но это вам также не под силу</text:span>—<text:span text:style-name="T760">так что вы довольно дёшево отделываетесь. Мм?</text:span></text:p>
      <text:p text:style-name="P247">– <text:span text:style-name="T761">Я могу повторять способы,</text:span>– <text:span text:style-name="T761">угрюмее, чем она хотела бы от него.</text:span></text:p>
      <text:p text:style-name="P248">– <text:span text:style-name="T762">О, подумайте...</text:span>– <text:span text:style-name="T762">её пальцы легонечко в его волосах,</text:span>– <text:span text:style-name="T111">подумайте</text:span><text:span text:style-name="T763"> о том, что вы делали. Подумайте о всех ваших «удостоверениях» и обо всех моих</text:span>—</text:p>
      <text:p text:style-name="P249">– <text:span text:style-name="T764">Но это единственное средство </text:span><text:span text:style-name="T112">оставшееся</text:span><text:span text:style-name="T764"> нам теперь,</text:span>– <text:span text:style-name="T765">вскрикивает он,</text:span>– <text:span text:style-name="T766">наш дар быть неверными. С его помощью мы должны всё создать… делиться им, как прокуроры уделяют вам вашу свободу.</text:span></text:p>
      <text:p text:style-name="P250">– <text:span text:style-name="T767">Философ.</text:span>– <text:span text:style-name="T767">Она улыбается.</text:span>– <text:span text:style-name="T767">Вы никогда таким не были.</text:span></text:p>
      <text:p text:style-name="P251">– <text:span text:style-name="T768">Должно быть потому, что всегда был в движении. Я никогда не ощущал </text:span><text:span text:style-name="T113">эту неподвижност</text:span><text:span text:style-name="T114">ь</text:span><text:span text:style-name="T768">….</text:span>– <text:span text:style-name="T769">Они соприкасаются сейчас, без нужды, и всё ж, ни один из них, не </text:span><text:soft-page-break/><text:span text:style-name="T769">избавился полностью от удивления....</text:span>– <text:span text:style-name="T770">Мой младший брат,</text:span>– <text:span text:style-name="T770">(Пират понимает установленную ею связь),</text:span>– <text:span text:style-name="T770">ушёл из дому в 18. Я любил смотреть как он спит ночью. Его длинные ресницы… так невинны... <text:s/>смотрел часами…. Он добрался до Антверпена. Вскоре он уже шлялся вокруг приходских церквей с остальными такими же. Понимаете о чём я? Молодые, мужчины католики. <text:s/>Обозные пиявки. У них появляется алкогольная зависимость, у многих таких, в юном возрасте. Они выбирают определённого священника, чтоб стать его верным псом</text:span>—<text:span text:style-name="T771">буквально ждать всю ночь на пороге его дома, чтобы заговорить с ним, только что вставшим, его бельё, интимные запахи ещё не выветрившиеся из складок его облачения… безумные ревности, ежедневная толкотня за место, за благосклонности этого Отца или того. Луис начал посещать собрания Рексистов. Он выходил на футбольное поле и слушал призывы Дегреля к толпе, что они должны отдаться потопу, должны действовать, действовать, а там будь что будет. Вскоре мой брат вышел на улицы со своей метлой, вместе с другими виновными саркастичными молодчиками с их мётлами в руках… а потом он вступил в Рекс, «царство тотальных душ», и последнее, что я слышал о нём, он жил в Антверпене с мужчиной постарше по имени Филиппе. Я потерял его след. Мы были очень близки одно время. Люди принимали нас за близнецов. Когда начались массированные ракетные бомбардировки Антверпена, я знал, что это не случайно…. </text:span></text:p>
      <text:p text:style-name="P371">Ну, да, Пират сам по себе часовня. «<text:span text:style-name="T772">Но я задумался о поддержке вашей церкви… опускаешься на колени и она заботится о тебе… когда действуешь политично, получить тот общий толчок, что устремляет тебя вверх—</text:span></text:p>
      <text:p text:style-name="P253">– <text:span text:style-name="T773">У вас и этого никогда не было, не так ли.</text:span>– <text:span text:style-name="T773">Она и вправду смотрела </text:span><text:span text:style-name="T115">на него</text:span><text:span text:style-name="T773">.</text:span>– <text:span text:style-name="T774">никаких чудесных оправданий. </text:span><text:span text:style-name="T116">Нам всё пришлось делать самим</text:span><text:span text:style-name="T774">.</text:span></text:p>
      <text:p text:style-name="P372">Нет, от стыда всё-таки не отделаться<text:span text:style-name="T130">—только не тут—он должен быть проглочен уродливый и режущий, и с ним придётся жить, в боли, каждый день.</text:span></text:p>
      <text:p text:style-name="P373">Без раздумий, он оказывается в её объятиях. <text:span text:style-name="T775">Это не для утешения. Но раз уж он должен затягивать себя зубцами храповика, по одному в день, ему действительно нужна такая передышка и миг человеческого тепла. «Как оно выглядело там, Катье? Мне виделось составленное соглашение. Кто-то видел подобным саду….»– но он знает то она скажет.</text:span></text:p>
      <text:p text:style-name="P254">– <text:span text:style-name="T776">Там ничего нет. Пустошь. Дни напролёт я высматривала признаки жизни. Потом услыхала всех вас тут.</text:span>– <text:span text:style-name="T777">Так они вышли на балкон, грациозные перила, никто не может видеть их изнутри или наружи: а под ними на улицах, тех улицах, что оба они утратили теперь, полно Людей. Тут прокручивается для Пирата и Катье краткая часть значительно более длинной хроники, анонимная </text:span><text:span text:style-name="T117">Любовь к Людям</text:span><text:span text:style-name="T777">: </text:span><text:span text:style-name="T117">Что Довело Меня до </text:span><text:span text:style-name="T119">Э</text:span><text:span text:style-name="T118">того</text:span><text:span text:style-name="T117">. </text:span><text:span text:style-name="T777">«Её звали Бренда, её лицо было птахой под покровительственной ухмылкой машины в то утро, она встала на колени и сделала мне минет, и я кончил на её груди. Её имя Лили, ей исполнилось 67 в прошлый август, она читает этикетки на бутылках пива вслух для себя, мы совокупились в стандартной английской позиции, и она похлопала меня по спине и сказала ‘Милый друг’. Его звали Фрэнк, волосы кучерявились у него на лице, у него был несколько колючий взгляд, но приятный, он воровал из Американских военных складов, он ебал меня в зад, а когда кончил, то и я тоже в него. Её звали Франжела, она была чёрной, с прыщавым лицом, ей нужно было денег на наркотики, её открытость словно гадюка извивалась в моём сердце, я сделал ей куннилингус. Его звали Алан, у него были загорелые ягодицы, я сказал, где это ты нашёл солнце, он ответил, оно тут за углом, я удерживал его поверх подушки и вошёл сзади и он плакал от любви покуда я, мой поршень пикантно намаслен, взорвался наконец. Её звали Нэнси, ей было шесть, мы зашли за стену рядом с кратером полным руин, она тёрлась и тёрлась об меня, её молочные ляжечки втискивались и приподымались с моих, глаза её были закрыты, её маленькие светлые ноздри двигались кверху, запрокидывались постоянно, склон обломков скатывался вниз, круто, рядом с нами, мы раскачивались на краю, ещё и ещё, утончённо. Её звали</text:span>—» <text:span text:style-name="T778">ну, всё это и многое другое прокрутилось для этой тут молодой пары, достаточно, чтобы понять намерения вздроченного Анонима продиктованы ничем не меньшим мегаломаниакального плана половой любви с </text:span><text:soft-page-break/><text:span text:style-name="T778">каждым индивидом среди Людей всего </text:span><text:span text:style-name="T120">Мира</text:span>—<text:span text:style-name="T779">и что когда каждый, каким-то чудесным образом, будет наконец учтён, </text:span><text:span text:style-name="T121">это</text:span><text:span text:style-name="T779"> и станет приблизительным определением «любви к Людям».</text:span></text:p>
      <text:p text:style-name="P255">– <text:span text:style-name="T780">Получите, ваши мошенства в Филиалах,</text:span>– <text:span text:style-name="T781">Пират пытается сдобрить ноткой юмора, но не выходит. Он держит сейчас Катье словно, через секунду, зазвучит музыка, и они начнут танцевать.</text:span></text:p>
      <text:p text:style-name="P256">– <text:span text:style-name="T782">Но Люди никогда не полюбят тебя,</text:span>– <text:span text:style-name="T782">шепчет она,</text:span>– <text:span text:style-name="T782">или меня. Неважно насколько плохо или хорошо устроить для них, мы </text:span><text:span text:style-name="T122">всегда</text:span><text:span text:style-name="T782"> будем плохими. Понимаешь в каком мы положении?</text:span></text:p>
      <text:p text:style-name="P374">Он всё же улыбается, как человек ломающий театр <text:span text:style-name="T783">о чём-то в самый первый раз. Зная бесповоротность такого движения, из того же класса окончательных как выхватывание пистолета, он обращает своё лицо вверх и смотрит туда же сквозь все неясно нагромождённые сверху уровни, среда для всякого сорта преступной души, всякого гадкого товарного цвета от аквамарина до бежевого, безутешного как солнечный свет в день когда тебе хочется дождика, весь лязг производства и суета на всех тех уровнях, длящихся дальше, чем Пират или Катье могут различить в эту минуту, он подымает своё длинное, своё виноватое, своё навеки порабощённое лицо к иллюзии неба, к реальности давящей тяжести сверху, к её тверди и абсолютной жестокости, пока она прижимается своим лицом к лёгкой долине между его плечом и солнечным сплетением, на её лице выражение примирения, ужаса согласного на разрядку, а закат продолжается, один из тех, что ненадолго подменяют лица зданий светло-серым, пепельно-мягкими высевками света блеющего над их внешними абрисами, со странно кузнечным заревом на западе, с тревогой пешеходов заглядывающих в крохотную магазинную витрину на смутного златокузнеца над его огнём за работой, которому не до них, напуганных, потому что свет выглядит так, словно гаснет навсегда в этот раз, и ещё более напуганных тем, что умирание света отнюдь не что-то частное, </text:span><text:span text:style-name="T123">все на улице увидели это тоже…</text:span><text:span text:style-name="T783"> и когда становится темнее, оркестр в этой комнате и вправду, фактически, заиграл, сухо и строго… и канделябры всё-таки зажглись… Телятина по Флорентийски доходит в печах в этот вечер, а выпивка за счёт Заведения, и пьяницы в гамаках,</text:span></text:p>
      <text:p text:style-name="P246"/>
      <text:p text:style-name="P444">И весь мир занят <text:span text:style-name="T788">чем-то</text:span>, эт<text:span text:style-name="T784">о</text:span> сумерки!</text:p>
      <text:p text:style-name="P445">Кто знает какие улицы поутру знали наши ботинки?</text:p>
      <text:p text:style-name="P446">Кто знает, сколько друзей, мы покинули, <text:span text:style-name="T785">в одиночестве </text:span>плакать?</text:p>
      <text:p text:style-name="P447">Какой-то момент мы вместе,</text:p>
      <text:p text:style-name="P447"><text:span text:style-name="T786">Мотив этот б</text:span>удем мурлыкать <text:s/>весь день…</text:p>
      <text:p text:style-name="P448">Каждый танцует, в сумерки,</text:p>
      <text:p text:style-name="P449">Оттанцевать плохой сон прочь….</text:p>
      <text:p text:style-name="P376"/>
      <text:p text:style-name="P377">И они действительно танцуют: <text:span text:style-name="T787">хотя Пират никогда не мог раньше, очень хорошо… они чувствуют себя частью всех остальных, в их движении, и пусть им никогда не придётся быть вольно полностью, однако это больше уже не по стойке смирно… так что они растворяются теперь в торопливом рое этой танцующей Обойдённости, и их лица, милые, смешные лица, которые они носят на этом балу, увядают, как вянет невинность, угрюмый флирт, и старание быть добрым….</text:span></text:p>
      <text:p text:style-name="P377"><draw:frame draw:style-name="fr2" draw:name="Image16" text:anchor-type="paragraph" svg:width="6.9252in" svg:height="0.3661in" draw:z-index="5"><draw:image xlink:href="Pictures/1000000000000B720000009B428C9716555D8079.png" xlink:type="simple" xlink:show="embed" xlink:actuate="onLoad" loext:mime-type="image/png"/></draw:frame></text:p>
      <text:p text:style-name="P378">Туман густеет в глотках узких улочек. В воздухе пахнет солёной водой. <text:span text:style-name="T789">Мощёные улицы мокры после ночного дождя. Слотроп просыпается в выгоревшей кузнице под связками закопчённых ключей чьи замки все утеряны. Он спотыкается наружу, отыскивает колонку во дворе между кирпичными стенами и подвальными окнами, из которых никто не выглядывает, суёт свою голову под кран и качает помпу смачивая голову столько, сколько считает нужным. Рыжий кот, </text:span><text:soft-page-break/><text:span text:style-name="T789">вымогая мявканьем завтрак, преследует его от двери к двери. «Извини, Дружище». Завтраком и не пахнет, ни для одного из них.</text:span></text:p>
      <text:p text:style-name="P379">Он подтягивает Чичеринские штаны и направляется <text:span text:style-name="T790">вон </text:span>из города, <text:span text:style-name="T791">покидая обрезанные башни, купола подпорченной яри медянки плывут наверху в тумане, высокие фронтоны и красную черепицу, его подвозит женщина в пустой деревенской телеге. Песчаный чуб лошади дыбится и вьётся и туман смыкается позади. </text:span></text:p>
      <text:p text:style-name="P380">В это утро всё видится таким, как должны были видеть Викинги, <text:span text:style-name="T792">плывя этим великим водным лугом к югу, до самой Византии, вся восточная Европа их открытое море: поля расстилаются серо-зелёные как волны… у прудов и озёр похоже нет чётких границ… вид других людей на фоне океанического неба, даже и воинов, долгожданен как парус после долгих дней плавания….</text:span></text:p>
      <text:p text:style-name="P381">Народы в движении. <text:span text:style-name="T793">Идёт великий, не знающий границ, поток. </text:span><text:span text:style-name="T124">Volksdeutsch</text:span><text:span text:style-name="T793"> из-за Одера, выселенные Поляками и направленные в лагерь у Ростока, Поляки бегущие от Люблинского режима, другие возвращаются домой, глаза обеих партий, когда они встречаются, покрыты скулами, глаза куда старше того, что заставило их придти в движение, Эстонцы, Латыши, Литовцы бредущие снова на север, вся их безрадостная овчина в тёмных узлах, ботинки в клочья, песни слишком безрадостны, чтобы петь, разговор ни о чём, Судетцы и Восточные Прусаки туда и обратно между Берлином и лагерями ПеэЛов в Меклебурге, Чехи и Словаки, Хорваты и Сербы, Тоски и Геги, Македонцы, Мадьяры, Влахи, Черкесы, Испанцы, Болгары взболтаны в текущие потоки по поверхности Имперского котла, сталкиваются, продвигаются бок о бок многие мили, соскальзывают прочь, занемелые, безразличные ко всем стимулам кроме самых глубоких, нестабильность слишком далеко под их зудящими ногами,чтобы придать ей какую-то форму, белые кисти и щиколотки невероятно изношенные вытарчивают из их полосатых лагерных пижам, шаги легки как у водоплавающих по этой наземной пыли, караваны Цыган, оси, или колёчные чки ломаются, лошади дохнут, семьи бросают средства передвижения у дорог для следующих придти пережить ночь, день, вдоль до бела жарких Автобанов, поезда полны своими свисающих с вагонов, что грохочут над головой, жмутся в сторонку для армейских колонн, когда те пересекают, Белорусы озлобленные болью их пути на запад, Казахи бывшие в плену маршируют на восток, ветераны Вермахта из других краёв старой Германии, такие же иностранцы в Пруссии как остальные Цыгане, тащат свои старые ранцы, завернувшись в армейские одеяла, что остались у них, бледно-зелёные треугольники сельхозработника нашитые на груди <text:s/>каждой блузы подпрыгивают, плывут, в определённый час сумерек, словно огоньки свечей в церковной процессии—сегодня вроде направлялись в Ганновер, вроде должны были убирать картофель по пути, они гоняются за этими несуществующими картофельными полями уже месяц. «Разграблены»,–бывший трубач прихрамывает в общем потоке, опираясь на длинный отщепившийся от шпалы <text:s/>кусок древесины, его инструмент, невероятно помятый и блестящий, висит через плечо,– <text:s/>«всё общипали SS, </text:span><text:span text:style-name="T124">Bruder, ja, </text:span><text:span text:style-name="T794">до последней ёбаной картофелины. А зачем? На спирт. Но не пить, нет, спирт для ракет.»—«Что за ракеты?»—«Нет! Но SS собирают картошку?»– Оглядывается в ожидании смеха. Но никого тут нет последовать откликнуться на рулады его менее церемониального сердца. Они были пехотинцами и научились вздрёмывать пока нога не коснулась земли—в какой-то утренний час они разойдутся у края дороги, минутный осадок дорожной химии этих натруженных ночей, покуда невидимое кипение продолжается, в долгих разрозненных круговращениях—костюмы в тонкую полоску с намалёванными на спине крестами, излохмаченные флотская и армейская формы, белые тюрбаны, разномастные носки или вовсе никаких, платья в мелкую клеточку, шали плотной вязки с младенцами внутри, женщины в армейских штанах обрезанных по колено, скребущие блох и лающие псы, что бегают сворами, детские коляски с высоко нагромождённой лёгкой мебелью в исцарапанной полировке, с выдвижными ящиками ручной работы, которые уже никогда ни во что не вдвинутся, украденные куры живьём и придушенные, трубы и скрипки в изношенных чёрных футлярах, постельные покрывала, фисгармонии, дедушкины часы с боем, </text:span><text:soft-page-break/><text:span text:style-name="T794">наборы инструментов по дереву, для часовщиков, шорников, хирургов, картины розовых дочурок в белых платьицах, истекающих кровью святых, розоватых и пурпурных закатов над морем, котомки битком стекляшко-глазыми боа, куклы улыбающиеся сквозь озверело красные губы, оловянные солдатики ростом в три сантиметра, окрашены кремовым, золотым, синим, горсти клубники столетней давности замоченной в меду, что услаждала языки прапрадедушек, давно обратившиеся в прах, затем в серной кислоте, чтобы обуглить сахар, коричневый до чёрного, поперёк сласти, бессмертные исполнения на рояле, перфорированные в Vorsetzer свитках, чёрное бельё с ленточками, столовое серебро с каймой из цветов и винограда, гранёные графины <text:s/>свинцового стекла, нити янтарных бус… так передвигается население в открытом поле, хромая, маршируя, волоча ноги, кого-то и несут, тащатся среди развалин строя, Европейского буржуазного строя, не зная, что он разрушен навсегда.</text:span></text:p>
      <text:p text:style-name="P382">Когда у Слотропа есть сигареты, у него легко выдурить, когда у кого-то есть еда, то делится<text:span text:style-name="T130">—</text:span>иногда бачок водки, если неподалёку имеется скопление войск, <text:span text:style-name="T795">можно набрать воинских консервных банок для любого вида полезного производства, из картофельных очисток, арбузных корок, кусочков конфет для сахара, не угадать что пойдёт в эти ПеэЛовские самогонные аппараты, но в конечном итоге пьёшь возгонку отходов какой-то из оккупационных сил. Слотроп тащится с и вне этих дюжин тихих, голодных, шаркающих миграций, всякий раз его колотит как от Безендрина при виде этих лиц—нет ни одного, что он бы мог проигнорировать, в этом проблема, они слишком </text:span><text:span text:style-name="T125">сильны</text:span><text:span text:style-name="T795">, как лица толпы на гонках </text:span><text:span text:style-name="T125">Нет—глянь на меня, проникнись, вынь свою камеру, своё оружие, свой хуй</text:span><text:span text:style-name="T795">…. Он содрал все знаки различия с формы Чичерина, стараясь не бросаться в глаза, но очень мало кто похоже обращает внимание <text:s/>на эти знаки…</text:span></text:p>
      <text:p text:style-name="P383">Большую часть времени он один. <text:span text:style-name="T796">Он будет подходить к крестьянским домам, по ночам брошенным, и будет спать на сене, или если есть матрас (не часто) на кровати. Просыпаться к солнцу отблескивающему с какого-нибудь озерца в окружении зелени <text:s/>щепотью цветущего чабреца или горчицы, салатный склон, распростёршийся к соснам в тумане. Помидорная рассада и пурпурные наперстянки во дворах, большущие птичьи гнёзда под карнизом соломенных крыш, хора птиц по утрам, а скоро, с тяжеловесным оборотом лета в небе, курлыканье журавлей на лету.</text:span></text:p>
      <text:p text:style-name="P384">К фермерскому дому в речной долине далеко южнее Ростока, <text:span text:style-name="T797">он подходит укрыться от полуденного дождя, засыпает в кресле-качалке на крыльце и во сне видит Тантиви Макер-Мафика, своего друга из давних времён. Он вернулся, всё-таки и вопреки вероятности. Это где-то в сельской местности, Английской сельской местности, стёганное <text:s/>тёмно-зелёным и удивительно ярким <text:s/>соломенно-жёлтым: с древними торчащими на взгорках камнями, первые контракты со смертью и налогами, с деревенскими девушками, что выходят ночами на макушку голыми и поют. Члены семьи Тантиви и много других собрались, все в настроении тихого празднества, по случаю возвращения Тантиви. Каждый понимает, что это только краткий визит: что он будет «тут» лишь условно. В какой-то момент всё развалится, если чересчур вдумываются. На лужайке перед домом расчищено место для танцев, тут деревенский оркестр и много женщин одетых в белое. После некоторого замешательства на тему что за чем будет, начинается встреча—она похоже происходит под землёй, не так, чтобы в могиле или склепе, ничего зловещего, здесь полно родственников и друзей вокруг Тантиви, который выглядит </text:span><text:span text:style-name="T126">таким реальным, </text:span><text:span text:style-name="T798">таким не затронутым временем, очень отчётливым и полным цвета… «Так это Слотроп».</text:span></text:p>
      <text:p text:style-name="P257">– <text:span text:style-name="T799">О, где ты был, старина?</text:span></text:p>
      <text:p text:style-name="P257">– <text:span text:style-name="T800">‘Тут’.</text:span></text:p>
      <text:p text:style-name="P385"><text:span text:style-name="T130">– </text:span>‘«<text:span text:style-name="T799">Тут»</text:span>’?</text:p>
      <text:p text:style-name="P258">– <text:span text:style-name="T801">Да, типа того, начинаешь понимать</text:span>—<text:span text:style-name="T801">после того как пару раз будешь снят таким образом, но я ходил по тем же улицам как и ты, читал те же новости, был ограничен тем же спектром цветов….</text:span></text:p>
      <text:p text:style-name="P259"><text:soft-page-break/>– <text:span text:style-name="T802">Тогда может это твоя работа, что</text:span>—</text:p>
      <text:p text:style-name="P259">– <text:span text:style-name="T802">Я ничего не делаю. Это всё меняется.</text:span></text:p>
      <text:p text:style-name="P386"><text:span text:style-name="T803">Оттенки</text:span> тут<text:span text:style-name="T130">—камень облицовки, цветы украшающие гостей, странные чаши на столах—нанесены по грунтовке крови пролитой и почерневшей, мягкого обугливания в порожних частях городов в четыре часа пополудни по воскресеньям… что делает резче контуры костюма Тантиви, в духе костюмов жиголо невыразимо иностранного покроя, определённо ничего подобного он в жизни не стал бы одевать….</text:span></text:p>
      <text:p text:style-name="P260">– <text:span text:style-name="T804">Наверное, у нас немного времени… Понимаю, это низко, и полный эгоизм, но мне так одиноко теперь… я слышал, что когда такое случается, иногда, то как бы задерживаешься на какое-то время, как бы присмотреть за другом, который <text:s/>‘тут’…</text:span></text:p>
      <text:p text:style-name="P261">– <text:span text:style-name="T805">Иногда.</text:span>– <text:span text:style-name="T806">Он улыбается: но безмятежность и отстранённость распростёрты бессильным криком не достигающим Слотропа. </text:span></text:p>
      <text:p text:style-name="P261">– <text:span text:style-name="T807">Ты присматриваешь за мной?</text:span></text:p>
      <text:p text:style-name="P261">– <text:span text:style-name="T807">Нет, Слотроп. Не за тобой...</text:span></text:p>
      <text:p text:style-name="P387">Слотроп сидит на старой обшарпанной качалке <text:span text:style-name="T808">обращённой к волнистой линии холмов и солнцу, что только что спустилось ниже последней из дождевых туч, превратив мокрые поля и копны сена в золото. Кто проходил мимо и видел его спящим, с бледным встревоженным лицом оброненным на грудь его грязной униформы?</text:span></text:p>
      <text:p text:style-name="P388">Двигаясь дальше, он обнаруживает, что эти <text:span text:style-name="T809">ф</text:span>ермы <text:span text:style-name="T809">преследуются</text:span> призраками, но дружелюбн<text:span text:style-name="T809">о</text:span>. <text:span text:style-name="T810">Дубовые изделия кряхтят по ночам, честно и деревянно. Надоенные коровы с болью мычат на дальних полях, другие приходят и допьяна жуют забродивший силос, шатаются вокруг врезаясь в заборы и кучи сена где <text:s/>Слотроп смотрит сны, вымукивают мычание с пьяными умлаутами. На гребнях крыш белые с чёрным аисты, шеи выгнуты к небу, головы кверх ногами и смотрят за спину, трещат своими клювами с приветом и любовью. Кролики суетливо сбегаются ночью поесть что попадёт годного <text:s/>по дворам. Деревья, ого—у Слотропа напряжённое внимание к деревьям, наконец-то. Когда он оказывается среди деревьев, то уделяет время потрогать их, изучить, сидя очень тихо рядом с ними, понимая, что каждое дерево живое существо, живёт своей индивидуальной жизнью, сознавая, что вокруг него происходит, а не просто кусок древесины, чтоб завалить. Семья Слотропа вообще-то делала деньги на убийстве деревьев, ампутировали их от корней, раскалывали, размельчали до древесной пульпы, отбеливали ту для получения бумаги, чтобы им заплатили дополнительной бумагой. «Это просто безумие».– Он качает <text:s/>головой.– «В моей семье явные проявления. Он смотрит вверх. Деревья неподвижны. Им известно, что он тут. Они наверно знаютт также, что он думает. «Простите»,– говорит он им.– «Я ничего не могу поделать с этими людьми, они все недосягаемы <text:s/>для меня. Что я могу поделать?» <text:s/>Среднего роста сосна поблизости кивает макушкой и предлагает: «В следующий раз как подойдёшь к лесоповалу тут, найди какой-нибудь трактор без присмотра и унеси его масляный фильтр с собою. Вот что ты можешь сделать».</text:span></text:p>
      <text:p text:style-name="P388"/>
      <text:p text:style-name="P432">Неполный <text:span text:style-name="T811">С</text:span>писок <text:span text:style-name="T811">П</text:span>ожеланий к Вечерним <text:span text:style-name="T811">З</text:span>вёздам за <text:span text:style-name="T811">Э</text:span>тот <text:span text:style-name="T811">П</text:span>ериод:</text:p>
      <text:p text:style-name="P389"/>
      <text:p text:style-name="P390">Пусть я найду тот курятник, про который мне говорила старушка.</text:p>
      <text:p text:style-name="P391">Пусть Тантиви будет и вправду жив.</text:p>
      <text:p text:style-name="P392">Пусть этот ёбаный прыщ у меня а спине пройдёт.</text:p>
      <text:p text:style-name="P393">Пусть я поеду в Голливуд, когда это всё кончится <text:span text:style-name="T812">так, чтобы Рита Эйворт смогла меня увидеть и влюбится.</text:span></text:p>
      <text:p text:style-name="P394">Пусть мир этого дня остаётся тут завтра, когда я проснусь.</text:p>
      <text:p text:style-name="P395">Пусть та отставка будет ждать меня в Каксэвене.</text:p>
      <text:p text:style-name="P395">Пусть с Бианкой всё будет хорошо, а и<text:span text:style-name="T130">—</text:span></text:p>
      <text:p text:style-name="P395">Пусть у меня поскорей наладится высраться.</text:p>
      <text:p text:style-name="P395"><text:soft-page-break/>Пусть то будет просто метеор, что падает.</text:p>
      <text:p text:style-name="P396">Пусть эти ботинки продержатся хотя бы до Любека.</text:p>
      <text:p text:style-name="P397">Пусть этот Людвиг найдёт своего лемминга и оставит меня в покое.</text:p>
      <text:p text:style-name="P397"/>
      <text:p text:style-name="P398"><text:span text:style-name="T813">Ну да, Людвиг. Слотроп находит его однажды утром на берегу какого-то синего анонимного озера, на удивление толстый мальчик лет восьми или девяти, плачет, весь сотрясается рябью волн жира.</text:span> <text:span text:style-name="T814">Имя его лемминга Урсула и она убежала из дому. Людвиг гнался за нею всё время к северу аж от Прицвалка. Он знает наверняка, что её путь лежит к Балтике, но боится, что она примет за море какое-то из этих озёр и бросится в него по ошибке—</text:span></text:p>
      <text:p text:style-name="P262">– <text:span text:style-name="T127">Один <text:s/>лемминг</text:span><text:span text:style-name="T815">, малыш?</text:span></text:p>
      <text:p text:style-name="P263">– <text:span text:style-name="T816">Я держал её два года,</text:span>– <text:span text:style-name="T816">рыдает тот,</text:span>– <text:span text:style-name="T816">ей было хорошо, никогда не пробовала</text:span>—<text:span text:style-name="T816">я не знаю. Что-то просто нашло на неё. </text:span></text:p>
      <text:p text:style-name="P264">– <text:span text:style-name="T817">Брось глупить. Лемминги никогда ничего не делают в одиночку. Им надо собраться толпой. Чтобы массово заразиться. Понимаешь, Людвиг, они чересчур размножаются, это случается циклами, когда их слишком много, они впадают в панику и бросаются в поисках еды. Я узнал про это в колледже, так что знаю что говорю. Гарвард. Может та Урсула просто ушла найти себе дружка или ещё что.</text:span></text:p>
      <text:p text:style-name="P265">– <text:span text:style-name="T818">Она бы мне сказала.</text:span></text:p>
      <text:p text:style-name="P265">– <text:span text:style-name="T818">Ну, извини.</text:span></text:p>
      <text:p text:style-name="P265">– <text:span text:style-name="T818">Русские не извиняются.</text:span></text:p>
      <text:p text:style-name="P266">– <text:span text:style-name="T819">Я не Русский.</text:span></text:p>
      <text:p text:style-name="P267">– <text:span text:style-name="T820">Поэтому ты снял погоны?</text:span></text:p>
      <text:p text:style-name="P399">Этот Людвиг, тут, может не совсем Нормальный Мозгами. <text:span text:style-name="T821">Он способен растолкать Слотропа среди ночи, пробуждая половину стоянки ПеэЛов, напугав собак и младенцев, абсолютно уверенны, что Урсула совсем рядом, прямо за кругом света от костра смотрит на него, видит его, но не так как раньше. Он заводит Слотропа в расположение Советских танкистов, в груды руин похожих на гребни морских волн, что обрушиваются вокруг и, если зазеваешься, на тебя как только туда ступишь, а также в засасывающие болота, где осока <text:s/>остаётся у тебя в пальцах, когда пытаешься ухватиться, а вокруг запах протеиновой катастрофы. Это либо маниакальная вера, или то-то малость мрачнее: до Слотропа доходит-таки наконец, что если уж речь о позывах к самоубийству, то они не у Урсулы, а у </text:span><text:span text:style-name="T128">Людвига самого</text:span><text:span text:style-name="T821">—да никакой зверушки может и вовсе нет!</text:span></text:p>
      <text:p text:style-name="P401">Однако… разве Слотроп, раз или два, <text:span text:style-name="T822">не видел что-то? Прошмыгивало впереди вдоль серых узких улочек обсаженных тощими саженцами в том или другом из этих Прусских гарнизонных городов, места, где всё производство и смысл заключался в солдатстве, их бараки и стены брошенные теперь—или-или сидя на корточках у края какого-то озерца, наблюдая облака, белые паруса шлюпок у противоположного берега, такого зелёного, туманного, и далёкого, получая тайные наставления от вод, движение которых в лемминговом исчислении так океанично, необоримо, и достаточно медленно, с виду достаточно прочное, чтоб хотя бы <text:s/>ходить по ним без опаски….</text:span></text:p>
      <text:p text:style-name="P268">– <text:span text:style-name="T823">Вот о чём и толковал Иисус,</text:span>– <text:span text:style-name="T823">шепчет призрак Вильяма первого Американского предка Слотропа,</text:span>– <text:span text:style-name="T823">выходя на Галилейское море. Он рассматривал его с точки зрения лемминга. Без миллионов других, которые свалились и утонули, чуда бы не случилось. Успешный одиночка был всего лишь оборотной стороной этого: последний кусочек пазла чьи очертания уже сложены Обойдёнными, как последнее пустующее место на столе.</text:span></text:p>
      <text:p text:style-name="P269">– <text:span text:style-name="T129">Постой</text:span><text:span text:style-name="T824">-ка. У вас же тогда ещё </text:span><text:span text:style-name="T129">не</text:span><text:span text:style-name="T824"> было пазлов.</text:span></text:p>
      <text:p text:style-name="P269">– <text:span text:style-name="T824">О, блядь.</text:span></text:p>
      <text:p text:style-name="P402">Вильям Слотроп был странным птахом. <text:span text:style-name="T825">Он выступил из Бостона отправившись на запад в Имперском стиле, году в 1634 или -5, сытый по горло бессменным правлением Винтропа, </text:span><text:soft-page-break/><text:span text:style-name="T825">убеждённый, что может проповедывать не хуже прочих в иерархии, пусть даже без официального рукоположения. Кручи Бёркшира остановили всех в то время, но не Вильяма. Он просто начал карабкаться. Он стал одним из самых первых Европейцев, кто добрался. Когда они обосновались в Бёркшире, он и его сын Джон занялись разведением свиней—перегоняли их обратно по крутизне и через заставу взимавшую сбор <text:s/>в Бостон, гнали просто гуртом, как овец или коров. Пока добирались до рынка, свиньи тощали настолько, что овчинка выделки не стоила, но Вильяма не столько привлекали деньги, как само путешествие. Ему нравилась дорога, переменчивость, случайные встречи в пути—Индейцы, охотники, девки, горцы—а больше всего просто компания тех свиней. Несмотря на устоявшийся фольклор и предписания в его собственной Библии, Вильям полюбил их благородство и свободу личности, их дар тешиться грязью в жаркий день—свиньи в пути, одной компанией, были всем, чем Бостон не был, и можно представить чем конец путешествия, взвешивание, убиение и жуткое безсвинное возвращение в горы должно было быть для Вильяма. Конечно, он воспринимал это как притчу—знал, что визжащий кровавый ужас в конце заставы полностью уравновешивался всем их счастливым хрюканьем, их беззаботно розовыми ресницами и добрыми глазами, их улыбками их грацией передвижения по местности. Он жил рановато для Исаака Ньютона, но уже веяло ощущением действия и противодействия. Вильям должно быть ждал ту единственную свинью, которая не погибнет, станет оправданием всем, кому пришлось умереть, всем его Гадаринским свиньям бросившимся в уничтожение, как лемминги, в которых не демоны вселились, но вера в людей, а те её постоянно предавали… вселилась невинность, <text:s/>которую так не смогли утратить… преданы верой в Вильяма как в иную разновидность свиньи, в общем доме Земли, который разделял с ними дар жизни….</text:span></text:p>
      <text:p text:style-name="P403">Он написал длинный трактат вскоре, назвав его <text:span text:style-name="T1">Об Обделённости. </text:span><text:span text:style-name="T826">Её пришлось напечатать в Англии, и она была среди первых книг не только запрещённых, но и торжественно сожжённых в Бостоне. Никто не желал слушать о всех Обойдённых, множестве тех, кого Бог минует, когда избирает немногих для спасения. Вильям стоял за святость для этих «Овец второго сорта», без которых не было бы избранных. Можно не сомневаться, Избранные Бостона распсиховались. И стало только хуже. Вильям чувствовал, что кем Иисус был для избранных, Иуда Искариот был для Обойдённых. Всё в Творении Божьем имеет себе равные противуположения. Как может Иисус быть исключением? Разве можем мы чувствовать к нему что-то помимо ужаса как к чему-то неестественному, вне-сотворённому? Ну, а если он сын человечий и то, что мы чувствуем не ужас, а любовь, то мы должны любить Иуду тоже. Верно? Как Вильям избежал сожжения на костре за ересь, никому не известно. Должно быть имел связи. Его в конце концов вышибли из Колонии Масачусетского Залива—он подумывал о Род Айленде какое-то время, но решил, что антиномисты не более сладкий хрен, чем редька. Так что, после всего он отплыл обратно в Старую Англию, не столько с позором, как в унынии, и уже там он умер, среди воспоминаний про синие взгорья, зелёные поля маиса, о собирушках за коноплей и табаком с Индейцами, о молодых женщинах в верхних комнатах с их задранными передниками, милые личика, волосы рассыпаны по деревянному полу, покуда внизу в стойлах лягались лошади и орали пьяницы, об отправлении в путь спозаранку, когда спины его стада мерцали словно жемчуг, долгий, каменистый и удивляющий путь в Бостон, о дожде на Реке Коннектикут, всхрюки «спокойной ночи» от сотни свиней среди новых звёзд и травы ещё теплой от солнца отходящего вниз ко сну….</text:span></text:p>
      <text:p text:style-name="P408">Мог ли он быть дорожной развилкой куда Америка никогда не ступила, той единой точкой, с которой она скакнула не туда? Допустим у Слотропианнской ереси было бы время окрепнуть и расцвести? Стало бы меньше преступлений во имя Иисуса и больше милосердия во имя Иуды? Тайрону Слотропу кажется, что обратный путь <text:s/>возможен—может встреченный им в Цюрихе анархист прав, может на короткое время все ограды повалены, любой путь ничем не хуже другого, всё пространство Зоны открыто, деполяризовано, и где-то внутри пустоши единая сеть <text:soft-page-break/>координат, которым и надо следовать, без избранных, обойдённых, и даже без ациональностей, чтоб не напороть хуйни…. Таковы просторы раздумий, что открываются в голове Слотропа пока он топает вслед за Людвигом. Он бредёт или его ведут? Единственная зримая точка опоры в картине на данный момент это чортова зверушка-лемминг. Если та существует. Малыш показывает Слотропу фотографии, которыми набит его бумажник: Урсула, глаза ярки и застенчивы, выглядывает из-под горки капустных листьев… Урсула в клетке украшенной громадной лентой и печатью свастики, главный приз на выставке Гитлеровской Молодёжи домашних зверушек… Урсула и кошка семьи, внимательно следят друг за другом на отрезке пола в кафельной облицовке… Урсула, передние лапы болтаются, а глаза полусонные, свисает из кармана формы Людвига <text:s/>Юного Гитлергюдовца. Какая-то часть её всегда смазана, слишком скора для шторки камеры. Даже зная, когда она была совсем крошкой, до чего им придётся дожить, всё равно Людвиг всегда любил её. Возможно думал, что любовь способна предотвратить. </text:p>
      <text:p text:style-name="P409">Слотроп никогда не узнает. Он теряет юного лунатика в приморской деревне. Девушки в длинных юбках и цветастых платках собирают в лесу грибы, а красные белки скачут в кроне буков. Улицы сплюснуты в город, линзы очков сыграли шутку, в городке не развернутся. Гроздья ламп на столба. Увесистая <text:s/>брусчатка мостовой песчаного цвета. Тягловые лошади стоят на солнце помахивая хвостами. <text:s/></text:p>
      <text:p text:style-name="P405">По переулку возле Михельскирхе <text:span text:style-name="T827">идёт маленькая девочка пошатываясь под большущей грудой контрабандных меховых пальто, видны только её коричневые ноги. Людвиг испускает визг, указывая на самое верхнее пальто. Что-то маленькое и серое вставлено в воротник. Искусственные жёлтые глаза с нездоровым блеском. Людвиг бежит с криками Урсула, Урсула, хватается за пальто. Девочка сыплет проклятьями.</text:span></text:p>
      <text:p text:style-name="P270">– <text:span text:style-name="T828">Ты убила <text:s/>лемминга!</text:span></text:p>
      <text:p text:style-name="P271">– <text:span text:style-name="T828">Отпусти идиот!</text:span>– <text:span text:style-name="T829">Перетягивание каната среди расплывчатых полос солнца и тени на улице.</text:span>– <text:span text:style-name="T830">Это не лемминг, а серая лисица.</text:span></text:p>
      <text:p text:style-name="P406">Людвиг прекращает кричать, чтобы присмотреться. «Она права»,<text:span text:style-name="T130">– от</text:span>мечает Слотроп. </text:p>
      <text:p text:style-name="P272">– <text:span text:style-name="T831">Извини,</text:span>– <text:span text:style-name="T831">сопливится Людвиг.</text:span>– <text:span text:style-name="T832">Я немного расстроен..</text:span></text:p>
      <text:p text:style-name="P273">– <text:span text:style-name="T833">Ну, так может поможешь мне отнести это в церковь?</text:span></text:p>
      <text:p text:style-name="P273">– <text:span text:style-name="T833">Конечно.</text:span></text:p>
      <text:p text:style-name="P407">Оба из них ухватывают по охапке мехов <text:span text:style-name="T834">и следуют за ней по по выбоистому переулку, в боковую дверь, вниз несколько пролётов в подземелье под <text:s/>Михельскирхе. Там в свете лампы первое лицо, что Слотроп увидел, склонённым над огнём в банке геля Стерно для присмотра за кипящей кастрюлей, принадлежит майору Двайну Марви.</text:span></text:p>
      <text:p text:style-name="P407"><draw:frame draw:style-name="fr2" draw:name="Image17" text:anchor-type="paragraph" svg:width="6.9252in" svg:height="0.3661in" draw:z-index="6"><draw:image xlink:href="Pictures/1000000000000B720000009B428C9716555D8079.png" xlink:type="simple" xlink:show="embed" xlink:actuate="onLoad" loext:mime-type="image/png"/></draw:frame></text:p>
      <text:p text:style-name="P404"/>
      <text:p text:style-name="P401"/>
      <text:p text:style-name="P400"/>
      <text:p text:style-name="P375"/>
      <text:p text:style-name="P335"/>
      <text:p text:style-name="P88">– </text:p>
      <text:p text:style-name="P2">—</text:p>
      <text:p text:style-name="P15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FreeSans1"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6T11:15:29.261911676</meta:creation-date>
    <dc:date>2021-07-21T12:08:16.136226378</dc:date>
    <meta:editing-duration>P12DT8H50M30S</meta:editing-duration>
    <meta:editing-cycles>6337</meta:editing-cycles>
    <meta:generator>LibreOffice/6.1.5.2$Linux_X86_64 LibreOffice_project/10$Build-2</meta:generator>
    <meta:document-statistic meta:table-count="2" meta:image-count="7" meta:object-count="0" meta:page-count="36" meta:paragraph-count="490" meta:word-count="18897" meta:character-count="126681" meta:non-whitespace-character-count="108072"/>
  </office:meta>
</office:document-meta>
</file>